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4937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008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11" table:style-name="ta1">
        <table:shapes>
          <draw:frame draw:z-index="0" draw:style-name="gr1" draw:text-style-name="P1" svg:width="10.2043in" svg:height="5.6677in" svg:x="1.8878in" svg:y="3.8169in">
            <draw:object draw:notify-on-update-of-ranges="tfoot11.B1:tfoot11.MX1 tfoot11.B1:tfoot11.MX1 tfoot11.A6:tfoot11.A6 tfoot11.B6:tfoot11.M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17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1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7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5" table:number-columns-repeated="48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8586578369" calcext:value-type="float">
            <text:p>0.033357858657837</text:p>
          </table:table-cell>
          <table:table-cell office:value-type="float" office:value="0.100073337554932" calcext:value-type="float">
            <text:p>0.100073337554932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166789054870606" calcext:value-type="float">
            <text:p>0.166789054870606</text:p>
          </table:table-cell>
          <table:table-cell office:value-type="float" office:value="0.2335045337677" calcext:value-type="float">
            <text:p>0.2335045337677</text:p>
          </table:table-cell>
          <table:table-cell office:value-type="float" office:value="0.266862392425537" calcext:value-type="float">
            <text:p>0.266862392425537</text:p>
          </table:table-cell>
          <table:table-cell office:value-type="float" office:value="0.300220251083374" calcext:value-type="float">
            <text:p>0.300220251083374</text:p>
          </table:table-cell>
          <table:table-cell office:value-type="float" office:value="0.333578109741211" calcext:value-type="float">
            <text:p>0.333578109741211</text:p>
          </table:table-cell>
          <table:table-cell office:value-type="float" office:value="0.400293827056885" calcext:value-type="float">
            <text:p>0.400293827056885</text:p>
          </table:table-cell>
          <table:table-cell office:value-type="float" office:value="0.433651685714722" calcext:value-type="float">
            <text:p>0.433651685714722</text:p>
          </table:table-cell>
          <table:table-cell office:value-type="float" office:value="0.467009544372559" calcext:value-type="float">
            <text:p>0.467009544372559</text:p>
          </table:table-cell>
          <table:table-cell office:value-type="float" office:value="0.500367641448975" calcext:value-type="float">
            <text:p>0.500367641448975</text:p>
          </table:table-cell>
          <table:table-cell office:value-type="float" office:value="0.533725500106812" calcext:value-type="float">
            <text:p>0.533725500106812</text:p>
          </table:table-cell>
          <table:table-cell office:value-type="float" office:value="0.567083358764648" calcext:value-type="float">
            <text:p>0.567083358764648</text:p>
          </table:table-cell>
          <table:table-cell office:value-type="float" office:value="0.633799552917481" calcext:value-type="float">
            <text:p>0.633799552917481</text:p>
          </table:table-cell>
          <table:table-cell office:value-type="float" office:value="0.667157411575317" calcext:value-type="float">
            <text:p>0.667157411575317</text:p>
          </table:table-cell>
          <table:table-cell office:value-type="float" office:value="0.700515270233154" calcext:value-type="float">
            <text:p>0.700515270233154</text:p>
          </table:table-cell>
          <table:table-cell office:value-type="float" office:value="0.73387336730957" calcext:value-type="float">
            <text:p>0.73387336730957</text:p>
          </table:table-cell>
          <table:table-cell office:value-type="float" office:value="0.767231225967407" calcext:value-type="float">
            <text:p>0.767231225967407</text:p>
          </table:table-cell>
          <table:table-cell office:value-type="float" office:value="0.833944082260132" calcext:value-type="float">
            <text:p>0.833944082260132</text:p>
          </table:table-cell>
          <table:table-cell office:value-type="float" office:value="0.867300510406494" calcext:value-type="float">
            <text:p>0.867300510406494</text:p>
          </table:table-cell>
          <table:table-cell office:value-type="float" office:value="0.900656700134277" calcext:value-type="float">
            <text:p>0.900656700134277</text:p>
          </table:table-cell>
          <table:table-cell office:value-type="float" office:value="0.93401312828064" calcext:value-type="float">
            <text:p>0.93401312828064</text:p>
          </table:table-cell>
          <table:table-cell office:value-type="float" office:value="0.967369318008423" calcext:value-type="float">
            <text:p>0.967369318008423</text:p>
          </table:table-cell>
          <table:table-cell office:value-type="float" office:value="1.00072574615479" calcext:value-type="float">
            <text:p>1.00072574615479</text:p>
          </table:table-cell>
          <table:table-cell office:value-type="float" office:value="1.06743812561035" calcext:value-type="float">
            <text:p>1.06743812561035</text:p>
          </table:table-cell>
          <table:table-cell office:value-type="float" office:value="1.1341507434845" calcext:value-type="float">
            <text:p>1.1341507434845</text:p>
          </table:table-cell>
          <table:table-cell office:value-type="float" office:value="1.20086312294006" calcext:value-type="float">
            <text:p>1.20086312294006</text:p>
          </table:table-cell>
          <table:table-cell office:value-type="float" office:value="1.26757550239563" calcext:value-type="float">
            <text:p>1.26757550239563</text:p>
          </table:table-cell>
          <table:table-cell office:value-type="float" office:value="1.36764430999756" calcext:value-type="float">
            <text:p>1.36764430999756</text:p>
          </table:table-cell>
          <table:table-cell office:value-type="float" office:value="1.43435668945313" calcext:value-type="float">
            <text:p>1.43435668945313</text:p>
          </table:table-cell>
          <table:table-cell office:value-type="float" office:value="1.46771287918091" calcext:value-type="float">
            <text:p>1.46771287918091</text:p>
          </table:table-cell>
          <table:table-cell office:value-type="float" office:value="1.53442525863647" calcext:value-type="float">
            <text:p>1.53442525863647</text:p>
          </table:table-cell>
          <table:table-cell office:value-type="float" office:value="1.56778144836426" calcext:value-type="float">
            <text:p>1.56778144836426</text:p>
          </table:table-cell>
          <table:table-cell office:value-type="float" office:value="1.60113763809204" calcext:value-type="float">
            <text:p>1.60113763809204</text:p>
          </table:table-cell>
          <table:table-cell office:value-type="float" office:value="1.66784977912903" calcext:value-type="float">
            <text:p>1.66784977912903</text:p>
          </table:table-cell>
          <table:table-cell office:value-type="float" office:value="1.73456192016602" calcext:value-type="float">
            <text:p>1.73456192016602</text:p>
          </table:table-cell>
          <table:table-cell office:value-type="float" office:value="1.80127620697021" calcext:value-type="float">
            <text:p>1.80127620697021</text:p>
          </table:table-cell>
          <table:table-cell office:value-type="float" office:value="1.86799287796021" calcext:value-type="float">
            <text:p>1.86799287796021</text:p>
          </table:table-cell>
          <table:table-cell office:value-type="float" office:value="1.9013512134552" calcext:value-type="float">
            <text:p>1.9013512134552</text:p>
          </table:table-cell>
          <table:table-cell office:value-type="float" office:value="1.96806764602661" calcext:value-type="float">
            <text:p>1.96806764602661</text:p>
          </table:table-cell>
          <table:table-cell office:value-type="float" office:value="2.00142598152161" calcext:value-type="float">
            <text:p>2.00142598152161</text:p>
          </table:table-cell>
          <table:table-cell office:value-type="float" office:value="2.0681426525116" calcext:value-type="float">
            <text:p>2.0681426525116</text:p>
          </table:table-cell>
          <table:table-cell office:value-type="float" office:value="2.13485956192017" calcext:value-type="float">
            <text:p>2.13485956192017</text:p>
          </table:table-cell>
          <table:table-cell office:value-type="float" office:value="2.20157599449158" calcext:value-type="float">
            <text:p>2.20157599449158</text:p>
          </table:table-cell>
          <table:table-cell office:value-type="float" office:value="2.26829314231873" calcext:value-type="float">
            <text:p>2.26829314231873</text:p>
          </table:table-cell>
          <table:table-cell office:value-type="float" office:value="2.36836838722229" calcext:value-type="float">
            <text:p>2.36836838722229</text:p>
          </table:table-cell>
          <table:table-cell office:value-type="float" office:value="2.40172696113586" calcext:value-type="float">
            <text:p>2.40172696113586</text:p>
          </table:table-cell>
          <table:table-cell office:value-type="float" office:value="2.43508529663086" calcext:value-type="float">
            <text:p>2.43508529663086</text:p>
          </table:table-cell>
          <table:table-cell office:value-type="float" office:value="2.50180244445801" calcext:value-type="float">
            <text:p>2.50180244445801</text:p>
          </table:table-cell>
          <table:table-cell office:value-type="float" office:value="2.56851959228516" calcext:value-type="float">
            <text:p>2.56851959228516</text:p>
          </table:table-cell>
          <table:table-cell office:value-type="float" office:value="2.6352367401123" calcext:value-type="float">
            <text:p>2.6352367401123</text:p>
          </table:table-cell>
          <table:table-cell office:value-type="float" office:value="2.66859531402588" calcext:value-type="float">
            <text:p>2.66859531402588</text:p>
          </table:table-cell>
          <table:table-cell office:value-type="float" office:value="2.73531270027161" calcext:value-type="float">
            <text:p>2.73531270027161</text:p>
          </table:table-cell>
          <table:table-cell office:value-type="float" office:value="2.76867127418518" calcext:value-type="float">
            <text:p>2.76867127418518</text:p>
          </table:table-cell>
          <table:table-cell office:value-type="float" office:value="2.83538746833801" calcext:value-type="float">
            <text:p>2.83538746833801</text:p>
          </table:table-cell>
          <table:table-cell office:value-type="float" office:value="2.902104139328" calcext:value-type="float">
            <text:p>2.902104139328</text:p>
          </table:table-cell>
          <table:table-cell office:value-type="float" office:value="2.96882057189941" calcext:value-type="float">
            <text:p>2.96882057189941</text:p>
          </table:table-cell>
          <table:table-cell office:value-type="float" office:value="3.0688955783844" calcext:value-type="float">
            <text:p>3.0688955783844</text:p>
          </table:table-cell>
          <table:table-cell office:value-type="float" office:value="3.10225415229797" calcext:value-type="float">
            <text:p>3.10225415229797</text:p>
          </table:table-cell>
          <table:table-cell office:value-type="float" office:value="3.43583822250366" calcext:value-type="float">
            <text:p>3.43583822250366</text:p>
          </table:table-cell>
          <table:table-cell office:value-type="float" office:value="3.50255537033081" calcext:value-type="float">
            <text:p>3.50255537033081</text:p>
          </table:table-cell>
          <table:table-cell office:value-type="float" office:value="3.56927227973938" calcext:value-type="float">
            <text:p>3.56927227973938</text:p>
          </table:table-cell>
          <table:table-cell office:value-type="float" office:value="3.73606514930725" calcext:value-type="float">
            <text:p>3.73606514930725</text:p>
          </table:table-cell>
          <table:table-cell office:value-type="float" office:value="3.8027811050415" calcext:value-type="float">
            <text:p>3.8027811050415</text:p>
          </table:table-cell>
          <table:table-cell office:value-type="float" office:value="4.03628420829773" calcext:value-type="float">
            <text:p>4.03628420829773</text:p>
          </table:table-cell>
          <table:table-cell office:value-type="float" office:value="4.06964182853699" calcext:value-type="float">
            <text:p>4.06964182853699</text:p>
          </table:table-cell>
          <table:table-cell office:value-type="float" office:value="4.1363570690155" calcext:value-type="float">
            <text:p>4.1363570690155</text:p>
          </table:table-cell>
          <table:table-cell office:value-type="float" office:value="4.16971445083618" calcext:value-type="float">
            <text:p>4.16971445083618</text:p>
          </table:table-cell>
          <table:table-cell office:value-type="float" office:value="4.20307207107544" calcext:value-type="float">
            <text:p>4.20307207107544</text:p>
          </table:table-cell>
          <table:table-cell office:value-type="float" office:value="4.26978754997253" calcext:value-type="float">
            <text:p>4.26978754997253</text:p>
          </table:table-cell>
          <table:table-cell office:value-type="float" office:value="4.33650279045105" calcext:value-type="float">
            <text:p>4.33650279045105</text:p>
          </table:table-cell>
          <table:table-cell office:value-type="float" office:value="4.40321779251099" calcext:value-type="float">
            <text:p>4.40321779251099</text:p>
          </table:table-cell>
          <table:table-cell office:value-type="float" office:value="4.46993327140808" calcext:value-type="float">
            <text:p>4.46993327140808</text:p>
          </table:table-cell>
          <table:table-cell office:value-type="float" office:value="4.7367947101593" calcext:value-type="float">
            <text:p>4.7367947101593</text:p>
          </table:table-cell>
          <table:table-cell office:value-type="float" office:value="4.80350923538208" calcext:value-type="float">
            <text:p>4.80350923538208</text:p>
          </table:table-cell>
          <table:table-cell office:value-type="float" office:value="4.87022256851196" calcext:value-type="float">
            <text:p>4.87022256851196</text:p>
          </table:table-cell>
          <table:table-cell office:value-type="float" office:value="5.07036232948303" calcext:value-type="float">
            <text:p>5.07036232948303</text:p>
          </table:table-cell>
          <table:table-cell office:value-type="float" office:value="5.13707566261292" calcext:value-type="float">
            <text:p>5.13707566261292</text:p>
          </table:table-cell>
          <table:table-cell office:value-type="float" office:value="5.2037889957428" calcext:value-type="float">
            <text:p>5.2037889957428</text:p>
          </table:table-cell>
          <table:table-cell office:value-type="float" office:value="5.23714542388916" calcext:value-type="float">
            <text:p>5.23714542388916</text:p>
          </table:table-cell>
          <table:table-cell office:value-type="float" office:value="5.30385851860046" calcext:value-type="float">
            <text:p>5.30385851860046</text:p>
          </table:table-cell>
          <table:table-cell office:value-type="float" office:value="5.33721518516541" calcext:value-type="float">
            <text:p>5.33721518516541</text:p>
          </table:table-cell>
          <table:table-cell office:value-type="float" office:value="5.40392827987671" calcext:value-type="float">
            <text:p>5.40392827987671</text:p>
          </table:table-cell>
          <table:table-cell office:value-type="float" office:value="5.43728470802307" calcext:value-type="float">
            <text:p>5.43728470802307</text:p>
          </table:table-cell>
          <table:table-cell office:value-type="float" office:value="5.50399804115295" calcext:value-type="float">
            <text:p>5.50399804115295</text:p>
          </table:table-cell>
          <table:table-cell office:value-type="float" office:value="5.57071113586426" calcext:value-type="float">
            <text:p>5.57071113586426</text:p>
          </table:table-cell>
          <table:table-cell office:value-type="float" office:value="5.60406756401062" calcext:value-type="float">
            <text:p>5.60406756401062</text:p>
          </table:table-cell>
          <table:table-cell office:value-type="float" office:value="5.63742423057556" calcext:value-type="float">
            <text:p>5.63742423057556</text:p>
          </table:table-cell>
          <table:table-cell office:value-type="float" office:value="5.70413708686829" calcext:value-type="float">
            <text:p>5.70413708686829</text:p>
          </table:table-cell>
          <table:table-cell office:value-type="float" office:value="5.73749351501465" calcext:value-type="float">
            <text:p>5.73749351501465</text:p>
          </table:table-cell>
          <table:table-cell office:value-type="float" office:value="5.90428018569946" calcext:value-type="float">
            <text:p>5.90428018569946</text:p>
          </table:table-cell>
          <table:table-cell office:value-type="float" office:value="6.07106781005859" calcext:value-type="float">
            <text:p>6.07106781005859</text:p>
          </table:table-cell>
          <table:table-cell office:value-type="float" office:value="6.10442543029785" calcext:value-type="float">
            <text:p>6.10442543029785</text:p>
          </table:table-cell>
          <table:table-cell office:value-type="float" office:value="6.13778281211853" calcext:value-type="float">
            <text:p>6.13778281211853</text:p>
          </table:table-cell>
          <table:table-cell office:value-type="float" office:value="6.17114019393921" calcext:value-type="float">
            <text:p>6.17114019393921</text:p>
          </table:table-cell>
          <table:table-cell office:value-type="float" office:value="6.23785543441772" calcext:value-type="float">
            <text:p>6.23785543441772</text:p>
          </table:table-cell>
          <table:table-cell office:value-type="float" office:value="6.27121305465698" calcext:value-type="float">
            <text:p>6.27121305465698</text:p>
          </table:table-cell>
          <table:table-cell office:value-type="float" office:value="6.30457043647766" calcext:value-type="float">
            <text:p>6.30457043647766</text:p>
          </table:table-cell>
          <table:table-cell office:value-type="float" office:value="6.43800067901611" calcext:value-type="float">
            <text:p>6.43800067901611</text:p>
          </table:table-cell>
          <table:table-cell office:value-type="float" office:value="6.7382185459137" calcext:value-type="float">
            <text:p>6.7382185459137</text:p>
          </table:table-cell>
          <table:table-cell office:value-type="float" office:value="6.80493402481079" calcext:value-type="float">
            <text:p>6.80493402481079</text:p>
          </table:table-cell>
          <table:table-cell office:value-type="float" office:value="6.93836522102356" calcext:value-type="float">
            <text:p>6.93836522102356</text:p>
          </table:table-cell>
          <table:table-cell office:value-type="float" office:value="6.97172284126282" calcext:value-type="float">
            <text:p>6.97172284126282</text:p>
          </table:table-cell>
          <table:table-cell office:value-type="float" office:value="7.03843832015991" calcext:value-type="float">
            <text:p>7.03843832015991</text:p>
          </table:table-cell>
          <table:table-cell office:value-type="float" office:value="7.07179617881775" calcext:value-type="float">
            <text:p>7.07179617881775</text:p>
          </table:table-cell>
          <table:table-cell office:value-type="float" office:value="7.27194333076477" calcext:value-type="float">
            <text:p>7.27194333076477</text:p>
          </table:table-cell>
          <table:table-cell office:value-type="float" office:value="7.33865904808044" calcext:value-type="float">
            <text:p>7.33865904808044</text:p>
          </table:table-cell>
          <table:table-cell office:value-type="float" office:value="7.53880643844605" calcext:value-type="float">
            <text:p>7.53880643844605</text:p>
          </table:table-cell>
          <table:table-cell office:value-type="float" office:value="7.6055223941803" calcext:value-type="float">
            <text:p>7.6055223941803</text:p>
          </table:table-cell>
          <table:table-cell office:value-type="float" office:value="7.67223811149597" calcext:value-type="float">
            <text:p>7.67223811149597</text:p>
          </table:table-cell>
          <table:table-cell office:value-type="float" office:value="7.77231216430664" calcext:value-type="float">
            <text:p>7.77231216430664</text:p>
          </table:table-cell>
          <table:table-cell office:value-type="float" office:value="7.83902645111084" calcext:value-type="float">
            <text:p>7.83902645111084</text:p>
          </table:table-cell>
          <table:table-cell office:value-type="float" office:value="7.9057412147522" calcext:value-type="float">
            <text:p>7.9057412147522</text:p>
          </table:table-cell>
          <table:table-cell office:value-type="float" office:value="7.9390983581543" calcext:value-type="float">
            <text:p>7.9390983581543</text:p>
          </table:table-cell>
          <table:table-cell office:value-type="float" office:value="7.9724555015564" calcext:value-type="float">
            <text:p>7.9724555015564</text:p>
          </table:table-cell>
          <table:table-cell office:value-type="float" office:value="8.0058126449585" calcext:value-type="float">
            <text:p>8.0058126449585</text:p>
          </table:table-cell>
          <table:table-cell office:value-type="float" office:value="8.0725269317627" calcext:value-type="float">
            <text:p>8.0725269317627</text:p>
          </table:table-cell>
          <table:table-cell office:value-type="float" office:value="8.13924145698547" calcext:value-type="float">
            <text:p>8.13924145698547</text:p>
          </table:table-cell>
          <table:table-cell office:value-type="float" office:value="8.17259860038757" calcext:value-type="float">
            <text:p>8.17259860038757</text:p>
          </table:table-cell>
          <table:table-cell office:value-type="float" office:value="8.23931312561035" calcext:value-type="float">
            <text:p>8.23931312561035</text:p>
          </table:table-cell>
          <table:table-cell office:value-type="float" office:value="8.33938455581665" calcext:value-type="float">
            <text:p>8.33938455581665</text:p>
          </table:table-cell>
          <table:table-cell office:value-type="float" office:value="8.47281336784363" calcext:value-type="float">
            <text:p>8.47281336784363</text:p>
          </table:table-cell>
          <table:table-cell office:value-type="float" office:value="8.53952765464783" calcext:value-type="float">
            <text:p>8.53952765464783</text:p>
          </table:table-cell>
          <table:table-cell office:value-type="float" office:value="8.60624217987061" calcext:value-type="float">
            <text:p>8.60624217987061</text:p>
          </table:table-cell>
          <table:table-cell office:value-type="float" office:value="8.67295646667481" calcext:value-type="float">
            <text:p>8.67295646667481</text:p>
          </table:table-cell>
          <table:table-cell office:value-type="float" office:value="8.739670753479" calcext:value-type="float">
            <text:p>8.739670753479</text:p>
          </table:table-cell>
          <table:table-cell office:value-type="float" office:value="8.7730278968811" calcext:value-type="float">
            <text:p>8.7730278968811</text:p>
          </table:table-cell>
          <table:table-cell office:value-type="float" office:value="8.8063850402832" calcext:value-type="float">
            <text:p>8.8063850402832</text:p>
          </table:table-cell>
          <table:table-cell office:value-type="float" office:value="8.8397421836853" calcext:value-type="float">
            <text:p>8.8397421836853</text:p>
          </table:table-cell>
          <table:table-cell office:value-type="float" office:value="8.8730993270874" calcext:value-type="float">
            <text:p>8.8730993270874</text:p>
          </table:table-cell>
          <table:table-cell office:value-type="float" office:value="9.03988456726074" calcext:value-type="float">
            <text:p>9.03988456726074</text:p>
          </table:table-cell>
          <table:table-cell office:value-type="float" office:value="9.24002718925476" calcext:value-type="float">
            <text:p>9.24002718925476</text:p>
          </table:table-cell>
          <table:table-cell office:value-type="float" office:value="9.27338409423828" calcext:value-type="float">
            <text:p>9.27338409423828</text:p>
          </table:table-cell>
          <table:table-cell office:value-type="float" office:value="9.30674123764038" calcext:value-type="float">
            <text:p>9.30674123764038</text:p>
          </table:table-cell>
          <table:table-cell office:value-type="float" office:value="9.34009838104248" calcext:value-type="float">
            <text:p>9.34009838104248</text:p>
          </table:table-cell>
          <table:table-cell office:value-type="float" office:value="9.40681266784668" calcext:value-type="float">
            <text:p>9.40681266784668</text:p>
          </table:table-cell>
          <table:table-cell office:value-type="float" office:value="9.4401695728302" calcext:value-type="float">
            <text:p>9.4401695728302</text:p>
          </table:table-cell>
          <table:table-cell office:value-type="float" office:value="9.4735267162323" calcext:value-type="float">
            <text:p>9.4735267162323</text:p>
          </table:table-cell>
          <table:table-cell office:value-type="float" office:value="9.50688362121582" calcext:value-type="float">
            <text:p>9.50688362121582</text:p>
          </table:table-cell>
          <table:table-cell office:value-type="float" office:value="9.54024076461792" calcext:value-type="float">
            <text:p>9.54024076461792</text:p>
          </table:table-cell>
          <table:table-cell office:value-type="float" office:value="9.57359766960144" calcext:value-type="float">
            <text:p>9.57359766960144</text:p>
          </table:table-cell>
          <table:table-cell office:value-type="float" office:value="9.60695505142212" calcext:value-type="float">
            <text:p>9.60695505142212</text:p>
          </table:table-cell>
          <table:table-cell office:value-type="float" office:value="9.64031219482422" calcext:value-type="float">
            <text:p>9.64031219482422</text:p>
          </table:table-cell>
          <table:table-cell office:value-type="float" office:value="9.67366909980774" calcext:value-type="float">
            <text:p>9.67366909980774</text:p>
          </table:table-cell>
          <table:table-cell office:value-type="float" office:value="9.84045505523682" calcext:value-type="float">
            <text:p>9.84045505523682</text:p>
          </table:table-cell>
          <table:table-cell office:value-type="float" office:value="9.8738124370575" calcext:value-type="float">
            <text:p>9.8738124370575</text:p>
          </table:table-cell>
          <table:table-cell office:value-type="float" office:value="9.90716981887817" calcext:value-type="float">
            <text:p>9.90716981887817</text:p>
          </table:table-cell>
          <table:table-cell office:value-type="float" office:value="9.97388458251953" calcext:value-type="float">
            <text:p>9.97388458251953</text:p>
          </table:table-cell>
          <table:table-cell office:value-type="float" office:value="10.0405993461609" calcext:value-type="float">
            <text:p>10.0405993461609</text:p>
          </table:table-cell>
          <table:table-cell office:value-type="float" office:value="10.1073141098022" calcext:value-type="float">
            <text:p>10.1073141098022</text:p>
          </table:table-cell>
          <table:table-cell office:value-type="float" office:value="10.1740288734436" calcext:value-type="float">
            <text:p>10.1740288734436</text:p>
          </table:table-cell>
          <table:table-cell office:value-type="float" office:value="10.2407438755035" calcext:value-type="float">
            <text:p>10.2407438755035</text:p>
          </table:table-cell>
          <table:table-cell office:value-type="float" office:value="10.3074584007263" calcext:value-type="float">
            <text:p>10.3074584007263</text:p>
          </table:table-cell>
          <table:table-cell office:value-type="float" office:value="10.3741731643677" calcext:value-type="float">
            <text:p>10.3741731643677</text:p>
          </table:table-cell>
          <table:table-cell office:value-type="float" office:value="10.4408881664276" calcext:value-type="float">
            <text:p>10.4408881664276</text:p>
          </table:table-cell>
          <table:table-cell office:value-type="float" office:value="10.4742455482483" calcext:value-type="float">
            <text:p>10.4742455482483</text:p>
          </table:table-cell>
          <table:table-cell office:value-type="float" office:value="10.507602930069" calcext:value-type="float">
            <text:p>10.507602930069</text:p>
          </table:table-cell>
          <table:table-cell office:value-type="float" office:value="10.5409603118896" calcext:value-type="float">
            <text:p>10.5409603118896</text:p>
          </table:table-cell>
          <table:table-cell office:value-type="float" office:value="10.5743179321289" calcext:value-type="float">
            <text:p>10.5743179321289</text:p>
          </table:table-cell>
          <table:table-cell office:value-type="float" office:value="10.6076753139496" calcext:value-type="float">
            <text:p>10.6076753139496</text:p>
          </table:table-cell>
          <table:table-cell office:value-type="float" office:value="10.6410329341888" calcext:value-type="float">
            <text:p>10.6410329341888</text:p>
          </table:table-cell>
          <table:table-cell office:value-type="float" office:value="10.7077476978302" calcext:value-type="float">
            <text:p>10.7077476978302</text:p>
          </table:table-cell>
          <table:table-cell office:value-type="float" office:value="10.7411050796509" calcext:value-type="float">
            <text:p>10.7411050796509</text:p>
          </table:table-cell>
          <table:table-cell office:value-type="float" office:value="10.7744624614716" calcext:value-type="float">
            <text:p>10.7744624614716</text:p>
          </table:table-cell>
          <table:table-cell office:value-type="float" office:value="10.8411777019501" calcext:value-type="float">
            <text:p>10.8411777019501</text:p>
          </table:table-cell>
          <table:table-cell office:value-type="float" office:value="10.8745350837708" calcext:value-type="float">
            <text:p>10.8745350837708</text:p>
          </table:table-cell>
          <table:table-cell office:value-type="float" office:value="11.0413227081299" calcext:value-type="float">
            <text:p>11.0413227081299</text:p>
          </table:table-cell>
          <table:table-cell office:value-type="float" office:value="11.0746800899506" calcext:value-type="float">
            <text:p>11.0746800899506</text:p>
          </table:table-cell>
          <table:table-cell office:value-type="float" office:value="11.1413950920105" calcext:value-type="float">
            <text:p>11.1413950920105</text:p>
          </table:table-cell>
          <table:table-cell office:value-type="float" office:value="11.208110332489" calcext:value-type="float">
            <text:p>11.208110332489</text:p>
          </table:table-cell>
          <table:table-cell office:value-type="float" office:value="11.274825334549" calcext:value-type="float">
            <text:p>11.274825334549</text:p>
          </table:table-cell>
          <table:table-cell office:value-type="float" office:value="11.3081827163696" calcext:value-type="float">
            <text:p>11.3081827163696</text:p>
          </table:table-cell>
          <table:table-cell office:value-type="float" office:value="11.3415400981903" calcext:value-type="float">
            <text:p>11.3415400981903</text:p>
          </table:table-cell>
          <table:table-cell office:value-type="float" office:value="11.3748977184296" calcext:value-type="float">
            <text:p>11.3748977184296</text:p>
          </table:table-cell>
          <table:table-cell office:value-type="float" office:value="11.4082553386688" calcext:value-type="float">
            <text:p>11.4082553386688</text:p>
          </table:table-cell>
          <table:table-cell office:value-type="float" office:value="11.4416129589081" calcext:value-type="float">
            <text:p>11.4416129589081</text:p>
          </table:table-cell>
          <table:table-cell office:value-type="float" office:value="11.4749703407288" calcext:value-type="float">
            <text:p>11.4749703407288</text:p>
          </table:table-cell>
          <table:table-cell office:value-type="float" office:value="11.508327960968" calcext:value-type="float">
            <text:p>11.508327960968</text:p>
          </table:table-cell>
          <table:table-cell office:value-type="float" office:value="11.5416855812073" calcext:value-type="float">
            <text:p>11.5416855812073</text:p>
          </table:table-cell>
          <table:table-cell office:value-type="float" office:value="11.6751158237457" calcext:value-type="float">
            <text:p>11.6751158237457</text:p>
          </table:table-cell>
          <table:table-cell office:value-type="float" office:value="11.7084732055664" calcext:value-type="float">
            <text:p>11.7084732055664</text:p>
          </table:table-cell>
          <table:table-cell office:value-type="float" office:value="11.7418308258057" calcext:value-type="float">
            <text:p>11.7418308258057</text:p>
          </table:table-cell>
          <table:table-cell office:value-type="float" office:value="11.8085463047028" calcext:value-type="float">
            <text:p>11.8085463047028</text:p>
          </table:table-cell>
          <table:table-cell office:value-type="float" office:value="11.8752617835999" calcext:value-type="float">
            <text:p>11.8752617835999</text:p>
          </table:table-cell>
          <table:table-cell office:value-type="float" office:value="11.9753353595734" calcext:value-type="float">
            <text:p>11.9753353595734</text:p>
          </table:table-cell>
          <table:table-cell office:value-type="float" office:value="12.0086929798126" calcext:value-type="float">
            <text:p>12.0086929798126</text:p>
          </table:table-cell>
          <table:table-cell office:value-type="float" office:value="12.0420508384705" calcext:value-type="float">
            <text:p>12.0420508384705</text:p>
          </table:table-cell>
          <table:table-cell office:value-type="float" office:value="12.1087665557861" calcext:value-type="float">
            <text:p>12.1087665557861</text:p>
          </table:table-cell>
          <table:table-cell office:value-type="float" office:value="12.142124414444" calcext:value-type="float">
            <text:p>12.142124414444</text:p>
          </table:table-cell>
          <table:table-cell office:value-type="float" office:value="12.1754820346832" calcext:value-type="float">
            <text:p>12.1754820346832</text:p>
          </table:table-cell>
          <table:table-cell office:value-type="float" office:value="12.2088398933411" calcext:value-type="float">
            <text:p>12.2088398933411</text:p>
          </table:table-cell>
          <table:table-cell office:value-type="float" office:value="12.509060382843" calcext:value-type="float">
            <text:p>12.509060382843</text:p>
          </table:table-cell>
          <table:table-cell office:value-type="float" office:value="12.5757761001587" calcext:value-type="float">
            <text:p>12.5757761001587</text:p>
          </table:table-cell>
          <table:table-cell office:value-type="float" office:value="12.6424918174744" calcext:value-type="float">
            <text:p>12.6424918174744</text:p>
          </table:table-cell>
          <table:table-cell office:value-type="float" office:value="12.7092072963715" calcext:value-type="float">
            <text:p>12.7092072963715</text:p>
          </table:table-cell>
          <table:table-cell office:value-type="float" office:value="12.7425653934479" calcext:value-type="float">
            <text:p>12.7425653934479</text:p>
          </table:table-cell>
          <table:table-cell office:value-type="float" office:value="12.8092803955078" calcext:value-type="float">
            <text:p>12.8092803955078</text:p>
          </table:table-cell>
          <table:table-cell office:value-type="float" office:value="12.9427089691162" calcext:value-type="float">
            <text:p>12.9427089691162</text:p>
          </table:table-cell>
          <table:table-cell office:value-type="float" office:value="13.0094230175018" calcext:value-type="float">
            <text:p>13.0094230175018</text:p>
          </table:table-cell>
          <table:table-cell office:value-type="float" office:value="13.076137304306" calcext:value-type="float">
            <text:p>13.076137304306</text:p>
          </table:table-cell>
          <table:table-cell office:value-type="float" office:value="13.1094944477081" calcext:value-type="float">
            <text:p>13.1094944477081</text:p>
          </table:table-cell>
          <table:table-cell office:value-type="float" office:value="13.1428513526917" calcext:value-type="float">
            <text:p>13.1428513526917</text:p>
          </table:table-cell>
          <table:table-cell office:value-type="float" office:value="13.1762087345123" calcext:value-type="float">
            <text:p>13.1762087345123</text:p>
          </table:table-cell>
          <table:table-cell office:value-type="float" office:value="13.2095658779144" calcext:value-type="float">
            <text:p>13.2095658779144</text:p>
          </table:table-cell>
          <table:table-cell office:value-type="float" office:value="13.242922782898" calcext:value-type="float">
            <text:p>13.242922782898</text:p>
          </table:table-cell>
          <table:table-cell office:value-type="float" office:value="13.2762799263001" calcext:value-type="float">
            <text:p>13.2762799263001</text:p>
          </table:table-cell>
          <table:table-cell office:value-type="float" office:value="13.3429942131043" calcext:value-type="float">
            <text:p>13.3429942131043</text:p>
          </table:table-cell>
          <table:table-cell office:value-type="float" office:value="13.4097084999084" calcext:value-type="float">
            <text:p>13.4097084999084</text:p>
          </table:table-cell>
          <table:table-cell office:value-type="float" office:value="13.6098506450653" calcext:value-type="float">
            <text:p>13.6098506450653</text:p>
          </table:table-cell>
          <table:table-cell office:value-type="float" office:value="13.7099220752716" calcext:value-type="float">
            <text:p>13.7099220752716</text:p>
          </table:table-cell>
          <table:table-cell office:value-type="float" office:value="13.7766361236572" calcext:value-type="float">
            <text:p>13.7766361236572</text:p>
          </table:table-cell>
          <table:table-cell office:value-type="float" office:value="13.8433511257172" calcext:value-type="float">
            <text:p>13.8433511257172</text:p>
          </table:table-cell>
          <table:table-cell office:value-type="float" office:value="13.9100661277771" calcext:value-type="float">
            <text:p>13.9100661277771</text:p>
          </table:table-cell>
          <table:table-cell office:value-type="float" office:value="13.9767808914185" calcext:value-type="float">
            <text:p>13.9767808914185</text:p>
          </table:table-cell>
          <table:table-cell office:value-type="float" office:value="14.0434958934784" calcext:value-type="float">
            <text:p>14.0434958934784</text:p>
          </table:table-cell>
          <table:table-cell office:value-type="float" office:value="14.1102108955383" calcext:value-type="float">
            <text:p>14.1102108955383</text:p>
          </table:table-cell>
          <table:table-cell office:value-type="float" office:value="14.1769256591797" calcext:value-type="float">
            <text:p>14.1769256591797</text:p>
          </table:table-cell>
          <table:table-cell office:value-type="float" office:value="14.2436406612396" calcext:value-type="float">
            <text:p>14.2436406612396</text:p>
          </table:table-cell>
          <table:table-cell office:value-type="float" office:value="14.2769982814789" calcext:value-type="float">
            <text:p>14.2769982814789</text:p>
          </table:table-cell>
          <table:table-cell office:value-type="float" office:value="14.3103556632996" calcext:value-type="float">
            <text:p>14.3103556632996</text:p>
          </table:table-cell>
          <table:table-cell office:value-type="float" office:value="14.4104280471802" calcext:value-type="float">
            <text:p>14.4104280471802</text:p>
          </table:table-cell>
          <table:table-cell office:value-type="float" office:value="14.4771430492401" calcext:value-type="float">
            <text:p>14.4771430492401</text:p>
          </table:table-cell>
          <table:table-cell office:value-type="float" office:value="14.5105006694794" calcext:value-type="float">
            <text:p>14.5105006694794</text:p>
          </table:table-cell>
          <table:table-cell office:value-type="float" office:value="14.5438580513001" calcext:value-type="float">
            <text:p>14.5438580513001</text:p>
          </table:table-cell>
          <table:table-cell office:value-type="float" office:value="14.5772154331207" calcext:value-type="float">
            <text:p>14.5772154331207</text:p>
          </table:table-cell>
          <table:table-cell office:value-type="float" office:value="14.6439304351807" calcext:value-type="float">
            <text:p>14.6439304351807</text:p>
          </table:table-cell>
          <table:table-cell office:value-type="float" office:value="14.6772880554199" calcext:value-type="float">
            <text:p>14.6772880554199</text:p>
          </table:table-cell>
          <table:table-cell office:value-type="float" office:value="14.7106454372406" calcext:value-type="float">
            <text:p>14.7106454372406</text:p>
          </table:table-cell>
          <table:table-cell office:value-type="float" office:value="14.7440028190613" calcext:value-type="float">
            <text:p>14.7440028190613</text:p>
          </table:table-cell>
          <table:table-cell office:value-type="float" office:value="14.7773604393005" calcext:value-type="float">
            <text:p>14.7773604393005</text:p>
          </table:table-cell>
          <table:table-cell office:value-type="float" office:value="14.8107175827026" calcext:value-type="float">
            <text:p>14.8107175827026</text:p>
          </table:table-cell>
          <table:table-cell office:value-type="float" office:value="15.1109330654144" calcext:value-type="float">
            <text:p>15.1109330654144</text:p>
          </table:table-cell>
          <table:table-cell office:value-type="float" office:value="15.1776475906372" calcext:value-type="float">
            <text:p>15.1776475906372</text:p>
          </table:table-cell>
          <table:table-cell office:value-type="float" office:value="15.3444340229034" calcext:value-type="float">
            <text:p>15.3444340229034</text:p>
          </table:table-cell>
          <table:table-cell office:value-type="float" office:value="15.3777914047241" calcext:value-type="float">
            <text:p>15.3777914047241</text:p>
          </table:table-cell>
          <table:table-cell office:value-type="float" office:value="15.4111485481262" calcext:value-type="float">
            <text:p>15.4111485481262</text:p>
          </table:table-cell>
          <table:table-cell office:value-type="float" office:value="15.477863073349" calcext:value-type="float">
            <text:p>15.477863073349</text:p>
          </table:table-cell>
          <table:table-cell office:value-type="float" office:value="15.5445778369904" calcext:value-type="float">
            <text:p>15.5445778369904</text:p>
          </table:table-cell>
          <table:table-cell office:value-type="float" office:value="15.6112923622131" calcext:value-type="float">
            <text:p>15.6112923622131</text:p>
          </table:table-cell>
          <table:table-cell office:value-type="float" office:value="15.6780066490173" calcext:value-type="float">
            <text:p>15.6780066490173</text:p>
          </table:table-cell>
          <table:table-cell office:value-type="float" office:value="15.7447214126587" calcext:value-type="float">
            <text:p>15.7447214126587</text:p>
          </table:table-cell>
          <table:table-cell office:value-type="float" office:value="15.8114361763001" calcext:value-type="float">
            <text:p>15.8114361763001</text:p>
          </table:table-cell>
          <table:table-cell office:value-type="float" office:value="15.8781509399414" calcext:value-type="float">
            <text:p>15.8781509399414</text:p>
          </table:table-cell>
          <table:table-cell office:value-type="float" office:value="15.9448659420013" calcext:value-type="float">
            <text:p>15.9448659420013</text:p>
          </table:table-cell>
          <table:table-cell office:value-type="float" office:value="16.4118695259094" calcext:value-type="float">
            <text:p>16.4118695259094</text:p>
          </table:table-cell>
          <table:table-cell office:value-type="float" office:value="16.6453711986542" calcext:value-type="float">
            <text:p>16.6453711986542</text:p>
          </table:table-cell>
          <table:table-cell office:value-type="float" office:value="16.9455904960632" calcext:value-type="float">
            <text:p>16.9455904960632</text:p>
          </table:table-cell>
          <table:table-cell office:value-type="float" office:value="17.0123062133789" calcext:value-type="float">
            <text:p>17.0123062133789</text:p>
          </table:table-cell>
          <table:table-cell office:value-type="float" office:value="17.0456643104553" calcext:value-type="float">
            <text:p>17.0456643104553</text:p>
          </table:table-cell>
          <table:table-cell office:value-type="float" office:value="17.112380027771" calcext:value-type="float">
            <text:p>17.112380027771</text:p>
          </table:table-cell>
          <table:table-cell office:value-type="float" office:value="17.2124538421631" calcext:value-type="float">
            <text:p>17.2124538421631</text:p>
          </table:table-cell>
          <table:table-cell office:value-type="float" office:value="17.3125276565552" calcext:value-type="float">
            <text:p>17.3125276565552</text:p>
          </table:table-cell>
          <table:table-cell office:value-type="float" office:value="17.3792436122894" calcext:value-type="float">
            <text:p>17.3792436122894</text:p>
          </table:table-cell>
          <table:table-cell office:value-type="float" office:value="17.6461071968079" calcext:value-type="float">
            <text:p>17.6461071968079</text:p>
          </table:table-cell>
          <table:table-cell office:value-type="float" office:value="17.7128233909607" calcext:value-type="float">
            <text:p>17.7128233909607</text:p>
          </table:table-cell>
          <table:table-cell office:value-type="float" office:value="17.7461812496185" calcext:value-type="float">
            <text:p>17.7461812496185</text:p>
          </table:table-cell>
          <table:table-cell office:value-type="float" office:value="17.9129674434662" calcext:value-type="float">
            <text:p>17.9129674434662</text:p>
          </table:table-cell>
          <table:table-cell office:value-type="float" office:value="17.9796814918518" calcext:value-type="float">
            <text:p>17.9796814918518</text:p>
          </table:table-cell>
          <table:table-cell office:value-type="float" office:value="18.0130383968353" calcext:value-type="float">
            <text:p>18.0130383968353</text:p>
          </table:table-cell>
          <table:table-cell office:value-type="float" office:value="18.113109588623" calcext:value-type="float">
            <text:p>18.113109588623</text:p>
          </table:table-cell>
          <table:table-cell office:value-type="float" office:value="18.1464667320251" calcext:value-type="float">
            <text:p>18.1464667320251</text:p>
          </table:table-cell>
          <table:table-cell office:value-type="float" office:value="18.2131807804108" calcext:value-type="float">
            <text:p>18.2131807804108</text:p>
          </table:table-cell>
          <table:table-cell office:value-type="float" office:value="18.2798945903778" calcext:value-type="float">
            <text:p>18.2798945903778</text:p>
          </table:table-cell>
          <table:table-cell office:value-type="float" office:value="18.346608877182" calcext:value-type="float">
            <text:p>18.346608877182</text:p>
          </table:table-cell>
          <table:table-cell office:value-type="float" office:value="18.4133229255676" calcext:value-type="float">
            <text:p>18.4133229255676</text:p>
          </table:table-cell>
          <table:table-cell office:value-type="float" office:value="18.4466798305511" calcext:value-type="float">
            <text:p>18.4466798305511</text:p>
          </table:table-cell>
          <table:table-cell office:value-type="float" office:value="18.5133938789368" calcext:value-type="float">
            <text:p>18.5133938789368</text:p>
          </table:table-cell>
          <table:table-cell office:value-type="float" office:value="18.5801076889038" calcext:value-type="float">
            <text:p>18.5801076889038</text:p>
          </table:table-cell>
          <table:table-cell office:value-type="float" office:value="18.646821975708" calcext:value-type="float">
            <text:p>18.646821975708</text:p>
          </table:table-cell>
          <table:table-cell office:value-type="float" office:value="18.6801788806915" calcext:value-type="float">
            <text:p>18.6801788806915</text:p>
          </table:table-cell>
          <table:table-cell office:value-type="float" office:value="18.7468929290771" calcext:value-type="float">
            <text:p>18.7468929290771</text:p>
          </table:table-cell>
          <table:table-cell office:value-type="float" office:value="18.8136079311371" calcext:value-type="float">
            <text:p>18.8136079311371</text:p>
          </table:table-cell>
          <table:table-cell office:value-type="float" office:value="18.8469662666321" calcext:value-type="float">
            <text:p>18.8469662666321</text:p>
          </table:table-cell>
          <table:table-cell office:value-type="float" office:value="18.8803243637085" calcext:value-type="float">
            <text:p>18.8803243637085</text:p>
          </table:table-cell>
          <table:table-cell office:value-type="float" office:value="18.9136824607849" calcext:value-type="float">
            <text:p>18.9136824607849</text:p>
          </table:table-cell>
          <table:table-cell office:value-type="float" office:value="18.9470405578613" calcext:value-type="float">
            <text:p>18.9470405578613</text:p>
          </table:table-cell>
          <table:table-cell office:value-type="float" office:value="18.9803988933563" calcext:value-type="float">
            <text:p>18.9803988933563</text:p>
          </table:table-cell>
          <table:table-cell office:value-type="float" office:value="19.0471150875092" calcext:value-type="float">
            <text:p>19.0471150875092</text:p>
          </table:table-cell>
          <table:table-cell office:value-type="float" office:value="19.0804731845856" calcext:value-type="float">
            <text:p>19.0804731845856</text:p>
          </table:table-cell>
          <table:table-cell office:value-type="float" office:value="19.1138315200806" calcext:value-type="float">
            <text:p>19.1138315200806</text:p>
          </table:table-cell>
          <table:table-cell office:value-type="float" office:value="19.147189617157" calcext:value-type="float">
            <text:p>19.147189617157</text:p>
          </table:table-cell>
          <table:table-cell office:value-type="float" office:value="19.1805477142334" calcext:value-type="float">
            <text:p>19.1805477142334</text:p>
          </table:table-cell>
          <table:table-cell office:value-type="float" office:value="19.2472643852234" calcext:value-type="float">
            <text:p>19.2472643852234</text:p>
          </table:table-cell>
          <table:table-cell office:value-type="float" office:value="19.2806224822998" calcext:value-type="float">
            <text:p>19.2806224822998</text:p>
          </table:table-cell>
          <table:table-cell office:value-type="float" office:value="19.3473389148712" calcext:value-type="float">
            <text:p>19.3473389148712</text:p>
          </table:table-cell>
          <table:table-cell office:value-type="float" office:value="19.3806972503662" calcext:value-type="float">
            <text:p>19.3806972503662</text:p>
          </table:table-cell>
          <table:table-cell office:value-type="float" office:value="19.4140553474426" calcext:value-type="float">
            <text:p>19.4140553474426</text:p>
          </table:table-cell>
          <table:table-cell office:value-type="float" office:value="19.480771780014" calcext:value-type="float">
            <text:p>19.480771780014</text:p>
          </table:table-cell>
          <table:table-cell office:value-type="float" office:value="19.5808465480804" calcext:value-type="float">
            <text:p>19.5808465480804</text:p>
          </table:table-cell>
          <table:table-cell office:value-type="float" office:value="19.6475632190704" calcext:value-type="float">
            <text:p>19.6475632190704</text:p>
          </table:table-cell>
          <table:table-cell office:value-type="float" office:value="19.7142798900604" calcext:value-type="float">
            <text:p>19.7142798900604</text:p>
          </table:table-cell>
          <table:table-cell office:value-type="float" office:value="19.7809965610504" calcext:value-type="float">
            <text:p>19.7809965610504</text:p>
          </table:table-cell>
          <table:table-cell office:value-type="float" office:value="19.8143539428711" calcext:value-type="float">
            <text:p>19.8143539428711</text:p>
          </table:table-cell>
          <table:table-cell office:value-type="float" office:value="19.8477113246918" calcext:value-type="float">
            <text:p>19.8477113246918</text:p>
          </table:table-cell>
          <table:table-cell office:value-type="float" office:value="19.8810687065125" calcext:value-type="float">
            <text:p>19.8810687065125</text:p>
          </table:table-cell>
          <table:table-cell office:value-type="float" office:value="19.9144263267517" calcext:value-type="float">
            <text:p>19.9144263267517</text:p>
          </table:table-cell>
          <table:table-cell office:value-type="float" office:value="19.9477837085724" calcext:value-type="float">
            <text:p>19.9477837085724</text:p>
          </table:table-cell>
          <table:table-cell office:value-type="float" office:value="19.9811413288116" calcext:value-type="float">
            <text:p>19.9811413288116</text:p>
          </table:table-cell>
          <table:table-cell office:value-type="float" office:value="20.0144987106323" calcext:value-type="float">
            <text:p>20.0144987106323</text:p>
          </table:table-cell>
          <table:table-cell office:value-type="float" office:value="20.0812137126923" calcext:value-type="float">
            <text:p>20.0812137126923</text:p>
          </table:table-cell>
          <table:table-cell office:value-type="float" office:value="20.1145710945129" calcext:value-type="float">
            <text:p>20.1145710945129</text:p>
          </table:table-cell>
          <table:table-cell office:value-type="float" office:value="20.1812863349915" calcext:value-type="float">
            <text:p>20.1812863349915</text:p>
          </table:table-cell>
          <table:table-cell office:value-type="float" office:value="20.2146437168121" calcext:value-type="float">
            <text:p>20.2146437168121</text:p>
          </table:table-cell>
          <table:table-cell office:value-type="float" office:value="20.2480010986328" calcext:value-type="float">
            <text:p>20.2480010986328</text:p>
          </table:table-cell>
          <table:table-cell office:value-type="float" office:value="20.3147158622742" calcext:value-type="float">
            <text:p>20.3147158622742</text:p>
          </table:table-cell>
          <table:table-cell office:value-type="float" office:value="20.348073720932" calcext:value-type="float">
            <text:p>20.348073720932</text:p>
          </table:table-cell>
          <table:table-cell office:value-type="float" office:value="20.3814311027527" calcext:value-type="float">
            <text:p>20.3814311027527</text:p>
          </table:table-cell>
          <table:table-cell office:value-type="float" office:value="20.4147884845734" calcext:value-type="float">
            <text:p>20.4147884845734</text:p>
          </table:table-cell>
          <table:table-cell office:value-type="float" office:value="20.4815034866333" calcext:value-type="float">
            <text:p>20.4815034866333</text:p>
          </table:table-cell>
          <table:table-cell office:value-type="float" office:value="20.5482184886932" calcext:value-type="float">
            <text:p>20.5482184886932</text:p>
          </table:table-cell>
          <table:table-cell office:value-type="float" office:value="20.6149334907532" calcext:value-type="float">
            <text:p>20.6149334907532</text:p>
          </table:table-cell>
          <table:table-cell office:value-type="float" office:value="20.6816482543945" calcext:value-type="float">
            <text:p>20.6816482543945</text:p>
          </table:table-cell>
          <table:table-cell office:value-type="float" office:value="20.748363494873" calcext:value-type="float">
            <text:p>20.748363494873</text:p>
          </table:table-cell>
          <table:table-cell office:value-type="float" office:value="20.8150782585144" calcext:value-type="float">
            <text:p>20.8150782585144</text:p>
          </table:table-cell>
          <table:table-cell office:value-type="float" office:value="20.8484354019165" calcext:value-type="float">
            <text:p>20.8484354019165</text:p>
          </table:table-cell>
          <table:table-cell office:value-type="float" office:value="20.9151499271393" calcext:value-type="float">
            <text:p>20.9151499271393</text:p>
          </table:table-cell>
          <table:table-cell office:value-type="float" office:value="20.94850730896" calcext:value-type="float">
            <text:p>20.94850730896</text:p>
          </table:table-cell>
          <table:table-cell office:value-type="float" office:value="21.0152218341827" calcext:value-type="float">
            <text:p>21.0152218341827</text:p>
          </table:table-cell>
          <table:table-cell office:value-type="float" office:value="21.0485789775848" calcext:value-type="float">
            <text:p>21.0485789775848</text:p>
          </table:table-cell>
          <table:table-cell office:value-type="float" office:value="21.0819363594055" calcext:value-type="float">
            <text:p>21.0819363594055</text:p>
          </table:table-cell>
          <table:table-cell office:value-type="float" office:value="21.1486506462097" calcext:value-type="float">
            <text:p>21.1486506462097</text:p>
          </table:table-cell>
          <table:table-cell office:value-type="float" office:value="21.182008266449" calcext:value-type="float">
            <text:p>21.182008266449</text:p>
          </table:table-cell>
          <table:table-cell office:value-type="float" office:value="21.2153654098511" calcext:value-type="float">
            <text:p>21.2153654098511</text:p>
          </table:table-cell>
          <table:table-cell office:value-type="float" office:value="21.2820799350739" calcext:value-type="float">
            <text:p>21.2820799350739</text:p>
          </table:table-cell>
          <table:table-cell office:value-type="float" office:value="21.315437078476" calcext:value-type="float">
            <text:p>21.315437078476</text:p>
          </table:table-cell>
          <table:table-cell office:value-type="float" office:value="21.3821518421173" calcext:value-type="float">
            <text:p>21.3821518421173</text:p>
          </table:table-cell>
          <table:table-cell office:value-type="float" office:value="21.4488661289215" calcext:value-type="float">
            <text:p>21.4488661289215</text:p>
          </table:table-cell>
          <table:table-cell office:value-type="float" office:value="21.5155806541443" calcext:value-type="float">
            <text:p>21.5155806541443</text:p>
          </table:table-cell>
          <table:table-cell office:value-type="float" office:value="21.5822951793671" calcext:value-type="float">
            <text:p>21.5822951793671</text:p>
          </table:table-cell>
          <table:table-cell office:value-type="float" office:value="21.6156525611877" calcext:value-type="float">
            <text:p>21.6156525611877</text:p>
          </table:table-cell>
          <table:table-cell office:value-type="float" office:value="21.6823670864105" calcext:value-type="float">
            <text:p>21.6823670864105</text:p>
          </table:table-cell>
          <table:table-cell office:value-type="float" office:value="21.7157242298126" calcext:value-type="float">
            <text:p>21.7157242298126</text:p>
          </table:table-cell>
          <table:table-cell office:value-type="float" office:value="21.7490813732147" calcext:value-type="float">
            <text:p>21.7490813732147</text:p>
          </table:table-cell>
          <table:table-cell office:value-type="float" office:value="21.8157958984375" calcext:value-type="float">
            <text:p>21.8157958984375</text:p>
          </table:table-cell>
          <table:table-cell office:value-type="float" office:value="21.8491532802582" calcext:value-type="float">
            <text:p>21.8491532802582</text:p>
          </table:table-cell>
          <table:table-cell office:value-type="float" office:value="21.9158675670624" calcext:value-type="float">
            <text:p>21.9158675670624</text:p>
          </table:table-cell>
          <table:table-cell office:value-type="float" office:value="21.9825818538666" calcext:value-type="float">
            <text:p>21.9825818538666</text:p>
          </table:table-cell>
          <table:table-cell office:value-type="float" office:value="22.0492963790894" calcext:value-type="float">
            <text:p>22.0492963790894</text:p>
          </table:table-cell>
          <table:table-cell office:value-type="float" office:value="22.1160106658936" calcext:value-type="float">
            <text:p>22.1160106658936</text:p>
          </table:table-cell>
          <table:table-cell office:value-type="float" office:value="22.1827249526978" calcext:value-type="float">
            <text:p>22.1827249526978</text:p>
          </table:table-cell>
          <table:table-cell office:value-type="float" office:value="22.249439239502" calcext:value-type="float">
            <text:p>22.249439239502</text:p>
          </table:table-cell>
          <table:table-cell office:value-type="float" office:value="22.2827966213226" calcext:value-type="float">
            <text:p>22.2827966213226</text:p>
          </table:table-cell>
          <table:table-cell office:value-type="float" office:value="22.3161537647247" calcext:value-type="float">
            <text:p>22.3161537647247</text:p>
          </table:table-cell>
          <table:table-cell office:value-type="float" office:value="22.3495109081268" calcext:value-type="float">
            <text:p>22.3495109081268</text:p>
          </table:table-cell>
          <table:table-cell office:value-type="float" office:value="22.3828682899475" calcext:value-type="float">
            <text:p>22.3828682899475</text:p>
          </table:table-cell>
          <table:table-cell office:value-type="float" office:value="22.4162254333496" calcext:value-type="float">
            <text:p>22.4162254333496</text:p>
          </table:table-cell>
          <table:table-cell office:value-type="float" office:value="22.4495825767517" calcext:value-type="float">
            <text:p>22.4495825767517</text:p>
          </table:table-cell>
          <table:table-cell office:value-type="float" office:value="22.4829397201538" calcext:value-type="float">
            <text:p>22.4829397201538</text:p>
          </table:table-cell>
          <table:table-cell office:value-type="float" office:value="22.5162971019745" calcext:value-type="float">
            <text:p>22.5162971019745</text:p>
          </table:table-cell>
          <table:table-cell office:value-type="float" office:value="22.5496542453766" calcext:value-type="float">
            <text:p>22.5496542453766</text:p>
          </table:table-cell>
          <table:table-cell office:value-type="float" office:value="22.5830113887787" calcext:value-type="float">
            <text:p>22.5830113887787</text:p>
          </table:table-cell>
          <table:table-cell office:value-type="float" office:value="22.6163685321808" calcext:value-type="float">
            <text:p>22.6163685321808</text:p>
          </table:table-cell>
          <table:table-cell office:value-type="float" office:value="22.6497256755829" calcext:value-type="float">
            <text:p>22.6497256755829</text:p>
          </table:table-cell>
          <table:table-cell office:value-type="float" office:value="22.7164399623871" calcext:value-type="float">
            <text:p>22.7164399623871</text:p>
          </table:table-cell>
          <table:table-cell office:value-type="float" office:value="22.7497973442078" calcext:value-type="float">
            <text:p>22.7497973442078</text:p>
          </table:table-cell>
          <table:table-cell office:value-type="float" office:value="22.7831544876099" calcext:value-type="float">
            <text:p>22.7831544876099</text:p>
          </table:table-cell>
          <table:table-cell office:value-type="float" office:value="22.816511631012" calcext:value-type="float">
            <text:p>22.816511631012</text:p>
          </table:table-cell>
          <table:table-cell office:value-type="float" office:value="22.8498685359955" calcext:value-type="float">
            <text:p>22.8498685359955</text:p>
          </table:table-cell>
          <table:table-cell office:value-type="float" office:value="22.8832256793976" calcext:value-type="float">
            <text:p>22.883225679397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4583564353881" calcext:value-type="float">
            <text:p>0.164583564353881</text:p>
          </table:table-cell>
          <table:table-cell office:value-type="float" office:value="0.164649692299045" calcext:value-type="float">
            <text:p>0.164649692299045</text:p>
          </table:table-cell>
          <table:table-cell office:value-type="float" office:value="0.164651845345615" calcext:value-type="float">
            <text:p>0.164651845345615</text:p>
          </table:table-cell>
          <table:table-cell office:value-type="float" office:value="0.164565196413442" calcext:value-type="float">
            <text:p>0.164565196413442</text:p>
          </table:table-cell>
          <table:table-cell office:value-type="float" office:value="0.164629517767373" calcext:value-type="float">
            <text:p>0.164629517767373</text:p>
          </table:table-cell>
          <table:table-cell office:value-type="float" office:value="0.164524514351243" calcext:value-type="float">
            <text:p>0.164524514351243</text:p>
          </table:table-cell>
          <table:table-cell office:value-type="float" office:value="0.164622341191159" calcext:value-type="float">
            <text:p>0.164622341191159</text:p>
          </table:table-cell>
          <table:table-cell office:value-type="float" office:value="0.164555607352906" calcext:value-type="float">
            <text:p>0.164555607352906</text:p>
          </table:table-cell>
          <table:table-cell office:value-type="float" office:value="0.164674755117311" calcext:value-type="float">
            <text:p>0.164674755117311</text:p>
          </table:table-cell>
          <table:table-cell office:value-type="float" office:value="0.164716023226379" calcext:value-type="float">
            <text:p>0.164716023226379</text:p>
          </table:table-cell>
          <table:table-cell office:value-type="float" office:value="0.164762593745688" calcext:value-type="float">
            <text:p>0.164762593745688</text:p>
          </table:table-cell>
          <table:table-cell office:value-type="float" office:value="0.164610061934014" calcext:value-type="float">
            <text:p>0.164610061934014</text:p>
          </table:table-cell>
          <table:table-cell office:value-type="float" office:value="0.164620956313454" calcext:value-type="float">
            <text:p>0.164620956313454</text:p>
          </table:table-cell>
          <table:table-cell office:value-type="float" office:value="0.164655365983811" calcext:value-type="float">
            <text:p>0.164655365983811</text:p>
          </table:table-cell>
          <table:table-cell office:value-type="float" office:value="0.164683481824213" calcext:value-type="float">
            <text:p>0.164683481824213</text:p>
          </table:table-cell>
          <table:table-cell office:value-type="float" office:value="0.164735176118983" calcext:value-type="float">
            <text:p>0.164735176118983</text:p>
          </table:table-cell>
          <table:table-cell office:value-type="float" office:value="0.164737249656606" calcext:value-type="float">
            <text:p>0.164737249656606</text:p>
          </table:table-cell>
          <table:table-cell office:value-type="float" office:value="0.164735688855131" calcext:value-type="float">
            <text:p>0.164735688855131</text:p>
          </table:table-cell>
          <table:table-cell office:value-type="float" office:value="0.164698809730415" calcext:value-type="float">
            <text:p>0.164698809730415</text:p>
          </table:table-cell>
          <table:table-cell office:value-type="float" office:value="0.164720026353035" calcext:value-type="float">
            <text:p>0.164720026353035</text:p>
          </table:table-cell>
          <table:table-cell office:value-type="float" office:value="0.164678284347809" calcext:value-type="float">
            <text:p>0.164678284347809</text:p>
          </table:table-cell>
          <table:table-cell office:value-type="float" office:value="0.164601226902385" calcext:value-type="float">
            <text:p>0.164601226902385</text:p>
          </table:table-cell>
          <table:table-cell office:value-type="float" office:value="0.16471042623886" calcext:value-type="float">
            <text:p>0.16471042623886</text:p>
          </table:table-cell>
          <table:table-cell office:value-type="float" office:value="0.164670382996708" calcext:value-type="float">
            <text:p>0.164670382996708</text:p>
          </table:table-cell>
          <table:table-cell office:value-type="float" office:value="0.164646920730848" calcext:value-type="float">
            <text:p>0.164646920730848</text:p>
          </table:table-cell>
          <table:table-cell office:value-type="float" office:value="0.1646722976209" calcext:value-type="float">
            <text:p>0.1646722976209</text:p>
          </table:table-cell>
          <table:table-cell office:value-type="float" office:value="0.164595434276951" calcext:value-type="float">
            <text:p>0.164595434276951</text:p>
          </table:table-cell>
          <table:table-cell office:value-type="float" office:value="0.164751595749685" calcext:value-type="float">
            <text:p>0.164751595749685</text:p>
          </table:table-cell>
          <table:table-cell office:value-type="float" office:value="0.164614122175096" calcext:value-type="float">
            <text:p>0.164614122175096</text:p>
          </table:table-cell>
          <table:table-cell office:value-type="float" office:value="0.164699435626843" calcext:value-type="float">
            <text:p>0.164699435626843</text:p>
          </table:table-cell>
          <table:table-cell office:value-type="float" office:value="0.164716745196261" calcext:value-type="float">
            <text:p>0.164716745196261</text:p>
          </table:table-cell>
          <table:table-cell office:value-type="float" office:value="0.164710978106172" calcext:value-type="float">
            <text:p>0.164710978106172</text:p>
          </table:table-cell>
          <table:table-cell office:value-type="float" office:value="0.164677087322436" calcext:value-type="float">
            <text:p>0.164677087322436</text:p>
          </table:table-cell>
          <table:table-cell office:value-type="float" office:value="0.164736860419057" calcext:value-type="float">
            <text:p>0.164736860419057</text:p>
          </table:table-cell>
          <table:table-cell office:value-type="float" office:value="0.164684538097815" calcext:value-type="float">
            <text:p>0.164684538097815</text:p>
          </table:table-cell>
          <table:table-cell office:value-type="float" office:value="0.164812588626208" calcext:value-type="float">
            <text:p>0.164812588626208</text:p>
          </table:table-cell>
          <table:table-cell office:value-type="float" office:value="0.1647942207609" calcext:value-type="float">
            <text:p>0.1647942207609</text:p>
          </table:table-cell>
          <table:table-cell office:value-type="float" office:value="0.164642614358655" calcext:value-type="float">
            <text:p>0.164642614358655</text:p>
          </table:table-cell>
          <table:table-cell office:value-type="float" office:value="0.164555196664929" calcext:value-type="float">
            <text:p>0.164555196664929</text:p>
          </table:table-cell>
          <table:table-cell office:value-type="float" office:value="0.164770494349193" calcext:value-type="float">
            <text:p>0.164770494349193</text:p>
          </table:table-cell>
          <table:table-cell office:value-type="float" office:value="0.164667599632984" calcext:value-type="float">
            <text:p>0.164667599632984</text:p>
          </table:table-cell>
          <table:table-cell office:value-type="float" office:value="0.164796494360955" calcext:value-type="float">
            <text:p>0.164796494360955</text:p>
          </table:table-cell>
          <table:table-cell office:value-type="float" office:value="0.164775576431552" calcext:value-type="float">
            <text:p>0.164775576431552</text:p>
          </table:table-cell>
          <table:table-cell office:value-type="float" office:value="0.164629594486474" calcext:value-type="float">
            <text:p>0.164629594486474</text:p>
          </table:table-cell>
          <table:table-cell office:value-type="float" office:value="0.164748836792318" calcext:value-type="float">
            <text:p>0.164748836792318</text:p>
          </table:table-cell>
          <table:table-cell office:value-type="float" office:value="0.164649544888083" calcext:value-type="float">
            <text:p>0.164649544888083</text:p>
          </table:table-cell>
          <table:table-cell office:value-type="float" office:value="0.164627879026676" calcext:value-type="float">
            <text:p>0.164627879026676</text:p>
          </table:table-cell>
          <table:table-cell office:value-type="float" office:value="0.164656805571516" calcext:value-type="float">
            <text:p>0.164656805571516</text:p>
          </table:table-cell>
          <table:table-cell office:value-type="float" office:value="0.164726971724256" calcext:value-type="float">
            <text:p>0.164726971724256</text:p>
          </table:table-cell>
          <table:table-cell office:value-type="float" office:value="0.164603438481852" calcext:value-type="float">
            <text:p>0.164603438481852</text:p>
          </table:table-cell>
          <table:table-cell office:value-type="float" office:value="0.164699929118217" calcext:value-type="float">
            <text:p>0.164699929118217</text:p>
          </table:table-cell>
          <table:table-cell office:value-type="float" office:value="0.164467316948979" calcext:value-type="float">
            <text:p>0.164467316948979</text:p>
          </table:table-cell>
          <table:table-cell office:value-type="float" office:value="0.164465407656668" calcext:value-type="float">
            <text:p>0.164465407656668</text:p>
          </table:table-cell>
          <table:table-cell office:value-type="float" office:value="0.164605187991225" calcext:value-type="float">
            <text:p>0.164605187991225</text:p>
          </table:table-cell>
          <table:table-cell office:value-type="float" office:value="0.165777513692446" calcext:value-type="float">
            <text:p>0.165777513692446</text:p>
          </table:table-cell>
          <table:table-cell office:value-type="float" office:value="0.166101968481164" calcext:value-type="float">
            <text:p>0.166101968481164</text:p>
          </table:table-cell>
          <table:table-cell office:value-type="float" office:value="0.166592331953979" calcext:value-type="float">
            <text:p>0.166592331953979</text:p>
          </table:table-cell>
          <table:table-cell office:value-type="float" office:value="0.166124401237724" calcext:value-type="float">
            <text:p>0.166124401237724</text:p>
          </table:table-cell>
          <table:table-cell office:value-type="float" office:value="0.164435595439673" calcext:value-type="float">
            <text:p>0.164435595439673</text:p>
          </table:table-cell>
          <table:table-cell office:value-type="float" office:value="0.167325677152473" calcext:value-type="float">
            <text:p>0.167325677152473</text:p>
          </table:table-cell>
          <table:table-cell office:value-type="float" office:value="0.167078363233429" calcext:value-type="float">
            <text:p>0.167078363233429</text:p>
          </table:table-cell>
          <table:table-cell office:value-type="float" office:value="0.203976163402327" calcext:value-type="float">
            <text:p>0.203976163402327</text:p>
          </table:table-cell>
          <table:table-cell office:value-type="float" office:value="0.196100987244606" calcext:value-type="float">
            <text:p>0.196100987244606</text:p>
          </table:table-cell>
          <table:table-cell office:value-type="float" office:value="0.201547237841351" calcext:value-type="float">
            <text:p>0.201547237841351</text:p>
          </table:table-cell>
          <table:table-cell office:value-type="float" office:value="0.200614561099924" calcext:value-type="float">
            <text:p>0.200614561099924</text:p>
          </table:table-cell>
          <table:table-cell office:value-type="float" office:value="0.19722607044208" calcext:value-type="float">
            <text:p>0.19722607044208</text:p>
          </table:table-cell>
          <table:table-cell office:value-type="float" office:value="0.210578935147869" calcext:value-type="float">
            <text:p>0.210578935147869</text:p>
          </table:table-cell>
          <table:table-cell office:value-type="float" office:value="0.205650687027364" calcext:value-type="float">
            <text:p>0.205650687027364</text:p>
          </table:table-cell>
          <table:table-cell office:value-type="float" office:value="0.193104560301674" calcext:value-type="float">
            <text:p>0.193104560301674</text:p>
          </table:table-cell>
          <table:table-cell office:value-type="float" office:value="0.191658434593517" calcext:value-type="float">
            <text:p>0.191658434593517</text:p>
          </table:table-cell>
          <table:table-cell office:value-type="float" office:value="0.186617587759643" calcext:value-type="float">
            <text:p>0.186617587759643</text:p>
          </table:table-cell>
          <table:table-cell office:value-type="float" office:value="0.186400854416866" calcext:value-type="float">
            <text:p>0.186400854416866</text:p>
          </table:table-cell>
          <table:table-cell office:value-type="float" office:value="0.187891562529554" calcext:value-type="float">
            <text:p>0.187891562529554</text:p>
          </table:table-cell>
          <table:table-cell office:value-type="float" office:value="0.186930077898807" calcext:value-type="float">
            <text:p>0.186930077898807</text:p>
          </table:table-cell>
          <table:table-cell office:value-type="float" office:value="0.181366108759543" calcext:value-type="float">
            <text:p>0.181366108759543</text:p>
          </table:table-cell>
          <table:table-cell office:value-type="float" office:value="0.143233537196231" calcext:value-type="float">
            <text:p>0.143233537196231</text:p>
          </table:table-cell>
          <table:table-cell office:value-type="float" office:value="0.145094110854375" calcext:value-type="float">
            <text:p>0.145094110854375</text:p>
          </table:table-cell>
          <table:table-cell office:value-type="float" office:value="0.145151194215051" calcext:value-type="float">
            <text:p>0.145151194215051</text:p>
          </table:table-cell>
          <table:table-cell office:value-type="float" office:value="0.14947608758529" calcext:value-type="float">
            <text:p>0.14947608758529</text:p>
          </table:table-cell>
          <table:table-cell office:value-type="float" office:value="0.150109181829304" calcext:value-type="float">
            <text:p>0.150109181829304</text:p>
          </table:table-cell>
          <table:table-cell office:value-type="float" office:value="0.15549278971007" calcext:value-type="float">
            <text:p>0.15549278971007</text:p>
          </table:table-cell>
          <table:table-cell office:value-type="float" office:value="0.15535198363182" calcext:value-type="float">
            <text:p>0.15535198363182</text:p>
          </table:table-cell>
          <table:table-cell office:value-type="float" office:value="0.161079534226391" calcext:value-type="float">
            <text:p>0.161079534226391</text:p>
          </table:table-cell>
          <table:table-cell office:value-type="float" office:value="0.16525861426042" calcext:value-type="float">
            <text:p>0.16525861426042</text:p>
          </table:table-cell>
          <table:table-cell office:value-type="float" office:value="0.166677297264297" calcext:value-type="float">
            <text:p>0.166677297264297</text:p>
          </table:table-cell>
          <table:table-cell office:value-type="float" office:value="0.165550054585822" calcext:value-type="float">
            <text:p>0.165550054585822</text:p>
          </table:table-cell>
          <table:table-cell office:value-type="float" office:value="0.164218581206627" calcext:value-type="float">
            <text:p>0.164218581206627</text:p>
          </table:table-cell>
          <table:table-cell office:value-type="float" office:value="0.160888859685273" calcext:value-type="float">
            <text:p>0.160888859685273</text:p>
          </table:table-cell>
          <table:table-cell office:value-type="float" office:value="0.159071712462994" calcext:value-type="float">
            <text:p>0.159071712462994</text:p>
          </table:table-cell>
          <table:table-cell office:value-type="float" office:value="0.161253089212252" calcext:value-type="float">
            <text:p>0.161253089212252</text:p>
          </table:table-cell>
          <table:table-cell office:value-type="float" office:value="0.170139332371614" calcext:value-type="float">
            <text:p>0.170139332371614</text:p>
          </table:table-cell>
          <table:table-cell office:value-type="float" office:value="0.175724797507509" calcext:value-type="float">
            <text:p>0.175724797507509</text:p>
          </table:table-cell>
          <table:table-cell office:value-type="float" office:value="0.198957144879588" calcext:value-type="float">
            <text:p>0.198957144879588</text:p>
          </table:table-cell>
          <table:table-cell office:value-type="float" office:value="0.18592164685535" calcext:value-type="float">
            <text:p>0.18592164685535</text:p>
          </table:table-cell>
          <table:table-cell office:value-type="float" office:value="0.187210199244291" calcext:value-type="float">
            <text:p>0.187210199244291</text:p>
          </table:table-cell>
          <table:table-cell office:value-type="float" office:value="0.191482109956739" calcext:value-type="float">
            <text:p>0.191482109956739</text:p>
          </table:table-cell>
          <table:table-cell office:value-type="float" office:value="0.192327382985348" calcext:value-type="float">
            <text:p>0.192327382985348</text:p>
          </table:table-cell>
          <table:table-cell office:value-type="float" office:value="0.193752929243037" calcext:value-type="float">
            <text:p>0.193752929243037</text:p>
          </table:table-cell>
          <table:table-cell office:value-type="float" office:value="0.194451093061165" calcext:value-type="float">
            <text:p>0.194451093061165</text:p>
          </table:table-cell>
          <table:table-cell office:value-type="float" office:value="0.200378491871552" calcext:value-type="float">
            <text:p>0.200378491871552</text:p>
          </table:table-cell>
          <table:table-cell office:value-type="float" office:value="0.207092520565147" calcext:value-type="float">
            <text:p>0.207092520565147</text:p>
          </table:table-cell>
          <table:table-cell office:value-type="float" office:value="0.147630645174653" calcext:value-type="float">
            <text:p>0.147630645174653</text:p>
          </table:table-cell>
          <table:table-cell office:value-type="float" office:value="0.147978856058652" calcext:value-type="float">
            <text:p>0.147978856058652</text:p>
          </table:table-cell>
          <table:table-cell office:value-type="float" office:value="0.157655580790405" calcext:value-type="float">
            <text:p>0.157655580790405</text:p>
          </table:table-cell>
          <table:table-cell office:value-type="float" office:value="0.156973233609118" calcext:value-type="float">
            <text:p>0.156973233609118</text:p>
          </table:table-cell>
          <table:table-cell office:value-type="float" office:value="0.156832224080033" calcext:value-type="float">
            <text:p>0.156832224080033</text:p>
          </table:table-cell>
          <table:table-cell office:value-type="float" office:value="0.15621582586373" calcext:value-type="float">
            <text:p>0.15621582586373</text:p>
          </table:table-cell>
          <table:table-cell office:value-type="float" office:value="0.148652454867155" calcext:value-type="float">
            <text:p>0.148652454867155</text:p>
          </table:table-cell>
          <table:table-cell office:value-type="float" office:value="0.133787957331375" calcext:value-type="float">
            <text:p>0.133787957331375</text:p>
          </table:table-cell>
          <table:table-cell office:value-type="float" office:value="0.127966594661887" calcext:value-type="float">
            <text:p>0.127966594661887</text:p>
          </table:table-cell>
          <table:table-cell office:value-type="float" office:value="0.12103379725774" calcext:value-type="float">
            <text:p>0.12103379725774</text:p>
          </table:table-cell>
          <table:table-cell office:value-type="float" office:value="0.114307771757348" calcext:value-type="float">
            <text:p>0.114307771757348</text:p>
          </table:table-cell>
          <table:table-cell office:value-type="float" office:value="0.123944863497291" calcext:value-type="float">
            <text:p>0.123944863497291</text:p>
          </table:table-cell>
          <table:table-cell office:value-type="float" office:value="0.132719518595479" calcext:value-type="float">
            <text:p>0.132719518595479</text:p>
          </table:table-cell>
          <table:table-cell office:value-type="float" office:value="0.146420736220939" calcext:value-type="float">
            <text:p>0.146420736220939</text:p>
          </table:table-cell>
          <table:table-cell office:value-type="float" office:value="0.147830003551628" calcext:value-type="float">
            <text:p>0.147830003551628</text:p>
          </table:table-cell>
          <table:table-cell office:value-type="float" office:value="0.148332421294673" calcext:value-type="float">
            <text:p>0.148332421294673</text:p>
          </table:table-cell>
          <table:table-cell office:value-type="float" office:value="0.147770905789314" calcext:value-type="float">
            <text:p>0.147770905789314</text:p>
          </table:table-cell>
          <table:table-cell office:value-type="float" office:value="0.146400003948484" calcext:value-type="float">
            <text:p>0.146400003948484</text:p>
          </table:table-cell>
          <table:table-cell office:value-type="float" office:value="0.140866063800493" calcext:value-type="float">
            <text:p>0.140866063800493</text:p>
          </table:table-cell>
          <table:table-cell office:value-type="float" office:value="0.137417148347535" calcext:value-type="float">
            <text:p>0.137417148347535</text:p>
          </table:table-cell>
          <table:table-cell office:value-type="float" office:value="0.131728905678523" calcext:value-type="float">
            <text:p>0.131728905678523</text:p>
          </table:table-cell>
          <table:table-cell office:value-type="float" office:value="0.148540399988677" calcext:value-type="float">
            <text:p>0.148540399988677</text:p>
          </table:table-cell>
          <table:table-cell office:value-type="float" office:value="0.163577543113399" calcext:value-type="float">
            <text:p>0.163577543113399</text:p>
          </table:table-cell>
          <table:table-cell office:value-type="float" office:value="0.168574822235821" calcext:value-type="float">
            <text:p>0.168574822235821</text:p>
          </table:table-cell>
          <table:table-cell office:value-type="float" office:value="0.170406100305076" calcext:value-type="float">
            <text:p>0.170406100305076</text:p>
          </table:table-cell>
          <table:table-cell office:value-type="float" office:value="0.17170697932626" calcext:value-type="float">
            <text:p>0.17170697932626</text:p>
          </table:table-cell>
          <table:table-cell office:value-type="float" office:value="0.17627827805666" calcext:value-type="float">
            <text:p>0.17627827805666</text:p>
          </table:table-cell>
          <table:table-cell office:value-type="float" office:value="0.17807949429361" calcext:value-type="float">
            <text:p>0.17807949429361</text:p>
          </table:table-cell>
          <table:table-cell office:value-type="float" office:value="0.180057007172937" calcext:value-type="float">
            <text:p>0.180057007172937</text:p>
          </table:table-cell>
          <table:table-cell office:value-type="float" office:value="0.182944856926699" calcext:value-type="float">
            <text:p>0.182944856926699</text:p>
          </table:table-cell>
          <table:table-cell office:value-type="float" office:value="0.186240331758327" calcext:value-type="float">
            <text:p>0.186240331758327</text:p>
          </table:table-cell>
          <table:table-cell office:value-type="float" office:value="0.186178123171831" calcext:value-type="float">
            <text:p>0.186178123171831</text:p>
          </table:table-cell>
          <table:table-cell office:value-type="float" office:value="0.125443346147919" calcext:value-type="float">
            <text:p>0.125443346147919</text:p>
          </table:table-cell>
          <table:table-cell office:value-type="float" office:value="0.126368972238406" calcext:value-type="float">
            <text:p>0.126368972238406</text:p>
          </table:table-cell>
          <table:table-cell office:value-type="float" office:value="0.12821263347907" calcext:value-type="float">
            <text:p>0.12821263347907</text:p>
          </table:table-cell>
          <table:table-cell office:value-type="float" office:value="0.130064409296335" calcext:value-type="float">
            <text:p>0.130064409296335</text:p>
          </table:table-cell>
          <table:table-cell office:value-type="float" office:value="0.135173220253476" calcext:value-type="float">
            <text:p>0.135173220253476</text:p>
          </table:table-cell>
          <table:table-cell office:value-type="float" office:value="0.135398150917942" calcext:value-type="float">
            <text:p>0.135398150917942</text:p>
          </table:table-cell>
          <table:table-cell office:value-type="float" office:value="0.136119772148808" calcext:value-type="float">
            <text:p>0.136119772148808</text:p>
          </table:table-cell>
          <table:table-cell office:value-type="float" office:value="0.137408475991877" calcext:value-type="float">
            <text:p>0.137408475991877</text:p>
          </table:table-cell>
          <table:table-cell office:value-type="float" office:value="0.138554002383648" calcext:value-type="float">
            <text:p>0.138554002383648</text:p>
          </table:table-cell>
          <table:table-cell office:value-type="float" office:value="0.13926068871845" calcext:value-type="float">
            <text:p>0.13926068871845</text:p>
          </table:table-cell>
          <table:table-cell office:value-type="float" office:value="0.14004916617274" calcext:value-type="float">
            <text:p>0.14004916617274</text:p>
          </table:table-cell>
          <table:table-cell office:value-type="float" office:value="0.141290922253229" calcext:value-type="float">
            <text:p>0.141290922253229</text:p>
          </table:table-cell>
          <table:table-cell office:value-type="float" office:value="0.148628171005826" calcext:value-type="float">
            <text:p>0.148628171005826</text:p>
          </table:table-cell>
          <table:table-cell office:value-type="float" office:value="0.135855996101466" calcext:value-type="float">
            <text:p>0.135855996101466</text:p>
          </table:table-cell>
          <table:table-cell office:value-type="float" office:value="0.127382649644425" calcext:value-type="float">
            <text:p>0.127382649644425</text:p>
          </table:table-cell>
          <table:table-cell office:value-type="float" office:value="0.124117262691435" calcext:value-type="float">
            <text:p>0.124117262691435</text:p>
          </table:table-cell>
          <table:table-cell office:value-type="float" office:value="0.128336005135643" calcext:value-type="float">
            <text:p>0.128336005135643</text:p>
          </table:table-cell>
          <table:table-cell office:value-type="float" office:value="0.127477233568341" calcext:value-type="float">
            <text:p>0.127477233568341</text:p>
          </table:table-cell>
          <table:table-cell office:value-type="float" office:value="0.118740954945691" calcext:value-type="float">
            <text:p>0.118740954945691</text:p>
          </table:table-cell>
          <table:table-cell office:value-type="float" office:value="0.123018964888248" calcext:value-type="float">
            <text:p>0.123018964888248</text:p>
          </table:table-cell>
          <table:table-cell office:value-type="float" office:value="0.117352948789026" calcext:value-type="float">
            <text:p>0.117352948789026</text:p>
          </table:table-cell>
          <table:table-cell office:value-type="float" office:value="0.118764344812742" calcext:value-type="float">
            <text:p>0.118764344812742</text:p>
          </table:table-cell>
          <table:table-cell office:value-type="float" office:value="0.124130820441904" calcext:value-type="float">
            <text:p>0.124130820441904</text:p>
          </table:table-cell>
          <table:table-cell office:value-type="float" office:value="0.131845056987212" calcext:value-type="float">
            <text:p>0.131845056987212</text:p>
          </table:table-cell>
          <table:table-cell office:value-type="float" office:value="0.137414016784719" calcext:value-type="float">
            <text:p>0.137414016784719</text:p>
          </table:table-cell>
          <table:table-cell office:value-type="float" office:value="0.141977721466035" calcext:value-type="float">
            <text:p>0.141977721466035</text:p>
          </table:table-cell>
          <table:table-cell office:value-type="float" office:value="0.145917035165016" calcext:value-type="float">
            <text:p>0.145917035165016</text:p>
          </table:table-cell>
          <table:table-cell office:value-type="float" office:value="0.147993503605249" calcext:value-type="float">
            <text:p>0.147993503605249</text:p>
          </table:table-cell>
          <table:table-cell office:value-type="float" office:value="0.148224397513169" calcext:value-type="float">
            <text:p>0.148224397513169</text:p>
          </table:table-cell>
          <table:table-cell office:value-type="float" office:value="0.148220823422982" calcext:value-type="float">
            <text:p>0.148220823422982</text:p>
          </table:table-cell>
          <table:table-cell office:value-type="float" office:value="0.14498463240786" calcext:value-type="float">
            <text:p>0.14498463240786</text:p>
          </table:table-cell>
          <table:table-cell office:value-type="float" office:value="0.143421459760091" calcext:value-type="float">
            <text:p>0.143421459760091</text:p>
          </table:table-cell>
          <table:table-cell office:value-type="float" office:value="0.145892845360599" calcext:value-type="float">
            <text:p>0.145892845360599</text:p>
          </table:table-cell>
          <table:table-cell office:value-type="float" office:value="0.16042734465826" calcext:value-type="float">
            <text:p>0.16042734465826</text:p>
          </table:table-cell>
          <table:table-cell office:value-type="float" office:value="0.166911602114536" calcext:value-type="float">
            <text:p>0.166911602114536</text:p>
          </table:table-cell>
          <table:table-cell office:value-type="float" office:value="0.203284432825548" calcext:value-type="float">
            <text:p>0.203284432825548</text:p>
          </table:table-cell>
          <table:table-cell office:value-type="float" office:value="0.216257460368413" calcext:value-type="float">
            <text:p>0.216257460368413</text:p>
          </table:table-cell>
          <table:table-cell office:value-type="float" office:value="0.204886582393059" calcext:value-type="float">
            <text:p>0.204886582393059</text:p>
          </table:table-cell>
          <table:table-cell office:value-type="float" office:value="0.193199121292876" calcext:value-type="float">
            <text:p>0.193199121292876</text:p>
          </table:table-cell>
          <table:table-cell office:value-type="float" office:value="0.196802468608041" calcext:value-type="float">
            <text:p>0.196802468608041</text:p>
          </table:table-cell>
          <table:table-cell office:value-type="float" office:value="0.200123229768019" calcext:value-type="float">
            <text:p>0.200123229768019</text:p>
          </table:table-cell>
          <table:table-cell office:value-type="float" office:value="0.199852674213724" calcext:value-type="float">
            <text:p>0.199852674213724</text:p>
          </table:table-cell>
          <table:table-cell office:value-type="float" office:value="0.203444049349839" calcext:value-type="float">
            <text:p>0.203444049349839</text:p>
          </table:table-cell>
          <table:table-cell office:value-type="float" office:value="0.203758573837004" calcext:value-type="float">
            <text:p>0.203758573837004</text:p>
          </table:table-cell>
          <table:table-cell office:value-type="float" office:value="0.199603046579353" calcext:value-type="float">
            <text:p>0.199603046579353</text:p>
          </table:table-cell>
          <table:table-cell office:value-type="float" office:value="0.19950904796876" calcext:value-type="float">
            <text:p>0.19950904796876</text:p>
          </table:table-cell>
          <table:table-cell office:value-type="float" office:value="0.201654064258467" calcext:value-type="float">
            <text:p>0.201654064258467</text:p>
          </table:table-cell>
          <table:table-cell office:value-type="float" office:value="0.204393407893788" calcext:value-type="float">
            <text:p>0.204393407893788</text:p>
          </table:table-cell>
          <table:table-cell office:value-type="float" office:value="0.211792417821876" calcext:value-type="float">
            <text:p>0.211792417821876</text:p>
          </table:table-cell>
          <table:table-cell office:value-type="float" office:value="0.209074868892723" calcext:value-type="float">
            <text:p>0.209074868892723</text:p>
          </table:table-cell>
          <table:table-cell office:value-type="float" office:value="0.207933333293467" calcext:value-type="float">
            <text:p>0.207933333293467</text:p>
          </table:table-cell>
          <table:table-cell office:value-type="float" office:value="0.202634257141555" calcext:value-type="float">
            <text:p>0.202634257141555</text:p>
          </table:table-cell>
          <table:table-cell office:value-type="float" office:value="0.202151732343788" calcext:value-type="float">
            <text:p>0.202151732343788</text:p>
          </table:table-cell>
          <table:table-cell office:value-type="float" office:value="0.202847262232473" calcext:value-type="float">
            <text:p>0.202847262232473</text:p>
          </table:table-cell>
          <table:table-cell office:value-type="float" office:value="0.203085159336628" calcext:value-type="float">
            <text:p>0.203085159336628</text:p>
          </table:table-cell>
          <table:table-cell office:value-type="float" office:value="0.204353485854457" calcext:value-type="float">
            <text:p>0.204353485854457</text:p>
          </table:table-cell>
          <table:table-cell office:value-type="float" office:value="0.202805199565249" calcext:value-type="float">
            <text:p>0.202805199565249</text:p>
          </table:table-cell>
          <table:table-cell office:value-type="float" office:value="0.201426196959398" calcext:value-type="float">
            <text:p>0.201426196959398</text:p>
          </table:table-cell>
          <table:table-cell office:value-type="float" office:value="0.200419595915017" calcext:value-type="float">
            <text:p>0.200419595915017</text:p>
          </table:table-cell>
          <table:table-cell office:value-type="float" office:value="0.200023574991068" calcext:value-type="float">
            <text:p>0.200023574991068</text:p>
          </table:table-cell>
          <table:table-cell office:value-type="float" office:value="0.147827025948827" calcext:value-type="float">
            <text:p>0.147827025948827</text:p>
          </table:table-cell>
          <table:table-cell office:value-type="float" office:value="0.152361709742531" calcext:value-type="float">
            <text:p>0.152361709742531</text:p>
          </table:table-cell>
          <table:table-cell office:value-type="float" office:value="0.150175117265726" calcext:value-type="float">
            <text:p>0.150175117265726</text:p>
          </table:table-cell>
          <table:table-cell office:value-type="float" office:value="0.150026345106742" calcext:value-type="float">
            <text:p>0.150026345106742</text:p>
          </table:table-cell>
          <table:table-cell office:value-type="float" office:value="0.150780803431028" calcext:value-type="float">
            <text:p>0.150780803431028</text:p>
          </table:table-cell>
          <table:table-cell office:value-type="float" office:value="0.147450333641051" calcext:value-type="float">
            <text:p>0.147450333641051</text:p>
          </table:table-cell>
          <table:table-cell office:value-type="float" office:value="0.154930328560583" calcext:value-type="float">
            <text:p>0.154930328560583</text:p>
          </table:table-cell>
          <table:table-cell office:value-type="float" office:value="0.162238470091504" calcext:value-type="float">
            <text:p>0.162238470091504</text:p>
          </table:table-cell>
          <table:table-cell office:value-type="float" office:value="0.171530242387801" calcext:value-type="float">
            <text:p>0.171530242387801</text:p>
          </table:table-cell>
          <table:table-cell office:value-type="float" office:value="0.175694958486508" calcext:value-type="float">
            <text:p>0.175694958486508</text:p>
          </table:table-cell>
          <table:table-cell office:value-type="float" office:value="0.178409761047918" calcext:value-type="float">
            <text:p>0.178409761047918</text:p>
          </table:table-cell>
          <table:table-cell office:value-type="float" office:value="0.176174726786821" calcext:value-type="float">
            <text:p>0.176174726786821</text:p>
          </table:table-cell>
          <table:table-cell office:value-type="float" office:value="0.176611131223031" calcext:value-type="float">
            <text:p>0.176611131223031</text:p>
          </table:table-cell>
          <table:table-cell office:value-type="float" office:value="0.173398733315331" calcext:value-type="float">
            <text:p>0.173398733315331</text:p>
          </table:table-cell>
          <table:table-cell office:value-type="float" office:value="0.172198783567415" calcext:value-type="float">
            <text:p>0.172198783567415</text:p>
          </table:table-cell>
          <table:table-cell office:value-type="float" office:value="0.170895847398532" calcext:value-type="float">
            <text:p>0.170895847398532</text:p>
          </table:table-cell>
          <table:table-cell office:value-type="float" office:value="0.187076654792944" calcext:value-type="float">
            <text:p>0.187076654792944</text:p>
          </table:table-cell>
          <table:table-cell office:value-type="float" office:value="0.2109861066837" calcext:value-type="float">
            <text:p>0.2109861066837</text:p>
          </table:table-cell>
          <table:table-cell office:value-type="float" office:value="0.214864957999268" calcext:value-type="float">
            <text:p>0.214864957999268</text:p>
          </table:table-cell>
          <table:table-cell office:value-type="float" office:value="0.204038395929198" calcext:value-type="float">
            <text:p>0.204038395929198</text:p>
          </table:table-cell>
          <table:table-cell office:value-type="float" office:value="0.20420507537856" calcext:value-type="float">
            <text:p>0.20420507537856</text:p>
          </table:table-cell>
          <table:table-cell office:value-type="float" office:value="0.208710661439685" calcext:value-type="float">
            <text:p>0.208710661439685</text:p>
          </table:table-cell>
          <table:table-cell office:value-type="float" office:value="0.212112086705289" calcext:value-type="float">
            <text:p>0.212112086705289</text:p>
          </table:table-cell>
          <table:table-cell office:value-type="float" office:value="0.207597042690468" calcext:value-type="float">
            <text:p>0.207597042690468</text:p>
          </table:table-cell>
          <table:table-cell office:value-type="float" office:value="0.211788150611556" calcext:value-type="float">
            <text:p>0.211788150611556</text:p>
          </table:table-cell>
          <table:table-cell office:value-type="float" office:value="0.216906887051866" calcext:value-type="float">
            <text:p>0.216906887051866</text:p>
          </table:table-cell>
          <table:table-cell office:value-type="float" office:value="0.225705752264781" calcext:value-type="float">
            <text:p>0.225705752264781</text:p>
          </table:table-cell>
          <table:table-cell office:value-type="float" office:value="0.219721766806667" calcext:value-type="float">
            <text:p>0.219721766806667</text:p>
          </table:table-cell>
          <table:table-cell office:value-type="float" office:value="0.215695034379107" calcext:value-type="float">
            <text:p>0.215695034379107</text:p>
          </table:table-cell>
          <table:table-cell office:value-type="float" office:value="0.205930149686908" calcext:value-type="float">
            <text:p>0.205930149686908</text:p>
          </table:table-cell>
          <table:table-cell office:value-type="float" office:value="0.203323052899386" calcext:value-type="float">
            <text:p>0.203323052899386</text:p>
          </table:table-cell>
          <table:table-cell office:value-type="float" office:value="0.204335045947719" calcext:value-type="float">
            <text:p>0.204335045947719</text:p>
          </table:table-cell>
          <table:table-cell office:value-type="float" office:value="0.206962114161273" calcext:value-type="float">
            <text:p>0.206962114161273</text:p>
          </table:table-cell>
          <table:table-cell office:value-type="float" office:value="0.208496267089517" calcext:value-type="float">
            <text:p>0.208496267089517</text:p>
          </table:table-cell>
          <table:table-cell office:value-type="float" office:value="0.211453454748377" calcext:value-type="float">
            <text:p>0.211453454748377</text:p>
          </table:table-cell>
          <table:table-cell office:value-type="float" office:value="0.210313182584208" calcext:value-type="float">
            <text:p>0.210313182584208</text:p>
          </table:table-cell>
          <table:table-cell office:value-type="float" office:value="0.209689430032285" calcext:value-type="float">
            <text:p>0.209689430032285</text:p>
          </table:table-cell>
          <table:table-cell office:value-type="float" office:value="0.209089360103645" calcext:value-type="float">
            <text:p>0.209089360103645</text:p>
          </table:table-cell>
          <table:table-cell office:value-type="float" office:value="0.208097352177323" calcext:value-type="float">
            <text:p>0.208097352177323</text:p>
          </table:table-cell>
          <table:table-cell office:value-type="float" office:value="0.208805512427209" calcext:value-type="float">
            <text:p>0.208805512427209</text:p>
          </table:table-cell>
          <table:table-cell office:value-type="float" office:value="0.168242355173661" calcext:value-type="float">
            <text:p>0.168242355173661</text:p>
          </table:table-cell>
          <table:table-cell office:value-type="float" office:value="0.169470961394631" calcext:value-type="float">
            <text:p>0.169470961394631</text:p>
          </table:table-cell>
          <table:table-cell office:value-type="float" office:value="0.171956705567669" calcext:value-type="float">
            <text:p>0.171956705567669</text:p>
          </table:table-cell>
          <table:table-cell office:value-type="float" office:value="0.174621517787104" calcext:value-type="float">
            <text:p>0.174621517787104</text:p>
          </table:table-cell>
          <table:table-cell office:value-type="float" office:value="0.176482652591579" calcext:value-type="float">
            <text:p>0.176482652591579</text:p>
          </table:table-cell>
          <table:table-cell office:value-type="float" office:value="0.179820050869013" calcext:value-type="float">
            <text:p>0.179820050869013</text:p>
          </table:table-cell>
          <table:table-cell office:value-type="float" office:value="0.17901098792568" calcext:value-type="float">
            <text:p>0.17901098792568</text:p>
          </table:table-cell>
          <table:table-cell office:value-type="float" office:value="0.184141884451968" calcext:value-type="float">
            <text:p>0.184141884451968</text:p>
          </table:table-cell>
          <table:table-cell office:value-type="float" office:value="0.185573704235391" calcext:value-type="float">
            <text:p>0.185573704235391</text:p>
          </table:table-cell>
          <table:table-cell office:value-type="float" office:value="0.183981266667085" calcext:value-type="float">
            <text:p>0.183981266667085</text:p>
          </table:table-cell>
          <table:table-cell office:value-type="float" office:value="0.182973949886676" calcext:value-type="float">
            <text:p>0.182973949886676</text:p>
          </table:table-cell>
          <table:table-cell office:value-type="float" office:value="0.178972349955756" calcext:value-type="float">
            <text:p>0.178972349955756</text:p>
          </table:table-cell>
          <table:table-cell office:value-type="float" office:value="0.185178522708031" calcext:value-type="float">
            <text:p>0.185178522708031</text:p>
          </table:table-cell>
          <table:table-cell office:value-type="float" office:value="0.216344338490048" calcext:value-type="float">
            <text:p>0.216344338490048</text:p>
          </table:table-cell>
          <table:table-cell office:value-type="float" office:value="0.220887208184104" calcext:value-type="float">
            <text:p>0.220887208184104</text:p>
          </table:table-cell>
          <table:table-cell office:value-type="float" office:value="0.225961834475614" calcext:value-type="float">
            <text:p>0.225961834475614</text:p>
          </table:table-cell>
          <table:table-cell office:value-type="float" office:value="0.211793113582643" calcext:value-type="float">
            <text:p>0.211793113582643</text:p>
          </table:table-cell>
          <table:table-cell office:value-type="float" office:value="0.209417505087589" calcext:value-type="float">
            <text:p>0.209417505087589</text:p>
          </table:table-cell>
          <table:table-cell office:value-type="float" office:value="0.209719355503683" calcext:value-type="float">
            <text:p>0.209719355503683</text:p>
          </table:table-cell>
          <table:table-cell office:value-type="float" office:value="0.214680933985316" calcext:value-type="float">
            <text:p>0.214680933985316</text:p>
          </table:table-cell>
          <table:table-cell office:value-type="float" office:value="0.213010427652061" calcext:value-type="float">
            <text:p>0.213010427652061</text:p>
          </table:table-cell>
          <table:table-cell office:value-type="float" office:value="0.211236098583691" calcext:value-type="float">
            <text:p>0.211236098583691</text:p>
          </table:table-cell>
          <table:table-cell office:value-type="float" office:value="0.166736341302785" calcext:value-type="float">
            <text:p>0.166736341302785</text:p>
          </table:table-cell>
          <table:table-cell office:value-type="float" office:value="0.161513321462366" calcext:value-type="float">
            <text:p>0.161513321462366</text:p>
          </table:table-cell>
          <table:table-cell office:value-type="float" office:value="0.160924327088077" calcext:value-type="float">
            <text:p>0.160924327088077</text:p>
          </table:table-cell>
          <table:table-cell office:value-type="float" office:value="0.159471450313112" calcext:value-type="float">
            <text:p>0.159471450313112</text:p>
          </table:table-cell>
          <table:table-cell office:value-type="float" office:value="0.162010539062868" calcext:value-type="float">
            <text:p>0.162010539062868</text:p>
          </table:table-cell>
          <table:table-cell office:value-type="float" office:value="0.164161126103087" calcext:value-type="float">
            <text:p>0.164161126103087</text:p>
          </table:table-cell>
          <table:table-cell office:value-type="float" office:value="0.165330073578433" calcext:value-type="float">
            <text:p>0.165330073578433</text:p>
          </table:table-cell>
          <table:table-cell office:value-type="float" office:value="0.165760571109483" calcext:value-type="float">
            <text:p>0.165760571109483</text:p>
          </table:table-cell>
          <table:table-cell office:value-type="float" office:value="0.169186040295188" calcext:value-type="float">
            <text:p>0.169186040295188</text:p>
          </table:table-cell>
          <table:table-cell office:value-type="float" office:value="0.173908818472417" calcext:value-type="float">
            <text:p>0.173908818472417</text:p>
          </table:table-cell>
          <table:table-cell office:value-type="float" office:value="0.181696191483146" calcext:value-type="float">
            <text:p>0.181696191483146</text:p>
          </table:table-cell>
          <table:table-cell office:value-type="float" office:value="0.180609687479428" calcext:value-type="float">
            <text:p>0.180609687479428</text:p>
          </table:table-cell>
          <table:table-cell office:value-type="float" office:value="0.177925884873007" calcext:value-type="float">
            <text:p>0.177925884873007</text:p>
          </table:table-cell>
          <table:table-cell office:value-type="float" office:value="0.174168978833569" calcext:value-type="float">
            <text:p>0.174168978833569</text:p>
          </table:table-cell>
          <table:table-cell office:value-type="float" office:value="0.169745589667585" calcext:value-type="float">
            <text:p>0.169745589667585</text:p>
          </table:table-cell>
          <table:table-cell office:value-type="float" office:value="0.170014925174169" calcext:value-type="float">
            <text:p>0.170014925174169</text:p>
          </table:table-cell>
          <table:table-cell office:value-type="float" office:value="0.169187050690148" calcext:value-type="float">
            <text:p>0.169187050690148</text:p>
          </table:table-cell>
          <table:table-cell office:value-type="float" office:value="0.165315333974387" calcext:value-type="float">
            <text:p>0.165315333974387</text:p>
          </table:table-cell>
          <table:table-cell office:value-type="float" office:value="0.163397250225551" calcext:value-type="float">
            <text:p>0.163397250225551</text:p>
          </table:table-cell>
          <table:table-cell office:value-type="float" office:value="0.164134585804897" calcext:value-type="float">
            <text:p>0.164134585804897</text:p>
          </table:table-cell>
          <table:table-cell office:value-type="float" office:value="0.165134759554342" calcext:value-type="float">
            <text:p>0.165134759554342</text:p>
          </table:table-cell>
          <table:table-cell office:value-type="float" office:value="0.166126928597042" calcext:value-type="float">
            <text:p>0.166126928597042</text:p>
          </table:table-cell>
          <table:table-cell office:value-type="float" office:value="0.166309207564578" calcext:value-type="float">
            <text:p>0.166309207564578</text:p>
          </table:table-cell>
          <table:table-cell office:value-type="float" office:value="0.165956661090317" calcext:value-type="float">
            <text:p>0.165956661090317</text:p>
          </table:table-cell>
          <table:table-cell office:value-type="float" office:value="0.164236594816085" calcext:value-type="float">
            <text:p>0.164236594816085</text:p>
          </table:table-cell>
          <table:table-cell office:value-type="float" office:value="0.164027275811808" calcext:value-type="float">
            <text:p>0.164027275811808</text:p>
          </table:table-cell>
          <table:table-cell office:value-type="float" office:value="0.164640847544032" calcext:value-type="float">
            <text:p>0.164640847544032</text:p>
          </table:table-cell>
          <table:table-cell office:value-type="float" office:value="0.165009574156351" calcext:value-type="float">
            <text:p>0.165009574156351</text:p>
          </table:table-cell>
          <table:table-cell office:value-type="float" office:value="0.165291701564504" calcext:value-type="float">
            <text:p>0.165291701564504</text:p>
          </table:table-cell>
          <table:table-cell office:value-type="float" office:value="0.165198129972639" calcext:value-type="float">
            <text:p>0.165198129972639</text:p>
          </table:table-cell>
          <table:table-cell office:value-type="float" office:value="0.164797072087286" calcext:value-type="float">
            <text:p>0.164797072087286</text:p>
          </table:table-cell>
          <table:table-cell office:value-type="float" office:value="0.164613306988926" calcext:value-type="float">
            <text:p>0.164613306988926</text:p>
          </table:table-cell>
          <table:table-cell office:value-type="float" office:value="0.164819336125193" calcext:value-type="float">
            <text:p>0.164819336125193</text:p>
          </table:table-cell>
          <table:table-cell office:value-type="float" office:value="0.16507818024699" calcext:value-type="float">
            <text:p>0.16507818024699</text:p>
          </table:table-cell>
          <table:table-cell office:value-type="float" office:value="0.165115610674394" calcext:value-type="float">
            <text:p>0.165115610674394</text:p>
          </table:table-cell>
          <table:table-cell office:value-type="float" office:value="0.164509935940718" calcext:value-type="float">
            <text:p>0.164509935940718</text:p>
          </table:table-cell>
          <table:table-cell office:value-type="float" office:value="0.165041966805766" calcext:value-type="float">
            <text:p>0.165041966805766</text:p>
          </table:table-cell>
          <table:table-cell office:value-type="float" office:value="0.165013615767576" calcext:value-type="float">
            <text:p>0.165013615767576</text:p>
          </table:table-cell>
          <table:table-cell office:value-type="float" office:value="0.164773389584595" calcext:value-type="float">
            <text:p>0.164773389584595</text:p>
          </table:table-cell>
          <table:table-cell office:value-type="float" office:value="0.164779919037252" calcext:value-type="float">
            <text:p>0.164779919037252</text:p>
          </table:table-cell>
          <table:table-cell office:value-type="float" office:value="0.164842292800271" calcext:value-type="float">
            <text:p>0.164842292800271</text:p>
          </table:table-cell>
          <table:table-cell office:value-type="float" office:value="0.165021732786583" calcext:value-type="float">
            <text:p>0.165021732786583</text:p>
          </table:table-cell>
          <table:table-cell office:value-type="float" office:value="0.164961374412978" calcext:value-type="float">
            <text:p>0.164961374412978</text:p>
          </table:table-cell>
          <table:table-cell office:value-type="float" office:value="0.165034371622858" calcext:value-type="float">
            <text:p>0.165034371622858</text:p>
          </table:table-cell>
          <table:table-cell office:value-type="float" office:value="0.164919271466732" calcext:value-type="float">
            <text:p>0.164919271466732</text:p>
          </table:table-cell>
          <table:table-cell office:value-type="float" office:value="0.164844745030089" calcext:value-type="float">
            <text:p>0.164844745030089</text:p>
          </table:table-cell>
          <table:table-cell office:value-type="float" office:value="0.164858637442029" calcext:value-type="float">
            <text:p>0.164858637442029</text:p>
          </table:table-cell>
          <table:table-cell office:value-type="float" office:value="0.164827398099982" calcext:value-type="float">
            <text:p>0.164827398099982</text:p>
          </table:table-cell>
          <table:table-cell office:value-type="float" office:value="0.164839776278131" calcext:value-type="float">
            <text:p>0.164839776278131</text:p>
          </table:table-cell>
          <table:table-cell office:value-type="float" office:value="0.164823490624428" calcext:value-type="float">
            <text:p>0.164823490624428</text:p>
          </table:table-cell>
          <table:table-cell office:value-type="float" office:value="0.164808072874901" calcext:value-type="float">
            <text:p>0.164808072874901</text:p>
          </table:table-cell>
          <table:table-cell office:value-type="float" office:value="0.164923327946765" calcext:value-type="float">
            <text:p>0.164923327946765</text:p>
          </table:table-cell>
          <table:table-cell office:value-type="float" office:value="0.164788232015193" calcext:value-type="float">
            <text:p>0.164788232015193</text:p>
          </table:table-cell>
          <table:table-cell office:value-type="float" office:value="0.164842216689121" calcext:value-type="float">
            <text:p>0.164842216689121</text:p>
          </table:table-cell>
          <table:table-cell office:value-type="float" office:value="0.164931874981126" calcext:value-type="float">
            <text:p>0.164931874981126</text:p>
          </table:table-cell>
          <table:table-cell office:value-type="float" office:value="0.165036989593599" calcext:value-type="float">
            <text:p>0.165036989593599</text:p>
          </table:table-cell>
          <table:table-cell office:value-type="float" office:value="0.164909045350858" calcext:value-type="float">
            <text:p>0.164909045350858</text:p>
          </table:table-cell>
          <table:table-cell office:value-type="float" office:value="0.164864335996969" calcext:value-type="float">
            <text:p>0.164864335996969</text:p>
          </table:table-cell>
          <table:table-cell office:value-type="float" office:value="0.164821966880663" calcext:value-type="float">
            <text:p>0.164821966880663</text:p>
          </table:table-cell>
          <table:table-cell office:value-type="float" office:value="0.164835685823908" calcext:value-type="float">
            <text:p>0.164835685823908</text:p>
          </table:table-cell>
          <table:table-cell office:value-type="float" office:value="0.164861316192881" calcext:value-type="float">
            <text:p>0.164861316192881</text:p>
          </table:table-cell>
          <table:table-cell office:value-type="float" office:value="0.164917386602615" calcext:value-type="float">
            <text:p>0.164917386602615</text:p>
          </table:table-cell>
          <table:table-cell office:value-type="float" office:value="0.16487670826418" calcext:value-type="float">
            <text:p>0.16487670826418</text:p>
          </table:table-cell>
          <table:table-cell office:value-type="float" office:value="0.164848037460989" calcext:value-type="float">
            <text:p>0.164848037460989</text:p>
          </table:table-cell>
          <table:table-cell office:value-type="float" office:value="0.164916788082192" calcext:value-type="float">
            <text:p>0.164916788082192</text:p>
          </table:table-cell>
          <table:table-cell office:value-type="float" office:value="0.164886907884112" calcext:value-type="float">
            <text:p>0.164886907884112</text:p>
          </table:table-cell>
          <table:table-cell office:value-type="float" office:value="0.164878586113232" calcext:value-type="float">
            <text:p>0.164878586113232</text:p>
          </table:table-cell>
          <table:table-cell office:value-type="float" office:value="0.164900417063234" calcext:value-type="float">
            <text:p>0.164900417063234</text:p>
          </table:table-cell>
          <table:table-cell office:value-type="float" office:value="0.164925723354709" calcext:value-type="float">
            <text:p>0.164925723354709</text:p>
          </table:table-cell>
          <table:table-cell office:value-type="float" office:value="0.164952069454678" calcext:value-type="float">
            <text:p>0.164952069454678</text:p>
          </table:table-cell>
          <table:table-cell office:value-type="float" office:value="0.165044351540052" calcext:value-type="float">
            <text:p>0.165044351540052</text:p>
          </table:table-cell>
          <table:table-cell office:value-type="float" office:value="0.164999201274536" calcext:value-type="float">
            <text:p>0.164999201274536</text:p>
          </table:table-cell>
          <table:table-cell office:value-type="float" office:value="0.164992965380684" calcext:value-type="float">
            <text:p>0.164992965380684</text:p>
          </table:table-cell>
          <table:table-cell office:value-type="float" office:value="0.164934919309339" calcext:value-type="float">
            <text:p>0.164934919309339</text:p>
          </table:table-cell>
          <table:table-cell office:value-type="float" office:value="0.16494817270384" calcext:value-type="float">
            <text:p>0.16494817270384</text:p>
          </table:table-cell>
          <table:table-cell office:value-type="float" office:value="0.165066801698532" calcext:value-type="float">
            <text:p>0.165066801698532</text:p>
          </table:table-cell>
          <table:table-cell office:value-type="float" office:value="0.164941825789465" calcext:value-type="float">
            <text:p>0.164941825789465</text:p>
          </table:table-cell>
          <table:table-cell office:value-type="float" office:value="0.164973184669339" calcext:value-type="float">
            <text:p>0.164973184669339</text:p>
          </table:table-cell>
          <table:table-cell office:value-type="float" office:value="0.164790530893408" calcext:value-type="float">
            <text:p>0.164790530893408</text:p>
          </table:table-cell>
          <table:table-cell office:value-type="float" office:value="0.16489904001903" calcext:value-type="float">
            <text:p>0.16489904001903</text:p>
          </table:table-cell>
          <table:table-cell office:value-type="float" office:value="0.164848330543744" calcext:value-type="float">
            <text:p>0.164848330543744</text:p>
          </table:table-cell>
          <table:table-cell office:value-type="float" office:value="0.164860703959935" calcext:value-type="float">
            <text:p>0.164860703959935</text:p>
          </table:table-cell>
          <table:table-cell office:value-type="float" office:value="0.164999260861285" calcext:value-type="float">
            <text:p>0.164999260861285</text:p>
          </table:table-cell>
          <table:table-cell office:value-type="float" office:value="0.164951956515346" calcext:value-type="float">
            <text:p>0.164951956515346</text:p>
          </table:table-cell>
          <table:table-cell office:value-type="float" office:value="0.164820589595582" calcext:value-type="float">
            <text:p>0.164820589595582</text:p>
          </table:table-cell>
          <table:table-cell office:value-type="float" office:value="0.164882174983305" calcext:value-type="float">
            <text:p>0.164882174983305</text:p>
          </table:table-cell>
          <table:table-cell office:value-type="float" office:value="0.165095742118382" calcext:value-type="float">
            <text:p>0.165095742118382</text:p>
          </table:table-cell>
          <table:table-cell office:value-type="float" office:value="0.165022508952747" calcext:value-type="float">
            <text:p>0.165022508952747</text:p>
          </table:table-cell>
          <table:table-cell office:value-type="float" office:value="0.164908415703911" calcext:value-type="float">
            <text:p>0.164908415703911</text:p>
          </table:table-cell>
          <table:table-cell office:value-type="float" office:value="0.165010842985653" calcext:value-type="float">
            <text:p>0.165010842985653</text:p>
          </table:table-cell>
          <table:table-cell office:value-type="float" office:value="0.164928652213226" calcext:value-type="float">
            <text:p>0.164928652213226</text:p>
          </table:table-cell>
          <table:table-cell office:value-type="float" office:value="0.165010166788188" calcext:value-type="float">
            <text:p>0.165010166788188</text:p>
          </table:table-cell>
          <table:table-cell office:value-type="float" office:value="0.164991749406033" calcext:value-type="float">
            <text:p>0.164991749406033</text:p>
          </table:table-cell>
          <table:table-cell office:value-type="float" office:value="0.164933314292245" calcext:value-type="float">
            <text:p>0.164933314292245</text:p>
          </table:table-cell>
          <table:table-cell office:value-type="float" office:value="0.164906771810757" calcext:value-type="float">
            <text:p>0.164906771810757</text:p>
          </table:table-cell>
          <table:table-cell office:value-type="float" office:value="0.165105131738299" calcext:value-type="float">
            <text:p>0.165105131738299</text:p>
          </table:table-cell>
          <table:table-cell office:value-type="float" office:value="0.164957613456765" calcext:value-type="float">
            <text:p>0.164957613456765</text:p>
          </table:table-cell>
          <table:table-cell office:value-type="float" office:value="0.164858153680286" calcext:value-type="float">
            <text:p>0.164858153680286</text:p>
          </table:table-cell>
          <table:table-cell office:value-type="float" office:value="0.164981220769476" calcext:value-type="float">
            <text:p>0.164981220769476</text:p>
          </table:table-cell>
          <table:table-cell office:value-type="float" office:value="0.164947664616537" calcext:value-type="float">
            <text:p>0.164947664616537</text:p>
          </table:table-cell>
          <table:table-cell office:value-type="float" office:value="0.164978826494038" calcext:value-type="float">
            <text:p>0.164978826494038</text:p>
          </table:table-cell>
          <table:table-cell office:value-type="float" office:value="0.164806644451064" calcext:value-type="float">
            <text:p>0.164806644451064</text:p>
          </table:table-cell>
          <table:table-cell office:value-type="float" office:value="0.165084642552" calcext:value-type="float">
            <text:p>0.165084642552</text:p>
          </table:table-cell>
          <table:table-cell office:value-type="float" office:value="0.164902393255789" calcext:value-type="float">
            <text:p>0.164902393255789</text:p>
          </table:table-cell>
          <table:table-cell office:value-type="float" office:value="0.164858209634619" calcext:value-type="float">
            <text:p>0.164858209634619</text:p>
          </table:table-cell>
          <table:table-cell office:value-type="float" office:value="0.164996565627946" calcext:value-type="float">
            <text:p>0.16499656562794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6261729650803" calcext:value-type="float">
            <text:p>-0.01862617296508</text:p>
          </table:table-cell>
          <table:table-cell office:value-type="float" office:value="-0.0186190832927045" calcext:value-type="float">
            <text:p>-0.018619083292705</text:p>
          </table:table-cell>
          <table:table-cell office:value-type="float" office:value="-0.0186218176785557" calcext:value-type="float">
            <text:p>-0.018621817678556</text:p>
          </table:table-cell>
          <table:table-cell office:value-type="float" office:value="-0.0186075706917812" calcext:value-type="float">
            <text:p>-0.018607570691781</text:p>
          </table:table-cell>
          <table:table-cell office:value-type="float" office:value="-0.0186132239454169" calcext:value-type="float">
            <text:p>-0.018613223945417</text:p>
          </table:table-cell>
          <table:table-cell office:value-type="float" office:value="-0.018622016980799" calcext:value-type="float">
            <text:p>-0.018622016980799</text:p>
          </table:table-cell>
          <table:table-cell office:value-type="float" office:value="-0.0186181478490461" calcext:value-type="float">
            <text:p>-0.018618147849046</text:p>
          </table:table-cell>
          <table:table-cell office:value-type="float" office:value="-0.0186100277134108" calcext:value-type="float">
            <text:p>-0.018610027713411</text:p>
          </table:table-cell>
          <table:table-cell office:value-type="float" office:value="-0.0186309053990092" calcext:value-type="float">
            <text:p>-0.018630905399009</text:p>
          </table:table-cell>
          <table:table-cell office:value-type="float" office:value="-0.0186324546448644" calcext:value-type="float">
            <text:p>-0.018632454644864</text:p>
          </table:table-cell>
          <table:table-cell office:value-type="float" office:value="-0.0186380084366124" calcext:value-type="float">
            <text:p>-0.018638008436612</text:p>
          </table:table-cell>
          <table:table-cell office:value-type="float" office:value="-0.018625287637644" calcext:value-type="float">
            <text:p>-0.018625287637644</text:p>
          </table:table-cell>
          <table:table-cell office:value-type="float" office:value="-0.0186231671899518" calcext:value-type="float">
            <text:p>-0.018623167189952</text:p>
          </table:table-cell>
          <table:table-cell office:value-type="float" office:value="-0.0186293518175254" calcext:value-type="float">
            <text:p>-0.018629351817525</text:p>
          </table:table-cell>
          <table:table-cell office:value-type="float" office:value="-0.0186244438845655" calcext:value-type="float">
            <text:p>-0.018624443884566</text:p>
          </table:table-cell>
          <table:table-cell office:value-type="float" office:value="-0.0186209188941442" calcext:value-type="float">
            <text:p>-0.018620918894144</text:p>
          </table:table-cell>
          <table:table-cell office:value-type="float" office:value="-0.0186378244085571" calcext:value-type="float">
            <text:p>-0.018637824408557</text:p>
          </table:table-cell>
          <table:table-cell office:value-type="float" office:value="-0.0186335309664821" calcext:value-type="float">
            <text:p>-0.018633530966482</text:p>
          </table:table-cell>
          <table:table-cell office:value-type="float" office:value="-0.018627902134298" calcext:value-type="float">
            <text:p>-0.018627902134298</text:p>
          </table:table-cell>
          <table:table-cell office:value-type="float" office:value="-0.0186296848364902" calcext:value-type="float">
            <text:p>-0.01862968483649</text:p>
          </table:table-cell>
          <table:table-cell office:value-type="float" office:value="-0.018623559251881" calcext:value-type="float">
            <text:p>-0.018623559251881</text:p>
          </table:table-cell>
          <table:table-cell office:value-type="float" office:value="-0.0186252201251696" calcext:value-type="float">
            <text:p>-0.01862522012517</text:p>
          </table:table-cell>
          <table:table-cell office:value-type="float" office:value="-0.0186290054188271" calcext:value-type="float">
            <text:p>-0.018629005418827</text:p>
          </table:table-cell>
          <table:table-cell office:value-type="float" office:value="-0.0186293575036408" calcext:value-type="float">
            <text:p>-0.018629357503641</text:p>
          </table:table-cell>
          <table:table-cell office:value-type="float" office:value="-0.0186193438355482" calcext:value-type="float">
            <text:p>-0.018619343835548</text:p>
          </table:table-cell>
          <table:table-cell office:value-type="float" office:value="-0.0186236841922005" calcext:value-type="float">
            <text:p>-0.018623684192201</text:p>
          </table:table-cell>
          <table:table-cell office:value-type="float" office:value="-0.0186179744632112" calcext:value-type="float">
            <text:p>-0.018617974463211</text:p>
          </table:table-cell>
          <table:table-cell office:value-type="float" office:value="-0.0186329893891127" calcext:value-type="float">
            <text:p>-0.018632989389113</text:p>
          </table:table-cell>
          <table:table-cell office:value-type="float" office:value="-0.0186271179832874" calcext:value-type="float">
            <text:p>-0.018627117983287</text:p>
          </table:table-cell>
          <table:table-cell office:value-type="float" office:value="-0.0186295567417924" calcext:value-type="float">
            <text:p>-0.018629556741792</text:p>
          </table:table-cell>
          <table:table-cell office:value-type="float" office:value="-0.0186195470426618" calcext:value-type="float">
            <text:p>-0.018619547042662</text:p>
          </table:table-cell>
          <table:table-cell office:value-type="float" office:value="-0.0186309636212476" calcext:value-type="float">
            <text:p>-0.018630963621248</text:p>
          </table:table-cell>
          <table:table-cell office:value-type="float" office:value="-0.0186272218114283" calcext:value-type="float">
            <text:p>-0.018627221811428</text:p>
          </table:table-cell>
          <table:table-cell office:value-type="float" office:value="-0.0186399567886634" calcext:value-type="float">
            <text:p>-0.018639956788663</text:p>
          </table:table-cell>
          <table:table-cell office:value-type="float" office:value="-0.0186316975608425" calcext:value-type="float">
            <text:p>-0.018631697560843</text:p>
          </table:table-cell>
          <table:table-cell office:value-type="float" office:value="-0.0186463301274753" calcext:value-type="float">
            <text:p>-0.018646330127475</text:p>
          </table:table-cell>
          <table:table-cell office:value-type="float" office:value="-0.0186386716507397" calcext:value-type="float">
            <text:p>-0.01863867165074</text:p>
          </table:table-cell>
          <table:table-cell office:value-type="float" office:value="-0.0186144648054014" calcext:value-type="float">
            <text:p>-0.018614464805401</text:p>
          </table:table-cell>
          <table:table-cell office:value-type="float" office:value="-0.0186198586456435" calcext:value-type="float">
            <text:p>-0.018619858645644</text:p>
          </table:table-cell>
          <table:table-cell office:value-type="float" office:value="-0.0186417386751199" calcext:value-type="float">
            <text:p>-0.01864173867512</text:p>
          </table:table-cell>
          <table:table-cell office:value-type="float" office:value="-0.0186188060912374" calcext:value-type="float">
            <text:p>-0.018618806091237</text:p>
          </table:table-cell>
          <table:table-cell office:value-type="float" office:value="-0.0186489387145043" calcext:value-type="float">
            <text:p>-0.018648938714504</text:p>
          </table:table-cell>
          <table:table-cell office:value-type="float" office:value="-0.0186413212023682" calcext:value-type="float">
            <text:p>-0.018641321202368</text:p>
          </table:table-cell>
          <table:table-cell office:value-type="float" office:value="-0.0186242697523885" calcext:value-type="float">
            <text:p>-0.018624269752389</text:p>
          </table:table-cell>
          <table:table-cell office:value-type="float" office:value="-0.0186303547243346" calcext:value-type="float">
            <text:p>-0.018630354724335</text:p>
          </table:table-cell>
          <table:table-cell office:value-type="float" office:value="-0.0186145234162039" calcext:value-type="float">
            <text:p>-0.018614523416204</text:p>
          </table:table-cell>
          <table:table-cell office:value-type="float" office:value="-0.0186206921141677" calcext:value-type="float">
            <text:p>-0.018620692114168</text:p>
          </table:table-cell>
          <table:table-cell office:value-type="float" office:value="-0.0185336677731049" calcext:value-type="float">
            <text:p>-0.018533667773105</text:p>
          </table:table-cell>
          <table:table-cell office:value-type="float" office:value="-0.0185929393128498" calcext:value-type="float">
            <text:p>-0.01859293931285</text:p>
          </table:table-cell>
          <table:table-cell office:value-type="float" office:value="-0.018629242789276" calcext:value-type="float">
            <text:p>-0.018629242789276</text:p>
          </table:table-cell>
          <table:table-cell office:value-type="float" office:value="-0.0183821283339313" calcext:value-type="float">
            <text:p>-0.018382128333931</text:p>
          </table:table-cell>
          <table:table-cell office:value-type="float" office:value="-0.0184050114037325" calcext:value-type="float">
            <text:p>-0.018405011403733</text:p>
          </table:table-cell>
          <table:table-cell office:value-type="float" office:value="-0.0182623709273871" calcext:value-type="float">
            <text:p>-0.018262370927387</text:p>
          </table:table-cell>
          <table:table-cell office:value-type="float" office:value="-0.0184536219865456" calcext:value-type="float">
            <text:p>-0.018453621986546</text:p>
          </table:table-cell>
          <table:table-cell office:value-type="float" office:value="-0.0193888118836869" calcext:value-type="float">
            <text:p>-0.019388811883687</text:p>
          </table:table-cell>
          <table:table-cell office:value-type="float" office:value="-0.0199441117584104" calcext:value-type="float">
            <text:p>-0.01994411175841</text:p>
          </table:table-cell>
          <table:table-cell office:value-type="float" office:value="-0.0206114559043835" calcext:value-type="float">
            <text:p>-0.020611455904384</text:p>
          </table:table-cell>
          <table:table-cell office:value-type="float" office:value="-0.0205817876334227" calcext:value-type="float">
            <text:p>-0.020581787633423</text:p>
          </table:table-cell>
          <table:table-cell office:value-type="float" office:value="-0.020013672030446" calcext:value-type="float">
            <text:p>-0.020013672030446</text:p>
          </table:table-cell>
          <table:table-cell office:value-type="float" office:value="-0.0225773632603196" calcext:value-type="float">
            <text:p>-0.02257736326032</text:p>
          </table:table-cell>
          <table:table-cell office:value-type="float" office:value="-0.0272863395325662" calcext:value-type="float">
            <text:p>-0.027286339532566</text:p>
          </table:table-cell>
          <table:table-cell office:value-type="float" office:value="-0.0620563410813206" calcext:value-type="float">
            <text:p>-0.062056341081321</text:p>
          </table:table-cell>
          <table:table-cell office:value-type="float" office:value="-0.0665231468596439" calcext:value-type="float">
            <text:p>-0.066523146859644</text:p>
          </table:table-cell>
          <table:table-cell office:value-type="float" office:value="-0.067223676463638" calcext:value-type="float">
            <text:p>-0.067223676463638</text:p>
          </table:table-cell>
          <table:table-cell office:value-type="float" office:value="-0.0685301311127374" calcext:value-type="float">
            <text:p>-0.068530131112737</text:p>
          </table:table-cell>
          <table:table-cell office:value-type="float" office:value="-0.0648818217284403" calcext:value-type="float">
            <text:p>-0.06488182172844</text:p>
          </table:table-cell>
          <table:table-cell office:value-type="float" office:value="-0.0412253823042739" calcext:value-type="float">
            <text:p>-0.041225382304274</text:p>
          </table:table-cell>
          <table:table-cell office:value-type="float" office:value="-0.0364168852882761" calcext:value-type="float">
            <text:p>-0.036416885288276</text:p>
          </table:table-cell>
          <table:table-cell office:value-type="float" office:value="-0.027546682099091" calcext:value-type="float">
            <text:p>-0.027546682099091</text:p>
          </table:table-cell>
          <table:table-cell office:value-type="float" office:value="-0.02667903447972" calcext:value-type="float">
            <text:p>-0.02667903447972</text:p>
          </table:table-cell>
          <table:table-cell office:value-type="float" office:value="-0.0245274376124259" calcext:value-type="float">
            <text:p>-0.024527437612426</text:p>
          </table:table-cell>
          <table:table-cell office:value-type="float" office:value="-0.0220001065744969" calcext:value-type="float">
            <text:p>-0.022000106574497</text:p>
          </table:table-cell>
          <table:table-cell office:value-type="float" office:value="-0.0186911801520615" calcext:value-type="float">
            <text:p>-0.018691180152062</text:p>
          </table:table-cell>
          <table:table-cell office:value-type="float" office:value="-0.0168987658677081" calcext:value-type="float">
            <text:p>-0.016898765867708</text:p>
          </table:table-cell>
          <table:table-cell office:value-type="float" office:value="-0.0154795564176539" calcext:value-type="float">
            <text:p>-0.015479556417654</text:p>
          </table:table-cell>
          <table:table-cell office:value-type="float" office:value="-0.0537968421049145" calcext:value-type="float">
            <text:p>-0.053796842104915</text:p>
          </table:table-cell>
          <table:table-cell office:value-type="float" office:value="-0.0554935880019674" calcext:value-type="float">
            <text:p>-0.055493588001967</text:p>
          </table:table-cell>
          <table:table-cell office:value-type="float" office:value="-0.0510164056261263" calcext:value-type="float">
            <text:p>-0.051016405626126</text:p>
          </table:table-cell>
          <table:table-cell office:value-type="float" office:value="-0.0243848917357955" calcext:value-type="float">
            <text:p>-0.024384891735796</text:p>
          </table:table-cell>
          <table:table-cell office:value-type="float" office:value="-0.0168831918659152" calcext:value-type="float">
            <text:p>-0.016883191865915</text:p>
          </table:table-cell>
          <table:table-cell office:value-type="float" office:value="-0.0223082839195515" calcext:value-type="float">
            <text:p>-0.022308283919552</text:p>
          </table:table-cell>
          <table:table-cell office:value-type="float" office:value="-0.0257119964412202" calcext:value-type="float">
            <text:p>-0.02571199644122</text:p>
          </table:table-cell>
          <table:table-cell office:value-type="float" office:value="-0.0247309525728781" calcext:value-type="float">
            <text:p>-0.024730952572878</text:p>
          </table:table-cell>
          <table:table-cell office:value-type="float" office:value="-0.0239878940539704" calcext:value-type="float">
            <text:p>-0.02398789405397</text:p>
          </table:table-cell>
          <table:table-cell office:value-type="float" office:value="-0.0220943817666254" calcext:value-type="float">
            <text:p>-0.022094381766625</text:p>
          </table:table-cell>
          <table:table-cell office:value-type="float" office:value="-0.0214525418454632" calcext:value-type="float">
            <text:p>-0.021452541845463</text:p>
          </table:table-cell>
          <table:table-cell office:value-type="float" office:value="-0.0204166176892734" calcext:value-type="float">
            <text:p>-0.020416617689273</text:p>
          </table:table-cell>
          <table:table-cell office:value-type="float" office:value="-0.0203027163270946" calcext:value-type="float">
            <text:p>-0.020302716327095</text:p>
          </table:table-cell>
          <table:table-cell office:value-type="float" office:value="-0.0195318891165015" calcext:value-type="float">
            <text:p>-0.019531889116502</text:p>
          </table:table-cell>
          <table:table-cell office:value-type="float" office:value="-0.0207286602228946" calcext:value-type="float">
            <text:p>-0.020728660222895</text:p>
          </table:table-cell>
          <table:table-cell office:value-type="float" office:value="-0.0290135874463282" calcext:value-type="float">
            <text:p>-0.029013587446328</text:p>
          </table:table-cell>
          <table:table-cell office:value-type="float" office:value="-0.0348910779979399" calcext:value-type="float">
            <text:p>-0.03489107799794</text:p>
          </table:table-cell>
          <table:table-cell office:value-type="float" office:value="-0.0394876461755112" calcext:value-type="float">
            <text:p>-0.039487646175511</text:p>
          </table:table-cell>
          <table:table-cell office:value-type="float" office:value="-0.0595916455683499" calcext:value-type="float">
            <text:p>-0.05959164556835</text:p>
          </table:table-cell>
          <table:table-cell office:value-type="float" office:value="-0.0584490979664417" calcext:value-type="float">
            <text:p>-0.058449097966442</text:p>
          </table:table-cell>
          <table:table-cell office:value-type="float" office:value="-0.0565261815745913" calcext:value-type="float">
            <text:p>-0.056526181574591</text:p>
          </table:table-cell>
          <table:table-cell office:value-type="float" office:value="-0.0533762788701957" calcext:value-type="float">
            <text:p>-0.053376278870196</text:p>
          </table:table-cell>
          <table:table-cell office:value-type="float" office:value="-0.0503353238861124" calcext:value-type="float">
            <text:p>-0.050335323886112</text:p>
          </table:table-cell>
          <table:table-cell office:value-type="float" office:value="-0.0495732404996364" calcext:value-type="float">
            <text:p>-0.049573240499636</text:p>
          </table:table-cell>
          <table:table-cell office:value-type="float" office:value="-0.0483977716109538" calcext:value-type="float">
            <text:p>-0.048397771610954</text:p>
          </table:table-cell>
          <table:table-cell office:value-type="float" office:value="-0.0269119716955791" calcext:value-type="float">
            <text:p>-0.026911971695579</text:p>
          </table:table-cell>
          <table:table-cell office:value-type="float" office:value="-0.0165682788357744" calcext:value-type="float">
            <text:p>-0.016568278835774</text:p>
          </table:table-cell>
          <table:table-cell office:value-type="float" office:value="-0.0136483632367434" calcext:value-type="float">
            <text:p>-0.013648363236743</text:p>
          </table:table-cell>
          <table:table-cell office:value-type="float" office:value="-0.0049128423293923" calcext:value-type="float">
            <text:p>-0.004912842329392</text:p>
          </table:table-cell>
          <table:table-cell office:value-type="float" office:value="-0.00448773439478783" calcext:value-type="float">
            <text:p>-0.004487734394788</text:p>
          </table:table-cell>
          <table:table-cell office:value-type="float" office:value="-0.00445352952515639" calcext:value-type="float">
            <text:p>-0.004453529525156</text:p>
          </table:table-cell>
          <table:table-cell office:value-type="float" office:value="-0.0049343952607724" calcext:value-type="float">
            <text:p>-0.004934395260772</text:p>
          </table:table-cell>
          <table:table-cell office:value-type="float" office:value="-0.0408095003797045" calcext:value-type="float">
            <text:p>-0.040809500379705</text:p>
          </table:table-cell>
          <table:table-cell office:value-type="float" office:value="-0.0416019280452806" calcext:value-type="float">
            <text:p>-0.041601928045281</text:p>
          </table:table-cell>
          <table:table-cell office:value-type="float" office:value="-0.0128377752988202" calcext:value-type="float">
            <text:p>-0.01283777529882</text:p>
          </table:table-cell>
          <table:table-cell office:value-type="float" office:value="-0.0110987064516437" calcext:value-type="float">
            <text:p>-0.011098706451644</text:p>
          </table:table-cell>
          <table:table-cell office:value-type="float" office:value="-0.00894219566093615" calcext:value-type="float">
            <text:p>-0.008942195660936</text:p>
          </table:table-cell>
          <table:table-cell office:value-type="float" office:value="-0.0217362715118661" calcext:value-type="float">
            <text:p>-0.021736271511866</text:p>
          </table:table-cell>
          <table:table-cell office:value-type="float" office:value="-0.0265875301324771" calcext:value-type="float">
            <text:p>-0.026587530132477</text:p>
          </table:table-cell>
          <table:table-cell office:value-type="float" office:value="-0.0262436479324834" calcext:value-type="float">
            <text:p>-0.026243647932483</text:p>
          </table:table-cell>
          <table:table-cell office:value-type="float" office:value="-0.0249651998871329" calcext:value-type="float">
            <text:p>-0.024965199887133</text:p>
          </table:table-cell>
          <table:table-cell office:value-type="float" office:value="-0.0239472068436873" calcext:value-type="float">
            <text:p>-0.023947206843687</text:p>
          </table:table-cell>
          <table:table-cell office:value-type="float" office:value="-0.0233249315879876" calcext:value-type="float">
            <text:p>-0.023324931587988</text:p>
          </table:table-cell>
          <table:table-cell office:value-type="float" office:value="-0.0223118489244173" calcext:value-type="float">
            <text:p>-0.022311848924417</text:p>
          </table:table-cell>
          <table:table-cell office:value-type="float" office:value="-0.0209610878360063" calcext:value-type="float">
            <text:p>-0.020961087836006</text:p>
          </table:table-cell>
          <table:table-cell office:value-type="float" office:value="-0.0199891285611388" calcext:value-type="float">
            <text:p>-0.019989128561139</text:p>
          </table:table-cell>
          <table:table-cell office:value-type="float" office:value="-0.0209527408953579" calcext:value-type="float">
            <text:p>-0.020952740895358</text:p>
          </table:table-cell>
          <table:table-cell office:value-type="float" office:value="-0.0381067283281389" calcext:value-type="float">
            <text:p>-0.038106728328139</text:p>
          </table:table-cell>
          <table:table-cell office:value-type="float" office:value="-0.0376823399973681" calcext:value-type="float">
            <text:p>-0.037682339997368</text:p>
          </table:table-cell>
          <table:table-cell office:value-type="float" office:value="-0.0481563579422931" calcext:value-type="float">
            <text:p>-0.048156357942293</text:p>
          </table:table-cell>
          <table:table-cell office:value-type="float" office:value="-0.0549617826734312" calcext:value-type="float">
            <text:p>-0.054961782673431</text:p>
          </table:table-cell>
          <table:table-cell office:value-type="float" office:value="-0.0554862021900502" calcext:value-type="float">
            <text:p>-0.05548620219005</text:p>
          </table:table-cell>
          <table:table-cell office:value-type="float" office:value="-0.0511489403455021" calcext:value-type="float">
            <text:p>-0.051148940345502</text:p>
          </table:table-cell>
          <table:table-cell office:value-type="float" office:value="-0.048385717432473" calcext:value-type="float">
            <text:p>-0.048385717432473</text:p>
          </table:table-cell>
          <table:table-cell office:value-type="float" office:value="-0.0460738163943542" calcext:value-type="float">
            <text:p>-0.046073816394354</text:p>
          </table:table-cell>
          <table:table-cell office:value-type="float" office:value="-0.0449845844622575" calcext:value-type="float">
            <text:p>-0.044984584462258</text:p>
          </table:table-cell>
          <table:table-cell office:value-type="float" office:value="-0.0429195517442205" calcext:value-type="float">
            <text:p>-0.042919551744221</text:p>
          </table:table-cell>
          <table:table-cell office:value-type="float" office:value="-0.0330777426172" calcext:value-type="float">
            <text:p>-0.0330777426172</text:p>
          </table:table-cell>
          <table:table-cell office:value-type="float" office:value="-0.0182546067079894" calcext:value-type="float">
            <text:p>-0.018254606707989</text:p>
          </table:table-cell>
          <table:table-cell office:value-type="float" office:value="-0.0188590076975509" calcext:value-type="float">
            <text:p>-0.018859007697551</text:p>
          </table:table-cell>
          <table:table-cell office:value-type="float" office:value="-0.0187795118214472" calcext:value-type="float">
            <text:p>-0.018779511821447</text:p>
          </table:table-cell>
          <table:table-cell office:value-type="float" office:value="-0.0177508979988373" calcext:value-type="float">
            <text:p>-0.017750897998837</text:p>
          </table:table-cell>
          <table:table-cell office:value-type="float" office:value="-0.013632039283992" calcext:value-type="float">
            <text:p>-0.013632039283992</text:p>
          </table:table-cell>
          <table:table-cell office:value-type="float" office:value="-0.011494815808565" calcext:value-type="float">
            <text:p>-0.011494815808565</text:p>
          </table:table-cell>
          <table:table-cell office:value-type="float" office:value="-0.0102165144156959" calcext:value-type="float">
            <text:p>-0.010216514415696</text:p>
          </table:table-cell>
          <table:table-cell office:value-type="float" office:value="-0.00920249002746759" calcext:value-type="float">
            <text:p>-0.009202490027468</text:p>
          </table:table-cell>
          <table:table-cell office:value-type="float" office:value="-0.00899487710438088" calcext:value-type="float">
            <text:p>-0.008994877104381</text:p>
          </table:table-cell>
          <table:table-cell office:value-type="float" office:value="-0.0088380863602121" calcext:value-type="float">
            <text:p>-0.008838086360212</text:p>
          </table:table-cell>
          <table:table-cell office:value-type="float" office:value="-0.00875962857113978" calcext:value-type="float">
            <text:p>-0.00875962857114</text:p>
          </table:table-cell>
          <table:table-cell office:value-type="float" office:value="-0.00878818695935818" calcext:value-type="float">
            <text:p>-0.008788186959358</text:p>
          </table:table-cell>
          <table:table-cell office:value-type="float" office:value="-0.0102577488114278" calcext:value-type="float">
            <text:p>-0.010257748811428</text:p>
          </table:table-cell>
          <table:table-cell office:value-type="float" office:value="-0.048595168613365" calcext:value-type="float">
            <text:p>-0.048595168613365</text:p>
          </table:table-cell>
          <table:table-cell office:value-type="float" office:value="-0.0506555606647446" calcext:value-type="float">
            <text:p>-0.050655560664745</text:p>
          </table:table-cell>
          <table:table-cell office:value-type="float" office:value="-0.0527697901494759" calcext:value-type="float">
            <text:p>-0.052769790149476</text:p>
          </table:table-cell>
          <table:table-cell office:value-type="float" office:value="-0.0534041626910849" calcext:value-type="float">
            <text:p>-0.053404162691085</text:p>
          </table:table-cell>
          <table:table-cell office:value-type="float" office:value="-0.0493069862399772" calcext:value-type="float">
            <text:p>-0.049306986239977</text:p>
          </table:table-cell>
          <table:table-cell office:value-type="float" office:value="-0.0378890548380099" calcext:value-type="float">
            <text:p>-0.03788905483801</text:p>
          </table:table-cell>
          <table:table-cell office:value-type="float" office:value="-0.0350444407079739" calcext:value-type="float">
            <text:p>-0.035044440707974</text:p>
          </table:table-cell>
          <table:table-cell office:value-type="float" office:value="-0.0327841537855918" calcext:value-type="float">
            <text:p>-0.032784153785592</text:p>
          </table:table-cell>
          <table:table-cell office:value-type="float" office:value="-0.0257417676200798" calcext:value-type="float">
            <text:p>-0.02574176762008</text:p>
          </table:table-cell>
          <table:table-cell office:value-type="float" office:value="-0.0263389970743235" calcext:value-type="float">
            <text:p>-0.026338997074324</text:p>
          </table:table-cell>
          <table:table-cell office:value-type="float" office:value="-0.0262627070878167" calcext:value-type="float">
            <text:p>-0.026262707087817</text:p>
          </table:table-cell>
          <table:table-cell office:value-type="float" office:value="-0.0242063131522118" calcext:value-type="float">
            <text:p>-0.024206313152212</text:p>
          </table:table-cell>
          <table:table-cell office:value-type="float" office:value="-0.0230486827770874" calcext:value-type="float">
            <text:p>-0.023048682777087</text:p>
          </table:table-cell>
          <table:table-cell office:value-type="float" office:value="-0.0225801968247981" calcext:value-type="float">
            <text:p>-0.022580196824798</text:p>
          </table:table-cell>
          <table:table-cell office:value-type="float" office:value="-0.0224809177928431" calcext:value-type="float">
            <text:p>-0.022480917792843</text:p>
          </table:table-cell>
          <table:table-cell office:value-type="float" office:value="-0.0215821529766405" calcext:value-type="float">
            <text:p>-0.021582152976641</text:p>
          </table:table-cell>
          <table:table-cell office:value-type="float" office:value="-0.0205934451029535" calcext:value-type="float">
            <text:p>-0.020593445102954</text:p>
          </table:table-cell>
          <table:table-cell office:value-type="float" office:value="-0.0183692994067403" calcext:value-type="float">
            <text:p>-0.01836929940674</text:p>
          </table:table-cell>
          <table:table-cell office:value-type="float" office:value="-0.0173376173198482" calcext:value-type="float">
            <text:p>-0.017337617319848</text:p>
          </table:table-cell>
          <table:table-cell office:value-type="float" office:value="-0.0176085063068363" calcext:value-type="float">
            <text:p>-0.017608506306836</text:p>
          </table:table-cell>
          <table:table-cell office:value-type="float" office:value="-0.0266631934580317" calcext:value-type="float">
            <text:p>-0.026663193458032</text:p>
          </table:table-cell>
          <table:table-cell office:value-type="float" office:value="-0.0328732365040725" calcext:value-type="float">
            <text:p>-0.032873236504073</text:p>
          </table:table-cell>
          <table:table-cell office:value-type="float" office:value="-0.0393946904513467" calcext:value-type="float">
            <text:p>-0.039394690451347</text:p>
          </table:table-cell>
          <table:table-cell office:value-type="float" office:value="-0.0454171833561" calcext:value-type="float">
            <text:p>-0.0454171833561</text:p>
          </table:table-cell>
          <table:table-cell office:value-type="float" office:value="-0.0572146278745148" calcext:value-type="float">
            <text:p>-0.057214627874515</text:p>
          </table:table-cell>
          <table:table-cell office:value-type="float" office:value="-0.0616295976877429" calcext:value-type="float">
            <text:p>-0.061629597687743</text:p>
          </table:table-cell>
          <table:table-cell office:value-type="float" office:value="-0.0622195783479277" calcext:value-type="float">
            <text:p>-0.062219578347928</text:p>
          </table:table-cell>
          <table:table-cell office:value-type="float" office:value="-0.0608252125539233" calcext:value-type="float">
            <text:p>-0.060825212553923</text:p>
          </table:table-cell>
          <table:table-cell office:value-type="float" office:value="-0.0589943152007185" calcext:value-type="float">
            <text:p>-0.058994315200719</text:p>
          </table:table-cell>
          <table:table-cell office:value-type="float" office:value="-0.0594645747345555" calcext:value-type="float">
            <text:p>-0.059464574734556</text:p>
          </table:table-cell>
          <table:table-cell office:value-type="float" office:value="-0.0608241296619369" calcext:value-type="float">
            <text:p>-0.060824129661937</text:p>
          </table:table-cell>
          <table:table-cell office:value-type="float" office:value="-0.0613072069998934" calcext:value-type="float">
            <text:p>-0.061307206999893</text:p>
          </table:table-cell>
          <table:table-cell office:value-type="float" office:value="-0.0611132217825615" calcext:value-type="float">
            <text:p>-0.061113221782562</text:p>
          </table:table-cell>
          <table:table-cell office:value-type="float" office:value="-0.059618476152527" calcext:value-type="float">
            <text:p>-0.059618476152527</text:p>
          </table:table-cell>
          <table:table-cell office:value-type="float" office:value="-0.055444544348058" calcext:value-type="float">
            <text:p>-0.055444544348058</text:p>
          </table:table-cell>
          <table:table-cell office:value-type="float" office:value="-0.034957795172377" calcext:value-type="float">
            <text:p>-0.034957795172377</text:p>
          </table:table-cell>
          <table:table-cell office:value-type="float" office:value="-0.031682659596212" calcext:value-type="float">
            <text:p>-0.031682659596212</text:p>
          </table:table-cell>
          <table:table-cell office:value-type="float" office:value="-0.0302418950238707" calcext:value-type="float">
            <text:p>-0.030241895023871</text:p>
          </table:table-cell>
          <table:table-cell office:value-type="float" office:value="-0.0277674800570427" calcext:value-type="float">
            <text:p>-0.027767480057043</text:p>
          </table:table-cell>
          <table:table-cell office:value-type="float" office:value="-0.0254763114017232" calcext:value-type="float">
            <text:p>-0.025476311401723</text:p>
          </table:table-cell>
          <table:table-cell office:value-type="float" office:value="-0.022448739319099" calcext:value-type="float">
            <text:p>-0.022448739319099</text:p>
          </table:table-cell>
          <table:table-cell office:value-type="float" office:value="-0.0204642639538831" calcext:value-type="float">
            <text:p>-0.020464263953883</text:p>
          </table:table-cell>
          <table:table-cell office:value-type="float" office:value="-0.0182518860115312" calcext:value-type="float">
            <text:p>-0.018251886011531</text:p>
          </table:table-cell>
          <table:table-cell office:value-type="float" office:value="-0.0159579749625038" calcext:value-type="float">
            <text:p>-0.015957974962504</text:p>
          </table:table-cell>
          <table:table-cell office:value-type="float" office:value="-0.0154159732871499" calcext:value-type="float">
            <text:p>-0.01541597328715</text:p>
          </table:table-cell>
          <table:table-cell office:value-type="float" office:value="-0.0153796358303623" calcext:value-type="float">
            <text:p>-0.015379635830362</text:p>
          </table:table-cell>
          <table:table-cell office:value-type="float" office:value="-0.0150428701710212" calcext:value-type="float">
            <text:p>-0.015042870171021</text:p>
          </table:table-cell>
          <table:table-cell office:value-type="float" office:value="-0.0555885955271916" calcext:value-type="float">
            <text:p>-0.055588595527192</text:p>
          </table:table-cell>
          <table:table-cell office:value-type="float" office:value="-0.0552511141460214" calcext:value-type="float">
            <text:p>-0.055251114146021</text:p>
          </table:table-cell>
          <table:table-cell office:value-type="float" office:value="-0.0500499410895707" calcext:value-type="float">
            <text:p>-0.050049941089571</text:p>
          </table:table-cell>
          <table:table-cell office:value-type="float" office:value="-0.0412819013859499" calcext:value-type="float">
            <text:p>-0.04128190138595</text:p>
          </table:table-cell>
          <table:table-cell office:value-type="float" office:value="-0.0396184494199413" calcext:value-type="float">
            <text:p>-0.039618449419941</text:p>
          </table:table-cell>
          <table:table-cell office:value-type="float" office:value="-0.037080284511531" calcext:value-type="float">
            <text:p>-0.037080284511531</text:p>
          </table:table-cell>
          <table:table-cell office:value-type="float" office:value="-0.026523111459131" calcext:value-type="float">
            <text:p>-0.026523111459131</text:p>
          </table:table-cell>
          <table:table-cell office:value-type="float" office:value="-0.0281659527574842" calcext:value-type="float">
            <text:p>-0.028165952757484</text:p>
          </table:table-cell>
          <table:table-cell office:value-type="float" office:value="-0.0247291043886328" calcext:value-type="float">
            <text:p>-0.024729104388633</text:p>
          </table:table-cell>
          <table:table-cell office:value-type="float" office:value="-0.0239772816861391" calcext:value-type="float">
            <text:p>-0.023977281686139</text:p>
          </table:table-cell>
          <table:table-cell office:value-type="float" office:value="-0.02402881749965" calcext:value-type="float">
            <text:p>-0.02402881749965</text:p>
          </table:table-cell>
          <table:table-cell office:value-type="float" office:value="-0.0228255932361444" calcext:value-type="float">
            <text:p>-0.022825593236144</text:p>
          </table:table-cell>
          <table:table-cell office:value-type="float" office:value="-0.0222556600529479" calcext:value-type="float">
            <text:p>-0.022255660052948</text:p>
          </table:table-cell>
          <table:table-cell office:value-type="float" office:value="-0.0209144551085951" calcext:value-type="float">
            <text:p>-0.020914455108595</text:p>
          </table:table-cell>
          <table:table-cell office:value-type="float" office:value="-0.0196447804504585" calcext:value-type="float">
            <text:p>-0.019644780450459</text:p>
          </table:table-cell>
          <table:table-cell office:value-type="float" office:value="-0.0186911839458394" calcext:value-type="float">
            <text:p>-0.018691183945839</text:p>
          </table:table-cell>
          <table:table-cell office:value-type="float" office:value="-0.0265061130856013" calcext:value-type="float">
            <text:p>-0.026506113085601</text:p>
          </table:table-cell>
          <table:table-cell office:value-type="float" office:value="-0.0400746960659689" calcext:value-type="float">
            <text:p>-0.040074696065969</text:p>
          </table:table-cell>
          <table:table-cell office:value-type="float" office:value="-0.0583511907324746" calcext:value-type="float">
            <text:p>-0.058351190732475</text:p>
          </table:table-cell>
          <table:table-cell office:value-type="float" office:value="-0.0631411834300376" calcext:value-type="float">
            <text:p>-0.063141183430038</text:p>
          </table:table-cell>
          <table:table-cell office:value-type="float" office:value="-0.062914215116631" calcext:value-type="float">
            <text:p>-0.062914215116631</text:p>
          </table:table-cell>
          <table:table-cell office:value-type="float" office:value="-0.0599159796385044" calcext:value-type="float">
            <text:p>-0.059915979638504</text:p>
          </table:table-cell>
          <table:table-cell office:value-type="float" office:value="-0.0611911464077318" calcext:value-type="float">
            <text:p>-0.061191146407732</text:p>
          </table:table-cell>
          <table:table-cell office:value-type="float" office:value="-0.0617991409626543" calcext:value-type="float">
            <text:p>-0.061799140962654</text:p>
          </table:table-cell>
          <table:table-cell office:value-type="float" office:value="-0.0562589292804682" calcext:value-type="float">
            <text:p>-0.056258929280468</text:p>
          </table:table-cell>
          <table:table-cell office:value-type="float" office:value="-0.0437610720579488" calcext:value-type="float">
            <text:p>-0.043761072057949</text:p>
          </table:table-cell>
          <table:table-cell office:value-type="float" office:value="-0.031974982964146" calcext:value-type="float">
            <text:p>-0.031974982964146</text:p>
          </table:table-cell>
          <table:table-cell office:value-type="float" office:value="-0.0273126141589078" calcext:value-type="float">
            <text:p>-0.027312614158908</text:p>
          </table:table-cell>
          <table:table-cell office:value-type="float" office:value="-0.0245787703581063" calcext:value-type="float">
            <text:p>-0.024578770358106</text:p>
          </table:table-cell>
          <table:table-cell office:value-type="float" office:value="-0.0234398776786384" calcext:value-type="float">
            <text:p>-0.023439877678638</text:p>
          </table:table-cell>
          <table:table-cell office:value-type="float" office:value="-0.023314376131759" calcext:value-type="float">
            <text:p>-0.023314376131759</text:p>
          </table:table-cell>
          <table:table-cell office:value-type="float" office:value="-0.0230464200951207" calcext:value-type="float">
            <text:p>-0.023046420095121</text:p>
          </table:table-cell>
          <table:table-cell office:value-type="float" office:value="-0.0215547328227222" calcext:value-type="float">
            <text:p>-0.021554732822722</text:p>
          </table:table-cell>
          <table:table-cell office:value-type="float" office:value="-0.0195721880309935" calcext:value-type="float">
            <text:p>-0.019572188030994</text:p>
          </table:table-cell>
          <table:table-cell office:value-type="float" office:value="-0.0151144752024577" calcext:value-type="float">
            <text:p>-0.015114475202458</text:p>
          </table:table-cell>
          <table:table-cell office:value-type="float" office:value="-0.0141120116659098" calcext:value-type="float">
            <text:p>-0.01411201166591</text:p>
          </table:table-cell>
          <table:table-cell office:value-type="float" office:value="-0.0138593569457335" calcext:value-type="float">
            <text:p>-0.013859356945734</text:p>
          </table:table-cell>
          <table:table-cell office:value-type="float" office:value="-0.0139728233381591" calcext:value-type="float">
            <text:p>-0.013972823338159</text:p>
          </table:table-cell>
          <table:table-cell office:value-type="float" office:value="-0.0140615177381139" calcext:value-type="float">
            <text:p>-0.014061517738114</text:p>
          </table:table-cell>
          <table:table-cell office:value-type="float" office:value="-0.0133948216484831" calcext:value-type="float">
            <text:p>-0.013394821648483</text:p>
          </table:table-cell>
          <table:table-cell office:value-type="float" office:value="-0.0536853436105357" calcext:value-type="float">
            <text:p>-0.053685343610536</text:p>
          </table:table-cell>
          <table:table-cell office:value-type="float" office:value="-0.0503663429882156" calcext:value-type="float">
            <text:p>-0.050366342988216</text:p>
          </table:table-cell>
          <table:table-cell office:value-type="float" office:value="-0.0297313780104213" calcext:value-type="float">
            <text:p>-0.029731378010421</text:p>
          </table:table-cell>
          <table:table-cell office:value-type="float" office:value="-0.0279911209822034" calcext:value-type="float">
            <text:p>-0.027991120982203</text:p>
          </table:table-cell>
          <table:table-cell office:value-type="float" office:value="-0.025174519847052" calcext:value-type="float">
            <text:p>-0.025174519847052</text:p>
          </table:table-cell>
          <table:table-cell office:value-type="float" office:value="-0.0217516137017595" calcext:value-type="float">
            <text:p>-0.02175161370176</text:p>
          </table:table-cell>
          <table:table-cell office:value-type="float" office:value="-0.0268350664333014" calcext:value-type="float">
            <text:p>-0.026835066433301</text:p>
          </table:table-cell>
          <table:table-cell office:value-type="float" office:value="-0.0259715454418306" calcext:value-type="float">
            <text:p>-0.025971545441831</text:p>
          </table:table-cell>
          <table:table-cell office:value-type="float" office:value="-0.0239468750338498" calcext:value-type="float">
            <text:p>-0.02394687503385</text:p>
          </table:table-cell>
          <table:table-cell office:value-type="float" office:value="-0.0227662461927503" calcext:value-type="float">
            <text:p>-0.02276624619275</text:p>
          </table:table-cell>
          <table:table-cell office:value-type="float" office:value="-0.0212095257549968" calcext:value-type="float">
            <text:p>-0.021209525754997</text:p>
          </table:table-cell>
          <table:table-cell office:value-type="float" office:value="-0.0204372377981737" calcext:value-type="float">
            <text:p>-0.020437237798174</text:p>
          </table:table-cell>
          <table:table-cell office:value-type="float" office:value="-0.0225398085401772" calcext:value-type="float">
            <text:p>-0.022539808540177</text:p>
          </table:table-cell>
          <table:table-cell office:value-type="float" office:value="-0.0662430913790596" calcext:value-type="float">
            <text:p>-0.06624309137906</text:p>
          </table:table-cell>
          <table:table-cell office:value-type="float" office:value="-0.0665596009167088" calcext:value-type="float">
            <text:p>-0.066559600916709</text:p>
          </table:table-cell>
          <table:table-cell office:value-type="float" office:value="-0.0315853097610922" calcext:value-type="float">
            <text:p>-0.031585309761092</text:p>
          </table:table-cell>
          <table:table-cell office:value-type="float" office:value="-0.0248522945725344" calcext:value-type="float">
            <text:p>-0.024852294572534</text:p>
          </table:table-cell>
          <table:table-cell office:value-type="float" office:value="-0.0242406604731674" calcext:value-type="float">
            <text:p>-0.024240660473167</text:p>
          </table:table-cell>
          <table:table-cell office:value-type="float" office:value="-0.0213026626176181" calcext:value-type="float">
            <text:p>-0.021302662617618</text:p>
          </table:table-cell>
          <table:table-cell office:value-type="float" office:value="-0.0153330507541471" calcext:value-type="float">
            <text:p>-0.015333050754147</text:p>
          </table:table-cell>
          <table:table-cell office:value-type="float" office:value="-0.011849919031236" calcext:value-type="float">
            <text:p>-0.011849919031236</text:p>
          </table:table-cell>
          <table:table-cell office:value-type="float" office:value="-0.0106522239711413" calcext:value-type="float">
            <text:p>-0.010652223971141</text:p>
          </table:table-cell>
          <table:table-cell office:value-type="float" office:value="-0.0418756717606416" calcext:value-type="float">
            <text:p>-0.041875671760642</text:p>
          </table:table-cell>
          <table:table-cell office:value-type="float" office:value="-0.0353492411480774" calcext:value-type="float">
            <text:p>-0.035349241148077</text:p>
          </table:table-cell>
          <table:table-cell office:value-type="float" office:value="-0.0308780777163147" calcext:value-type="float">
            <text:p>-0.030878077716315</text:p>
          </table:table-cell>
          <table:table-cell office:value-type="float" office:value="-0.0045072895897552" calcext:value-type="float">
            <text:p>-0.004507289589755</text:p>
          </table:table-cell>
          <table:table-cell office:value-type="float" office:value="-0.00486286592851168" calcext:value-type="float">
            <text:p>-0.004862865928512</text:p>
          </table:table-cell>
          <table:table-cell office:value-type="float" office:value="-0.00968511245037168" calcext:value-type="float">
            <text:p>-0.009685112450372</text:p>
          </table:table-cell>
          <table:table-cell office:value-type="float" office:value="-0.0270359800044911" calcext:value-type="float">
            <text:p>-0.027035980004491</text:p>
          </table:table-cell>
          <table:table-cell office:value-type="float" office:value="-0.0281817292103555" calcext:value-type="float">
            <text:p>-0.028181729210356</text:p>
          </table:table-cell>
          <table:table-cell office:value-type="float" office:value="-0.0260286861138181" calcext:value-type="float">
            <text:p>-0.026028686113818</text:p>
          </table:table-cell>
          <table:table-cell office:value-type="float" office:value="-0.024665854943385" calcext:value-type="float">
            <text:p>-0.024665854943385</text:p>
          </table:table-cell>
          <table:table-cell office:value-type="float" office:value="-0.023682474479465" calcext:value-type="float">
            <text:p>-0.023682474479465</text:p>
          </table:table-cell>
          <table:table-cell office:value-type="float" office:value="-0.0225578037615816" calcext:value-type="float">
            <text:p>-0.022557803761582</text:p>
          </table:table-cell>
          <table:table-cell office:value-type="float" office:value="-0.0224365034837706" calcext:value-type="float">
            <text:p>-0.022436503483771</text:p>
          </table:table-cell>
          <table:table-cell office:value-type="float" office:value="-0.0240240591853717" calcext:value-type="float">
            <text:p>-0.024024059185372</text:p>
          </table:table-cell>
          <table:table-cell office:value-type="float" office:value="-0.0241254082996451" calcext:value-type="float">
            <text:p>-0.024125408299645</text:p>
          </table:table-cell>
          <table:table-cell office:value-type="float" office:value="-0.0245264243078274" calcext:value-type="float">
            <text:p>-0.024526424307827</text:p>
          </table:table-cell>
          <table:table-cell office:value-type="float" office:value="-0.0244566065100503" calcext:value-type="float">
            <text:p>-0.02445660651005</text:p>
          </table:table-cell>
          <table:table-cell office:value-type="float" office:value="-0.0259118341211585" calcext:value-type="float">
            <text:p>-0.025911834121159</text:p>
          </table:table-cell>
          <table:table-cell office:value-type="float" office:value="-0.0258285889728774" calcext:value-type="float">
            <text:p>-0.025828588972877</text:p>
          </table:table-cell>
          <table:table-cell office:value-type="float" office:value="-0.0253066564038251" calcext:value-type="float">
            <text:p>-0.025306656403825</text:p>
          </table:table-cell>
          <table:table-cell office:value-type="float" office:value="-0.0250288475770791" calcext:value-type="float">
            <text:p>-0.025028847577079</text:p>
          </table:table-cell>
          <table:table-cell office:value-type="float" office:value="-0.0250295769826783" calcext:value-type="float">
            <text:p>-0.025029576982678</text:p>
          </table:table-cell>
          <table:table-cell office:value-type="float" office:value="-0.0250598202650412" calcext:value-type="float">
            <text:p>-0.025059820265041</text:p>
          </table:table-cell>
          <table:table-cell office:value-type="float" office:value="-0.0251732611160117" calcext:value-type="float">
            <text:p>-0.025173261116012</text:p>
          </table:table-cell>
          <table:table-cell office:value-type="float" office:value="-0.0254215706830716" calcext:value-type="float">
            <text:p>-0.025421570683072</text:p>
          </table:table-cell>
          <table:table-cell office:value-type="float" office:value="-0.0253440531854052" calcext:value-type="float">
            <text:p>-0.025344053185405</text:p>
          </table:table-cell>
          <table:table-cell office:value-type="float" office:value="-0.0252784780414844" calcext:value-type="float">
            <text:p>-0.025278478041484</text:p>
          </table:table-cell>
          <table:table-cell office:value-type="float" office:value="-0.0251762548935836" calcext:value-type="float">
            <text:p>-0.025176254893584</text:p>
          </table:table-cell>
          <table:table-cell office:value-type="float" office:value="-0.0252075802827362" calcext:value-type="float">
            <text:p>-0.025207580282736</text:p>
          </table:table-cell>
          <table:table-cell office:value-type="float" office:value="-0.0252935224048321" calcext:value-type="float">
            <text:p>-0.025293522404832</text:p>
          </table:table-cell>
          <table:table-cell office:value-type="float" office:value="-0.0252996608276898" calcext:value-type="float">
            <text:p>-0.02529966082769</text:p>
          </table:table-cell>
          <table:table-cell office:value-type="float" office:value="-0.0251996205804397" calcext:value-type="float">
            <text:p>-0.02519962058044</text:p>
          </table:table-cell>
          <table:table-cell office:value-type="float" office:value="-0.0251986489453856" calcext:value-type="float">
            <text:p>-0.025198648945386</text:p>
          </table:table-cell>
          <table:table-cell office:value-type="float" office:value="-0.0252317704138514" calcext:value-type="float">
            <text:p>-0.025231770413851</text:p>
          </table:table-cell>
          <table:table-cell office:value-type="float" office:value="-0.0252656905928049" calcext:value-type="float">
            <text:p>-0.025265690592805</text:p>
          </table:table-cell>
          <table:table-cell office:value-type="float" office:value="-0.0251792379456381" calcext:value-type="float">
            <text:p>-0.025179237945638</text:p>
          </table:table-cell>
          <table:table-cell office:value-type="float" office:value="-0.0252502281123793" calcext:value-type="float">
            <text:p>-0.025250228112379</text:p>
          </table:table-cell>
          <table:table-cell office:value-type="float" office:value="-0.0252278701771281" calcext:value-type="float">
            <text:p>-0.025227870177128</text:p>
          </table:table-cell>
          <table:table-cell office:value-type="float" office:value="-0.025236048612548" calcext:value-type="float">
            <text:p>-0.025236048612548</text:p>
          </table:table-cell>
          <table:table-cell office:value-type="float" office:value="-0.025227157365199" calcext:value-type="float">
            <text:p>-0.025227157365199</text:p>
          </table:table-cell>
          <table:table-cell office:value-type="float" office:value="-0.0252282268391242" calcext:value-type="float">
            <text:p>-0.025228226839124</text:p>
          </table:table-cell>
          <table:table-cell office:value-type="float" office:value="-0.0252281103761591" calcext:value-type="float">
            <text:p>-0.025228110376159</text:p>
          </table:table-cell>
          <table:table-cell office:value-type="float" office:value="-0.0252141539066851" calcext:value-type="float">
            <text:p>-0.025214153906685</text:p>
          </table:table-cell>
          <table:table-cell office:value-type="float" office:value="-0.0252503398828628" calcext:value-type="float">
            <text:p>-0.025250339882863</text:p>
          </table:table-cell>
          <table:table-cell office:value-type="float" office:value="-0.0252411305955086" calcext:value-type="float">
            <text:p>-0.025241130595509</text:p>
          </table:table-cell>
          <table:table-cell office:value-type="float" office:value="-0.0252305116320904" calcext:value-type="float">
            <text:p>-0.02523051163209</text:p>
          </table:table-cell>
          <table:table-cell office:value-type="float" office:value="-0.0252170721450997" calcext:value-type="float">
            <text:p>-0.0252170721451</text:p>
          </table:table-cell>
          <table:table-cell office:value-type="float" office:value="-0.0252077032571515" calcext:value-type="float">
            <text:p>-0.025207703257152</text:p>
          </table:table-cell>
          <table:table-cell office:value-type="float" office:value="-0.0252158639754307" calcext:value-type="float">
            <text:p>-0.025215863975431</text:p>
          </table:table-cell>
          <table:table-cell office:value-type="float" office:value="-0.0252242624720617" calcext:value-type="float">
            <text:p>-0.025224262472062</text:p>
          </table:table-cell>
          <table:table-cell office:value-type="float" office:value="-0.0252316922729442" calcext:value-type="float">
            <text:p>-0.025231692272944</text:p>
          </table:table-cell>
          <table:table-cell office:value-type="float" office:value="-0.025223911653549" calcext:value-type="float">
            <text:p>-0.025223911653549</text:p>
          </table:table-cell>
          <table:table-cell office:value-type="float" office:value="-0.0252107621715714" calcext:value-type="float">
            <text:p>-0.025210762171571</text:p>
          </table:table-cell>
          <table:table-cell office:value-type="float" office:value="-0.0252178300727325" calcext:value-type="float">
            <text:p>-0.025217830072733</text:p>
          </table:table-cell>
          <table:table-cell office:value-type="float" office:value="-0.0252337829607251" calcext:value-type="float">
            <text:p>-0.025233782960725</text:p>
          </table:table-cell>
          <table:table-cell office:value-type="float" office:value="-0.0252469082644198" calcext:value-type="float">
            <text:p>-0.02524690826442</text:p>
          </table:table-cell>
          <table:table-cell office:value-type="float" office:value="-0.0252315901036938" calcext:value-type="float">
            <text:p>-0.025231590103694</text:p>
          </table:table-cell>
          <table:table-cell office:value-type="float" office:value="-0.0252197290921253" calcext:value-type="float">
            <text:p>-0.025219729092125</text:p>
          </table:table-cell>
          <table:table-cell office:value-type="float" office:value="-0.0252083492941451" calcext:value-type="float">
            <text:p>-0.025208349294145</text:p>
          </table:table-cell>
          <table:table-cell office:value-type="float" office:value="-0.0252103816393497" calcext:value-type="float">
            <text:p>-0.02521038163935</text:p>
          </table:table-cell>
          <table:table-cell office:value-type="float" office:value="-0.0252214798932097" calcext:value-type="float">
            <text:p>-0.02522147989321</text:p>
          </table:table-cell>
          <table:table-cell office:value-type="float" office:value="-0.0252248127123516" calcext:value-type="float">
            <text:p>-0.025224812712352</text:p>
          </table:table-cell>
          <table:table-cell office:value-type="float" office:value="-0.025217855178148" calcext:value-type="float">
            <text:p>-0.025217855178148</text:p>
          </table:table-cell>
          <table:table-cell office:value-type="float" office:value="-0.0252117832143492" calcext:value-type="float">
            <text:p>-0.025211783214349</text:p>
          </table:table-cell>
          <table:table-cell office:value-type="float" office:value="-0.0252172798694727" calcext:value-type="float">
            <text:p>-0.025217279869473</text:p>
          </table:table-cell>
          <table:table-cell office:value-type="float" office:value="-0.0252248070974715" calcext:value-type="float">
            <text:p>-0.025224807097472</text:p>
          </table:table-cell>
          <table:table-cell office:value-type="float" office:value="-0.0252244617070128" calcext:value-type="float">
            <text:p>-0.025224461707013</text:p>
          </table:table-cell>
          <table:table-cell office:value-type="float" office:value="-0.0252121582584614" calcext:value-type="float">
            <text:p>-0.025212158258461</text:p>
          </table:table-cell>
          <table:table-cell office:value-type="float" office:value="-0.0252351288598931" calcext:value-type="float">
            <text:p>-0.025235128859893</text:p>
          </table:table-cell>
          <table:table-cell office:value-type="float" office:value="-0.0252227906591343" calcext:value-type="float">
            <text:p>-0.025222790659134</text:p>
          </table:table-cell>
          <table:table-cell office:value-type="float" office:value="-0.0252481347282384" calcext:value-type="float">
            <text:p>-0.025248134728238</text:p>
          </table:table-cell>
          <table:table-cell office:value-type="float" office:value="-0.0252291242080202" calcext:value-type="float">
            <text:p>-0.02522912420802</text:p>
          </table:table-cell>
          <table:table-cell office:value-type="float" office:value="-0.0252341642278457" calcext:value-type="float">
            <text:p>-0.025234164227846</text:p>
          </table:table-cell>
          <table:table-cell office:value-type="float" office:value="-0.0252292282814906" calcext:value-type="float">
            <text:p>-0.025229228281491</text:p>
          </table:table-cell>
          <table:table-cell office:value-type="float" office:value="-0.0252205342358773" calcext:value-type="float">
            <text:p>-0.025220534235877</text:p>
          </table:table-cell>
          <table:table-cell office:value-type="float" office:value="-0.0252427706655122" calcext:value-type="float">
            <text:p>-0.025242770665512</text:p>
          </table:table-cell>
          <table:table-cell office:value-type="float" office:value="-0.0252299371024483" calcext:value-type="float">
            <text:p>-0.025229937102448</text:p>
          </table:table-cell>
          <table:table-cell office:value-type="float" office:value="-0.0252212209314157" calcext:value-type="float">
            <text:p>-0.025221220931416</text:p>
          </table:table-cell>
          <table:table-cell office:value-type="float" office:value="-0.0251900984624732" calcext:value-type="float">
            <text:p>-0.025190098462473</text:p>
          </table:table-cell>
          <table:table-cell office:value-type="float" office:value="-0.025211302377387" calcext:value-type="float">
            <text:p>-0.025211302377387</text:p>
          </table:table-cell>
          <table:table-cell office:value-type="float" office:value="-0.0252133603372247" calcext:value-type="float">
            <text:p>-0.025213360337225</text:p>
          </table:table-cell>
          <table:table-cell office:value-type="float" office:value="-0.0252245576601627" calcext:value-type="float">
            <text:p>-0.025224557660163</text:p>
          </table:table-cell>
          <table:table-cell office:value-type="float" office:value="-0.0252191386193303" calcext:value-type="float">
            <text:p>-0.02521913861933</text:p>
          </table:table-cell>
          <table:table-cell office:value-type="float" office:value="-0.0252236508592901" calcext:value-type="float">
            <text:p>-0.02522365085929</text:p>
          </table:table-cell>
          <table:table-cell office:value-type="float" office:value="-0.0252000761725211" calcext:value-type="float">
            <text:p>-0.025200076172521</text:p>
          </table:table-cell>
          <table:table-cell office:value-type="float" office:value="-0.0252200407337518" calcext:value-type="float">
            <text:p>-0.025220040733752</text:p>
          </table:table-cell>
          <table:table-cell office:value-type="float" office:value="-0.0252406919121832" calcext:value-type="float">
            <text:p>-0.025240691912183</text:p>
          </table:table-cell>
          <table:table-cell office:value-type="float" office:value="-0.0252352413301274" calcext:value-type="float">
            <text:p>-0.025235241330127</text:p>
          </table:table-cell>
          <table:table-cell office:value-type="float" office:value="-0.0252202086821339" calcext:value-type="float">
            <text:p>-0.025220208682134</text:p>
          </table:table-cell>
          <table:table-cell office:value-type="float" office:value="-0.0252274439443282" calcext:value-type="float">
            <text:p>-0.025227443944328</text:p>
          </table:table-cell>
          <table:table-cell office:value-type="float" office:value="-0.0252102326416672" calcext:value-type="float">
            <text:p>-0.025210232641667</text:p>
          </table:table-cell>
          <table:table-cell office:value-type="float" office:value="-0.025240418923761" calcext:value-type="float">
            <text:p>-0.025240418923761</text:p>
          </table:table-cell>
          <table:table-cell office:value-type="float" office:value="-0.025229031572805" calcext:value-type="float">
            <text:p>-0.025229031572805</text:p>
          </table:table-cell>
          <table:table-cell office:value-type="float" office:value="-0.0252186788211453" calcext:value-type="float">
            <text:p>-0.025218678821145</text:p>
          </table:table-cell>
          <table:table-cell office:value-type="float" office:value="-0.0252114600717787" calcext:value-type="float">
            <text:p>-0.025211460071779</text:p>
          </table:table-cell>
          <table:table-cell office:value-type="float" office:value="-0.0252496246158696" calcext:value-type="float">
            <text:p>-0.02524962461587</text:p>
          </table:table-cell>
          <table:table-cell office:value-type="float" office:value="-0.0252192146224695" calcext:value-type="float">
            <text:p>-0.02521921462247</text:p>
          </table:table-cell>
          <table:table-cell office:value-type="float" office:value="-0.0252110326504649" calcext:value-type="float">
            <text:p>-0.025211032650465</text:p>
          </table:table-cell>
          <table:table-cell office:value-type="float" office:value="-0.0252217127035938" calcext:value-type="float">
            <text:p>-0.025221712703594</text:p>
          </table:table-cell>
          <table:table-cell office:value-type="float" office:value="-0.0252236723942161" calcext:value-type="float">
            <text:p>-0.025223672394216</text:p>
          </table:table-cell>
          <table:table-cell office:value-type="float" office:value="-0.0252255385993767" calcext:value-type="float">
            <text:p>-0.025225538599377</text:p>
          </table:table-cell>
          <table:table-cell office:value-type="float" office:value="-0.0252009114093048" calcext:value-type="float">
            <text:p>-0.025200911409305</text:p>
          </table:table-cell>
          <table:table-cell office:value-type="float" office:value="-0.0252322248591272" calcext:value-type="float">
            <text:p>-0.025232224859127</text:p>
          </table:table-cell>
          <table:table-cell office:value-type="float" office:value="-0.0252107402859825" calcext:value-type="float">
            <text:p>-0.025210740285983</text:p>
          </table:table-cell>
          <table:table-cell office:value-type="float" office:value="-0.025212659842065" calcext:value-type="float">
            <text:p>-0.025212659842065</text:p>
          </table:table-cell>
          <table:table-cell office:value-type="float" office:value="-0.0252409009233708" calcext:value-type="float">
            <text:p>-0.02524090092337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83600930617685" calcext:value-type="float">
            <text:p>0.483600930617685</text:p>
          </table:table-cell>
          <table:table-cell office:value-type="float" office:value="0.483816156299866" calcext:value-type="float">
            <text:p>0.483816156299866</text:p>
          </table:table-cell>
          <table:table-cell office:value-type="float" office:value="0.483808243223015" calcext:value-type="float">
            <text:p>0.483808243223015</text:p>
          </table:table-cell>
          <table:table-cell office:value-type="float" office:value="0.483555618536493" calcext:value-type="float">
            <text:p>0.483555618536493</text:p>
          </table:table-cell>
          <table:table-cell office:value-type="float" office:value="0.483695625296608" calcext:value-type="float">
            <text:p>0.483695625296608</text:p>
          </table:table-cell>
          <table:table-cell office:value-type="float" office:value="0.48346268607012" calcext:value-type="float">
            <text:p>0.48346268607012</text:p>
          </table:table-cell>
          <table:table-cell office:value-type="float" office:value="0.483745075163842" calcext:value-type="float">
            <text:p>0.483745075163842</text:p>
          </table:table-cell>
          <table:table-cell office:value-type="float" office:value="0.483437275570126" calcext:value-type="float">
            <text:p>0.483437275570126</text:p>
          </table:table-cell>
          <table:table-cell office:value-type="float" office:value="0.483847952200876" calcext:value-type="float">
            <text:p>0.483847952200876</text:p>
          </table:table-cell>
          <table:table-cell office:value-type="float" office:value="0.484007242144092" calcext:value-type="float">
            <text:p>0.484007242144092</text:p>
          </table:table-cell>
          <table:table-cell office:value-type="float" office:value="0.484088615728305" calcext:value-type="float">
            <text:p>0.484088615728305</text:p>
          </table:table-cell>
          <table:table-cell office:value-type="float" office:value="0.483687123183431" calcext:value-type="float">
            <text:p>0.483687123183431</text:p>
          </table:table-cell>
          <table:table-cell office:value-type="float" office:value="0.483687011047868" calcext:value-type="float">
            <text:p>0.483687011047868</text:p>
          </table:table-cell>
          <table:table-cell office:value-type="float" office:value="0.483874540327657" calcext:value-type="float">
            <text:p>0.483874540327657</text:p>
          </table:table-cell>
          <table:table-cell office:value-type="float" office:value="0.483852967297629" calcext:value-type="float">
            <text:p>0.483852967297629</text:p>
          </table:table-cell>
          <table:table-cell office:value-type="float" office:value="0.484028110586716" calcext:value-type="float">
            <text:p>0.484028110586716</text:p>
          </table:table-cell>
          <table:table-cell office:value-type="float" office:value="0.484081021659922" calcext:value-type="float">
            <text:p>0.484081021659922</text:p>
          </table:table-cell>
          <table:table-cell office:value-type="float" office:value="0.484069998213287" calcext:value-type="float">
            <text:p>0.484069998213287</text:p>
          </table:table-cell>
          <table:table-cell office:value-type="float" office:value="0.483899244174687" calcext:value-type="float">
            <text:p>0.483899244174687</text:p>
          </table:table-cell>
          <table:table-cell office:value-type="float" office:value="0.483974543084777" calcext:value-type="float">
            <text:p>0.483974543084777</text:p>
          </table:table-cell>
          <table:table-cell office:value-type="float" office:value="0.483950234586436" calcext:value-type="float">
            <text:p>0.483950234586436</text:p>
          </table:table-cell>
          <table:table-cell office:value-type="float" office:value="0.483625696846776" calcext:value-type="float">
            <text:p>0.483625696846776</text:p>
          </table:table-cell>
          <table:table-cell office:value-type="float" office:value="0.483965710075649" calcext:value-type="float">
            <text:p>0.483965710075649</text:p>
          </table:table-cell>
          <table:table-cell office:value-type="float" office:value="0.483874885692851" calcext:value-type="float">
            <text:p>0.483874885692851</text:p>
          </table:table-cell>
          <table:table-cell office:value-type="float" office:value="0.483784474645572" calcext:value-type="float">
            <text:p>0.483784474645572</text:p>
          </table:table-cell>
          <table:table-cell office:value-type="float" office:value="0.483864481671642" calcext:value-type="float">
            <text:p>0.483864481671642</text:p>
          </table:table-cell>
          <table:table-cell office:value-type="float" office:value="0.483598328067816" calcext:value-type="float">
            <text:p>0.483598328067816</text:p>
          </table:table-cell>
          <table:table-cell office:value-type="float" office:value="0.484082899043097" calcext:value-type="float">
            <text:p>0.484082899043097</text:p>
          </table:table-cell>
          <table:table-cell office:value-type="float" office:value="0.483720754223701" calcext:value-type="float">
            <text:p>0.483720754223701</text:p>
          </table:table-cell>
          <table:table-cell office:value-type="float" office:value="0.483953003431885" calcext:value-type="float">
            <text:p>0.483953003431885</text:p>
          </table:table-cell>
          <table:table-cell office:value-type="float" office:value="0.483903630919582" calcext:value-type="float">
            <text:p>0.483903630919582</text:p>
          </table:table-cell>
          <table:table-cell office:value-type="float" office:value="0.483950449082319" calcext:value-type="float">
            <text:p>0.483950449082319</text:p>
          </table:table-cell>
          <table:table-cell office:value-type="float" office:value="0.483926434023747" calcext:value-type="float">
            <text:p>0.483926434023747</text:p>
          </table:table-cell>
          <table:table-cell office:value-type="float" office:value="0.484054822252971" calcext:value-type="float">
            <text:p>0.484054822252971</text:p>
          </table:table-cell>
          <table:table-cell office:value-type="float" office:value="0.483888372372556" calcext:value-type="float">
            <text:p>0.483888372372556</text:p>
          </table:table-cell>
          <table:table-cell office:value-type="float" office:value="0.484245313279425" calcext:value-type="float">
            <text:p>0.484245313279425</text:p>
          </table:table-cell>
          <table:table-cell office:value-type="float" office:value="0.484245571851693" calcext:value-type="float">
            <text:p>0.484245571851693</text:p>
          </table:table-cell>
          <table:table-cell office:value-type="float" office:value="0.483765564912157" calcext:value-type="float">
            <text:p>0.483765564912157</text:p>
          </table:table-cell>
          <table:table-cell office:value-type="float" office:value="0.483489405808139" calcext:value-type="float">
            <text:p>0.483489405808139</text:p>
          </table:table-cell>
          <table:table-cell office:value-type="float" office:value="0.48415437302172" calcext:value-type="float">
            <text:p>0.48415437302172</text:p>
          </table:table-cell>
          <table:table-cell office:value-type="float" office:value="0.483865299811741" calcext:value-type="float">
            <text:p>0.483865299811741</text:p>
          </table:table-cell>
          <table:table-cell office:value-type="float" office:value="0.48425225534249" calcext:value-type="float">
            <text:p>0.48425225534249</text:p>
          </table:table-cell>
          <table:table-cell office:value-type="float" office:value="0.484147892246748" calcext:value-type="float">
            <text:p>0.484147892246748</text:p>
          </table:table-cell>
          <table:table-cell office:value-type="float" office:value="0.483755398901854" calcext:value-type="float">
            <text:p>0.483755398901854</text:p>
          </table:table-cell>
          <table:table-cell office:value-type="float" office:value="0.48404301397576" calcext:value-type="float">
            <text:p>0.48404301397576</text:p>
          </table:table-cell>
          <table:table-cell office:value-type="float" office:value="0.483768534132227" calcext:value-type="float">
            <text:p>0.483768534132227</text:p>
          </table:table-cell>
          <table:table-cell office:value-type="float" office:value="0.483680354786042" calcext:value-type="float">
            <text:p>0.483680354786042</text:p>
          </table:table-cell>
          <table:table-cell office:value-type="float" office:value="0.484132914446028" calcext:value-type="float">
            <text:p>0.484132914446028</text:p>
          </table:table-cell>
          <table:table-cell office:value-type="float" office:value="0.484061107781994" calcext:value-type="float">
            <text:p>0.484061107781994</text:p>
          </table:table-cell>
          <table:table-cell office:value-type="float" office:value="0.483582735810896" calcext:value-type="float">
            <text:p>0.483582735810896</text:p>
          </table:table-cell>
          <table:table-cell office:value-type="float" office:value="0.484314099239573" calcext:value-type="float">
            <text:p>0.484314099239573</text:p>
          </table:table-cell>
          <table:table-cell office:value-type="float" office:value="0.484986455733371" calcext:value-type="float">
            <text:p>0.484986455733371</text:p>
          </table:table-cell>
          <table:table-cell office:value-type="float" office:value="0.485668828054989" calcext:value-type="float">
            <text:p>0.485668828054989</text:p>
          </table:table-cell>
          <table:table-cell office:value-type="float" office:value="0.486840702727949" calcext:value-type="float">
            <text:p>0.486840702727949</text:p>
          </table:table-cell>
          <table:table-cell office:value-type="float" office:value="0.493931793851503" calcext:value-type="float">
            <text:p>0.493931793851503</text:p>
          </table:table-cell>
          <table:table-cell office:value-type="float" office:value="0.497430666835068" calcext:value-type="float">
            <text:p>0.497430666835068</text:p>
          </table:table-cell>
          <table:table-cell office:value-type="float" office:value="0.499812566263183" calcext:value-type="float">
            <text:p>0.499812566263183</text:p>
          </table:table-cell>
          <table:table-cell office:value-type="float" office:value="0.494292585017532" calcext:value-type="float">
            <text:p>0.494292585017532</text:p>
          </table:table-cell>
          <table:table-cell office:value-type="float" office:value="0.48338005324419" calcext:value-type="float">
            <text:p>0.48338005324419</text:p>
          </table:table-cell>
          <table:table-cell office:value-type="float" office:value="0.481843062549321" calcext:value-type="float">
            <text:p>0.481843062549321</text:p>
          </table:table-cell>
          <table:table-cell office:value-type="float" office:value="0.476508690686081" calcext:value-type="float">
            <text:p>0.476508690686081</text:p>
          </table:table-cell>
          <table:table-cell office:value-type="float" office:value="0.524694468028869" calcext:value-type="float">
            <text:p>0.524694468028869</text:p>
          </table:table-cell>
          <table:table-cell office:value-type="float" office:value="0.515268361840694" calcext:value-type="float">
            <text:p>0.515268361840694</text:p>
          </table:table-cell>
          <table:table-cell office:value-type="float" office:value="0.513910651501333" calcext:value-type="float">
            <text:p>0.513910651501333</text:p>
          </table:table-cell>
          <table:table-cell office:value-type="float" office:value="0.510640194422023" calcext:value-type="float">
            <text:p>0.510640194422023</text:p>
          </table:table-cell>
          <table:table-cell office:value-type="float" office:value="0.501107909191218" calcext:value-type="float">
            <text:p>0.501107909191218</text:p>
          </table:table-cell>
          <table:table-cell office:value-type="float" office:value="0.488016437705039" calcext:value-type="float">
            <text:p>0.488016437705039</text:p>
          </table:table-cell>
          <table:table-cell office:value-type="float" office:value="0.481232555171335" calcext:value-type="float">
            <text:p>0.481232555171335</text:p>
          </table:table-cell>
          <table:table-cell office:value-type="float" office:value="0.466257983688165" calcext:value-type="float">
            <text:p>0.466257983688165</text:p>
          </table:table-cell>
          <table:table-cell office:value-type="float" office:value="0.472581244523723" calcext:value-type="float">
            <text:p>0.472581244523723</text:p>
          </table:table-cell>
          <table:table-cell office:value-type="float" office:value="0.468654823778406" calcext:value-type="float">
            <text:p>0.468654823778406</text:p>
          </table:table-cell>
          <table:table-cell office:value-type="float" office:value="0.476086129754098" calcext:value-type="float">
            <text:p>0.476086129754098</text:p>
          </table:table-cell>
          <table:table-cell office:value-type="float" office:value="0.477146471571127" calcext:value-type="float">
            <text:p>0.477146471571127</text:p>
          </table:table-cell>
          <table:table-cell office:value-type="float" office:value="0.484555388389685" calcext:value-type="float">
            <text:p>0.484555388389685</text:p>
          </table:table-cell>
          <table:table-cell office:value-type="float" office:value="0.487444018818855" calcext:value-type="float">
            <text:p>0.487444018818855</text:p>
          </table:table-cell>
          <table:table-cell office:value-type="float" office:value="0.529742647282866" calcext:value-type="float">
            <text:p>0.529742647282866</text:p>
          </table:table-cell>
          <table:table-cell office:value-type="float" office:value="0.527807384734899" calcext:value-type="float">
            <text:p>0.527807384734899</text:p>
          </table:table-cell>
          <table:table-cell office:value-type="float" office:value="0.509468486781884" calcext:value-type="float">
            <text:p>0.509468486781884</text:p>
          </table:table-cell>
          <table:table-cell office:value-type="float" office:value="0.45575318602386" calcext:value-type="float">
            <text:p>0.45575318602386</text:p>
          </table:table-cell>
          <table:table-cell office:value-type="float" office:value="0.462971262640108" calcext:value-type="float">
            <text:p>0.462971262640108</text:p>
          </table:table-cell>
          <table:table-cell office:value-type="float" office:value="0.485560426164227" calcext:value-type="float">
            <text:p>0.485560426164227</text:p>
          </table:table-cell>
          <table:table-cell office:value-type="float" office:value="0.487988699341931" calcext:value-type="float">
            <text:p>0.487988699341931</text:p>
          </table:table-cell>
          <table:table-cell office:value-type="float" office:value="0.506535746129639" calcext:value-type="float">
            <text:p>0.506535746129639</text:p>
          </table:table-cell>
          <table:table-cell office:value-type="float" office:value="0.520180546371287" calcext:value-type="float">
            <text:p>0.520180546371287</text:p>
          </table:table-cell>
          <table:table-cell office:value-type="float" office:value="0.529432446799057" calcext:value-type="float">
            <text:p>0.529432446799057</text:p>
          </table:table-cell>
          <table:table-cell office:value-type="float" office:value="0.527726044941375" calcext:value-type="float">
            <text:p>0.527726044941375</text:p>
          </table:table-cell>
          <table:table-cell office:value-type="float" office:value="0.525575660885605" calcext:value-type="float">
            <text:p>0.525575660885605</text:p>
          </table:table-cell>
          <table:table-cell office:value-type="float" office:value="0.518975671012866" calcext:value-type="float">
            <text:p>0.518975671012866</text:p>
          </table:table-cell>
          <table:table-cell office:value-type="float" office:value="0.512283432423563" calcext:value-type="float">
            <text:p>0.512283432423563</text:p>
          </table:table-cell>
          <table:table-cell office:value-type="float" office:value="0.518062443870426" calcext:value-type="float">
            <text:p>0.518062443870426</text:p>
          </table:table-cell>
          <table:table-cell office:value-type="float" office:value="0.532915415669936" calcext:value-type="float">
            <text:p>0.532915415669936</text:p>
          </table:table-cell>
          <table:table-cell office:value-type="float" office:value="0.541037256801497" calcext:value-type="float">
            <text:p>0.541037256801497</text:p>
          </table:table-cell>
          <table:table-cell office:value-type="float" office:value="0.533975854751923" calcext:value-type="float">
            <text:p>0.533975854751923</text:p>
          </table:table-cell>
          <table:table-cell office:value-type="float" office:value="0.526034330022325" calcext:value-type="float">
            <text:p>0.526034330022325</text:p>
          </table:table-cell>
          <table:table-cell office:value-type="float" office:value="0.528742600902487" calcext:value-type="float">
            <text:p>0.528742600902487</text:p>
          </table:table-cell>
          <table:table-cell office:value-type="float" office:value="0.534055715459362" calcext:value-type="float">
            <text:p>0.534055715459362</text:p>
          </table:table-cell>
          <table:table-cell office:value-type="float" office:value="0.530541241431232" calcext:value-type="float">
            <text:p>0.530541241431232</text:p>
          </table:table-cell>
          <table:table-cell office:value-type="float" office:value="0.521360932369354" calcext:value-type="float">
            <text:p>0.521360932369354</text:p>
          </table:table-cell>
          <table:table-cell office:value-type="float" office:value="0.517417402074203" calcext:value-type="float">
            <text:p>0.517417402074203</text:p>
          </table:table-cell>
          <table:table-cell office:value-type="float" office:value="0.529613158348615" calcext:value-type="float">
            <text:p>0.529613158348615</text:p>
          </table:table-cell>
          <table:table-cell office:value-type="float" office:value="0.500316276226075" calcext:value-type="float">
            <text:p>0.500316276226075</text:p>
          </table:table-cell>
          <table:table-cell office:value-type="float" office:value="0.548341914934276" calcext:value-type="float">
            <text:p>0.548341914934276</text:p>
          </table:table-cell>
          <table:table-cell office:value-type="float" office:value="0.542455194421819" calcext:value-type="float">
            <text:p>0.542455194421819</text:p>
          </table:table-cell>
          <table:table-cell office:value-type="float" office:value="0.512734097537757" calcext:value-type="float">
            <text:p>0.512734097537757</text:p>
          </table:table-cell>
          <table:table-cell office:value-type="float" office:value="0.510391077459364" calcext:value-type="float">
            <text:p>0.510391077459364</text:p>
          </table:table-cell>
          <table:table-cell office:value-type="float" office:value="0.516686383249347" calcext:value-type="float">
            <text:p>0.516686383249347</text:p>
          </table:table-cell>
          <table:table-cell office:value-type="float" office:value="0.51512737790106" calcext:value-type="float">
            <text:p>0.51512737790106</text:p>
          </table:table-cell>
          <table:table-cell office:value-type="float" office:value="0.582727917381365" calcext:value-type="float">
            <text:p>0.582727917381365</text:p>
          </table:table-cell>
          <table:table-cell office:value-type="float" office:value="0.539553739441124" calcext:value-type="float">
            <text:p>0.539553739441124</text:p>
          </table:table-cell>
          <table:table-cell office:value-type="float" office:value="0.500755797483004" calcext:value-type="float">
            <text:p>0.500755797483004</text:p>
          </table:table-cell>
          <table:table-cell office:value-type="float" office:value="0.497597352711316" calcext:value-type="float">
            <text:p>0.497597352711316</text:p>
          </table:table-cell>
          <table:table-cell office:value-type="float" office:value="0.496627322418191" calcext:value-type="float">
            <text:p>0.496627322418191</text:p>
          </table:table-cell>
          <table:table-cell office:value-type="float" office:value="0.519245329725884" calcext:value-type="float">
            <text:p>0.519245329725884</text:p>
          </table:table-cell>
          <table:table-cell office:value-type="float" office:value="0.52056211077596" calcext:value-type="float">
            <text:p>0.52056211077596</text:p>
          </table:table-cell>
          <table:table-cell office:value-type="float" office:value="0.541442577660569" calcext:value-type="float">
            <text:p>0.541442577660569</text:p>
          </table:table-cell>
          <table:table-cell office:value-type="float" office:value="0.538900380580601" calcext:value-type="float">
            <text:p>0.538900380580601</text:p>
          </table:table-cell>
          <table:table-cell office:value-type="float" office:value="0.541178027956369" calcext:value-type="float">
            <text:p>0.541178027956369</text:p>
          </table:table-cell>
          <table:table-cell office:value-type="float" office:value="0.540297521136378" calcext:value-type="float">
            <text:p>0.540297521136378</text:p>
          </table:table-cell>
          <table:table-cell office:value-type="float" office:value="0.541104409008002" calcext:value-type="float">
            <text:p>0.541104409008002</text:p>
          </table:table-cell>
          <table:table-cell office:value-type="float" office:value="0.529752640223873" calcext:value-type="float">
            <text:p>0.529752640223873</text:p>
          </table:table-cell>
          <table:table-cell office:value-type="float" office:value="0.51979224857953" calcext:value-type="float">
            <text:p>0.51979224857953</text:p>
          </table:table-cell>
          <table:table-cell office:value-type="float" office:value="0.504007833195318" calcext:value-type="float">
            <text:p>0.504007833195318</text:p>
          </table:table-cell>
          <table:table-cell office:value-type="float" office:value="0.533816545812138" calcext:value-type="float">
            <text:p>0.533816545812138</text:p>
          </table:table-cell>
          <table:table-cell office:value-type="float" office:value="0.519474088082578" calcext:value-type="float">
            <text:p>0.519474088082578</text:p>
          </table:table-cell>
          <table:table-cell office:value-type="float" office:value="0.533114360152245" calcext:value-type="float">
            <text:p>0.533114360152245</text:p>
          </table:table-cell>
          <table:table-cell office:value-type="float" office:value="0.539045076530483" calcext:value-type="float">
            <text:p>0.539045076530483</text:p>
          </table:table-cell>
          <table:table-cell office:value-type="float" office:value="0.540275694094107" calcext:value-type="float">
            <text:p>0.540275694094107</text:p>
          </table:table-cell>
          <table:table-cell office:value-type="float" office:value="0.543621186472967" calcext:value-type="float">
            <text:p>0.543621186472967</text:p>
          </table:table-cell>
          <table:table-cell office:value-type="float" office:value="0.540087687346168" calcext:value-type="float">
            <text:p>0.540087687346168</text:p>
          </table:table-cell>
          <table:table-cell office:value-type="float" office:value="0.535078953460966" calcext:value-type="float">
            <text:p>0.535078953460966</text:p>
          </table:table-cell>
          <table:table-cell office:value-type="float" office:value="0.531056464740474" calcext:value-type="float">
            <text:p>0.531056464740474</text:p>
          </table:table-cell>
          <table:table-cell office:value-type="float" office:value="0.529516024755642" calcext:value-type="float">
            <text:p>0.529516024755642</text:p>
          </table:table-cell>
          <table:table-cell office:value-type="float" office:value="0.530079401475538" calcext:value-type="float">
            <text:p>0.530079401475538</text:p>
          </table:table-cell>
          <table:table-cell office:value-type="float" office:value="0.560210751484237" calcext:value-type="float">
            <text:p>0.560210751484237</text:p>
          </table:table-cell>
          <table:table-cell office:value-type="float" office:value="0.563832577560605" calcext:value-type="float">
            <text:p>0.563832577560605</text:p>
          </table:table-cell>
          <table:table-cell office:value-type="float" office:value="0.562207172079391" calcext:value-type="float">
            <text:p>0.562207172079391</text:p>
          </table:table-cell>
          <table:table-cell office:value-type="float" office:value="0.557766721829423" calcext:value-type="float">
            <text:p>0.557766721829423</text:p>
          </table:table-cell>
          <table:table-cell office:value-type="float" office:value="0.548835859397068" calcext:value-type="float">
            <text:p>0.548835859397068</text:p>
          </table:table-cell>
          <table:table-cell office:value-type="float" office:value="0.538461327798658" calcext:value-type="float">
            <text:p>0.538461327798658</text:p>
          </table:table-cell>
          <table:table-cell office:value-type="float" office:value="0.533011832076653" calcext:value-type="float">
            <text:p>0.533011832076653</text:p>
          </table:table-cell>
          <table:table-cell office:value-type="float" office:value="0.528936396974565" calcext:value-type="float">
            <text:p>0.528936396974565</text:p>
          </table:table-cell>
          <table:table-cell office:value-type="float" office:value="0.527412265994913" calcext:value-type="float">
            <text:p>0.527412265994913</text:p>
          </table:table-cell>
          <table:table-cell office:value-type="float" office:value="0.525736830236044" calcext:value-type="float">
            <text:p>0.525736830236044</text:p>
          </table:table-cell>
          <table:table-cell office:value-type="float" office:value="0.526038743419424" calcext:value-type="float">
            <text:p>0.526038743419424</text:p>
          </table:table-cell>
          <table:table-cell office:value-type="float" office:value="0.526179458212312" calcext:value-type="float">
            <text:p>0.526179458212312</text:p>
          </table:table-cell>
          <table:table-cell office:value-type="float" office:value="0.544621921453637" calcext:value-type="float">
            <text:p>0.544621921453637</text:p>
          </table:table-cell>
          <table:table-cell office:value-type="float" office:value="0.575667415050301" calcext:value-type="float">
            <text:p>0.575667415050301</text:p>
          </table:table-cell>
          <table:table-cell office:value-type="float" office:value="0.561888191998843" calcext:value-type="float">
            <text:p>0.561888191998843</text:p>
          </table:table-cell>
          <table:table-cell office:value-type="float" office:value="0.554616045769788" calcext:value-type="float">
            <text:p>0.554616045769788</text:p>
          </table:table-cell>
          <table:table-cell office:value-type="float" office:value="0.545228832194155" calcext:value-type="float">
            <text:p>0.545228832194155</text:p>
          </table:table-cell>
          <table:table-cell office:value-type="float" office:value="0.530346920186256" calcext:value-type="float">
            <text:p>0.530346920186256</text:p>
          </table:table-cell>
          <table:table-cell office:value-type="float" office:value="0.499266407815326" calcext:value-type="float">
            <text:p>0.499266407815326</text:p>
          </table:table-cell>
          <table:table-cell office:value-type="float" office:value="0.490589832834677" calcext:value-type="float">
            <text:p>0.490589832834677</text:p>
          </table:table-cell>
          <table:table-cell office:value-type="float" office:value="0.464774293421742" calcext:value-type="float">
            <text:p>0.464774293421742</text:p>
          </table:table-cell>
          <table:table-cell office:value-type="float" office:value="0.46882778202878" calcext:value-type="float">
            <text:p>0.46882778202878</text:p>
          </table:table-cell>
          <table:table-cell office:value-type="float" office:value="0.476131430465606" calcext:value-type="float">
            <text:p>0.476131430465606</text:p>
          </table:table-cell>
          <table:table-cell office:value-type="float" office:value="0.493603569639836" calcext:value-type="float">
            <text:p>0.493603569639836</text:p>
          </table:table-cell>
          <table:table-cell office:value-type="float" office:value="0.510148122415836" calcext:value-type="float">
            <text:p>0.510148122415836</text:p>
          </table:table-cell>
          <table:table-cell office:value-type="float" office:value="0.517716021770829" calcext:value-type="float">
            <text:p>0.517716021770829</text:p>
          </table:table-cell>
          <table:table-cell office:value-type="float" office:value="0.528305545855245" calcext:value-type="float">
            <text:p>0.528305545855245</text:p>
          </table:table-cell>
          <table:table-cell office:value-type="float" office:value="0.531115641043381" calcext:value-type="float">
            <text:p>0.531115641043381</text:p>
          </table:table-cell>
          <table:table-cell office:value-type="float" office:value="0.535228911222866" calcext:value-type="float">
            <text:p>0.535228911222866</text:p>
          </table:table-cell>
          <table:table-cell office:value-type="float" office:value="0.534684540736436" calcext:value-type="float">
            <text:p>0.534684540736436</text:p>
          </table:table-cell>
          <table:table-cell office:value-type="float" office:value="0.526511648349754" calcext:value-type="float">
            <text:p>0.526511648349754</text:p>
          </table:table-cell>
          <table:table-cell office:value-type="float" office:value="0.521290918392275" calcext:value-type="float">
            <text:p>0.521290918392275</text:p>
          </table:table-cell>
          <table:table-cell office:value-type="float" office:value="0.521461569563329" calcext:value-type="float">
            <text:p>0.521461569563329</text:p>
          </table:table-cell>
          <table:table-cell office:value-type="float" office:value="0.541871249680317" calcext:value-type="float">
            <text:p>0.541871249680317</text:p>
          </table:table-cell>
          <table:table-cell office:value-type="float" office:value="0.542566758262988" calcext:value-type="float">
            <text:p>0.542566758262988</text:p>
          </table:table-cell>
          <table:table-cell office:value-type="float" office:value="0.529592363902535" calcext:value-type="float">
            <text:p>0.529592363902535</text:p>
          </table:table-cell>
          <table:table-cell office:value-type="float" office:value="0.562226991503183" calcext:value-type="float">
            <text:p>0.562226991503183</text:p>
          </table:table-cell>
          <table:table-cell office:value-type="float" office:value="0.559124837352567" calcext:value-type="float">
            <text:p>0.559124837352567</text:p>
          </table:table-cell>
          <table:table-cell office:value-type="float" office:value="0.54218895166133" calcext:value-type="float">
            <text:p>0.54218895166133</text:p>
          </table:table-cell>
          <table:table-cell office:value-type="float" office:value="0.543500322397478" calcext:value-type="float">
            <text:p>0.543500322397478</text:p>
          </table:table-cell>
          <table:table-cell office:value-type="float" office:value="0.543543922842659" calcext:value-type="float">
            <text:p>0.543543922842659</text:p>
          </table:table-cell>
          <table:table-cell office:value-type="float" office:value="0.536317150868615" calcext:value-type="float">
            <text:p>0.536317150868615</text:p>
          </table:table-cell>
          <table:table-cell office:value-type="float" office:value="0.543035923940888" calcext:value-type="float">
            <text:p>0.543035923940888</text:p>
          </table:table-cell>
          <table:table-cell office:value-type="float" office:value="0.54265573933599" calcext:value-type="float">
            <text:p>0.54265573933599</text:p>
          </table:table-cell>
          <table:table-cell office:value-type="float" office:value="0.536361454668124" calcext:value-type="float">
            <text:p>0.536361454668124</text:p>
          </table:table-cell>
          <table:table-cell office:value-type="float" office:value="0.536608179064616" calcext:value-type="float">
            <text:p>0.536608179064616</text:p>
          </table:table-cell>
          <table:table-cell office:value-type="float" office:value="0.541793155999797" calcext:value-type="float">
            <text:p>0.541793155999797</text:p>
          </table:table-cell>
          <table:table-cell office:value-type="float" office:value="0.540301923561465" calcext:value-type="float">
            <text:p>0.540301923561465</text:p>
          </table:table-cell>
          <table:table-cell office:value-type="float" office:value="0.503305029182151" calcext:value-type="float">
            <text:p>0.503305029182151</text:p>
          </table:table-cell>
          <table:table-cell office:value-type="float" office:value="0.490972435511294" calcext:value-type="float">
            <text:p>0.490972435511294</text:p>
          </table:table-cell>
          <table:table-cell office:value-type="float" office:value="0.492639486294495" calcext:value-type="float">
            <text:p>0.492639486294495</text:p>
          </table:table-cell>
          <table:table-cell office:value-type="float" office:value="0.493949687209231" calcext:value-type="float">
            <text:p>0.493949687209231</text:p>
          </table:table-cell>
          <table:table-cell office:value-type="float" office:value="0.500864673843836" calcext:value-type="float">
            <text:p>0.500864673843836</text:p>
          </table:table-cell>
          <table:table-cell office:value-type="float" office:value="0.509000691401733" calcext:value-type="float">
            <text:p>0.509000691401733</text:p>
          </table:table-cell>
          <table:table-cell office:value-type="float" office:value="0.506366511280335" calcext:value-type="float">
            <text:p>0.506366511280335</text:p>
          </table:table-cell>
          <table:table-cell office:value-type="float" office:value="0.505221120373819" calcext:value-type="float">
            <text:p>0.505221120373819</text:p>
          </table:table-cell>
          <table:table-cell office:value-type="float" office:value="0.503005352815803" calcext:value-type="float">
            <text:p>0.503005352815803</text:p>
          </table:table-cell>
          <table:table-cell office:value-type="float" office:value="0.504486285508943" calcext:value-type="float">
            <text:p>0.504486285508943</text:p>
          </table:table-cell>
          <table:table-cell office:value-type="float" office:value="0.509194977773727" calcext:value-type="float">
            <text:p>0.509194977773727</text:p>
          </table:table-cell>
          <table:table-cell office:value-type="float" office:value="0.513457387097158" calcext:value-type="float">
            <text:p>0.513457387097158</text:p>
          </table:table-cell>
          <table:table-cell office:value-type="float" office:value="0.542184506626957" calcext:value-type="float">
            <text:p>0.542184506626957</text:p>
          </table:table-cell>
          <table:table-cell office:value-type="float" office:value="0.537180123539061" calcext:value-type="float">
            <text:p>0.537180123539061</text:p>
          </table:table-cell>
          <table:table-cell office:value-type="float" office:value="0.518540280964071" calcext:value-type="float">
            <text:p>0.518540280964071</text:p>
          </table:table-cell>
          <table:table-cell office:value-type="float" office:value="0.501234535604106" calcext:value-type="float">
            <text:p>0.501234535604106</text:p>
          </table:table-cell>
          <table:table-cell office:value-type="float" office:value="0.487557521247428" calcext:value-type="float">
            <text:p>0.487557521247428</text:p>
          </table:table-cell>
          <table:table-cell office:value-type="float" office:value="0.460427872787183" calcext:value-type="float">
            <text:p>0.460427872787183</text:p>
          </table:table-cell>
          <table:table-cell office:value-type="float" office:value="0.464251715011095" calcext:value-type="float">
            <text:p>0.464251715011095</text:p>
          </table:table-cell>
          <table:table-cell office:value-type="float" office:value="0.483387911815295" calcext:value-type="float">
            <text:p>0.483387911815295</text:p>
          </table:table-cell>
          <table:table-cell office:value-type="float" office:value="0.509533668999935" calcext:value-type="float">
            <text:p>0.509533668999935</text:p>
          </table:table-cell>
          <table:table-cell office:value-type="float" office:value="0.521504809925864" calcext:value-type="float">
            <text:p>0.521504809925864</text:p>
          </table:table-cell>
          <table:table-cell office:value-type="float" office:value="0.533246723069795" calcext:value-type="float">
            <text:p>0.533246723069795</text:p>
          </table:table-cell>
          <table:table-cell office:value-type="float" office:value="0.531707396540735" calcext:value-type="float">
            <text:p>0.531707396540735</text:p>
          </table:table-cell>
          <table:table-cell office:value-type="float" office:value="0.537485495340922" calcext:value-type="float">
            <text:p>0.537485495340922</text:p>
          </table:table-cell>
          <table:table-cell office:value-type="float" office:value="0.531278859153207" calcext:value-type="float">
            <text:p>0.531278859153207</text:p>
          </table:table-cell>
          <table:table-cell office:value-type="float" office:value="0.528505755311774" calcext:value-type="float">
            <text:p>0.528505755311774</text:p>
          </table:table-cell>
          <table:table-cell office:value-type="float" office:value="0.521195607367097" calcext:value-type="float">
            <text:p>0.521195607367097</text:p>
          </table:table-cell>
          <table:table-cell office:value-type="float" office:value="0.553157560423974" calcext:value-type="float">
            <text:p>0.553157560423974</text:p>
          </table:table-cell>
          <table:table-cell office:value-type="float" office:value="0.528475038624721" calcext:value-type="float">
            <text:p>0.528475038624721</text:p>
          </table:table-cell>
          <table:table-cell office:value-type="float" office:value="0.553424608909826" calcext:value-type="float">
            <text:p>0.553424608909826</text:p>
          </table:table-cell>
          <table:table-cell office:value-type="float" office:value="0.540491801920893" calcext:value-type="float">
            <text:p>0.540491801920893</text:p>
          </table:table-cell>
          <table:table-cell office:value-type="float" office:value="0.539592505054839" calcext:value-type="float">
            <text:p>0.539592505054839</text:p>
          </table:table-cell>
          <table:table-cell office:value-type="float" office:value="0.538178845213252" calcext:value-type="float">
            <text:p>0.538178845213252</text:p>
          </table:table-cell>
          <table:table-cell office:value-type="float" office:value="0.542292310202994" calcext:value-type="float">
            <text:p>0.542292310202994</text:p>
          </table:table-cell>
          <table:table-cell office:value-type="float" office:value="0.538702988453655" calcext:value-type="float">
            <text:p>0.538702988453655</text:p>
          </table:table-cell>
          <table:table-cell office:value-type="float" office:value="0.546145400751586" calcext:value-type="float">
            <text:p>0.546145400751586</text:p>
          </table:table-cell>
          <table:table-cell office:value-type="float" office:value="0.533782594037562" calcext:value-type="float">
            <text:p>0.533782594037562</text:p>
          </table:table-cell>
          <table:table-cell office:value-type="float" office:value="0.525499272790433" calcext:value-type="float">
            <text:p>0.525499272790433</text:p>
          </table:table-cell>
          <table:table-cell office:value-type="float" office:value="0.508900681183128" calcext:value-type="float">
            <text:p>0.508900681183128</text:p>
          </table:table-cell>
          <table:table-cell office:value-type="float" office:value="0.502248333695457" calcext:value-type="float">
            <text:p>0.502248333695457</text:p>
          </table:table-cell>
          <table:table-cell office:value-type="float" office:value="0.515786370008097" calcext:value-type="float">
            <text:p>0.515786370008097</text:p>
          </table:table-cell>
          <table:table-cell office:value-type="float" office:value="0.518753912791898" calcext:value-type="float">
            <text:p>0.518753912791898</text:p>
          </table:table-cell>
          <table:table-cell office:value-type="float" office:value="0.519668717050772" calcext:value-type="float">
            <text:p>0.519668717050772</text:p>
          </table:table-cell>
          <table:table-cell office:value-type="float" office:value="0.518062686420237" calcext:value-type="float">
            <text:p>0.518062686420237</text:p>
          </table:table-cell>
          <table:table-cell office:value-type="float" office:value="0.513593410861055" calcext:value-type="float">
            <text:p>0.513593410861055</text:p>
          </table:table-cell>
          <table:table-cell office:value-type="float" office:value="0.501666552885389" calcext:value-type="float">
            <text:p>0.501666552885389</text:p>
          </table:table-cell>
          <table:table-cell office:value-type="float" office:value="0.497876610953707" calcext:value-type="float">
            <text:p>0.497876610953707</text:p>
          </table:table-cell>
          <table:table-cell office:value-type="float" office:value="0.501546286028065" calcext:value-type="float">
            <text:p>0.501546286028065</text:p>
          </table:table-cell>
          <table:table-cell office:value-type="float" office:value="0.506007125070529" calcext:value-type="float">
            <text:p>0.506007125070529</text:p>
          </table:table-cell>
          <table:table-cell office:value-type="float" office:value="0.509391559720148" calcext:value-type="float">
            <text:p>0.509391559720148</text:p>
          </table:table-cell>
          <table:table-cell office:value-type="float" office:value="0.512406781028824" calcext:value-type="float">
            <text:p>0.512406781028824</text:p>
          </table:table-cell>
          <table:table-cell office:value-type="float" office:value="0.546959421604249" calcext:value-type="float">
            <text:p>0.546959421604249</text:p>
          </table:table-cell>
          <table:table-cell office:value-type="float" office:value="0.535922324035406" calcext:value-type="float">
            <text:p>0.535922324035406</text:p>
          </table:table-cell>
          <table:table-cell office:value-type="float" office:value="0.478159996840873" calcext:value-type="float">
            <text:p>0.478159996840873</text:p>
          </table:table-cell>
          <table:table-cell office:value-type="float" office:value="0.47541718615213" calcext:value-type="float">
            <text:p>0.47541718615213</text:p>
          </table:table-cell>
          <table:table-cell office:value-type="float" office:value="0.475278700539972" calcext:value-type="float">
            <text:p>0.475278700539972</text:p>
          </table:table-cell>
          <table:table-cell office:value-type="float" office:value="0.48405020042823" calcext:value-type="float">
            <text:p>0.48405020042823</text:p>
          </table:table-cell>
          <table:table-cell office:value-type="float" office:value="0.489332945566667" calcext:value-type="float">
            <text:p>0.489332945566667</text:p>
          </table:table-cell>
          <table:table-cell office:value-type="float" office:value="0.513980011918881" calcext:value-type="float">
            <text:p>0.513980011918881</text:p>
          </table:table-cell>
          <table:table-cell office:value-type="float" office:value="0.530496518862777" calcext:value-type="float">
            <text:p>0.530496518862777</text:p>
          </table:table-cell>
          <table:table-cell office:value-type="float" office:value="0.534061554832821" calcext:value-type="float">
            <text:p>0.534061554832821</text:p>
          </table:table-cell>
          <table:table-cell office:value-type="float" office:value="0.53030894420155" calcext:value-type="float">
            <text:p>0.53030894420155</text:p>
          </table:table-cell>
          <table:table-cell office:value-type="float" office:value="0.520796888216561" calcext:value-type="float">
            <text:p>0.520796888216561</text:p>
          </table:table-cell>
          <table:table-cell office:value-type="float" office:value="0.536843664246007" calcext:value-type="float">
            <text:p>0.536843664246007</text:p>
          </table:table-cell>
          <table:table-cell office:value-type="float" office:value="0.553612165310582" calcext:value-type="float">
            <text:p>0.553612165310582</text:p>
          </table:table-cell>
          <table:table-cell office:value-type="float" office:value="0.553169828697112" calcext:value-type="float">
            <text:p>0.553169828697112</text:p>
          </table:table-cell>
          <table:table-cell office:value-type="float" office:value="0.505429480643458" calcext:value-type="float">
            <text:p>0.505429480643458</text:p>
          </table:table-cell>
          <table:table-cell office:value-type="float" office:value="0.487275112787299" calcext:value-type="float">
            <text:p>0.487275112787299</text:p>
          </table:table-cell>
          <table:table-cell office:value-type="float" office:value="0.490446428093064" calcext:value-type="float">
            <text:p>0.490446428093064</text:p>
          </table:table-cell>
          <table:table-cell office:value-type="float" office:value="0.496607881999813" calcext:value-type="float">
            <text:p>0.496607881999813</text:p>
          </table:table-cell>
          <table:table-cell office:value-type="float" office:value="0.499870974483785" calcext:value-type="float">
            <text:p>0.499870974483785</text:p>
          </table:table-cell>
          <table:table-cell office:value-type="float" office:value="0.502431503071836" calcext:value-type="float">
            <text:p>0.502431503071836</text:p>
          </table:table-cell>
          <table:table-cell office:value-type="float" office:value="0.508008270134954" calcext:value-type="float">
            <text:p>0.508008270134954</text:p>
          </table:table-cell>
          <table:table-cell office:value-type="float" office:value="0.551713278465196" calcext:value-type="float">
            <text:p>0.551713278465196</text:p>
          </table:table-cell>
          <table:table-cell office:value-type="float" office:value="0.542623540117652" calcext:value-type="float">
            <text:p>0.542623540117652</text:p>
          </table:table-cell>
          <table:table-cell office:value-type="float" office:value="0.538623800132561" calcext:value-type="float">
            <text:p>0.538623800132561</text:p>
          </table:table-cell>
          <table:table-cell office:value-type="float" office:value="0.48665993930754" calcext:value-type="float">
            <text:p>0.48665993930754</text:p>
          </table:table-cell>
          <table:table-cell office:value-type="float" office:value="0.506096456171133" calcext:value-type="float">
            <text:p>0.506096456171133</text:p>
          </table:table-cell>
          <table:table-cell office:value-type="float" office:value="0.520443361781723" calcext:value-type="float">
            <text:p>0.520443361781723</text:p>
          </table:table-cell>
          <table:table-cell office:value-type="float" office:value="0.548219964378373" calcext:value-type="float">
            <text:p>0.548219964378373</text:p>
          </table:table-cell>
          <table:table-cell office:value-type="float" office:value="0.558066902794567" calcext:value-type="float">
            <text:p>0.558066902794567</text:p>
          </table:table-cell>
          <table:table-cell office:value-type="float" office:value="0.579153475766828" calcext:value-type="float">
            <text:p>0.579153475766828</text:p>
          </table:table-cell>
          <table:table-cell office:value-type="float" office:value="0.580157199851581" calcext:value-type="float">
            <text:p>0.580157199851581</text:p>
          </table:table-cell>
          <table:table-cell office:value-type="float" office:value="0.589790923764922" calcext:value-type="float">
            <text:p>0.589790923764922</text:p>
          </table:table-cell>
          <table:table-cell office:value-type="float" office:value="0.583781127724108" calcext:value-type="float">
            <text:p>0.583781127724108</text:p>
          </table:table-cell>
          <table:table-cell office:value-type="float" office:value="0.579007645174713" calcext:value-type="float">
            <text:p>0.579007645174713</text:p>
          </table:table-cell>
          <table:table-cell office:value-type="float" office:value="0.571727485628772" calcext:value-type="float">
            <text:p>0.571727485628772</text:p>
          </table:table-cell>
          <table:table-cell office:value-type="float" office:value="0.550167388122277" calcext:value-type="float">
            <text:p>0.550167388122277</text:p>
          </table:table-cell>
          <table:table-cell office:value-type="float" office:value="0.551339801792516" calcext:value-type="float">
            <text:p>0.551339801792516</text:p>
          </table:table-cell>
          <table:table-cell office:value-type="float" office:value="0.556397829935134" calcext:value-type="float">
            <text:p>0.556397829935134</text:p>
          </table:table-cell>
          <table:table-cell office:value-type="float" office:value="0.566928241357757" calcext:value-type="float">
            <text:p>0.566928241357757</text:p>
          </table:table-cell>
          <table:table-cell office:value-type="float" office:value="0.565839793077802" calcext:value-type="float">
            <text:p>0.565839793077802</text:p>
          </table:table-cell>
          <table:table-cell office:value-type="float" office:value="0.562545724451741" calcext:value-type="float">
            <text:p>0.562545724451741</text:p>
          </table:table-cell>
          <table:table-cell office:value-type="float" office:value="0.560307513153526" calcext:value-type="float">
            <text:p>0.560307513153526</text:p>
          </table:table-cell>
          <table:table-cell office:value-type="float" office:value="0.558610185366419" calcext:value-type="float">
            <text:p>0.558610185366419</text:p>
          </table:table-cell>
          <table:table-cell office:value-type="float" office:value="0.559238910819724" calcext:value-type="float">
            <text:p>0.559238910819724</text:p>
          </table:table-cell>
          <table:table-cell office:value-type="float" office:value="0.560518915202397" calcext:value-type="float">
            <text:p>0.560518915202397</text:p>
          </table:table-cell>
          <table:table-cell office:value-type="float" office:value="0.562876236828825" calcext:value-type="float">
            <text:p>0.562876236828825</text:p>
          </table:table-cell>
          <table:table-cell office:value-type="float" office:value="0.562678872673372" calcext:value-type="float">
            <text:p>0.562678872673372</text:p>
          </table:table-cell>
          <table:table-cell office:value-type="float" office:value="0.562101504380219" calcext:value-type="float">
            <text:p>0.562101504380219</text:p>
          </table:table-cell>
          <table:table-cell office:value-type="float" office:value="0.561037198320247" calcext:value-type="float">
            <text:p>0.561037198320247</text:p>
          </table:table-cell>
          <table:table-cell office:value-type="float" office:value="0.560164889357614" calcext:value-type="float">
            <text:p>0.560164889357614</text:p>
          </table:table-cell>
          <table:table-cell office:value-type="float" office:value="0.560811473322514" calcext:value-type="float">
            <text:p>0.560811473322514</text:p>
          </table:table-cell>
          <table:table-cell office:value-type="float" office:value="0.561456492937847" calcext:value-type="float">
            <text:p>0.561456492937847</text:p>
          </table:table-cell>
          <table:table-cell office:value-type="float" office:value="0.561869032876996" calcext:value-type="float">
            <text:p>0.561869032876996</text:p>
          </table:table-cell>
          <table:table-cell office:value-type="float" office:value="0.561218355194349" calcext:value-type="float">
            <text:p>0.561218355194349</text:p>
          </table:table-cell>
          <table:table-cell office:value-type="float" office:value="0.560910460825649" calcext:value-type="float">
            <text:p>0.560910460825649</text:p>
          </table:table-cell>
          <table:table-cell office:value-type="float" office:value="0.561039588266666" calcext:value-type="float">
            <text:p>0.561039588266666</text:p>
          </table:table-cell>
          <table:table-cell office:value-type="float" office:value="0.56088467577147" calcext:value-type="float">
            <text:p>0.56088467577147</text:p>
          </table:table-cell>
          <table:table-cell office:value-type="float" office:value="0.561250049796985" calcext:value-type="float">
            <text:p>0.561250049796985</text:p>
          </table:table-cell>
          <table:table-cell office:value-type="float" office:value="0.561188769488787" calcext:value-type="float">
            <text:p>0.561188769488787</text:p>
          </table:table-cell>
          <table:table-cell office:value-type="float" office:value="0.561377745410956" calcext:value-type="float">
            <text:p>0.561377745410956</text:p>
          </table:table-cell>
          <table:table-cell office:value-type="float" office:value="0.56133220349013" calcext:value-type="float">
            <text:p>0.56133220349013</text:p>
          </table:table-cell>
          <table:table-cell office:value-type="float" office:value="0.56110259938029" calcext:value-type="float">
            <text:p>0.56110259938029</text:p>
          </table:table-cell>
          <table:table-cell office:value-type="float" office:value="0.56132837228537" calcext:value-type="float">
            <text:p>0.56132837228537</text:p>
          </table:table-cell>
          <table:table-cell office:value-type="float" office:value="0.561041993045706" calcext:value-type="float">
            <text:p>0.561041993045706</text:p>
          </table:table-cell>
          <table:table-cell office:value-type="float" office:value="0.561602126246467" calcext:value-type="float">
            <text:p>0.561602126246467</text:p>
          </table:table-cell>
          <table:table-cell office:value-type="float" office:value="0.561417199656265" calcext:value-type="float">
            <text:p>0.561417199656265</text:p>
          </table:table-cell>
          <table:table-cell office:value-type="float" office:value="0.56145663810381" calcext:value-type="float">
            <text:p>0.56145663810381</text:p>
          </table:table-cell>
          <table:table-cell office:value-type="float" office:value="0.561063027502223" calcext:value-type="float">
            <text:p>0.561063027502223</text:p>
          </table:table-cell>
          <table:table-cell office:value-type="float" office:value="0.560742948646597" calcext:value-type="float">
            <text:p>0.560742948646597</text:p>
          </table:table-cell>
          <table:table-cell office:value-type="float" office:value="0.561028091015855" calcext:value-type="float">
            <text:p>0.561028091015855</text:p>
          </table:table-cell>
          <table:table-cell office:value-type="float" office:value="0.561252319227141" calcext:value-type="float">
            <text:p>0.561252319227141</text:p>
          </table:table-cell>
          <table:table-cell office:value-type="float" office:value="0.561166116020873" calcext:value-type="float">
            <text:p>0.561166116020873</text:p>
          </table:table-cell>
          <table:table-cell office:value-type="float" office:value="0.561208619163768" calcext:value-type="float">
            <text:p>0.561208619163768</text:p>
          </table:table-cell>
          <table:table-cell office:value-type="float" office:value="0.560727844111048" calcext:value-type="float">
            <text:p>0.560727844111048</text:p>
          </table:table-cell>
          <table:table-cell office:value-type="float" office:value="0.561020472585578" calcext:value-type="float">
            <text:p>0.561020472585578</text:p>
          </table:table-cell>
          <table:table-cell office:value-type="float" office:value="0.561423417417766" calcext:value-type="float">
            <text:p>0.561423417417766</text:p>
          </table:table-cell>
          <table:table-cell office:value-type="float" office:value="0.561729175069326" calcext:value-type="float">
            <text:p>0.561729175069326</text:p>
          </table:table-cell>
          <table:table-cell office:value-type="float" office:value="0.561182294594792" calcext:value-type="float">
            <text:p>0.561182294594792</text:p>
          </table:table-cell>
          <table:table-cell office:value-type="float" office:value="0.561214523777661" calcext:value-type="float">
            <text:p>0.561214523777661</text:p>
          </table:table-cell>
          <table:table-cell office:value-type="float" office:value="0.561067618453008" calcext:value-type="float">
            <text:p>0.561067618453008</text:p>
          </table:table-cell>
          <table:table-cell office:value-type="float" office:value="0.560974623975214" calcext:value-type="float">
            <text:p>0.560974623975214</text:p>
          </table:table-cell>
          <table:table-cell office:value-type="float" office:value="0.561142595445111" calcext:value-type="float">
            <text:p>0.561142595445111</text:p>
          </table:table-cell>
          <table:table-cell office:value-type="float" office:value="0.561335334891268" calcext:value-type="float">
            <text:p>0.561335334891268</text:p>
          </table:table-cell>
          <table:table-cell office:value-type="float" office:value="0.561109368992258" calcext:value-type="float">
            <text:p>0.561109368992258</text:p>
          </table:table-cell>
          <table:table-cell office:value-type="float" office:value="0.560979643381606" calcext:value-type="float">
            <text:p>0.560979643381606</text:p>
          </table:table-cell>
          <table:table-cell office:value-type="float" office:value="0.561294854921897" calcext:value-type="float">
            <text:p>0.561294854921897</text:p>
          </table:table-cell>
          <table:table-cell office:value-type="float" office:value="0.561222035437106" calcext:value-type="float">
            <text:p>0.561222035437106</text:p>
          </table:table-cell>
          <table:table-cell office:value-type="float" office:value="0.56119966083707" calcext:value-type="float">
            <text:p>0.56119966083707</text:p>
          </table:table-cell>
          <table:table-cell office:value-type="float" office:value="0.561243116060163" calcext:value-type="float">
            <text:p>0.561243116060163</text:p>
          </table:table-cell>
          <table:table-cell office:value-type="float" office:value="0.561328637502554" calcext:value-type="float">
            <text:p>0.561328637502554</text:p>
          </table:table-cell>
          <table:table-cell office:value-type="float" office:value="0.561440548316583" calcext:value-type="float">
            <text:p>0.561440548316583</text:p>
          </table:table-cell>
          <table:table-cell office:value-type="float" office:value="0.561739453375467" calcext:value-type="float">
            <text:p>0.561739453375467</text:p>
          </table:table-cell>
          <table:table-cell office:value-type="float" office:value="0.561533432471598" calcext:value-type="float">
            <text:p>0.561533432471598</text:p>
          </table:table-cell>
          <table:table-cell office:value-type="float" office:value="0.561590765443652" calcext:value-type="float">
            <text:p>0.561590765443652</text:p>
          </table:table-cell>
          <table:table-cell office:value-type="float" office:value="0.561373299141489" calcext:value-type="float">
            <text:p>0.561373299141489</text:p>
          </table:table-cell>
          <table:table-cell office:value-type="float" office:value="0.561414307879713" calcext:value-type="float">
            <text:p>0.561414307879713</text:p>
          </table:table-cell>
          <table:table-cell office:value-type="float" office:value="0.561844640549665" calcext:value-type="float">
            <text:p>0.561844640549665</text:p>
          </table:table-cell>
          <table:table-cell office:value-type="float" office:value="0.561432938326874" calcext:value-type="float">
            <text:p>0.561432938326874</text:p>
          </table:table-cell>
          <table:table-cell office:value-type="float" office:value="0.561496086427413" calcext:value-type="float">
            <text:p>0.561496086427413</text:p>
          </table:table-cell>
          <table:table-cell office:value-type="float" office:value="0.560874184869199" calcext:value-type="float">
            <text:p>0.560874184869199</text:p>
          </table:table-cell>
          <table:table-cell office:value-type="float" office:value="0.56126041930976" calcext:value-type="float">
            <text:p>0.56126041930976</text:p>
          </table:table-cell>
          <table:table-cell office:value-type="float" office:value="0.561120334786836" calcext:value-type="float">
            <text:p>0.561120334786836</text:p>
          </table:table-cell>
          <table:table-cell office:value-type="float" office:value="0.561136634291306" calcext:value-type="float">
            <text:p>0.561136634291306</text:p>
          </table:table-cell>
          <table:table-cell office:value-type="float" office:value="0.561587373713425" calcext:value-type="float">
            <text:p>0.561587373713425</text:p>
          </table:table-cell>
          <table:table-cell office:value-type="float" office:value="0.561425785435163" calcext:value-type="float">
            <text:p>0.561425785435163</text:p>
          </table:table-cell>
          <table:table-cell office:value-type="float" office:value="0.560983376440817" calcext:value-type="float">
            <text:p>0.560983376440817</text:p>
          </table:table-cell>
          <table:table-cell office:value-type="float" office:value="0.561228474262161" calcext:value-type="float">
            <text:p>0.561228474262161</text:p>
          </table:table-cell>
          <table:table-cell office:value-type="float" office:value="0.561942021022783" calcext:value-type="float">
            <text:p>0.561942021022783</text:p>
          </table:table-cell>
          <table:table-cell office:value-type="float" office:value="0.561662706797798" calcext:value-type="float">
            <text:p>0.561662706797798</text:p>
          </table:table-cell>
          <table:table-cell office:value-type="float" office:value="0.561299524059398" calcext:value-type="float">
            <text:p>0.561299524059398</text:p>
          </table:table-cell>
          <table:table-cell office:value-type="float" office:value="0.561652058965115" calcext:value-type="float">
            <text:p>0.561652058965115</text:p>
          </table:table-cell>
          <table:table-cell office:value-type="float" office:value="0.561380154285248" calcext:value-type="float">
            <text:p>0.561380154285248</text:p>
          </table:table-cell>
          <table:table-cell office:value-type="float" office:value="0.56163030411375" calcext:value-type="float">
            <text:p>0.56163030411375</text:p>
          </table:table-cell>
          <table:table-cell office:value-type="float" office:value="0.561594808483756" calcext:value-type="float">
            <text:p>0.561594808483756</text:p>
          </table:table-cell>
          <table:table-cell office:value-type="float" office:value="0.561338929794639" calcext:value-type="float">
            <text:p>0.561338929794639</text:p>
          </table:table-cell>
          <table:table-cell office:value-type="float" office:value="0.561328622445337" calcext:value-type="float">
            <text:p>0.561328622445337</text:p>
          </table:table-cell>
          <table:table-cell office:value-type="float" office:value="0.561988697962154" calcext:value-type="float">
            <text:p>0.561988697962154</text:p>
          </table:table-cell>
          <table:table-cell office:value-type="float" office:value="0.561503630299625" calcext:value-type="float">
            <text:p>0.561503630299625</text:p>
          </table:table-cell>
          <table:table-cell office:value-type="float" office:value="0.561134308858207" calcext:value-type="float">
            <text:p>0.561134308858207</text:p>
          </table:table-cell>
          <table:table-cell office:value-type="float" office:value="0.56156482197922" calcext:value-type="float">
            <text:p>0.56156482197922</text:p>
          </table:table-cell>
          <table:table-cell office:value-type="float" office:value="0.561463848904824" calcext:value-type="float">
            <text:p>0.561463848904824</text:p>
          </table:table-cell>
          <table:table-cell office:value-type="float" office:value="0.561525300468729" calcext:value-type="float">
            <text:p>0.561525300468729</text:p>
          </table:table-cell>
          <table:table-cell office:value-type="float" office:value="0.56094796973332" calcext:value-type="float">
            <text:p>0.56094796973332</text:p>
          </table:table-cell>
          <table:table-cell office:value-type="float" office:value="0.561888797285145" calcext:value-type="float">
            <text:p>0.561888797285145</text:p>
          </table:table-cell>
          <table:table-cell office:value-type="float" office:value="0.561224771729678" calcext:value-type="float">
            <text:p>0.561224771729678</text:p>
          </table:table-cell>
          <table:table-cell office:value-type="float" office:value="0.561130973905299" calcext:value-type="float">
            <text:p>0.561130973905299</text:p>
          </table:table-cell>
          <table:table-cell office:value-type="float" office:value="0.561596304087781" calcext:value-type="float">
            <text:p>0.56159630408778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636023190811" calcext:value-type="float">
            <text:p>-0.227636023190811</text:p>
          </table:table-cell>
          <table:table-cell office:value-type="float" office:value="-0.227691673826129" calcext:value-type="float">
            <text:p>-0.227691673826129</text:p>
          </table:table-cell>
          <table:table-cell office:value-type="float" office:value="-0.227700567319155" calcext:value-type="float">
            <text:p>-0.227700567319155</text:p>
          </table:table-cell>
          <table:table-cell office:value-type="float" office:value="-0.227624183310605" calcext:value-type="float">
            <text:p>-0.227624183310605</text:p>
          </table:table-cell>
          <table:table-cell office:value-type="float" office:value="-0.227683874184684" calcext:value-type="float">
            <text:p>-0.227683874184684</text:p>
          </table:table-cell>
          <table:table-cell office:value-type="float" office:value="-0.227557736107542" calcext:value-type="float">
            <text:p>-0.227557736107542</text:p>
          </table:table-cell>
          <table:table-cell office:value-type="float" office:value="-0.227675426914953" calcext:value-type="float">
            <text:p>-0.227675426914953</text:p>
          </table:table-cell>
          <table:table-cell office:value-type="float" office:value="-0.227611848440211" calcext:value-type="float">
            <text:p>-0.227611848440211</text:p>
          </table:table-cell>
          <table:table-cell office:value-type="float" office:value="-0.22772200607081" calcext:value-type="float">
            <text:p>-0.22772200607081</text:p>
          </table:table-cell>
          <table:table-cell office:value-type="float" office:value="-0.227753931807773" calcext:value-type="float">
            <text:p>-0.227753931807773</text:p>
          </table:table-cell>
          <table:table-cell office:value-type="float" office:value="-0.22780820856896" calcext:value-type="float">
            <text:p>-0.22780820856896</text:p>
          </table:table-cell>
          <table:table-cell office:value-type="float" office:value="-0.227646503673908" calcext:value-type="float">
            <text:p>-0.227646503673908</text:p>
          </table:table-cell>
          <table:table-cell office:value-type="float" office:value="-0.227679770855112" calcext:value-type="float">
            <text:p>-0.227679770855112</text:p>
          </table:table-cell>
          <table:table-cell office:value-type="float" office:value="-0.227691399803132" calcext:value-type="float">
            <text:p>-0.227691399803132</text:p>
          </table:table-cell>
          <table:table-cell office:value-type="float" office:value="-0.227725928011676" calcext:value-type="float">
            <text:p>-0.227725928011676</text:p>
          </table:table-cell>
          <table:table-cell office:value-type="float" office:value="-0.227783877356755" calcext:value-type="float">
            <text:p>-0.227783877356755</text:p>
          </table:table-cell>
          <table:table-cell office:value-type="float" office:value="-0.227785095431767" calcext:value-type="float">
            <text:p>-0.227785095431767</text:p>
          </table:table-cell>
          <table:table-cell office:value-type="float" office:value="-0.22777915886049" calcext:value-type="float">
            <text:p>-0.22777915886049</text:p>
          </table:table-cell>
          <table:table-cell office:value-type="float" office:value="-0.227745756664552" calcext:value-type="float">
            <text:p>-0.227745756664552</text:p>
          </table:table-cell>
          <table:table-cell office:value-type="float" office:value="-0.227757207981" calcext:value-type="float">
            <text:p>-0.227757207981</text:p>
          </table:table-cell>
          <table:table-cell office:value-type="float" office:value="-0.227728388902022" calcext:value-type="float">
            <text:p>-0.227728388902022</text:p>
          </table:table-cell>
          <table:table-cell office:value-type="float" office:value="-0.227640191907171" calcext:value-type="float">
            <text:p>-0.227640191907171</text:p>
          </table:table-cell>
          <table:table-cell office:value-type="float" office:value="-0.227762332014591" calcext:value-type="float">
            <text:p>-0.227762332014591</text:p>
          </table:table-cell>
          <table:table-cell office:value-type="float" office:value="-0.227710232498181" calcext:value-type="float">
            <text:p>-0.227710232498181</text:p>
          </table:table-cell>
          <table:table-cell office:value-type="float" office:value="-0.227686781741612" calcext:value-type="float">
            <text:p>-0.227686781741612</text:p>
          </table:table-cell>
          <table:table-cell office:value-type="float" office:value="-0.22772732195112" calcext:value-type="float">
            <text:p>-0.22772732195112</text:p>
          </table:table-cell>
          <table:table-cell office:value-type="float" office:value="-0.227647420316599" calcext:value-type="float">
            <text:p>-0.227647420316599</text:p>
          </table:table-cell>
          <table:table-cell office:value-type="float" office:value="-0.227802564100338" calcext:value-type="float">
            <text:p>-0.227802564100338</text:p>
          </table:table-cell>
          <table:table-cell office:value-type="float" office:value="-0.227653157064036" calcext:value-type="float">
            <text:p>-0.227653157064036</text:p>
          </table:table-cell>
          <table:table-cell office:value-type="float" office:value="-0.227749525481613" calcext:value-type="float">
            <text:p>-0.227749525481613</text:p>
          </table:table-cell>
          <table:table-cell office:value-type="float" office:value="-0.227773634311056" calcext:value-type="float">
            <text:p>-0.227773634311056</text:p>
          </table:table-cell>
          <table:table-cell office:value-type="float" office:value="-0.227755324120677" calcext:value-type="float">
            <text:p>-0.227755324120677</text:p>
          </table:table-cell>
          <table:table-cell office:value-type="float" office:value="-0.22771589236839" calcext:value-type="float">
            <text:p>-0.22771589236839</text:p>
          </table:table-cell>
          <table:table-cell office:value-type="float" office:value="-0.227787642573949" calcext:value-type="float">
            <text:p>-0.227787642573949</text:p>
          </table:table-cell>
          <table:table-cell office:value-type="float" office:value="-0.227742001579398" calcext:value-type="float">
            <text:p>-0.227742001579398</text:p>
          </table:table-cell>
          <table:table-cell office:value-type="float" office:value="-0.227853749193253" calcext:value-type="float">
            <text:p>-0.227853749193253</text:p>
          </table:table-cell>
          <table:table-cell office:value-type="float" office:value="-0.227837683650494" calcext:value-type="float">
            <text:p>-0.227837683650494</text:p>
          </table:table-cell>
          <table:table-cell office:value-type="float" office:value="-0.227686155206527" calcext:value-type="float">
            <text:p>-0.227686155206527</text:p>
          </table:table-cell>
          <table:table-cell office:value-type="float" office:value="-0.227604521445513" calcext:value-type="float">
            <text:p>-0.227604521445513</text:p>
          </table:table-cell>
          <table:table-cell office:value-type="float" office:value="-0.227822175629115" calcext:value-type="float">
            <text:p>-0.227822175629115</text:p>
          </table:table-cell>
          <table:table-cell office:value-type="float" office:value="-0.22770787029911" calcext:value-type="float">
            <text:p>-0.22770787029911</text:p>
          </table:table-cell>
          <table:table-cell office:value-type="float" office:value="-0.227861568631789" calcext:value-type="float">
            <text:p>-0.227861568631789</text:p>
          </table:table-cell>
          <table:table-cell office:value-type="float" office:value="-0.227828938290328" calcext:value-type="float">
            <text:p>-0.227828938290328</text:p>
          </table:table-cell>
          <table:table-cell office:value-type="float" office:value="-0.227672983587167" calcext:value-type="float">
            <text:p>-0.227672983587167</text:p>
          </table:table-cell>
          <table:table-cell office:value-type="float" office:value="-0.227790424674897" calcext:value-type="float">
            <text:p>-0.227790424674897</text:p>
          </table:table-cell>
          <table:table-cell office:value-type="float" office:value="-0.227701972613605" calcext:value-type="float">
            <text:p>-0.227701972613605</text:p>
          </table:table-cell>
          <table:table-cell office:value-type="float" office:value="-0.2276826112726" calcext:value-type="float">
            <text:p>-0.2276826112726</text:p>
          </table:table-cell>
          <table:table-cell office:value-type="float" office:value="-0.227708507792569" calcext:value-type="float">
            <text:p>-0.227708507792569</text:p>
          </table:table-cell>
          <table:table-cell office:value-type="float" office:value="-0.227767329930774" calcext:value-type="float">
            <text:p>-0.227767329930774</text:p>
          </table:table-cell>
          <table:table-cell office:value-type="float" office:value="-0.227666687898626" calcext:value-type="float">
            <text:p>-0.227666687898626</text:p>
          </table:table-cell>
          <table:table-cell office:value-type="float" office:value="-0.227747993369767" calcext:value-type="float">
            <text:p>-0.227747993369767</text:p>
          </table:table-cell>
          <table:table-cell office:value-type="float" office:value="-0.227515927966031" calcext:value-type="float">
            <text:p>-0.227515927966031</text:p>
          </table:table-cell>
          <table:table-cell office:value-type="float" office:value="-0.227501031829612" calcext:value-type="float">
            <text:p>-0.227501031829612</text:p>
          </table:table-cell>
          <table:table-cell office:value-type="float" office:value="-0.22767562011214" calcext:value-type="float">
            <text:p>-0.22767562011214</text:p>
          </table:table-cell>
          <table:table-cell office:value-type="float" office:value="-0.228836164873619" calcext:value-type="float">
            <text:p>-0.228836164873619</text:p>
          </table:table-cell>
          <table:table-cell office:value-type="float" office:value="-0.229164219245711" calcext:value-type="float">
            <text:p>-0.229164219245711</text:p>
          </table:table-cell>
          <table:table-cell office:value-type="float" office:value="-0.229654555830364" calcext:value-type="float">
            <text:p>-0.229654555830364</text:p>
          </table:table-cell>
          <table:table-cell office:value-type="float" office:value="-0.229163821919269" calcext:value-type="float">
            <text:p>-0.229163821919269</text:p>
          </table:table-cell>
          <table:table-cell office:value-type="float" office:value="-0.227467374434815" calcext:value-type="float">
            <text:p>-0.227467374434815</text:p>
          </table:table-cell>
          <table:table-cell office:value-type="float" office:value="-0.230372217687675" calcext:value-type="float">
            <text:p>-0.230372217687675</text:p>
          </table:table-cell>
          <table:table-cell office:value-type="float" office:value="-0.230122931843399" calcext:value-type="float">
            <text:p>-0.230122931843399</text:p>
          </table:table-cell>
          <table:table-cell office:value-type="float" office:value="-0.267036190028265" calcext:value-type="float">
            <text:p>-0.267036190028265</text:p>
          </table:table-cell>
          <table:table-cell office:value-type="float" office:value="-0.259154566872558" calcext:value-type="float">
            <text:p>-0.259154566872558</text:p>
          </table:table-cell>
          <table:table-cell office:value-type="float" office:value="-0.264591030528409" calcext:value-type="float">
            <text:p>-0.264591030528409</text:p>
          </table:table-cell>
          <table:table-cell office:value-type="float" office:value="-0.263667309609357" calcext:value-type="float">
            <text:p>-0.263667309609357</text:p>
          </table:table-cell>
          <table:table-cell office:value-type="float" office:value="-0.260289920161408" calcext:value-type="float">
            <text:p>-0.260289920161408</text:p>
          </table:table-cell>
          <table:table-cell office:value-type="float" office:value="-0.273622920144764" calcext:value-type="float">
            <text:p>-0.273622920144764</text:p>
          </table:table-cell>
          <table:table-cell office:value-type="float" office:value="-0.26870348891224" calcext:value-type="float">
            <text:p>-0.26870348891224</text:p>
          </table:table-cell>
          <table:table-cell office:value-type="float" office:value="-0.256153962263968" calcext:value-type="float">
            <text:p>-0.256153962263968</text:p>
          </table:table-cell>
          <table:table-cell office:value-type="float" office:value="-0.254728587365519" calcext:value-type="float">
            <text:p>-0.254728587365519</text:p>
          </table:table-cell>
          <table:table-cell office:value-type="float" office:value="-0.249671207862132" calcext:value-type="float">
            <text:p>-0.249671207862132</text:p>
          </table:table-cell>
          <table:table-cell office:value-type="float" office:value="-0.249470619708633" calcext:value-type="float">
            <text:p>-0.249470619708633</text:p>
          </table:table-cell>
          <table:table-cell office:value-type="float" office:value="-0.250946060243526" calcext:value-type="float">
            <text:p>-0.250946060243526</text:p>
          </table:table-cell>
          <table:table-cell office:value-type="float" office:value="-0.250001367777425" calcext:value-type="float">
            <text:p>-0.250001367777425</text:p>
          </table:table-cell>
          <table:table-cell office:value-type="float" office:value="-0.244407509027865" calcext:value-type="float">
            <text:p>-0.244407509027865</text:p>
          </table:table-cell>
          <table:table-cell office:value-type="float" office:value="-0.206307809231281" calcext:value-type="float">
            <text:p>-0.206307809231281</text:p>
          </table:table-cell>
          <table:table-cell office:value-type="float" office:value="-0.208154393088424" calcext:value-type="float">
            <text:p>-0.208154393088424</text:p>
          </table:table-cell>
          <table:table-cell office:value-type="float" office:value="-0.208215103884086" calcext:value-type="float">
            <text:p>-0.208215103884086</text:p>
          </table:table-cell>
          <table:table-cell office:value-type="float" office:value="-0.212542864182056" calcext:value-type="float">
            <text:p>-0.212542864182056</text:p>
          </table:table-cell>
          <table:table-cell office:value-type="float" office:value="-0.213158687068987" calcext:value-type="float">
            <text:p>-0.213158687068987</text:p>
          </table:table-cell>
          <table:table-cell office:value-type="float" office:value="-0.218554114380605" calcext:value-type="float">
            <text:p>-0.218554114380605</text:p>
          </table:table-cell>
          <table:table-cell office:value-type="float" office:value="-0.218414037542932" calcext:value-type="float">
            <text:p>-0.218414037542932</text:p>
          </table:table-cell>
          <table:table-cell office:value-type="float" office:value="-0.224147152577238" calcext:value-type="float">
            <text:p>-0.224147152577238</text:p>
          </table:table-cell>
          <table:table-cell office:value-type="float" office:value="-0.228320516183416" calcext:value-type="float">
            <text:p>-0.228320516183416</text:p>
          </table:table-cell>
          <table:table-cell office:value-type="float" office:value="-0.229739666546028" calcext:value-type="float">
            <text:p>-0.229739666546028</text:p>
          </table:table-cell>
          <table:table-cell office:value-type="float" office:value="-0.228608896355427" calcext:value-type="float">
            <text:p>-0.228608896355427</text:p>
          </table:table-cell>
          <table:table-cell office:value-type="float" office:value="-0.227264526831364" calcext:value-type="float">
            <text:p>-0.227264526831364</text:p>
          </table:table-cell>
          <table:table-cell office:value-type="float" office:value="-0.223935077931132" calcext:value-type="float">
            <text:p>-0.223935077931132</text:p>
          </table:table-cell>
          <table:table-cell office:value-type="float" office:value="-0.222104815165882" calcext:value-type="float">
            <text:p>-0.222104815165882</text:p>
          </table:table-cell>
          <table:table-cell office:value-type="float" office:value="-0.224317607515927" calcext:value-type="float">
            <text:p>-0.224317607515927</text:p>
          </table:table-cell>
          <table:table-cell office:value-type="float" office:value="-0.233185790809243" calcext:value-type="float">
            <text:p>-0.233185790809243</text:p>
          </table:table-cell>
          <table:table-cell office:value-type="float" office:value="-0.238783809760339" calcext:value-type="float">
            <text:p>-0.238783809760339</text:p>
          </table:table-cell>
          <table:table-cell office:value-type="float" office:value="-0.262006152255799" calcext:value-type="float">
            <text:p>-0.262006152255799</text:p>
          </table:table-cell>
          <table:table-cell office:value-type="float" office:value="-0.248977462045501" calcext:value-type="float">
            <text:p>-0.248977462045501</text:p>
          </table:table-cell>
          <table:table-cell office:value-type="float" office:value="-0.250259593993772" calcext:value-type="float">
            <text:p>-0.250259593993772</text:p>
          </table:table-cell>
          <table:table-cell office:value-type="float" office:value="-0.254525576567366" calcext:value-type="float">
            <text:p>-0.254525576567366</text:p>
          </table:table-cell>
          <table:table-cell office:value-type="float" office:value="-0.25536871181158" calcext:value-type="float">
            <text:p>-0.25536871181158</text:p>
          </table:table-cell>
          <table:table-cell office:value-type="float" office:value="-0.256797171988251" calcext:value-type="float">
            <text:p>-0.256797171988251</text:p>
          </table:table-cell>
          <table:table-cell office:value-type="float" office:value="-0.257485829649403" calcext:value-type="float">
            <text:p>-0.257485829649403</text:p>
          </table:table-cell>
          <table:table-cell office:value-type="float" office:value="-0.263442820919929" calcext:value-type="float">
            <text:p>-0.263442820919929</text:p>
          </table:table-cell>
          <table:table-cell office:value-type="float" office:value="-0.270149365971797" calcext:value-type="float">
            <text:p>-0.270149365971797</text:p>
          </table:table-cell>
          <table:table-cell office:value-type="float" office:value="-0.21068966795406" calcext:value-type="float">
            <text:p>-0.21068966795406</text:p>
          </table:table-cell>
          <table:table-cell office:value-type="float" office:value="-0.211022585765325" calcext:value-type="float">
            <text:p>-0.211022585765325</text:p>
          </table:table-cell>
          <table:table-cell office:value-type="float" office:value="-0.220686534558257" calcext:value-type="float">
            <text:p>-0.220686534558257</text:p>
          </table:table-cell>
          <table:table-cell office:value-type="float" office:value="-0.220005480366854" calcext:value-type="float">
            <text:p>-0.220005480366854</text:p>
          </table:table-cell>
          <table:table-cell office:value-type="float" office:value="-0.219886883682993" calcext:value-type="float">
            <text:p>-0.219886883682993</text:p>
          </table:table-cell>
          <table:table-cell office:value-type="float" office:value="-0.21926445881691" calcext:value-type="float">
            <text:p>-0.21926445881691</text:p>
          </table:table-cell>
          <table:table-cell office:value-type="float" office:value="-0.211699515870767" calcext:value-type="float">
            <text:p>-0.211699515870767</text:p>
          </table:table-cell>
          <table:table-cell office:value-type="float" office:value="-0.196846959264288" calcext:value-type="float">
            <text:p>-0.196846959264288</text:p>
          </table:table-cell>
          <table:table-cell office:value-type="float" office:value="-0.190986966907281" calcext:value-type="float">
            <text:p>-0.190986966907281</text:p>
          </table:table-cell>
          <table:table-cell office:value-type="float" office:value="-0.184080860384246" calcext:value-type="float">
            <text:p>-0.184080860384246</text:p>
          </table:table-cell>
          <table:table-cell office:value-type="float" office:value="-0.17735402135626" calcext:value-type="float">
            <text:p>-0.17735402135626</text:p>
          </table:table-cell>
          <table:table-cell office:value-type="float" office:value="-0.186988647536242" calcext:value-type="float">
            <text:p>-0.186988647536242</text:p>
          </table:table-cell>
          <table:table-cell office:value-type="float" office:value="-0.195776253250807" calcext:value-type="float">
            <text:p>-0.195776253250807</text:p>
          </table:table-cell>
          <table:table-cell office:value-type="float" office:value="-0.209477284183858" calcext:value-type="float">
            <text:p>-0.209477284183858</text:p>
          </table:table-cell>
          <table:table-cell office:value-type="float" office:value="-0.21088720355282" calcext:value-type="float">
            <text:p>-0.21088720355282</text:p>
          </table:table-cell>
          <table:table-cell office:value-type="float" office:value="-0.211377894694595" calcext:value-type="float">
            <text:p>-0.211377894694595</text:p>
          </table:table-cell>
          <table:table-cell office:value-type="float" office:value="-0.210809054764689" calcext:value-type="float">
            <text:p>-0.210809054764689</text:p>
          </table:table-cell>
          <table:table-cell office:value-type="float" office:value="-0.209439904281185" calcext:value-type="float">
            <text:p>-0.209439904281185</text:p>
          </table:table-cell>
          <table:table-cell office:value-type="float" office:value="-0.203900968318401" calcext:value-type="float">
            <text:p>-0.203900968318401</text:p>
          </table:table-cell>
          <table:table-cell office:value-type="float" office:value="-0.200448039841092" calcext:value-type="float">
            <text:p>-0.200448039841092</text:p>
          </table:table-cell>
          <table:table-cell office:value-type="float" office:value="-0.194769857442325" calcext:value-type="float">
            <text:p>-0.194769857442325</text:p>
          </table:table-cell>
          <table:table-cell office:value-type="float" office:value="-0.211574207567861" calcext:value-type="float">
            <text:p>-0.211574207567861</text:p>
          </table:table-cell>
          <table:table-cell office:value-type="float" office:value="-0.226630363770348" calcext:value-type="float">
            <text:p>-0.226630363770348</text:p>
          </table:table-cell>
          <table:table-cell office:value-type="float" office:value="-0.231615830831315" calcext:value-type="float">
            <text:p>-0.231615830831315</text:p>
          </table:table-cell>
          <table:table-cell office:value-type="float" office:value="-0.233434257883444" calcext:value-type="float">
            <text:p>-0.233434257883444</text:p>
          </table:table-cell>
          <table:table-cell office:value-type="float" office:value="-0.234742871209296" calcext:value-type="float">
            <text:p>-0.234742871209296</text:p>
          </table:table-cell>
          <table:table-cell office:value-type="float" office:value="-0.239325435963963" calcext:value-type="float">
            <text:p>-0.239325435963963</text:p>
          </table:table-cell>
          <table:table-cell office:value-type="float" office:value="-0.241126848352484" calcext:value-type="float">
            <text:p>-0.241126848352484</text:p>
          </table:table-cell>
          <table:table-cell office:value-type="float" office:value="-0.243090855614913" calcext:value-type="float">
            <text:p>-0.243090855614913</text:p>
          </table:table-cell>
          <table:table-cell office:value-type="float" office:value="-0.245980892310629" calcext:value-type="float">
            <text:p>-0.245980892310629</text:p>
          </table:table-cell>
          <table:table-cell office:value-type="float" office:value="-0.24929707058296" calcext:value-type="float">
            <text:p>-0.24929707058296</text:p>
          </table:table-cell>
          <table:table-cell office:value-type="float" office:value="-0.249229976314811" calcext:value-type="float">
            <text:p>-0.249229976314811</text:p>
          </table:table-cell>
          <table:table-cell office:value-type="float" office:value="-0.188473614964128" calcext:value-type="float">
            <text:p>-0.188473614964128</text:p>
          </table:table-cell>
          <table:table-cell office:value-type="float" office:value="-0.189431295933215" calcext:value-type="float">
            <text:p>-0.189431295933215</text:p>
          </table:table-cell>
          <table:table-cell office:value-type="float" office:value="-0.191265865460724" calcext:value-type="float">
            <text:p>-0.191265865460724</text:p>
          </table:table-cell>
          <table:table-cell office:value-type="float" office:value="-0.193119385996126" calcext:value-type="float">
            <text:p>-0.193119385996126</text:p>
          </table:table-cell>
          <table:table-cell office:value-type="float" office:value="-0.198211602050902" calcext:value-type="float">
            <text:p>-0.198211602050902</text:p>
          </table:table-cell>
          <table:table-cell office:value-type="float" office:value="-0.198441715184212" calcext:value-type="float">
            <text:p>-0.198441715184212</text:p>
          </table:table-cell>
          <table:table-cell office:value-type="float" office:value="-0.199167500156673" calcext:value-type="float">
            <text:p>-0.199167500156673</text:p>
          </table:table-cell>
          <table:table-cell office:value-type="float" office:value="-0.200443603493094" calcext:value-type="float">
            <text:p>-0.200443603493094</text:p>
          </table:table-cell>
          <table:table-cell office:value-type="float" office:value="-0.201598426948803" calcext:value-type="float">
            <text:p>-0.201598426948803</text:p>
          </table:table-cell>
          <table:table-cell office:value-type="float" office:value="-0.202276723189305" calcext:value-type="float">
            <text:p>-0.202276723189305</text:p>
          </table:table-cell>
          <table:table-cell office:value-type="float" office:value="-0.20308792541595" calcext:value-type="float">
            <text:p>-0.20308792541595</text:p>
          </table:table-cell>
          <table:table-cell office:value-type="float" office:value="-0.204341925485051" calcext:value-type="float">
            <text:p>-0.204341925485051</text:p>
          </table:table-cell>
          <table:table-cell office:value-type="float" office:value="-0.211653211445587" calcext:value-type="float">
            <text:p>-0.211653211445587</text:p>
          </table:table-cell>
          <table:table-cell office:value-type="float" office:value="-0.198871274098165" calcext:value-type="float">
            <text:p>-0.198871274098165</text:p>
          </table:table-cell>
          <table:table-cell office:value-type="float" office:value="-0.190426015934995" calcext:value-type="float">
            <text:p>-0.190426015934995</text:p>
          </table:table-cell>
          <table:table-cell office:value-type="float" office:value="-0.187171131369397" calcext:value-type="float">
            <text:p>-0.187171131369397</text:p>
          </table:table-cell>
          <table:table-cell office:value-type="float" office:value="-0.19138474056303" calcext:value-type="float">
            <text:p>-0.19138474056303</text:p>
          </table:table-cell>
          <table:table-cell office:value-type="float" office:value="-0.190501562934996" calcext:value-type="float">
            <text:p>-0.190501562934996</text:p>
          </table:table-cell>
          <table:table-cell office:value-type="float" office:value="-0.181780779756369" calcext:value-type="float">
            <text:p>-0.181780779756369</text:p>
          </table:table-cell>
          <table:table-cell office:value-type="float" office:value="-0.186075799752159" calcext:value-type="float">
            <text:p>-0.186075799752159</text:p>
          </table:table-cell>
          <table:table-cell office:value-type="float" office:value="-0.180398460420721" calcext:value-type="float">
            <text:p>-0.180398460420721</text:p>
          </table:table-cell>
          <table:table-cell office:value-type="float" office:value="-0.181804697305658" calcext:value-type="float">
            <text:p>-0.181804697305658</text:p>
          </table:table-cell>
          <table:table-cell office:value-type="float" office:value="-0.187181952152837" calcext:value-type="float">
            <text:p>-0.187181952152837</text:p>
          </table:table-cell>
          <table:table-cell office:value-type="float" office:value="-0.19488762999822" calcext:value-type="float">
            <text:p>-0.19488762999822</text:p>
          </table:table-cell>
          <table:table-cell office:value-type="float" office:value="-0.200465051229432" calcext:value-type="float">
            <text:p>-0.200465051229432</text:p>
          </table:table-cell>
          <table:table-cell office:value-type="float" office:value="-0.205026994062368" calcext:value-type="float">
            <text:p>-0.205026994062368</text:p>
          </table:table-cell>
          <table:table-cell office:value-type="float" office:value="-0.208967160503893" calcext:value-type="float">
            <text:p>-0.208967160503893</text:p>
          </table:table-cell>
          <table:table-cell office:value-type="float" office:value="-0.211050438186668" calcext:value-type="float">
            <text:p>-0.211050438186668</text:p>
          </table:table-cell>
          <table:table-cell office:value-type="float" office:value="-0.211295887145245" calcext:value-type="float">
            <text:p>-0.211295887145245</text:p>
          </table:table-cell>
          <table:table-cell office:value-type="float" office:value="-0.211272102884834" calcext:value-type="float">
            <text:p>-0.211272102884834</text:p>
          </table:table-cell>
          <table:table-cell office:value-type="float" office:value="-0.208039022124841" calcext:value-type="float">
            <text:p>-0.208039022124841</text:p>
          </table:table-cell>
          <table:table-cell office:value-type="float" office:value="-0.206463388103522" calcext:value-type="float">
            <text:p>-0.206463388103522</text:p>
          </table:table-cell>
          <table:table-cell office:value-type="float" office:value="-0.208943316324607" calcext:value-type="float">
            <text:p>-0.208943316324607</text:p>
          </table:table-cell>
          <table:table-cell office:value-type="float" office:value="-0.223479576699688" calcext:value-type="float">
            <text:p>-0.223479576699688</text:p>
          </table:table-cell>
          <table:table-cell office:value-type="float" office:value="-0.229977633149802" calcext:value-type="float">
            <text:p>-0.229977633149802</text:p>
          </table:table-cell>
          <table:table-cell office:value-type="float" office:value="-0.266339202395782" calcext:value-type="float">
            <text:p>-0.266339202395782</text:p>
          </table:table-cell>
          <table:table-cell office:value-type="float" office:value="-0.279302222061425" calcext:value-type="float">
            <text:p>-0.279302222061425</text:p>
          </table:table-cell>
          <table:table-cell office:value-type="float" office:value="-0.26792815975774" calcext:value-type="float">
            <text:p>-0.26792815975774</text:p>
          </table:table-cell>
          <table:table-cell office:value-type="float" office:value="-0.256250409693316" calcext:value-type="float">
            <text:p>-0.256250409693316</text:p>
          </table:table-cell>
          <table:table-cell office:value-type="float" office:value="-0.259857051277898" calcext:value-type="float">
            <text:p>-0.259857051277898</text:p>
          </table:table-cell>
          <table:table-cell office:value-type="float" office:value="-0.263180006034351" calcext:value-type="float">
            <text:p>-0.263180006034351</text:p>
          </table:table-cell>
          <table:table-cell office:value-type="float" office:value="-0.262925724507539" calcext:value-type="float">
            <text:p>-0.262925724507539</text:p>
          </table:table-cell>
          <table:table-cell office:value-type="float" office:value="-0.2664841915812" calcext:value-type="float">
            <text:p>-0.2664841915812</text:p>
          </table:table-cell>
          <table:table-cell office:value-type="float" office:value="-0.266817557158062" calcext:value-type="float">
            <text:p>-0.266817557158062</text:p>
          </table:table-cell>
          <table:table-cell office:value-type="float" office:value="-0.262640190172605" calcext:value-type="float">
            <text:p>-0.262640190172605</text:p>
          </table:table-cell>
          <table:table-cell office:value-type="float" office:value="-0.262566454295453" calcext:value-type="float">
            <text:p>-0.262566454295453</text:p>
          </table:table-cell>
          <table:table-cell office:value-type="float" office:value="-0.264685573350854" calcext:value-type="float">
            <text:p>-0.264685573350854</text:p>
          </table:table-cell>
          <table:table-cell office:value-type="float" office:value="-0.267444245179875" calcext:value-type="float">
            <text:p>-0.267444245179875</text:p>
          </table:table-cell>
          <table:table-cell office:value-type="float" office:value="-0.274838807792767" calcext:value-type="float">
            <text:p>-0.274838807792767</text:p>
          </table:table-cell>
          <table:table-cell office:value-type="float" office:value="-0.272113985072424" calcext:value-type="float">
            <text:p>-0.272113985072424</text:p>
          </table:table-cell>
          <table:table-cell office:value-type="float" office:value="-0.27097880633105" calcext:value-type="float">
            <text:p>-0.27097880633105</text:p>
          </table:table-cell>
          <table:table-cell office:value-type="float" office:value="-0.26567307043392" calcext:value-type="float">
            <text:p>-0.26567307043392</text:p>
          </table:table-cell>
          <table:table-cell office:value-type="float" office:value="-0.265187716553373" calcext:value-type="float">
            <text:p>-0.265187716553373</text:p>
          </table:table-cell>
          <table:table-cell office:value-type="float" office:value="-0.265882814907391" calcext:value-type="float">
            <text:p>-0.265882814907391</text:p>
          </table:table-cell>
          <table:table-cell office:value-type="float" office:value="-0.266145762918731" calcext:value-type="float">
            <text:p>-0.266145762918731</text:p>
          </table:table-cell>
          <table:table-cell office:value-type="float" office:value="-0.26739792244455" calcext:value-type="float">
            <text:p>-0.26739792244455</text:p>
          </table:table-cell>
          <table:table-cell office:value-type="float" office:value="-0.265859531900222" calcext:value-type="float">
            <text:p>-0.265859531900222</text:p>
          </table:table-cell>
          <table:table-cell office:value-type="float" office:value="-0.264468416828706" calcext:value-type="float">
            <text:p>-0.264468416828706</text:p>
          </table:table-cell>
          <table:table-cell office:value-type="float" office:value="-0.263468385473955" calcext:value-type="float">
            <text:p>-0.263468385473955</text:p>
          </table:table-cell>
          <table:table-cell office:value-type="float" office:value="-0.263068153027912" calcext:value-type="float">
            <text:p>-0.263068153027912</text:p>
          </table:table-cell>
          <table:table-cell office:value-type="float" office:value="-0.210888599131168" calcext:value-type="float">
            <text:p>-0.210888599131168</text:p>
          </table:table-cell>
          <table:table-cell office:value-type="float" office:value="-0.215405263831549" calcext:value-type="float">
            <text:p>-0.215405263831549</text:p>
          </table:table-cell>
          <table:table-cell office:value-type="float" office:value="-0.213219780063031" calcext:value-type="float">
            <text:p>-0.213219780063031</text:p>
          </table:table-cell>
          <table:table-cell office:value-type="float" office:value="-0.213058303774975" calcext:value-type="float">
            <text:p>-0.213058303774975</text:p>
          </table:table-cell>
          <table:table-cell office:value-type="float" office:value="-0.213814644857504" calcext:value-type="float">
            <text:p>-0.213814644857504</text:p>
          </table:table-cell>
          <table:table-cell office:value-type="float" office:value="-0.210475630660431" calcext:value-type="float">
            <text:p>-0.210475630660431</text:p>
          </table:table-cell>
          <table:table-cell office:value-type="float" office:value="-0.217979566360403" calcext:value-type="float">
            <text:p>-0.217979566360403</text:p>
          </table:table-cell>
          <table:table-cell office:value-type="float" office:value="-0.22528236129939" calcext:value-type="float">
            <text:p>-0.22528236129939</text:p>
          </table:table-cell>
          <table:table-cell office:value-type="float" office:value="-0.234588426808079" calcext:value-type="float">
            <text:p>-0.234588426808079</text:p>
          </table:table-cell>
          <table:table-cell office:value-type="float" office:value="-0.238749637830059" calcext:value-type="float">
            <text:p>-0.238749637830059</text:p>
          </table:table-cell>
          <table:table-cell office:value-type="float" office:value="-0.241463112385988" calcext:value-type="float">
            <text:p>-0.241463112385988</text:p>
          </table:table-cell>
          <table:table-cell office:value-type="float" office:value="-0.239226389248214" calcext:value-type="float">
            <text:p>-0.239226389248214</text:p>
          </table:table-cell>
          <table:table-cell office:value-type="float" office:value="-0.239666603283245" calcext:value-type="float">
            <text:p>-0.239666603283245</text:p>
          </table:table-cell>
          <table:table-cell office:value-type="float" office:value="-0.236443096400398" calcext:value-type="float">
            <text:p>-0.236443096400398</text:p>
          </table:table-cell>
          <table:table-cell office:value-type="float" office:value="-0.235236317437834" calcext:value-type="float">
            <text:p>-0.235236317437834</text:p>
          </table:table-cell>
          <table:table-cell office:value-type="float" office:value="-0.233950044521278" calcext:value-type="float">
            <text:p>-0.233950044521278</text:p>
          </table:table-cell>
          <table:table-cell office:value-type="float" office:value="-0.250130288260539" calcext:value-type="float">
            <text:p>-0.250130288260539</text:p>
          </table:table-cell>
          <table:table-cell office:value-type="float" office:value="-0.27403794167445" calcext:value-type="float">
            <text:p>-0.27403794167445</text:p>
          </table:table-cell>
          <table:table-cell office:value-type="float" office:value="-0.277901826136679" calcext:value-type="float">
            <text:p>-0.277901826136679</text:p>
          </table:table-cell>
          <table:table-cell office:value-type="float" office:value="-0.267077911784025" calcext:value-type="float">
            <text:p>-0.267077911784025</text:p>
          </table:table-cell>
          <table:table-cell office:value-type="float" office:value="-0.267249809833675" calcext:value-type="float">
            <text:p>-0.267249809833675</text:p>
          </table:table-cell>
          <table:table-cell office:value-type="float" office:value="-0.271751119396275" calcext:value-type="float">
            <text:p>-0.271751119396275</text:p>
          </table:table-cell>
          <table:table-cell office:value-type="float" office:value="-0.275148098029416" calcext:value-type="float">
            <text:p>-0.275148098029416</text:p>
          </table:table-cell>
          <table:table-cell office:value-type="float" office:value="-0.270635495436741" calcext:value-type="float">
            <text:p>-0.270635495436741</text:p>
          </table:table-cell>
          <table:table-cell office:value-type="float" office:value="-0.274826022644963" calcext:value-type="float">
            <text:p>-0.274826022644963</text:p>
          </table:table-cell>
          <table:table-cell office:value-type="float" office:value="-0.279956004799166" calcext:value-type="float">
            <text:p>-0.279956004799166</text:p>
          </table:table-cell>
          <table:table-cell office:value-type="float" office:value="-0.288761005022592" calcext:value-type="float">
            <text:p>-0.288761005022592</text:p>
          </table:table-cell>
          <table:table-cell office:value-type="float" office:value="-0.282743919360012" calcext:value-type="float">
            <text:p>-0.282743919360012</text:p>
          </table:table-cell>
          <table:table-cell office:value-type="float" office:value="-0.278734689697357" calcext:value-type="float">
            <text:p>-0.278734689697357</text:p>
          </table:table-cell>
          <table:table-cell office:value-type="float" office:value="-0.268965735442075" calcext:value-type="float">
            <text:p>-0.268965735442075</text:p>
          </table:table-cell>
          <table:table-cell office:value-type="float" office:value="-0.266363266387307" calcext:value-type="float">
            <text:p>-0.266363266387307</text:p>
          </table:table-cell>
          <table:table-cell office:value-type="float" office:value="-0.267391620569224" calcext:value-type="float">
            <text:p>-0.267391620569224</text:p>
          </table:table-cell>
          <table:table-cell office:value-type="float" office:value="-0.270004015563566" calcext:value-type="float">
            <text:p>-0.270004015563566</text:p>
          </table:table-cell>
          <table:table-cell office:value-type="float" office:value="-0.271541094686225" calcext:value-type="float">
            <text:p>-0.271541094686225</text:p>
          </table:table-cell>
          <table:table-cell office:value-type="float" office:value="-0.274492295850646" calcext:value-type="float">
            <text:p>-0.274492295850646</text:p>
          </table:table-cell>
          <table:table-cell office:value-type="float" office:value="-0.273348309516865" calcext:value-type="float">
            <text:p>-0.273348309516865</text:p>
          </table:table-cell>
          <table:table-cell office:value-type="float" office:value="-0.272706481845571" calcext:value-type="float">
            <text:p>-0.272706481845571</text:p>
          </table:table-cell>
          <table:table-cell office:value-type="float" office:value="-0.272120077971374" calcext:value-type="float">
            <text:p>-0.272120077971374</text:p>
          </table:table-cell>
          <table:table-cell office:value-type="float" office:value="-0.271121472987896" calcext:value-type="float">
            <text:p>-0.271121472987896</text:p>
          </table:table-cell>
          <table:table-cell office:value-type="float" office:value="-0.271841677901003" calcext:value-type="float">
            <text:p>-0.271841677901003</text:p>
          </table:table-cell>
          <table:table-cell office:value-type="float" office:value="-0.231282704289021" calcext:value-type="float">
            <text:p>-0.231282704289021</text:p>
          </table:table-cell>
          <table:table-cell office:value-type="float" office:value="-0.232503074981892" calcext:value-type="float">
            <text:p>-0.232503074981892</text:p>
          </table:table-cell>
          <table:table-cell office:value-type="float" office:value="-0.234978373916633" calcext:value-type="float">
            <text:p>-0.234978373916633</text:p>
          </table:table-cell>
          <table:table-cell office:value-type="float" office:value="-0.237643367483532" calcext:value-type="float">
            <text:p>-0.237643367483532</text:p>
          </table:table-cell>
          <table:table-cell office:value-type="float" office:value="-0.239521575193931" calcext:value-type="float">
            <text:p>-0.239521575193931</text:p>
          </table:table-cell>
          <table:table-cell office:value-type="float" office:value="-0.242830974762197" calcext:value-type="float">
            <text:p>-0.242830974762197</text:p>
          </table:table-cell>
          <table:table-cell office:value-type="float" office:value="-0.242056164545318" calcext:value-type="float">
            <text:p>-0.242056164545318</text:p>
          </table:table-cell>
          <table:table-cell office:value-type="float" office:value="-0.247177314134214" calcext:value-type="float">
            <text:p>-0.247177314134214</text:p>
          </table:table-cell>
          <table:table-cell office:value-type="float" office:value="-0.248604125375075" calcext:value-type="float">
            <text:p>-0.248604125375075</text:p>
          </table:table-cell>
          <table:table-cell office:value-type="float" office:value="-0.247021446897501" calcext:value-type="float">
            <text:p>-0.247021446897501</text:p>
          </table:table-cell>
          <table:table-cell office:value-type="float" office:value="-0.245990843107245" calcext:value-type="float">
            <text:p>-0.245990843107245</text:p>
          </table:table-cell>
          <table:table-cell office:value-type="float" office:value="-0.241998881237296" calcext:value-type="float">
            <text:p>-0.241998881237296</text:p>
          </table:table-cell>
          <table:table-cell office:value-type="float" office:value="-0.248207935559278" calcext:value-type="float">
            <text:p>-0.248207935559278</text:p>
          </table:table-cell>
          <table:table-cell office:value-type="float" office:value="-0.279375764445124" calcext:value-type="float">
            <text:p>-0.279375764445124</text:p>
          </table:table-cell>
          <table:table-cell office:value-type="float" office:value="-0.283905743584628" calcext:value-type="float">
            <text:p>-0.283905743584628</text:p>
          </table:table-cell>
          <table:table-cell office:value-type="float" office:value="-0.289000535388926" calcext:value-type="float">
            <text:p>-0.289000535388926</text:p>
          </table:table-cell>
          <table:table-cell office:value-type="float" office:value="-0.27481554017477" calcext:value-type="float">
            <text:p>-0.27481554017477</text:p>
          </table:table-cell>
          <table:table-cell office:value-type="float" office:value="-0.272447177140562" calcext:value-type="float">
            <text:p>-0.272447177140562</text:p>
          </table:table-cell>
          <table:table-cell office:value-type="float" office:value="-0.272744809503537" calcext:value-type="float">
            <text:p>-0.272744809503537</text:p>
          </table:table-cell>
          <table:table-cell office:value-type="float" office:value="-0.277707987921339" calcext:value-type="float">
            <text:p>-0.277707987921339</text:p>
          </table:table-cell>
          <table:table-cell office:value-type="float" office:value="-0.276018706676835" calcext:value-type="float">
            <text:p>-0.276018706676835</text:p>
          </table:table-cell>
          <table:table-cell office:value-type="float" office:value="-0.274251341529009" calcext:value-type="float">
            <text:p>-0.274251341529009</text:p>
          </table:table-cell>
          <table:table-cell office:value-type="float" office:value="-0.229781098497154" calcext:value-type="float">
            <text:p>-0.229781098497154</text:p>
          </table:table-cell>
          <table:table-cell office:value-type="float" office:value="-0.224548031730255" calcext:value-type="float">
            <text:p>-0.224548031730255</text:p>
          </table:table-cell>
          <table:table-cell office:value-type="float" office:value="-0.223948313149034" calcext:value-type="float">
            <text:p>-0.223948313149034</text:p>
          </table:table-cell>
          <table:table-cell office:value-type="float" office:value="-0.22247729625015" calcext:value-type="float">
            <text:p>-0.22247729625015</text:p>
          </table:table-cell>
          <table:table-cell office:value-type="float" office:value="-0.225038703234827" calcext:value-type="float">
            <text:p>-0.225038703234827</text:p>
          </table:table-cell>
          <table:table-cell office:value-type="float" office:value="-0.227197609944652" calcext:value-type="float">
            <text:p>-0.227197609944652</text:p>
          </table:table-cell>
          <table:table-cell office:value-type="float" office:value="-0.228359679526321" calcext:value-type="float">
            <text:p>-0.228359679526321</text:p>
          </table:table-cell>
          <table:table-cell office:value-type="float" office:value="-0.228790896257069" calcext:value-type="float">
            <text:p>-0.228790896257069</text:p>
          </table:table-cell>
          <table:table-cell office:value-type="float" office:value="-0.23218761586831" calcext:value-type="float">
            <text:p>-0.23218761586831</text:p>
          </table:table-cell>
          <table:table-cell office:value-type="float" office:value="-0.236958133470506" calcext:value-type="float">
            <text:p>-0.236958133470506</text:p>
          </table:table-cell>
          <table:table-cell office:value-type="float" office:value="-0.244718828657289" calcext:value-type="float">
            <text:p>-0.244718828657289</text:p>
          </table:table-cell>
          <table:table-cell office:value-type="float" office:value="-0.243631222434741" calcext:value-type="float">
            <text:p>-0.243631222434741</text:p>
          </table:table-cell>
          <table:table-cell office:value-type="float" office:value="-0.240946408917675" calcext:value-type="float">
            <text:p>-0.240946408917675</text:p>
          </table:table-cell>
          <table:table-cell office:value-type="float" office:value="-0.237177074181612" calcext:value-type="float">
            <text:p>-0.237177074181612</text:p>
          </table:table-cell>
          <table:table-cell office:value-type="float" office:value="-0.232758148158529" calcext:value-type="float">
            <text:p>-0.232758148158529</text:p>
          </table:table-cell>
          <table:table-cell office:value-type="float" office:value="-0.233040219871884" calcext:value-type="float">
            <text:p>-0.233040219871884</text:p>
          </table:table-cell>
          <table:table-cell office:value-type="float" office:value="-0.232208854728772" calcext:value-type="float">
            <text:p>-0.232208854728772</text:p>
          </table:table-cell>
          <table:table-cell office:value-type="float" office:value="-0.228345057987317" calcext:value-type="float">
            <text:p>-0.228345057987317</text:p>
          </table:table-cell>
          <table:table-cell office:value-type="float" office:value="-0.226408244951575" calcext:value-type="float">
            <text:p>-0.226408244951575</text:p>
          </table:table-cell>
          <table:table-cell office:value-type="float" office:value="-0.227174019884454" calcext:value-type="float">
            <text:p>-0.227174019884454</text:p>
          </table:table-cell>
          <table:table-cell office:value-type="float" office:value="-0.228175862507254" calcext:value-type="float">
            <text:p>-0.228175862507254</text:p>
          </table:table-cell>
          <table:table-cell office:value-type="float" office:value="-0.229166968240444" calcext:value-type="float">
            <text:p>-0.229166968240444</text:p>
          </table:table-cell>
          <table:table-cell office:value-type="float" office:value="-0.229351170634728" calcext:value-type="float">
            <text:p>-0.229351170634728</text:p>
          </table:table-cell>
          <table:table-cell office:value-type="float" office:value="-0.228966090799708" calcext:value-type="float">
            <text:p>-0.228966090799708</text:p>
          </table:table-cell>
          <table:table-cell office:value-type="float" office:value="-0.227253386414285" calcext:value-type="float">
            <text:p>-0.227253386414285</text:p>
          </table:table-cell>
          <table:table-cell office:value-type="float" office:value="-0.227049890427894" calcext:value-type="float">
            <text:p>-0.227049890427894</text:p>
          </table:table-cell>
          <table:table-cell office:value-type="float" office:value="-0.227662138483275" calcext:value-type="float">
            <text:p>-0.227662138483275</text:p>
          </table:table-cell>
          <table:table-cell office:value-type="float" office:value="-0.228026160420245" calcext:value-type="float">
            <text:p>-0.228026160420245</text:p>
          </table:table-cell>
          <table:table-cell office:value-type="float" office:value="-0.228322730160443" calcext:value-type="float">
            <text:p>-0.228322730160443</text:p>
          </table:table-cell>
          <table:table-cell office:value-type="float" office:value="-0.228221353139882" calcext:value-type="float">
            <text:p>-0.228221353139882</text:p>
          </table:table-cell>
          <table:table-cell office:value-type="float" office:value="-0.22781519375046" calcext:value-type="float">
            <text:p>-0.22781519375046</text:p>
          </table:table-cell>
          <table:table-cell office:value-type="float" office:value="-0.227645282526076" calcext:value-type="float">
            <text:p>-0.227645282526076</text:p>
          </table:table-cell>
          <table:table-cell office:value-type="float" office:value="-0.22785097692896" calcext:value-type="float">
            <text:p>-0.22785097692896</text:p>
          </table:table-cell>
          <table:table-cell office:value-type="float" office:value="-0.228103019771018" calcext:value-type="float">
            <text:p>-0.228103019771018</text:p>
          </table:table-cell>
          <table:table-cell office:value-type="float" office:value="-0.22813199979124" calcext:value-type="float">
            <text:p>-0.22813199979124</text:p>
          </table:table-cell>
          <table:table-cell office:value-type="float" office:value="-0.227535564652742" calcext:value-type="float">
            <text:p>-0.227535564652742</text:p>
          </table:table-cell>
          <table:table-cell office:value-type="float" office:value="-0.228077805857249" calcext:value-type="float">
            <text:p>-0.228077805857249</text:p>
          </table:table-cell>
          <table:table-cell office:value-type="float" office:value="-0.228036155602079" calcext:value-type="float">
            <text:p>-0.228036155602079</text:p>
          </table:table-cell>
          <table:table-cell office:value-type="float" office:value="-0.2278150979449" calcext:value-type="float">
            <text:p>-0.2278150979449</text:p>
          </table:table-cell>
          <table:table-cell office:value-type="float" office:value="-0.227794871482986" calcext:value-type="float">
            <text:p>-0.227794871482986</text:p>
          </table:table-cell>
          <table:table-cell office:value-type="float" office:value="-0.22786123786119" calcext:value-type="float">
            <text:p>-0.22786123786119</text:p>
          </table:table-cell>
          <table:table-cell office:value-type="float" office:value="-0.228054580321141" calcext:value-type="float">
            <text:p>-0.228054580321141</text:p>
          </table:table-cell>
          <table:table-cell office:value-type="float" office:value="-0.227976757663839" calcext:value-type="float">
            <text:p>-0.227976757663839</text:p>
          </table:table-cell>
          <table:table-cell office:value-type="float" office:value="-0.228071386693099" calcext:value-type="float">
            <text:p>-0.228071386693099</text:p>
          </table:table-cell>
          <table:table-cell office:value-type="float" office:value="-0.227936399382733" calcext:value-type="float">
            <text:p>-0.227936399382733</text:p>
          </table:table-cell>
          <table:table-cell office:value-type="float" office:value="-0.227874243507456" calcext:value-type="float">
            <text:p>-0.227874243507456</text:p>
          </table:table-cell>
          <table:table-cell office:value-type="float" office:value="-0.227893096240109" calcext:value-type="float">
            <text:p>-0.227893096240109</text:p>
          </table:table-cell>
          <table:table-cell office:value-type="float" office:value="-0.227845286233204" calcext:value-type="float">
            <text:p>-0.227845286233204</text:p>
          </table:table-cell>
          <table:table-cell office:value-type="float" office:value="-0.227858752714824" calcext:value-type="float">
            <text:p>-0.227858752714824</text:p>
          </table:table-cell>
          <table:table-cell office:value-type="float" office:value="-0.227834835040688" calcext:value-type="float">
            <text:p>-0.227834835040688</text:p>
          </table:table-cell>
          <table:table-cell office:value-type="float" office:value="-0.227834476888316" calcext:value-type="float">
            <text:p>-0.227834476888316</text:p>
          </table:table-cell>
          <table:table-cell office:value-type="float" office:value="-0.227946864989037" calcext:value-type="float">
            <text:p>-0.227946864989037</text:p>
          </table:table-cell>
          <table:table-cell office:value-type="float" office:value="-0.227809144445534" calcext:value-type="float">
            <text:p>-0.227809144445534</text:p>
          </table:table-cell>
          <table:table-cell office:value-type="float" office:value="-0.227866318616516" calcext:value-type="float">
            <text:p>-0.227866318616516</text:p>
          </table:table-cell>
          <table:table-cell office:value-type="float" office:value="-0.227959366088713" calcext:value-type="float">
            <text:p>-0.227959366088713</text:p>
          </table:table-cell>
          <table:table-cell office:value-type="float" office:value="-0.2280407913374" calcext:value-type="float">
            <text:p>-0.2280407913374</text:p>
          </table:table-cell>
          <table:table-cell office:value-type="float" office:value="-0.227930210982466" calcext:value-type="float">
            <text:p>-0.227930210982466</text:p>
          </table:table-cell>
          <table:table-cell office:value-type="float" office:value="-0.227886632558311" calcext:value-type="float">
            <text:p>-0.227886632558311</text:p>
          </table:table-cell>
          <table:table-cell office:value-type="float" office:value="-0.22784222760659" calcext:value-type="float">
            <text:p>-0.22784222760659</text:p>
          </table:table-cell>
          <table:table-cell office:value-type="float" office:value="-0.227857256981842" calcext:value-type="float">
            <text:p>-0.227857256981842</text:p>
          </table:table-cell>
          <table:table-cell office:value-type="float" office:value="-0.227885289948841" calcext:value-type="float">
            <text:p>-0.227885289948841</text:p>
          </table:table-cell>
          <table:table-cell office:value-type="float" office:value="-0.227945799136506" calcext:value-type="float">
            <text:p>-0.227945799136506</text:p>
          </table:table-cell>
          <table:table-cell office:value-type="float" office:value="-0.227898720889142" calcext:value-type="float">
            <text:p>-0.227898720889142</text:p>
          </table:table-cell>
          <table:table-cell office:value-type="float" office:value="-0.227858281648714" calcext:value-type="float">
            <text:p>-0.227858281648714</text:p>
          </table:table-cell>
          <table:table-cell office:value-type="float" office:value="-0.227935850488706" calcext:value-type="float">
            <text:p>-0.227935850488706</text:p>
          </table:table-cell>
          <table:table-cell office:value-type="float" office:value="-0.227912012494794" calcext:value-type="float">
            <text:p>-0.227912012494794</text:p>
          </table:table-cell>
          <table:table-cell office:value-type="float" office:value="-0.227894069735211" calcext:value-type="float">
            <text:p>-0.227894069735211</text:p>
          </table:table-cell>
          <table:table-cell office:value-type="float" office:value="-0.227916837519415" calcext:value-type="float">
            <text:p>-0.227916837519415</text:p>
          </table:table-cell>
          <table:table-cell office:value-type="float" office:value="-0.22793586532923" calcext:value-type="float">
            <text:p>-0.22793586532923</text:p>
          </table:table-cell>
          <table:table-cell office:value-type="float" office:value="-0.227963689124336" calcext:value-type="float">
            <text:p>-0.227963689124336</text:p>
          </table:table-cell>
          <table:table-cell office:value-type="float" office:value="-0.22804566168186" calcext:value-type="float">
            <text:p>-0.22804566168186</text:p>
          </table:table-cell>
          <table:table-cell office:value-type="float" office:value="-0.228012802946797" calcext:value-type="float">
            <text:p>-0.228012802946797</text:p>
          </table:table-cell>
          <table:table-cell office:value-type="float" office:value="-0.227999234666302" calcext:value-type="float">
            <text:p>-0.227999234666302</text:p>
          </table:table-cell>
          <table:table-cell office:value-type="float" office:value="-0.227952764710989" calcext:value-type="float">
            <text:p>-0.227952764710989</text:p>
          </table:table-cell>
          <table:table-cell office:value-type="float" office:value="-0.227964993974117" calcext:value-type="float">
            <text:p>-0.227964993974117</text:p>
          </table:table-cell>
          <table:table-cell office:value-type="float" office:value="-0.228088249921836" calcext:value-type="float">
            <text:p>-0.228088249921836</text:p>
          </table:table-cell>
          <table:table-cell office:value-type="float" office:value="-0.227956425925775" calcext:value-type="float">
            <text:p>-0.227956425925775</text:p>
          </table:table-cell>
          <table:table-cell office:value-type="float" office:value="-0.227982363346317" calcext:value-type="float">
            <text:p>-0.227982363346317</text:p>
          </table:table-cell>
          <table:table-cell office:value-type="float" office:value="-0.227784473074606" calcext:value-type="float">
            <text:p>-0.227784473074606</text:p>
          </table:table-cell>
          <table:table-cell office:value-type="float" office:value="-0.227904050190293" calcext:value-type="float">
            <text:p>-0.227904050190293</text:p>
          </table:table-cell>
          <table:table-cell office:value-type="float" office:value="-0.227864167913317" calcext:value-type="float">
            <text:p>-0.227864167913317</text:p>
          </table:table-cell>
          <table:table-cell office:value-type="float" office:value="-0.227863020348081" calcext:value-type="float">
            <text:p>-0.227863020348081</text:p>
          </table:table-cell>
          <table:table-cell office:value-type="float" office:value="-0.228007631530306" calcext:value-type="float">
            <text:p>-0.228007631530306</text:p>
          </table:table-cell>
          <table:table-cell office:value-type="float" office:value="-0.227953285386618" calcext:value-type="float">
            <text:p>-0.227953285386618</text:p>
          </table:table-cell>
          <table:table-cell office:value-type="float" office:value="-0.227847800495993" calcext:value-type="float">
            <text:p>-0.227847800495993</text:p>
          </table:table-cell>
          <table:table-cell office:value-type="float" office:value="-0.227897771717124" calcext:value-type="float">
            <text:p>-0.227897771717124</text:p>
          </table:table-cell>
          <table:table-cell office:value-type="float" office:value="-0.228116848436205" calcext:value-type="float">
            <text:p>-0.228116848436205</text:p>
          </table:table-cell>
          <table:table-cell office:value-type="float" office:value="-0.228036041224249" calcext:value-type="float">
            <text:p>-0.228036041224249</text:p>
          </table:table-cell>
          <table:table-cell office:value-type="float" office:value="-0.22792050329161" calcext:value-type="float">
            <text:p>-0.22792050329161</text:p>
          </table:table-cell>
          <table:table-cell office:value-type="float" office:value="-0.228014372096883" calcext:value-type="float">
            <text:p>-0.228014372096883</text:p>
          </table:table-cell>
          <table:table-cell office:value-type="float" office:value="-0.227926654797142" calcext:value-type="float">
            <text:p>-0.227926654797142</text:p>
          </table:table-cell>
          <table:table-cell office:value-type="float" office:value="-0.228008829438921" calcext:value-type="float">
            <text:p>-0.228008829438921</text:p>
          </table:table-cell>
          <table:table-cell office:value-type="float" office:value="-0.22802232292698" calcext:value-type="float">
            <text:p>-0.22802232292698</text:p>
          </table:table-cell>
          <table:table-cell office:value-type="float" office:value="-0.227947015694628" calcext:value-type="float">
            <text:p>-0.227947015694628</text:p>
          </table:table-cell>
          <table:table-cell office:value-type="float" office:value="-0.227925331263153" calcext:value-type="float">
            <text:p>-0.227925331263153</text:p>
          </table:table-cell>
          <table:table-cell office:value-type="float" office:value="-0.228125617188352" calcext:value-type="float">
            <text:p>-0.228125617188352</text:p>
          </table:table-cell>
          <table:table-cell office:value-type="float" office:value="-0.227966052960085" calcext:value-type="float">
            <text:p>-0.227966052960085</text:p>
          </table:table-cell>
          <table:table-cell office:value-type="float" office:value="-0.227860564511809" calcext:value-type="float">
            <text:p>-0.227860564511809</text:p>
          </table:table-cell>
          <table:table-cell office:value-type="float" office:value="-0.227992526182812" calcext:value-type="float">
            <text:p>-0.227992526182812</text:p>
          </table:table-cell>
          <table:table-cell office:value-type="float" office:value="-0.227937169310469" calcext:value-type="float">
            <text:p>-0.227937169310469</text:p>
          </table:table-cell>
          <table:table-cell office:value-type="float" office:value="-0.227985940188379" calcext:value-type="float">
            <text:p>-0.227985940188379</text:p>
          </table:table-cell>
          <table:table-cell office:value-type="float" office:value="-0.227813241362411" calcext:value-type="float">
            <text:p>-0.227813241362411</text:p>
          </table:table-cell>
          <table:table-cell office:value-type="float" office:value="-0.228095398726623" calcext:value-type="float">
            <text:p>-0.228095398726623</text:p>
          </table:table-cell>
          <table:table-cell office:value-type="float" office:value="-0.227924001954325" calcext:value-type="float">
            <text:p>-0.227924001954325</text:p>
          </table:table-cell>
          <table:table-cell office:value-type="float" office:value="-0.227874036924162" calcext:value-type="float">
            <text:p>-0.227874036924162</text:p>
          </table:table-cell>
          <table:table-cell office:value-type="float" office:value="-0.22799150871067" calcext:value-type="float">
            <text:p>-0.2279915087106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Y-Displacement (m)</text:p>
          </table:table-cell>
          <table:table-cell office:value-type="float" office:value="0.30481955357954" calcext:value-type="float">
            <text:p>0.30481955357954</text:p>
          </table:table-cell>
          <table:table-cell office:value-type="float" office:value="0.30480898946675" calcext:value-type="float">
            <text:p>0.30480898946675</text:p>
          </table:table-cell>
          <table:table-cell office:value-type="float" office:value="0.304808328195047" calcext:value-type="float">
            <text:p>0.304808328195047</text:p>
          </table:table-cell>
          <table:table-cell office:value-type="float" office:value="0.30479975947851" calcext:value-type="float">
            <text:p>0.30479975947851</text:p>
          </table:table-cell>
          <table:table-cell office:value-type="float" office:value="0.304807948131247" calcext:value-type="float">
            <text:p>0.304807948131247</text:p>
          </table:table-cell>
          <table:table-cell office:value-type="float" office:value="0.30481292291929" calcext:value-type="float">
            <text:p>0.30481292291929</text:p>
          </table:table-cell>
          <table:table-cell office:value-type="float" office:value="0.304817769909165" calcext:value-type="float">
            <text:p>0.304817769909165</text:p>
          </table:table-cell>
          <table:table-cell office:value-type="float" office:value="0.304805023783003" calcext:value-type="float">
            <text:p>0.304805023783003</text:p>
          </table:table-cell>
          <table:table-cell office:value-type="float" office:value="0.304824316634711" calcext:value-type="float">
            <text:p>0.304824316634711</text:p>
          </table:table-cell>
          <table:table-cell office:value-type="float" office:value="0.304825041088044" calcext:value-type="float">
            <text:p>0.304825041088044</text:p>
          </table:table-cell>
          <table:table-cell office:value-type="float" office:value="0.304831467864543" calcext:value-type="float">
            <text:p>0.304831467864543</text:p>
          </table:table-cell>
          <table:table-cell office:value-type="float" office:value="0.304813679036519" calcext:value-type="float">
            <text:p>0.304813679036519</text:p>
          </table:table-cell>
          <table:table-cell office:value-type="float" office:value="0.304824459585732" calcext:value-type="float">
            <text:p>0.304824459585732</text:p>
          </table:table-cell>
          <table:table-cell office:value-type="float" office:value="0.304823883671428" calcext:value-type="float">
            <text:p>0.304823883671428</text:p>
          </table:table-cell>
          <table:table-cell office:value-type="float" office:value="0.304817732027779" calcext:value-type="float">
            <text:p>0.304817732027779</text:p>
          </table:table-cell>
          <table:table-cell office:value-type="float" office:value="0.304812489283336" calcext:value-type="float">
            <text:p>0.304812489283336</text:p>
          </table:table-cell>
          <table:table-cell office:value-type="float" office:value="0.304831002000842" calcext:value-type="float">
            <text:p>0.304831002000842</text:p>
          </table:table-cell>
          <table:table-cell office:value-type="float" office:value="0.304826705659934" calcext:value-type="float">
            <text:p>0.304826705659934</text:p>
          </table:table-cell>
          <table:table-cell office:value-type="float" office:value="0.304816071444438" calcext:value-type="float">
            <text:p>0.304816071444438</text:p>
          </table:table-cell>
          <table:table-cell office:value-type="float" office:value="0.30481771776368" calcext:value-type="float">
            <text:p>0.30481771776368</text:p>
          </table:table-cell>
          <table:table-cell office:value-type="float" office:value="0.304815330093097" calcext:value-type="float">
            <text:p>0.304815330093097</text:p>
          </table:table-cell>
          <table:table-cell office:value-type="float" office:value="0.304818387322586" calcext:value-type="float">
            <text:p>0.304818387322586</text:p>
          </table:table-cell>
          <table:table-cell office:value-type="float" office:value="0.304822604776335" calcext:value-type="float">
            <text:p>0.304822604776335</text:p>
          </table:table-cell>
          <table:table-cell office:value-type="float" office:value="0.304823291580993" calcext:value-type="float">
            <text:p>0.304823291580993</text:p>
          </table:table-cell>
          <table:table-cell office:value-type="float" office:value="0.304810884702853" calcext:value-type="float">
            <text:p>0.304810884702853</text:p>
          </table:table-cell>
          <table:table-cell office:value-type="float" office:value="0.30482836835122" calcext:value-type="float">
            <text:p>0.30482836835122</text:p>
          </table:table-cell>
          <table:table-cell office:value-type="float" office:value="0.304812099319862" calcext:value-type="float">
            <text:p>0.304812099319862</text:p>
          </table:table-cell>
          <table:table-cell office:value-type="float" office:value="0.304827130725819" calcext:value-type="float">
            <text:p>0.304827130725819</text:p>
          </table:table-cell>
          <table:table-cell office:value-type="float" office:value="0.304818626205023" calcext:value-type="float">
            <text:p>0.304818626205023</text:p>
          </table:table-cell>
          <table:table-cell office:value-type="float" office:value="0.304824466221262" calcext:value-type="float">
            <text:p>0.304824466221262</text:p>
          </table:table-cell>
          <table:table-cell office:value-type="float" office:value="0.304815786952403" calcext:value-type="float">
            <text:p>0.304815786952403</text:p>
          </table:table-cell>
          <table:table-cell office:value-type="float" office:value="0.304822107464714" calcext:value-type="float">
            <text:p>0.304822107464714</text:p>
          </table:table-cell>
          <table:table-cell office:value-type="float" office:value="0.304820248244788" calcext:value-type="float">
            <text:p>0.304820248244788</text:p>
          </table:table-cell>
          <table:table-cell office:value-type="float" office:value="0.304834946200193" calcext:value-type="float">
            <text:p>0.304834946200193</text:p>
          </table:table-cell>
          <table:table-cell office:value-type="float" office:value="0.304829896035315" calcext:value-type="float">
            <text:p>0.304829896035315</text:p>
          </table:table-cell>
          <table:table-cell office:value-type="float" office:value="0.304846494232719" calcext:value-type="float">
            <text:p>0.304846494232719</text:p>
          </table:table-cell>
          <table:table-cell office:value-type="float" office:value="0.304827434397313" calcext:value-type="float">
            <text:p>0.304827434397313</text:p>
          </table:table-cell>
          <table:table-cell office:value-type="float" office:value="0.304810346701143" calcext:value-type="float">
            <text:p>0.304810346701143</text:p>
          </table:table-cell>
          <table:table-cell office:value-type="float" office:value="0.304811146053766" calcext:value-type="float">
            <text:p>0.304811146053766</text:p>
          </table:table-cell>
          <table:table-cell office:value-type="float" office:value="0.304835246613846" calcext:value-type="float">
            <text:p>0.304835246613846</text:p>
          </table:table-cell>
          <table:table-cell office:value-type="float" office:value="0.304818238079126" calcext:value-type="float">
            <text:p>0.304818238079126</text:p>
          </table:table-cell>
          <table:table-cell office:value-type="float" office:value="0.304853945343692" calcext:value-type="float">
            <text:p>0.304853945343692</text:p>
          </table:table-cell>
          <table:table-cell office:value-type="float" office:value="0.304838449821074" calcext:value-type="float">
            <text:p>0.304838449821074</text:p>
          </table:table-cell>
          <table:table-cell office:value-type="float" office:value="0.304820664129703" calcext:value-type="float">
            <text:p>0.304820664129703</text:p>
          </table:table-cell>
          <table:table-cell office:value-type="float" office:value="0.304814842391215" calcext:value-type="float">
            <text:p>0.304814842391215</text:p>
          </table:table-cell>
          <table:table-cell office:value-type="float" office:value="0.304810916201504" calcext:value-type="float">
            <text:p>0.304810916201504</text:p>
          </table:table-cell>
          <table:table-cell office:value-type="float" office:value="0.304822911380258" calcext:value-type="float">
            <text:p>0.304822911380258</text:p>
          </table:table-cell>
          <table:table-cell office:value-type="float" office:value="0.304725735455474" calcext:value-type="float">
            <text:p>0.304725735455474</text:p>
          </table:table-cell>
          <table:table-cell office:value-type="float" office:value="0.304784620162869" calcext:value-type="float">
            <text:p>0.304784620162869</text:p>
          </table:table-cell>
          <table:table-cell office:value-type="float" office:value="0.304841119468577" calcext:value-type="float">
            <text:p>0.304841119468577</text:p>
          </table:table-cell>
          <table:table-cell office:value-type="float" office:value="0.304582295220845" calcext:value-type="float">
            <text:p>0.304582295220845</text:p>
          </table:table-cell>
          <table:table-cell office:value-type="float" office:value="0.304592692826313" calcext:value-type="float">
            <text:p>0.304592692826313</text:p>
          </table:table-cell>
          <table:table-cell office:value-type="float" office:value="0.304448562051258" calcext:value-type="float">
            <text:p>0.304448562051258</text:p>
          </table:table-cell>
          <table:table-cell office:value-type="float" office:value="0.304659739162315" calcext:value-type="float">
            <text:p>0.304659739162315</text:p>
          </table:table-cell>
          <table:table-cell office:value-type="float" office:value="0.305589800170854" calcext:value-type="float">
            <text:p>0.305589800170854</text:p>
          </table:table-cell>
          <table:table-cell office:value-type="float" office:value="0.306152406600743" calcext:value-type="float">
            <text:p>0.306152406600743</text:p>
          </table:table-cell>
          <table:table-cell office:value-type="float" office:value="0.306812431091105" calcext:value-type="float">
            <text:p>0.306812431091105</text:p>
          </table:table-cell>
          <table:table-cell office:value-type="float" office:value="0.306772570461716" calcext:value-type="float">
            <text:p>0.306772570461716</text:p>
          </table:table-cell>
          <table:table-cell office:value-type="float" office:value="0.306192245006291" calcext:value-type="float">
            <text:p>0.306192245006291</text:p>
          </table:table-cell>
          <table:table-cell office:value-type="float" office:value="0.308779488709934" calcext:value-type="float">
            <text:p>0.308779488709934</text:p>
          </table:table-cell>
          <table:table-cell office:value-type="float" office:value="0.313470979499202" calcext:value-type="float">
            <text:p>0.313470979499202</text:p>
          </table:table-cell>
          <table:table-cell office:value-type="float" office:value="0.348254621010406" calcext:value-type="float">
            <text:p>0.348254621010406</text:p>
          </table:table-cell>
          <table:table-cell office:value-type="float" office:value="0.352724791206445" calcext:value-type="float">
            <text:p>0.352724791206445</text:p>
          </table:table-cell>
          <table:table-cell office:value-type="float" office:value="0.353405833583316" calcext:value-type="float">
            <text:p>0.353405833583316</text:p>
          </table:table-cell>
          <table:table-cell office:value-type="float" office:value="0.354733505228649" calcext:value-type="float">
            <text:p>0.354733505228649</text:p>
          </table:table-cell>
          <table:table-cell office:value-type="float" office:value="0.351083145732307" calcext:value-type="float">
            <text:p>0.351083145732307</text:p>
          </table:table-cell>
          <table:table-cell office:value-type="float" office:value="0.327413927051237" calcext:value-type="float">
            <text:p>0.327413927051237</text:p>
          </table:table-cell>
          <table:table-cell office:value-type="float" office:value="0.322603756072238" calcext:value-type="float">
            <text:p>0.322603756072238</text:p>
          </table:table-cell>
          <table:table-cell office:value-type="float" office:value="0.313737229292708" calcext:value-type="float">
            <text:p>0.313737229292708</text:p>
          </table:table-cell>
          <table:table-cell office:value-type="float" office:value="0.312884725779111" calcext:value-type="float">
            <text:p>0.312884725779111</text:p>
          </table:table-cell>
          <table:table-cell office:value-type="float" office:value="0.310743129286679" calcext:value-type="float">
            <text:p>0.310743129286679</text:p>
          </table:table-cell>
          <table:table-cell office:value-type="float" office:value="0.308214637813901" calcext:value-type="float">
            <text:p>0.308214637813901</text:p>
          </table:table-cell>
          <table:table-cell office:value-type="float" office:value="0.304891830497047" calcext:value-type="float">
            <text:p>0.304891830497047</text:p>
          </table:table-cell>
          <table:table-cell office:value-type="float" office:value="0.303093816270209" calcext:value-type="float">
            <text:p>0.303093816270209</text:p>
          </table:table-cell>
          <table:table-cell office:value-type="float" office:value="0.301657996403782" calcext:value-type="float">
            <text:p>0.301657996403782</text:p>
          </table:table-cell>
          <table:table-cell office:value-type="float" office:value="0.339989217377813" calcext:value-type="float">
            <text:p>0.339989217377813</text:p>
          </table:table-cell>
          <table:table-cell office:value-type="float" office:value="0.341688711772799" calcext:value-type="float">
            <text:p>0.341688711772799</text:p>
          </table:table-cell>
          <table:table-cell office:value-type="float" office:value="0.337213053001339" calcext:value-type="float">
            <text:p>0.337213053001339</text:p>
          </table:table-cell>
          <table:table-cell office:value-type="float" office:value="0.310545312918236" calcext:value-type="float">
            <text:p>0.310545312918236</text:p>
          </table:table-cell>
          <table:table-cell office:value-type="float" office:value="0.303055763582334" calcext:value-type="float">
            <text:p>0.303055763582334</text:p>
          </table:table-cell>
          <table:table-cell office:value-type="float" office:value="0.308505399985014" calcext:value-type="float">
            <text:p>0.308505399985014</text:p>
          </table:table-cell>
          <table:table-cell office:value-type="float" office:value="0.3118935557886" calcext:value-type="float">
            <text:p>0.3118935557886</text:p>
          </table:table-cell>
          <table:table-cell office:value-type="float" office:value="0.310927648691023" calcext:value-type="float">
            <text:p>0.310927648691023</text:p>
          </table:table-cell>
          <table:table-cell office:value-type="float" office:value="0.310178324953805" calcext:value-type="float">
            <text:p>0.310178324953805</text:p>
          </table:table-cell>
          <table:table-cell office:value-type="float" office:value="0.308284630609609" calcext:value-type="float">
            <text:p>0.308284630609609</text:p>
          </table:table-cell>
          <table:table-cell office:value-type="float" office:value="0.307635770661552" calcext:value-type="float">
            <text:p>0.307635770661552</text:p>
          </table:table-cell>
          <table:table-cell office:value-type="float" office:value="0.306592757518166" calcext:value-type="float">
            <text:p>0.306592757518166</text:p>
          </table:table-cell>
          <table:table-cell office:value-type="float" office:value="0.306469368077986" calcext:value-type="float">
            <text:p>0.306469368077986</text:p>
          </table:table-cell>
          <table:table-cell office:value-type="float" office:value="0.305693810541931" calcext:value-type="float">
            <text:p>0.305693810541931</text:p>
          </table:table-cell>
          <table:table-cell office:value-type="float" office:value="0.306892791118456" calcext:value-type="float">
            <text:p>0.306892791118456</text:p>
          </table:table-cell>
          <table:table-cell office:value-type="float" office:value="0.315177874563544" calcext:value-type="float">
            <text:p>0.315177874563544</text:p>
          </table:table-cell>
          <table:table-cell office:value-type="float" office:value="0.32104782490124" calcext:value-type="float">
            <text:p>0.32104782490124</text:p>
          </table:table-cell>
          <table:table-cell office:value-type="float" office:value="0.325636442233066" calcext:value-type="float">
            <text:p>0.325636442233066</text:p>
          </table:table-cell>
          <table:table-cell office:value-type="float" office:value="0.34577157133426" calcext:value-type="float">
            <text:p>0.34577157133426</text:p>
          </table:table-cell>
          <table:table-cell office:value-type="float" office:value="0.344609586522119" calcext:value-type="float">
            <text:p>0.344609586522119</text:p>
          </table:table-cell>
          <table:table-cell office:value-type="float" office:value="0.342679416941375" calcext:value-type="float">
            <text:p>0.342679416941375</text:p>
          </table:table-cell>
          <table:table-cell office:value-type="float" office:value="0.3395363044501" calcext:value-type="float">
            <text:p>0.3395363044501</text:p>
          </table:table-cell>
          <table:table-cell office:value-type="float" office:value="0.336499215568609" calcext:value-type="float">
            <text:p>0.336499215568609</text:p>
          </table:table-cell>
          <table:table-cell office:value-type="float" office:value="0.335739168051607" calcext:value-type="float">
            <text:p>0.335739168051607</text:p>
          </table:table-cell>
          <table:table-cell office:value-type="float" office:value="0.334561684439579" calcext:value-type="float">
            <text:p>0.334561684439579</text:p>
          </table:table-cell>
          <table:table-cell office:value-type="float" office:value="0.313072303346151" calcext:value-type="float">
            <text:p>0.313072303346151</text:p>
          </table:table-cell>
          <table:table-cell office:value-type="float" office:value="0.302748384634127" calcext:value-type="float">
            <text:p>0.302748384634127</text:p>
          </table:table-cell>
          <table:table-cell office:value-type="float" office:value="0.299819827949092" calcext:value-type="float">
            <text:p>0.299819827949092</text:p>
          </table:table-cell>
          <table:table-cell office:value-type="float" office:value="0.291058043705916" calcext:value-type="float">
            <text:p>0.291058043705916</text:p>
          </table:table-cell>
          <table:table-cell office:value-type="float" office:value="0.290635565467102" calcext:value-type="float">
            <text:p>0.290635565467102</text:p>
          </table:table-cell>
          <table:table-cell office:value-type="float" office:value="0.290607962993293" calcext:value-type="float">
            <text:p>0.290607962993293</text:p>
          </table:table-cell>
          <table:table-cell office:value-type="float" office:value="0.291082575965338" calcext:value-type="float">
            <text:p>0.291082575965338</text:p>
          </table:table-cell>
          <table:table-cell office:value-type="float" office:value="0.326963869639389" calcext:value-type="float">
            <text:p>0.326963869639389</text:p>
          </table:table-cell>
          <table:table-cell office:value-type="float" office:value="0.327768281511071" calcext:value-type="float">
            <text:p>0.327768281511071</text:p>
          </table:table-cell>
          <table:table-cell office:value-type="float" office:value="0.298977981312564" calcext:value-type="float">
            <text:p>0.298977981312564</text:p>
          </table:table-cell>
          <table:table-cell office:value-type="float" office:value="0.297230451155059" calcext:value-type="float">
            <text:p>0.297230451155059</text:p>
          </table:table-cell>
          <table:table-cell office:value-type="float" office:value="0.295086740166902" calcext:value-type="float">
            <text:p>0.295086740166902</text:p>
          </table:table-cell>
          <table:table-cell office:value-type="float" office:value="0.307897007430975" calcext:value-type="float">
            <text:p>0.307897007430975</text:p>
          </table:table-cell>
          <table:table-cell office:value-type="float" office:value="0.312746252722058" calcext:value-type="float">
            <text:p>0.312746252722058</text:p>
          </table:table-cell>
          <table:table-cell office:value-type="float" office:value="0.312410351121082" calcext:value-type="float">
            <text:p>0.312410351121082</text:p>
          </table:table-cell>
          <table:table-cell office:value-type="float" office:value="0.311132886742304" calcext:value-type="float">
            <text:p>0.311132886742304</text:p>
          </table:table-cell>
          <table:table-cell office:value-type="float" office:value="0.310114361279637" calcext:value-type="float">
            <text:p>0.310114361279637</text:p>
          </table:table-cell>
          <table:table-cell office:value-type="float" office:value="0.309482395253102" calcext:value-type="float">
            <text:p>0.309482395253102</text:p>
          </table:table-cell>
          <table:table-cell office:value-type="float" office:value="0.308470384255572" calcext:value-type="float">
            <text:p>0.308470384255572</text:p>
          </table:table-cell>
          <table:table-cell office:value-type="float" office:value="0.307119009935791" calcext:value-type="float">
            <text:p>0.307119009935791</text:p>
          </table:table-cell>
          <table:table-cell office:value-type="float" office:value="0.306134547131724" calcext:value-type="float">
            <text:p>0.306134547131724</text:p>
          </table:table-cell>
          <table:table-cell office:value-type="float" office:value="0.30710116605618" calcext:value-type="float">
            <text:p>0.30710116605618</text:p>
          </table:table-cell>
          <table:table-cell office:value-type="float" office:value="0.324239867478218" calcext:value-type="float">
            <text:p>0.324239867478218</text:p>
          </table:table-cell>
          <table:table-cell office:value-type="float" office:value="0.323838182750642" calcext:value-type="float">
            <text:p>0.323838182750642</text:p>
          </table:table-cell>
          <table:table-cell office:value-type="float" office:value="0.334302160673321" calcext:value-type="float">
            <text:p>0.334302160673321</text:p>
          </table:table-cell>
          <table:table-cell office:value-type="float" office:value="0.341111524465149" calcext:value-type="float">
            <text:p>0.341111524465149</text:p>
          </table:table-cell>
          <table:table-cell office:value-type="float" office:value="0.341640263578736" calcext:value-type="float">
            <text:p>0.341640263578736</text:p>
          </table:table-cell>
          <table:table-cell office:value-type="float" office:value="0.337300694218088" calcext:value-type="float">
            <text:p>0.337300694218088</text:p>
          </table:table-cell>
          <table:table-cell office:value-type="float" office:value="0.334541642193313" calcext:value-type="float">
            <text:p>0.334541642193313</text:p>
          </table:table-cell>
          <table:table-cell office:value-type="float" office:value="0.332220697722635" calcext:value-type="float">
            <text:p>0.332220697722635</text:p>
          </table:table-cell>
          <table:table-cell office:value-type="float" office:value="0.331127854128238" calcext:value-type="float">
            <text:p>0.331127854128238</text:p>
          </table:table-cell>
          <table:table-cell office:value-type="float" office:value="0.329076753886368" calcext:value-type="float">
            <text:p>0.329076753886368</text:p>
          </table:table-cell>
          <table:table-cell office:value-type="float" office:value="0.319230929522069" calcext:value-type="float">
            <text:p>0.319230929522069</text:p>
          </table:table-cell>
          <table:table-cell office:value-type="float" office:value="0.304424090908646" calcext:value-type="float">
            <text:p>0.304424090908646</text:p>
          </table:table-cell>
          <table:table-cell office:value-type="float" office:value="0.305041375897935" calcext:value-type="float">
            <text:p>0.305041375897935</text:p>
          </table:table-cell>
          <table:table-cell office:value-type="float" office:value="0.304953079097958" calcext:value-type="float">
            <text:p>0.304953079097958</text:p>
          </table:table-cell>
          <table:table-cell office:value-type="float" office:value="0.303915238294963" calcext:value-type="float">
            <text:p>0.303915238294963</text:p>
          </table:table-cell>
          <table:table-cell office:value-type="float" office:value="0.299782678101689" calcext:value-type="float">
            <text:p>0.299782678101689</text:p>
          </table:table-cell>
          <table:table-cell office:value-type="float" office:value="0.297649978021921" calcext:value-type="float">
            <text:p>0.297649978021921</text:p>
          </table:table-cell>
          <table:table-cell office:value-type="float" office:value="0.296368104012354" calcext:value-type="float">
            <text:p>0.296368104012354</text:p>
          </table:table-cell>
          <table:table-cell office:value-type="float" office:value="0.295347927440029" calcext:value-type="float">
            <text:p>0.295347927440029</text:p>
          </table:table-cell>
          <table:table-cell office:value-type="float" office:value="0.295147305428752" calcext:value-type="float">
            <text:p>0.295147305428752</text:p>
          </table:table-cell>
          <table:table-cell office:value-type="float" office:value="0.294985566769015" calcext:value-type="float">
            <text:p>0.294985566769015</text:p>
          </table:table-cell>
          <table:table-cell office:value-type="float" office:value="0.294916442965081" calcext:value-type="float">
            <text:p>0.294916442965081</text:p>
          </table:table-cell>
          <table:table-cell office:value-type="float" office:value="0.294954310406078" calcext:value-type="float">
            <text:p>0.294954310406078</text:p>
          </table:table-cell>
          <table:table-cell office:value-type="float" office:value="0.2964044769566" calcext:value-type="float">
            <text:p>0.2964044769566</text:p>
          </table:table-cell>
          <table:table-cell office:value-type="float" office:value="0.334732013503637" calcext:value-type="float">
            <text:p>0.334732013503637</text:p>
          </table:table-cell>
          <table:table-cell office:value-type="float" office:value="0.336809307527366" calcext:value-type="float">
            <text:p>0.336809307527366</text:p>
          </table:table-cell>
          <table:table-cell office:value-type="float" office:value="0.338930119801236" calcext:value-type="float">
            <text:p>0.338930119801236</text:p>
          </table:table-cell>
          <table:table-cell office:value-type="float" office:value="0.339571803733853" calcext:value-type="float">
            <text:p>0.339571803733853</text:p>
          </table:table-cell>
          <table:table-cell office:value-type="float" office:value="0.335439104269022" calcext:value-type="float">
            <text:p>0.335439104269022</text:p>
          </table:table-cell>
          <table:table-cell office:value-type="float" office:value="0.324031707770016" calcext:value-type="float">
            <text:p>0.324031707770016</text:p>
          </table:table-cell>
          <table:table-cell office:value-type="float" office:value="0.321183919832903" calcext:value-type="float">
            <text:p>0.321183919832903</text:p>
          </table:table-cell>
          <table:table-cell office:value-type="float" office:value="0.318914227549715" calcext:value-type="float">
            <text:p>0.318914227549715</text:p>
          </table:table-cell>
          <table:table-cell office:value-type="float" office:value="0.31187290154338" calcext:value-type="float">
            <text:p>0.31187290154338</text:p>
          </table:table-cell>
          <table:table-cell office:value-type="float" office:value="0.312481946701376" calcext:value-type="float">
            <text:p>0.312481946701376</text:p>
          </table:table-cell>
          <table:table-cell office:value-type="float" office:value="0.312414106319316" calcext:value-type="float">
            <text:p>0.312414106319316</text:p>
          </table:table-cell>
          <table:table-cell office:value-type="float" office:value="0.310357212732848" calcext:value-type="float">
            <text:p>0.310357212732848</text:p>
          </table:table-cell>
          <table:table-cell office:value-type="float" office:value="0.309203813069713" calcext:value-type="float">
            <text:p>0.309203813069713</text:p>
          </table:table-cell>
          <table:table-cell office:value-type="float" office:value="0.308736734968753" calcext:value-type="float">
            <text:p>0.308736734968753</text:p>
          </table:table-cell>
          <table:table-cell office:value-type="float" office:value="0.308649034832299" calcext:value-type="float">
            <text:p>0.308649034832299</text:p>
          </table:table-cell>
          <table:table-cell office:value-type="float" office:value="0.307750362894239" calcext:value-type="float">
            <text:p>0.307750362894239</text:p>
          </table:table-cell>
          <table:table-cell office:value-type="float" office:value="0.306758056501462" calcext:value-type="float">
            <text:p>0.306758056501462</text:p>
          </table:table-cell>
          <table:table-cell office:value-type="float" office:value="0.304519837542938" calcext:value-type="float">
            <text:p>0.304519837542938</text:p>
          </table:table-cell>
          <table:table-cell office:value-type="float" office:value="0.303492801857398" calcext:value-type="float">
            <text:p>0.303492801857398</text:p>
          </table:table-cell>
          <table:table-cell office:value-type="float" office:value="0.303770272656458" calcext:value-type="float">
            <text:p>0.303770272656458</text:p>
          </table:table-cell>
          <table:table-cell office:value-type="float" office:value="0.312812674620785" calcext:value-type="float">
            <text:p>0.312812674620785</text:p>
          </table:table-cell>
          <table:table-cell office:value-type="float" office:value="0.319032372360106" calcext:value-type="float">
            <text:p>0.319032372360106</text:p>
          </table:table-cell>
          <table:table-cell office:value-type="float" office:value="0.325551068880453" calcext:value-type="float">
            <text:p>0.325551068880453</text:p>
          </table:table-cell>
          <table:table-cell office:value-type="float" office:value="0.331581344976184" calcext:value-type="float">
            <text:p>0.331581344976184</text:p>
          </table:table-cell>
          <table:table-cell office:value-type="float" office:value="0.343349765683365" calcext:value-type="float">
            <text:p>0.343349765683365</text:p>
          </table:table-cell>
          <table:table-cell office:value-type="float" office:value="0.347782088567166" calcext:value-type="float">
            <text:p>0.347782088567166</text:p>
          </table:table-cell>
          <table:table-cell office:value-type="float" office:value="0.348380576817477" calcext:value-type="float">
            <text:p>0.348380576817477</text:p>
          </table:table-cell>
          <table:table-cell office:value-type="float" office:value="0.346985839427548" calcext:value-type="float">
            <text:p>0.346985839427548</text:p>
          </table:table-cell>
          <table:table-cell office:value-type="float" office:value="0.34515087606377" calcext:value-type="float">
            <text:p>0.34515087606377</text:p>
          </table:table-cell>
          <table:table-cell office:value-type="float" office:value="0.345618242453135" calcext:value-type="float">
            <text:p>0.345618242453135</text:p>
          </table:table-cell>
          <table:table-cell office:value-type="float" office:value="0.346974904564502" calcext:value-type="float">
            <text:p>0.346974904564502</text:p>
          </table:table-cell>
          <table:table-cell office:value-type="float" office:value="0.347452561333159" calcext:value-type="float">
            <text:p>0.347452561333159</text:p>
          </table:table-cell>
          <table:table-cell office:value-type="float" office:value="0.347277116079871" calcext:value-type="float">
            <text:p>0.347277116079871</text:p>
          </table:table-cell>
          <table:table-cell office:value-type="float" office:value="0.345765625380441" calcext:value-type="float">
            <text:p>0.345765625380441</text:p>
          </table:table-cell>
          <table:table-cell office:value-type="float" office:value="0.341604517047369" calcext:value-type="float">
            <text:p>0.341604517047369</text:p>
          </table:table-cell>
          <table:table-cell office:value-type="float" office:value="0.321114357885243" calcext:value-type="float">
            <text:p>0.321114357885243</text:p>
          </table:table-cell>
          <table:table-cell office:value-type="float" office:value="0.317829062798558" calcext:value-type="float">
            <text:p>0.317829062798558</text:p>
          </table:table-cell>
          <table:table-cell office:value-type="float" office:value="0.316391086311991" calcext:value-type="float">
            <text:p>0.316391086311991</text:p>
          </table:table-cell>
          <table:table-cell office:value-type="float" office:value="0.313910041417455" calcext:value-type="float">
            <text:p>0.313910041417455</text:p>
          </table:table-cell>
          <table:table-cell office:value-type="float" office:value="0.31162140327987" calcext:value-type="float">
            <text:p>0.31162140327987</text:p>
          </table:table-cell>
          <table:table-cell office:value-type="float" office:value="0.308594830460764" calcext:value-type="float">
            <text:p>0.308594830460764</text:p>
          </table:table-cell>
          <table:table-cell office:value-type="float" office:value="0.306627289513784" calcext:value-type="float">
            <text:p>0.306627289513784</text:p>
          </table:table-cell>
          <table:table-cell office:value-type="float" office:value="0.304409105402422" calcext:value-type="float">
            <text:p>0.304409105402422</text:p>
          </table:table-cell>
          <table:table-cell office:value-type="float" office:value="0.302117553221623" calcext:value-type="float">
            <text:p>0.302117553221623</text:p>
          </table:table-cell>
          <table:table-cell office:value-type="float" office:value="0.301560341131802" calcext:value-type="float">
            <text:p>0.301560341131802</text:p>
          </table:table-cell>
          <table:table-cell office:value-type="float" office:value="0.301519125172614" calcext:value-type="float">
            <text:p>0.301519125172614</text:p>
          </table:table-cell>
          <table:table-cell office:value-type="float" office:value="0.301204491416746" calcext:value-type="float">
            <text:p>0.301204491416746</text:p>
          </table:table-cell>
          <table:table-cell office:value-type="float" office:value="0.341749308488491" calcext:value-type="float">
            <text:p>0.341749308488491</text:p>
          </table:table-cell>
          <table:table-cell office:value-type="float" office:value="0.341413749586343" calcext:value-type="float">
            <text:p>0.341413749586343</text:p>
          </table:table-cell>
          <table:table-cell office:value-type="float" office:value="0.336214065205641" calcext:value-type="float">
            <text:p>0.336214065205641</text:p>
          </table:table-cell>
          <table:table-cell office:value-type="float" office:value="0.32743334020471" calcext:value-type="float">
            <text:p>0.32743334020471</text:p>
          </table:table-cell>
          <table:table-cell office:value-type="float" office:value="0.32574739351791" calcext:value-type="float">
            <text:p>0.32574739351791</text:p>
          </table:table-cell>
          <table:table-cell office:value-type="float" office:value="0.323203484526394" calcext:value-type="float">
            <text:p>0.323203484526394</text:p>
          </table:table-cell>
          <table:table-cell office:value-type="float" office:value="0.312669824147445" calcext:value-type="float">
            <text:p>0.312669824147445</text:p>
          </table:table-cell>
          <table:table-cell office:value-type="float" office:value="0.314311992869378" calcext:value-type="float">
            <text:p>0.314311992869378</text:p>
          </table:table-cell>
          <table:table-cell office:value-type="float" office:value="0.31088450448247" calcext:value-type="float">
            <text:p>0.31088450448247</text:p>
          </table:table-cell>
          <table:table-cell office:value-type="float" office:value="0.310144017752603" calcext:value-type="float">
            <text:p>0.310144017752603</text:p>
          </table:table-cell>
          <table:table-cell office:value-type="float" office:value="0.310187594842669" calcext:value-type="float">
            <text:p>0.310187594842669</text:p>
          </table:table-cell>
          <table:table-cell office:value-type="float" office:value="0.308991505141142" calcext:value-type="float">
            <text:p>0.308991505141142</text:p>
          </table:table-cell>
          <table:table-cell office:value-type="float" office:value="0.308414942996138" calcext:value-type="float">
            <text:p>0.308414942996138</text:p>
          </table:table-cell>
          <table:table-cell office:value-type="float" office:value="0.307074574034541" calcext:value-type="float">
            <text:p>0.307074574034541</text:p>
          </table:table-cell>
          <table:table-cell office:value-type="float" office:value="0.305799810400448" calcext:value-type="float">
            <text:p>0.305799810400448</text:p>
          </table:table-cell>
          <table:table-cell office:value-type="float" office:value="0.304840878825292" calcext:value-type="float">
            <text:p>0.304840878825292</text:p>
          </table:table-cell>
          <table:table-cell office:value-type="float" office:value="0.312654439705159" calcext:value-type="float">
            <text:p>0.312654439705159</text:p>
          </table:table-cell>
          <table:table-cell office:value-type="float" office:value="0.326221146098804" calcext:value-type="float">
            <text:p>0.326221146098804</text:p>
          </table:table-cell>
          <table:table-cell office:value-type="float" office:value="0.344502292907892" calcext:value-type="float">
            <text:p>0.344502292907892</text:p>
          </table:table-cell>
          <table:table-cell office:value-type="float" office:value="0.349286276140001" calcext:value-type="float">
            <text:p>0.349286276140001</text:p>
          </table:table-cell>
          <table:table-cell office:value-type="float" office:value="0.349071334316689" calcext:value-type="float">
            <text:p>0.349071334316689</text:p>
          </table:table-cell>
          <table:table-cell office:value-type="float" office:value="0.346072059270769" calcext:value-type="float">
            <text:p>0.346072059270769</text:p>
          </table:table-cell>
          <table:table-cell office:value-type="float" office:value="0.34732926756281" calcext:value-type="float">
            <text:p>0.34732926756281</text:p>
          </table:table-cell>
          <table:table-cell office:value-type="float" office:value="0.347941144120931" calcext:value-type="float">
            <text:p>0.347941144120931</text:p>
          </table:table-cell>
          <table:table-cell office:value-type="float" office:value="0.342404084831975" calcext:value-type="float">
            <text:p>0.342404084831975</text:p>
          </table:table-cell>
          <table:table-cell office:value-type="float" office:value="0.329905950410796" calcext:value-type="float">
            <text:p>0.329905950410796</text:p>
          </table:table-cell>
          <table:table-cell office:value-type="float" office:value="0.318107559727185" calcext:value-type="float">
            <text:p>0.318107559727185</text:p>
          </table:table-cell>
          <table:table-cell office:value-type="float" office:value="0.313460865753598" calcext:value-type="float">
            <text:p>0.313460865753598</text:p>
          </table:table-cell>
          <table:table-cell office:value-type="float" office:value="0.310725364358808" calcext:value-type="float">
            <text:p>0.310725364358808</text:p>
          </table:table-cell>
          <table:table-cell office:value-type="float" office:value="0.309587632408451" calcext:value-type="float">
            <text:p>0.309587632408451</text:p>
          </table:table-cell>
          <table:table-cell office:value-type="float" office:value="0.309466579876803" calcext:value-type="float">
            <text:p>0.309466579876803</text:p>
          </table:table-cell>
          <table:table-cell office:value-type="float" office:value="0.309207425700198" calcext:value-type="float">
            <text:p>0.309207425700198</text:p>
          </table:table-cell>
          <table:table-cell office:value-type="float" office:value="0.307706030933715" calcext:value-type="float">
            <text:p>0.307706030933715</text:p>
          </table:table-cell>
          <table:table-cell office:value-type="float" office:value="0.305717220765081" calcext:value-type="float">
            <text:p>0.305717220765081</text:p>
          </table:table-cell>
          <table:table-cell office:value-type="float" office:value="0.301251526868715" calcext:value-type="float">
            <text:p>0.301251526868715</text:p>
          </table:table-cell>
          <table:table-cell office:value-type="float" office:value="0.300257409135226" calcext:value-type="float">
            <text:p>0.300257409135226</text:p>
          </table:table-cell>
          <table:table-cell office:value-type="float" office:value="0.299991665684034" calcext:value-type="float">
            <text:p>0.299991665684034</text:p>
          </table:table-cell>
          <table:table-cell office:value-type="float" office:value="0.300113357395427" calcext:value-type="float">
            <text:p>0.300113357395427</text:p>
          </table:table-cell>
          <table:table-cell office:value-type="float" office:value="0.300191259081151" calcext:value-type="float">
            <text:p>0.300191259081151</text:p>
          </table:table-cell>
          <table:table-cell office:value-type="float" office:value="0.29954452531477" calcext:value-type="float">
            <text:p>0.29954452531477</text:p>
          </table:table-cell>
          <table:table-cell office:value-type="float" office:value="0.339843800167731" calcext:value-type="float">
            <text:p>0.339843800167731</text:p>
          </table:table-cell>
          <table:table-cell office:value-type="float" office:value="0.336526867419458" calcext:value-type="float">
            <text:p>0.336526867419458</text:p>
          </table:table-cell>
          <table:table-cell office:value-type="float" office:value="0.315833216274814" calcext:value-type="float">
            <text:p>0.315833216274814</text:p>
          </table:table-cell>
          <table:table-cell office:value-type="float" office:value="0.314138169287144" calcext:value-type="float">
            <text:p>0.314138169287144</text:p>
          </table:table-cell>
          <table:table-cell office:value-type="float" office:value="0.31131679714074" calcext:value-type="float">
            <text:p>0.31131679714074</text:p>
          </table:table-cell>
          <table:table-cell office:value-type="float" office:value="0.307871383040199" calcext:value-type="float">
            <text:p>0.307871383040199</text:p>
          </table:table-cell>
          <table:table-cell office:value-type="float" office:value="0.3129835728839" calcext:value-type="float">
            <text:p>0.3129835728839</text:p>
          </table:table-cell>
          <table:table-cell office:value-type="float" office:value="0.312114968025579" calcext:value-type="float">
            <text:p>0.312114968025579</text:p>
          </table:table-cell>
          <table:table-cell office:value-type="float" office:value="0.310087296150924" calcext:value-type="float">
            <text:p>0.310087296150924</text:p>
          </table:table-cell>
          <table:table-cell office:value-type="float" office:value="0.308924347165591" calcext:value-type="float">
            <text:p>0.308924347165591</text:p>
          </table:table-cell>
          <table:table-cell office:value-type="float" office:value="0.307348086633406" calcext:value-type="float">
            <text:p>0.307348086633406</text:p>
          </table:table-cell>
          <table:table-cell office:value-type="float" office:value="0.306572713831347" calcext:value-type="float">
            <text:p>0.306572713831347</text:p>
          </table:table-cell>
          <table:table-cell office:value-type="float" office:value="0.3086803720397" calcext:value-type="float">
            <text:p>0.3086803720397</text:p>
          </table:table-cell>
          <table:table-cell office:value-type="float" office:value="0.352389881321858" calcext:value-type="float">
            <text:p>0.352389881321858</text:p>
          </table:table-cell>
          <table:table-cell office:value-type="float" office:value="0.352707970959901" calcext:value-type="float">
            <text:p>0.352707970959901</text:p>
          </table:table-cell>
          <table:table-cell office:value-type="float" office:value="0.317730259211774" calcext:value-type="float">
            <text:p>0.317730259211774</text:p>
          </table:table-cell>
          <table:table-cell office:value-type="float" office:value="0.310998552977209" calcext:value-type="float">
            <text:p>0.310998552977209</text:p>
          </table:table-cell>
          <table:table-cell office:value-type="float" office:value="0.310386695335804" calcext:value-type="float">
            <text:p>0.310386695335804</text:p>
          </table:table-cell>
          <table:table-cell office:value-type="float" office:value="0.307446678907485" calcext:value-type="float">
            <text:p>0.307446678907485</text:p>
          </table:table-cell>
          <table:table-cell office:value-type="float" office:value="0.301481725902221" calcext:value-type="float">
            <text:p>0.301481725902221</text:p>
          </table:table-cell>
          <table:table-cell office:value-type="float" office:value="0.297992666658751" calcext:value-type="float">
            <text:p>0.297992666658751</text:p>
          </table:table-cell>
          <table:table-cell office:value-type="float" office:value="0.29680815528691" calcext:value-type="float">
            <text:p>0.29680815528691</text:p>
          </table:table-cell>
          <table:table-cell office:value-type="float" office:value="0.328034584676382" calcext:value-type="float">
            <text:p>0.328034584676382</text:p>
          </table:table-cell>
          <table:table-cell office:value-type="float" office:value="0.321508623626089" calcext:value-type="float">
            <text:p>0.321508623626089</text:p>
          </table:table-cell>
          <table:table-cell office:value-type="float" office:value="0.317018223924245" calcext:value-type="float">
            <text:p>0.317018223924245</text:p>
          </table:table-cell>
          <table:table-cell office:value-type="float" office:value="0.290612358495433" calcext:value-type="float">
            <text:p>0.290612358495433</text:p>
          </table:table-cell>
          <table:table-cell office:value-type="float" office:value="0.291000865958473" calcext:value-type="float">
            <text:p>0.291000865958473</text:p>
          </table:table-cell>
          <table:table-cell office:value-type="float" office:value="0.295852114345993" calcext:value-type="float">
            <text:p>0.295852114345993</text:p>
          </table:table-cell>
          <table:table-cell office:value-type="float" office:value="0.3132033798368" calcext:value-type="float">
            <text:p>0.3132033798368</text:p>
          </table:table-cell>
          <table:table-cell office:value-type="float" office:value="0.314344849010388" calcext:value-type="float">
            <text:p>0.314344849010388</text:p>
          </table:table-cell>
          <table:table-cell office:value-type="float" office:value="0.31219019250605" calcext:value-type="float">
            <text:p>0.31219019250605</text:p>
          </table:table-cell>
          <table:table-cell office:value-type="float" office:value="0.310847660766769" calcext:value-type="float">
            <text:p>0.310847660766769</text:p>
          </table:table-cell>
          <table:table-cell office:value-type="float" office:value="0.309841235247198" calcext:value-type="float">
            <text:p>0.309841235247198</text:p>
          </table:table-cell>
          <table:table-cell office:value-type="float" office:value="0.308710511264675" calcext:value-type="float">
            <text:p>0.308710511264675</text:p>
          </table:table-cell>
          <table:table-cell office:value-type="float" office:value="0.308581902219577" calcext:value-type="float">
            <text:p>0.308581902219577</text:p>
          </table:table-cell>
          <table:table-cell office:value-type="float" office:value="0.31016440332584" calcext:value-type="float">
            <text:p>0.31016440332584</text:p>
          </table:table-cell>
          <table:table-cell office:value-type="float" office:value="0.310275242676728" calcext:value-type="float">
            <text:p>0.310275242676728</text:p>
          </table:table-cell>
          <table:table-cell office:value-type="float" office:value="0.310671437623318" calcext:value-type="float">
            <text:p>0.310671437623318</text:p>
          </table:table-cell>
          <table:table-cell office:value-type="float" office:value="0.310607724256269" calcext:value-type="float">
            <text:p>0.310607724256269</text:p>
          </table:table-cell>
          <table:table-cell office:value-type="float" office:value="0.312058837378752" calcext:value-type="float">
            <text:p>0.312058837378752</text:p>
          </table:table-cell>
          <table:table-cell office:value-type="float" office:value="0.311968392916735" calcext:value-type="float">
            <text:p>0.311968392916735</text:p>
          </table:table-cell>
          <table:table-cell office:value-type="float" office:value="0.311465145559642" calcext:value-type="float">
            <text:p>0.311465145559642</text:p>
          </table:table-cell>
          <table:table-cell office:value-type="float" office:value="0.311180063665191" calcext:value-type="float">
            <text:p>0.311180063665191</text:p>
          </table:table-cell>
          <table:table-cell office:value-type="float" office:value="0.311191208540233" calcext:value-type="float">
            <text:p>0.311191208540233</text:p>
          </table:table-cell>
          <table:table-cell office:value-type="float" office:value="0.311218100794582" calcext:value-type="float">
            <text:p>0.311218100794582</text:p>
          </table:table-cell>
          <table:table-cell office:value-type="float" office:value="0.311311368094798" calcext:value-type="float">
            <text:p>0.311311368094798</text:p>
          </table:table-cell>
          <table:table-cell office:value-type="float" office:value="0.311577052276675" calcext:value-type="float">
            <text:p>0.311577052276675</text:p>
          </table:table-cell>
          <table:table-cell office:value-type="float" office:value="0.311493421606626" calcext:value-type="float">
            <text:p>0.311493421606626</text:p>
          </table:table-cell>
          <table:table-cell office:value-type="float" office:value="0.311422506882926" calcext:value-type="float">
            <text:p>0.311422506882926</text:p>
          </table:table-cell>
          <table:table-cell office:value-type="float" office:value="0.311319982388503" calcext:value-type="float">
            <text:p>0.311319982388503</text:p>
          </table:table-cell>
          <table:table-cell office:value-type="float" office:value="0.31136062455574" calcext:value-type="float">
            <text:p>0.31136062455574</text:p>
          </table:table-cell>
          <table:table-cell office:value-type="float" office:value="0.311438647839486" calcext:value-type="float">
            <text:p>0.311438647839486</text:p>
          </table:table-cell>
          <table:table-cell office:value-type="float" office:value="0.311449124222273" calcext:value-type="float">
            <text:p>0.311449124222273</text:p>
          </table:table-cell>
          <table:table-cell office:value-type="float" office:value="0.311356480284885" calcext:value-type="float">
            <text:p>0.311356480284885</text:p>
          </table:table-cell>
          <table:table-cell office:value-type="float" office:value="0.311346075283551" calcext:value-type="float">
            <text:p>0.311346075283551</text:p>
          </table:table-cell>
          <table:table-cell office:value-type="float" office:value="0.311391231136439" calcext:value-type="float">
            <text:p>0.311391231136439</text:p>
          </table:table-cell>
          <table:table-cell office:value-type="float" office:value="0.311406235217139" calcext:value-type="float">
            <text:p>0.311406235217139</text:p>
          </table:table-cell>
          <table:table-cell office:value-type="float" office:value="0.311324656896738" calcext:value-type="float">
            <text:p>0.311324656896738</text:p>
          </table:table-cell>
          <table:table-cell office:value-type="float" office:value="0.31140094181137" calcext:value-type="float">
            <text:p>0.31140094181137</text:p>
          </table:table-cell>
          <table:table-cell office:value-type="float" office:value="0.31137572873781" calcext:value-type="float">
            <text:p>0.31137572873781</text:p>
          </table:table-cell>
          <table:table-cell office:value-type="float" office:value="0.311385896544683" calcext:value-type="float">
            <text:p>0.311385896544683</text:p>
          </table:table-cell>
          <table:table-cell office:value-type="float" office:value="0.311372936137693" calcext:value-type="float">
            <text:p>0.311372936137693</text:p>
          </table:table-cell>
          <table:table-cell office:value-type="float" office:value="0.311371674895079" calcext:value-type="float">
            <text:p>0.311371674895079</text:p>
          </table:table-cell>
          <table:table-cell office:value-type="float" office:value="0.311384936217515" calcext:value-type="float">
            <text:p>0.311384936217515</text:p>
          </table:table-cell>
          <table:table-cell office:value-type="float" office:value="0.311351457365993" calcext:value-type="float">
            <text:p>0.311351457365993</text:p>
          </table:table-cell>
          <table:table-cell office:value-type="float" office:value="0.311407267029526" calcext:value-type="float">
            <text:p>0.311407267029526</text:p>
          </table:table-cell>
          <table:table-cell office:value-type="float" office:value="0.311387648338291" calcext:value-type="float">
            <text:p>0.311387648338291</text:p>
          </table:table-cell>
          <table:table-cell office:value-type="float" office:value="0.311382527581689" calcext:value-type="float">
            <text:p>0.311382527581689</text:p>
          </table:table-cell>
          <table:table-cell office:value-type="float" office:value="0.3113640452397" calcext:value-type="float">
            <text:p>0.3113640452397</text:p>
          </table:table-cell>
          <table:table-cell office:value-type="float" office:value="0.311354736200908" calcext:value-type="float">
            <text:p>0.311354736200908</text:p>
          </table:table-cell>
          <table:table-cell office:value-type="float" office:value="0.311357948023573" calcext:value-type="float">
            <text:p>0.311357948023573</text:p>
          </table:table-cell>
          <table:table-cell office:value-type="float" office:value="0.311367062967438" calcext:value-type="float">
            <text:p>0.311367062967438</text:p>
          </table:table-cell>
          <table:table-cell office:value-type="float" office:value="0.311378343151003" calcext:value-type="float">
            <text:p>0.311378343151003</text:p>
          </table:table-cell>
          <table:table-cell office:value-type="float" office:value="0.311376042964429" calcext:value-type="float">
            <text:p>0.311376042964429</text:p>
          </table:table-cell>
          <table:table-cell office:value-type="float" office:value="0.311366328337346" calcext:value-type="float">
            <text:p>0.311366328337346</text:p>
          </table:table-cell>
          <table:table-cell office:value-type="float" office:value="0.311367960943458" calcext:value-type="float">
            <text:p>0.311367960943458</text:p>
          </table:table-cell>
          <table:table-cell office:value-type="float" office:value="0.311383290417291" calcext:value-type="float">
            <text:p>0.311383290417291</text:p>
          </table:table-cell>
          <table:table-cell office:value-type="float" office:value="0.311376342168685" calcext:value-type="float">
            <text:p>0.311376342168685</text:p>
          </table:table-cell>
          <table:table-cell office:value-type="float" office:value="0.311372912876541" calcext:value-type="float">
            <text:p>0.311372912876541</text:p>
          </table:table-cell>
          <table:table-cell office:value-type="float" office:value="0.31137329344363" calcext:value-type="float">
            <text:p>0.31137329344363</text:p>
          </table:table-cell>
          <table:table-cell office:value-type="float" office:value="0.31135980408488" calcext:value-type="float">
            <text:p>0.31135980408488</text:p>
          </table:table-cell>
          <table:table-cell office:value-type="float" office:value="0.31135876487244" calcext:value-type="float">
            <text:p>0.31135876487244</text:p>
          </table:table-cell>
          <table:table-cell office:value-type="float" office:value="0.311377980047301" calcext:value-type="float">
            <text:p>0.311377980047301</text:p>
          </table:table-cell>
          <table:table-cell office:value-type="float" office:value="0.311373241437756" calcext:value-type="float">
            <text:p>0.311373241437756</text:p>
          </table:table-cell>
          <table:table-cell office:value-type="float" office:value="0.311364532078084" calcext:value-type="float">
            <text:p>0.311364532078084</text:p>
          </table:table-cell>
          <table:table-cell office:value-type="float" office:value="0.311346732348335" calcext:value-type="float">
            <text:p>0.311346732348335</text:p>
          </table:table-cell>
          <table:table-cell office:value-type="float" office:value="0.311359338742597" calcext:value-type="float">
            <text:p>0.311359338742597</text:p>
          </table:table-cell>
          <table:table-cell office:value-type="float" office:value="0.311368537129177" calcext:value-type="float">
            <text:p>0.311368537129177</text:p>
          </table:table-cell>
          <table:table-cell office:value-type="float" office:value="0.311369118803576" calcext:value-type="float">
            <text:p>0.311369118803576</text:p>
          </table:table-cell>
          <table:table-cell office:value-type="float" office:value="0.311346669815219" calcext:value-type="float">
            <text:p>0.311346669815219</text:p>
          </table:table-cell>
          <table:table-cell office:value-type="float" office:value="0.311370120462313" calcext:value-type="float">
            <text:p>0.311370120462313</text:p>
          </table:table-cell>
          <table:table-cell office:value-type="float" office:value="0.311366806712485" calcext:value-type="float">
            <text:p>0.311366806712485</text:p>
          </table:table-cell>
          <table:table-cell office:value-type="float" office:value="0.311378303627395" calcext:value-type="float">
            <text:p>0.311378303627395</text:p>
          </table:table-cell>
          <table:table-cell office:value-type="float" office:value="0.311374712167736" calcext:value-type="float">
            <text:p>0.311374712167736</text:p>
          </table:table-cell>
          <table:table-cell office:value-type="float" office:value="0.311380162171099" calcext:value-type="float">
            <text:p>0.311380162171099</text:p>
          </table:table-cell>
          <table:table-cell office:value-type="float" office:value="0.311373168022499" calcext:value-type="float">
            <text:p>0.311373168022499</text:p>
          </table:table-cell>
          <table:table-cell office:value-type="float" office:value="0.311366940229647" calcext:value-type="float">
            <text:p>0.311366940229647</text:p>
          </table:table-cell>
          <table:table-cell office:value-type="float" office:value="0.311390695115214" calcext:value-type="float">
            <text:p>0.311390695115214</text:p>
          </table:table-cell>
          <table:table-cell office:value-type="float" office:value="0.311371397487491" calcext:value-type="float">
            <text:p>0.311371397487491</text:p>
          </table:table-cell>
          <table:table-cell office:value-type="float" office:value="0.311366843835652" calcext:value-type="float">
            <text:p>0.311366843835652</text:p>
          </table:table-cell>
          <table:table-cell office:value-type="float" office:value="0.311325849745291" calcext:value-type="float">
            <text:p>0.311325849745291</text:p>
          </table:table-cell>
          <table:table-cell office:value-type="float" office:value="0.311355721955573" calcext:value-type="float">
            <text:p>0.311355721955573</text:p>
          </table:table-cell>
          <table:table-cell office:value-type="float" office:value="0.31136133346469" calcext:value-type="float">
            <text:p>0.31136133346469</text:p>
          </table:table-cell>
          <table:table-cell office:value-type="float" office:value="0.311360356005413" calcext:value-type="float">
            <text:p>0.311360356005413</text:p>
          </table:table-cell>
          <table:table-cell office:value-type="float" office:value="0.311358863143031" calcext:value-type="float">
            <text:p>0.311358863143031</text:p>
          </table:table-cell>
          <table:table-cell office:value-type="float" office:value="0.311359648591727" calcext:value-type="float">
            <text:p>0.311359648591727</text:p>
          </table:table-cell>
          <table:table-cell office:value-type="float" office:value="0.311345411447895" calcext:value-type="float">
            <text:p>0.311345411447895</text:p>
          </table:table-cell>
          <table:table-cell office:value-type="float" office:value="0.311370365114329" calcext:value-type="float">
            <text:p>0.311370365114329</text:p>
          </table:table-cell>
          <table:table-cell office:value-type="float" office:value="0.311387753319426" calcext:value-type="float">
            <text:p>0.311387753319426</text:p>
          </table:table-cell>
          <table:table-cell office:value-type="float" office:value="0.311380666358708" calcext:value-type="float">
            <text:p>0.311380666358708</text:p>
          </table:table-cell>
          <table:table-cell office:value-type="float" office:value="0.311371207630611" calcext:value-type="float">
            <text:p>0.311371207630611</text:p>
          </table:table-cell>
          <table:table-cell office:value-type="float" office:value="0.311373415906665" calcext:value-type="float">
            <text:p>0.311373415906665</text:p>
          </table:table-cell>
          <table:table-cell office:value-type="float" office:value="0.311340043338911" calcext:value-type="float">
            <text:p>0.311340043338911</text:p>
          </table:table-cell>
          <table:table-cell office:value-type="float" office:value="0.311376967773751" calcext:value-type="float">
            <text:p>0.311376967773751</text:p>
          </table:table-cell>
          <table:table-cell office:value-type="float" office:value="0.311373194548771" calcext:value-type="float">
            <text:p>0.311373194548771</text:p>
          </table:table-cell>
          <table:table-cell office:value-type="float" office:value="0.311355247352425" calcext:value-type="float">
            <text:p>0.311355247352425</text:p>
          </table:table-cell>
          <table:table-cell office:value-type="float" office:value="0.311350674743314" calcext:value-type="float">
            <text:p>0.311350674743314</text:p>
          </table:table-cell>
          <table:table-cell office:value-type="float" office:value="0.311397571918329" calcext:value-type="float">
            <text:p>0.311397571918329</text:p>
          </table:table-cell>
          <table:table-cell office:value-type="float" office:value="0.311364032002639" calcext:value-type="float">
            <text:p>0.311364032002639</text:p>
          </table:table-cell>
          <table:table-cell office:value-type="float" office:value="0.311349984758756" calcext:value-type="float">
            <text:p>0.311349984758756</text:p>
          </table:table-cell>
          <table:table-cell office:value-type="float" office:value="0.311364174665508" calcext:value-type="float">
            <text:p>0.311364174665508</text:p>
          </table:table-cell>
          <table:table-cell office:value-type="float" office:value="0.311349057282361" calcext:value-type="float">
            <text:p>0.311349057282361</text:p>
          </table:table-cell>
          <table:table-cell office:value-type="float" office:value="0.311371936135609" calcext:value-type="float">
            <text:p>0.311371936135609</text:p>
          </table:table-cell>
          <table:table-cell office:value-type="float" office:value="0.311340496638485" calcext:value-type="float">
            <text:p>0.311340496638485</text:p>
          </table:table-cell>
          <table:table-cell office:value-type="float" office:value="0.311373267232962" calcext:value-type="float">
            <text:p>0.311373267232962</text:p>
          </table:table-cell>
          <table:table-cell office:value-type="float" office:value="0.311356813944631" calcext:value-type="float">
            <text:p>0.311356813944631</text:p>
          </table:table-cell>
          <table:table-cell office:value-type="float" office:value="0.311359602459971" calcext:value-type="float">
            <text:p>0.311359602459971</text:p>
          </table:table-cell>
          <table:table-cell office:value-type="float" office:value="0.311383057941648" calcext:value-type="float">
            <text:p>0.311383057941648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82478962650374" calcext:value-type="float">
            <text:p>-0.282478962650374</text:p>
          </table:table-cell>
          <table:table-cell office:value-type="float" office:value="-0.282705293708561" calcext:value-type="float">
            <text:p>-0.282705293708561</text:p>
          </table:table-cell>
          <table:table-cell office:value-type="float" office:value="-0.28273052750745" calcext:value-type="float">
            <text:p>-0.28273052750745</text:p>
          </table:table-cell>
          <table:table-cell office:value-type="float" office:value="-0.2824301579487" calcext:value-type="float">
            <text:p>-0.2824301579487</text:p>
          </table:table-cell>
          <table:table-cell office:value-type="float" office:value="-0.282570069206025" calcext:value-type="float">
            <text:p>-0.282570069206025</text:p>
          </table:table-cell>
          <table:table-cell office:value-type="float" office:value="-0.282396830009634" calcext:value-type="float">
            <text:p>-0.282396830009634</text:p>
          </table:table-cell>
          <table:table-cell office:value-type="float" office:value="-0.282644921684872" calcext:value-type="float">
            <text:p>-0.282644921684872</text:p>
          </table:table-cell>
          <table:table-cell office:value-type="float" office:value="-0.282304825588788" calcext:value-type="float">
            <text:p>-0.282304825588788</text:p>
          </table:table-cell>
          <table:table-cell office:value-type="float" office:value="-0.282759484733269" calcext:value-type="float">
            <text:p>-0.282759484733269</text:p>
          </table:table-cell>
          <table:table-cell office:value-type="float" office:value="-0.282932551065254" calcext:value-type="float">
            <text:p>-0.282932551065254</text:p>
          </table:table-cell>
          <table:table-cell office:value-type="float" office:value="-0.282983608551248" calcext:value-type="float">
            <text:p>-0.282983608551248</text:p>
          </table:table-cell>
          <table:table-cell office:value-type="float" office:value="-0.282611004888835" calcext:value-type="float">
            <text:p>-0.282611004888835</text:p>
          </table:table-cell>
          <table:table-cell office:value-type="float" office:value="-0.282548045387797" calcext:value-type="float">
            <text:p>-0.282548045387797</text:p>
          </table:table-cell>
          <table:table-cell office:value-type="float" office:value="-0.28279780054336" calcext:value-type="float">
            <text:p>-0.28279780054336</text:p>
          </table:table-cell>
          <table:table-cell office:value-type="float" office:value="-0.282780062424796" calcext:value-type="float">
            <text:p>-0.282780062424796</text:p>
          </table:table-cell>
          <table:table-cell office:value-type="float" office:value="-0.282934254079" calcext:value-type="float">
            <text:p>-0.282934254079</text:p>
          </table:table-cell>
          <table:table-cell office:value-type="float" office:value="-0.282987482310538" calcext:value-type="float">
            <text:p>-0.282987482310538</text:p>
          </table:table-cell>
          <table:table-cell office:value-type="float" office:value="-0.28297118507793" calcext:value-type="float">
            <text:p>-0.28297118507793</text:p>
          </table:table-cell>
          <table:table-cell office:value-type="float" office:value="-0.282814223922044" calcext:value-type="float">
            <text:p>-0.282814223922044</text:p>
          </table:table-cell>
          <table:table-cell office:value-type="float" office:value="-0.282902773224643" calcext:value-type="float">
            <text:p>-0.282902773224643</text:p>
          </table:table-cell>
          <table:table-cell office:value-type="float" office:value="-0.282864209412573" calcext:value-type="float">
            <text:p>-0.282864209412573</text:p>
          </table:table-cell>
          <table:table-cell office:value-type="float" office:value="-0.282556159225878" calcext:value-type="float">
            <text:p>-0.282556159225878</text:p>
          </table:table-cell>
          <table:table-cell office:value-type="float" office:value="-0.282855574072757" calcext:value-type="float">
            <text:p>-0.282855574072757</text:p>
          </table:table-cell>
          <table:table-cell office:value-type="float" office:value="-0.282783788849324" calcext:value-type="float">
            <text:p>-0.282783788849324</text:p>
          </table:table-cell>
          <table:table-cell office:value-type="float" office:value="-0.282712027774507" calcext:value-type="float">
            <text:p>-0.282712027774507</text:p>
          </table:table-cell>
          <table:table-cell office:value-type="float" office:value="-0.282725124416526" calcext:value-type="float">
            <text:p>-0.282725124416526</text:p>
          </table:table-cell>
          <table:table-cell office:value-type="float" office:value="-0.282476425925361" calcext:value-type="float">
            <text:p>-0.282476425925361</text:p>
          </table:table-cell>
          <table:table-cell office:value-type="float" office:value="-0.282955493321383" calcext:value-type="float">
            <text:p>-0.282955493321383</text:p>
          </table:table-cell>
          <table:table-cell office:value-type="float" office:value="-0.28264038427045" calcext:value-type="float">
            <text:p>-0.28264038427045</text:p>
          </table:table-cell>
          <table:table-cell office:value-type="float" office:value="-0.282831649606156" calcext:value-type="float">
            <text:p>-0.282831649606156</text:p>
          </table:table-cell>
          <table:table-cell office:value-type="float" office:value="-0.282786638153151" calcext:value-type="float">
            <text:p>-0.282786638153151</text:p>
          </table:table-cell>
          <table:table-cell office:value-type="float" office:value="-0.2828427929517" calcext:value-type="float">
            <text:p>-0.2828427929517</text:p>
          </table:table-cell>
          <table:table-cell office:value-type="float" office:value="-0.282847206228801" calcext:value-type="float">
            <text:p>-0.282847206228801</text:p>
          </table:table-cell>
          <table:table-cell office:value-type="float" office:value="-0.282934679657303" calcext:value-type="float">
            <text:p>-0.282934679657303</text:p>
          </table:table-cell>
          <table:table-cell office:value-type="float" office:value="-0.282746275314602" calcext:value-type="float">
            <text:p>-0.282746275314602</text:p>
          </table:table-cell>
          <table:table-cell office:value-type="float" office:value="-0.283155593587335" calcext:value-type="float">
            <text:p>-0.283155593587335</text:p>
          </table:table-cell>
          <table:table-cell office:value-type="float" office:value="-0.283156271027466" calcext:value-type="float">
            <text:p>-0.283156271027466</text:p>
          </table:table-cell>
          <table:table-cell office:value-type="float" office:value="-0.282684729024233" calcext:value-type="float">
            <text:p>-0.282684729024233</text:p>
          </table:table-cell>
          <table:table-cell office:value-type="float" office:value="-0.282401264279341" calcext:value-type="float">
            <text:p>-0.282401264279341</text:p>
          </table:table-cell>
          <table:table-cell office:value-type="float" office:value="-0.283033405070829" calcext:value-type="float">
            <text:p>-0.283033405070829</text:p>
          </table:table-cell>
          <table:table-cell office:value-type="float" office:value="-0.28275639658493" calcext:value-type="float">
            <text:p>-0.28275639658493</text:p>
          </table:table-cell>
          <table:table-cell office:value-type="float" office:value="-0.283090321312283" calcext:value-type="float">
            <text:p>-0.283090321312283</text:p>
          </table:table-cell>
          <table:table-cell office:value-type="float" office:value="-0.283029586226746" calcext:value-type="float">
            <text:p>-0.283029586226746</text:p>
          </table:table-cell>
          <table:table-cell office:value-type="float" office:value="-0.282644986696069" calcext:value-type="float">
            <text:p>-0.282644986696069</text:p>
          </table:table-cell>
          <table:table-cell office:value-type="float" office:value="-0.282981178196724" calcext:value-type="float">
            <text:p>-0.282981178196724</text:p>
          </table:table-cell>
          <table:table-cell office:value-type="float" office:value="-0.282647826520425" calcext:value-type="float">
            <text:p>-0.282647826520425</text:p>
          </table:table-cell>
          <table:table-cell office:value-type="float" office:value="-0.282550908364671" calcext:value-type="float">
            <text:p>-0.282550908364671</text:p>
          </table:table-cell>
          <table:table-cell office:value-type="float" office:value="-0.28303483553238" calcext:value-type="float">
            <text:p>-0.28303483553238</text:p>
          </table:table-cell>
          <table:table-cell office:value-type="float" office:value="-0.282972183999314" calcext:value-type="float">
            <text:p>-0.282972183999314</text:p>
          </table:table-cell>
          <table:table-cell office:value-type="float" office:value="-0.282420363420879" calcext:value-type="float">
            <text:p>-0.282420363420879</text:p>
          </table:table-cell>
          <table:table-cell office:value-type="float" office:value="-0.283204753636022" calcext:value-type="float">
            <text:p>-0.283204753636022</text:p>
          </table:table-cell>
          <table:table-cell office:value-type="float" office:value="-0.283897901108851" calcext:value-type="float">
            <text:p>-0.283897901108851</text:p>
          </table:table-cell>
          <table:table-cell office:value-type="float" office:value="-0.284608445155305" calcext:value-type="float">
            <text:p>-0.284608445155305</text:p>
          </table:table-cell>
          <table:table-cell office:value-type="float" office:value="-0.285688574112902" calcext:value-type="float">
            <text:p>-0.285688574112902</text:p>
          </table:table-cell>
          <table:table-cell office:value-type="float" office:value="-0.292808657045268" calcext:value-type="float">
            <text:p>-0.292808657045268</text:p>
          </table:table-cell>
          <table:table-cell office:value-type="float" office:value="-0.296281560227265" calcext:value-type="float">
            <text:p>-0.296281560227265</text:p>
          </table:table-cell>
          <table:table-cell office:value-type="float" office:value="-0.29865694799508" calcext:value-type="float">
            <text:p>-0.29865694799508</text:p>
          </table:table-cell>
          <table:table-cell office:value-type="float" office:value="-0.293195661139725" calcext:value-type="float">
            <text:p>-0.293195661139725</text:p>
          </table:table-cell>
          <table:table-cell office:value-type="float" office:value="-0.282294803667773" calcext:value-type="float">
            <text:p>-0.282294803667773</text:p>
          </table:table-cell>
          <table:table-cell office:value-type="float" office:value="-0.2806831557485" calcext:value-type="float">
            <text:p>-0.2806831557485</text:p>
          </table:table-cell>
          <table:table-cell office:value-type="float" office:value="-0.275372091291185" calcext:value-type="float">
            <text:p>-0.275372091291185</text:p>
          </table:table-cell>
          <table:table-cell office:value-type="float" office:value="-0.323578915847805" calcext:value-type="float">
            <text:p>-0.323578915847805</text:p>
          </table:table-cell>
          <table:table-cell office:value-type="float" office:value="-0.314195741004469" calcext:value-type="float">
            <text:p>-0.314195741004469</text:p>
          </table:table-cell>
          <table:table-cell office:value-type="float" office:value="-0.312864907045599" calcext:value-type="float">
            <text:p>-0.312864907045599</text:p>
          </table:table-cell>
          <table:table-cell office:value-type="float" office:value="-0.3095341503969" calcext:value-type="float">
            <text:p>-0.3095341503969</text:p>
          </table:table-cell>
          <table:table-cell office:value-type="float" office:value="-0.300004206182018" calcext:value-type="float">
            <text:p>-0.300004206182018</text:p>
          </table:table-cell>
          <table:table-cell office:value-type="float" office:value="-0.286904379783489" calcext:value-type="float">
            <text:p>-0.286904379783489</text:p>
          </table:table-cell>
          <table:table-cell office:value-type="float" office:value="-0.280171278876596" calcext:value-type="float">
            <text:p>-0.280171278876596</text:p>
          </table:table-cell>
          <table:table-cell office:value-type="float" office:value="-0.265209000609492" calcext:value-type="float">
            <text:p>-0.265209000609492</text:p>
          </table:table-cell>
          <table:table-cell office:value-type="float" office:value="-0.271484887639209" calcext:value-type="float">
            <text:p>-0.271484887639209</text:p>
          </table:table-cell>
          <table:table-cell office:value-type="float" office:value="-0.267612885287674" calcext:value-type="float">
            <text:p>-0.267612885287674</text:p>
          </table:table-cell>
          <table:table-cell office:value-type="float" office:value="-0.275019561439965" calcext:value-type="float">
            <text:p>-0.275019561439965</text:p>
          </table:table-cell>
          <table:table-cell office:value-type="float" office:value="-0.276084900545535" calcext:value-type="float">
            <text:p>-0.276084900545535</text:p>
          </table:table-cell>
          <table:table-cell office:value-type="float" office:value="-0.283457550907599" calcext:value-type="float">
            <text:p>-0.283457550907599</text:p>
          </table:table-cell>
          <table:table-cell office:value-type="float" office:value="-0.286395432126901" calcext:value-type="float">
            <text:p>-0.286395432126901</text:p>
          </table:table-cell>
          <table:table-cell office:value-type="float" office:value="-0.328674488304452" calcext:value-type="float">
            <text:p>-0.328674488304452</text:p>
          </table:table-cell>
          <table:table-cell office:value-type="float" office:value="-0.326747753230891" calcext:value-type="float">
            <text:p>-0.326747753230891</text:p>
          </table:table-cell>
          <table:table-cell office:value-type="float" office:value="-0.3083880787609" calcext:value-type="float">
            <text:p>-0.3083880787609</text:p>
          </table:table-cell>
          <table:table-cell office:value-type="float" office:value="-0.254601167862808" calcext:value-type="float">
            <text:p>-0.254601167862808</text:p>
          </table:table-cell>
          <table:table-cell office:value-type="float" office:value="-0.261913268427718" calcext:value-type="float">
            <text:p>-0.261913268427718</text:p>
          </table:table-cell>
          <table:table-cell office:value-type="float" office:value="-0.284456055956277" calcext:value-type="float">
            <text:p>-0.284456055956277</text:p>
          </table:table-cell>
          <table:table-cell office:value-type="float" office:value="-0.286964738247833" calcext:value-type="float">
            <text:p>-0.286964738247833</text:p>
          </table:table-cell>
          <table:table-cell office:value-type="float" office:value="-0.305489294737767" calcext:value-type="float">
            <text:p>-0.305489294737767</text:p>
          </table:table-cell>
          <table:table-cell office:value-type="float" office:value="-0.319156438662998" calcext:value-type="float">
            <text:p>-0.319156438662998</text:p>
          </table:table-cell>
          <table:table-cell office:value-type="float" office:value="-0.328430067620889" calcext:value-type="float">
            <text:p>-0.328430067620889</text:p>
          </table:table-cell>
          <table:table-cell office:value-type="float" office:value="-0.326718233403004" calcext:value-type="float">
            <text:p>-0.326718233403004</text:p>
          </table:table-cell>
          <table:table-cell office:value-type="float" office:value="-0.324560631712675" calcext:value-type="float">
            <text:p>-0.324560631712675</text:p>
          </table:table-cell>
          <table:table-cell office:value-type="float" office:value="-0.31795506128302" calcext:value-type="float">
            <text:p>-0.31795506128302</text:p>
          </table:table-cell>
          <table:table-cell office:value-type="float" office:value="-0.311272972742354" calcext:value-type="float">
            <text:p>-0.311272972742354</text:p>
          </table:table-cell>
          <table:table-cell office:value-type="float" office:value="-0.316939234241778" calcext:value-type="float">
            <text:p>-0.316939234241778</text:p>
          </table:table-cell>
          <table:table-cell office:value-type="float" office:value="-0.331844305421093" calcext:value-type="float">
            <text:p>-0.331844305421093</text:p>
          </table:table-cell>
          <table:table-cell office:value-type="float" office:value="-0.339947474677388" calcext:value-type="float">
            <text:p>-0.339947474677388</text:p>
          </table:table-cell>
          <table:table-cell office:value-type="float" office:value="-0.332928474768738" calcext:value-type="float">
            <text:p>-0.332928474768738</text:p>
          </table:table-cell>
          <table:table-cell office:value-type="float" office:value="-0.324953428931247" calcext:value-type="float">
            <text:p>-0.324953428931247</text:p>
          </table:table-cell>
          <table:table-cell office:value-type="float" office:value="-0.327697690520498" calcext:value-type="float">
            <text:p>-0.327697690520498</text:p>
          </table:table-cell>
          <table:table-cell office:value-type="float" office:value="-0.333009475915781" calcext:value-type="float">
            <text:p>-0.333009475915781</text:p>
          </table:table-cell>
          <table:table-cell office:value-type="float" office:value="-0.329509583206584" calcext:value-type="float">
            <text:p>-0.329509583206584</text:p>
          </table:table-cell>
          <table:table-cell office:value-type="float" office:value="-0.320311955761455" calcext:value-type="float">
            <text:p>-0.320311955761455</text:p>
          </table:table-cell>
          <table:table-cell office:value-type="float" office:value="-0.316408414365095" calcext:value-type="float">
            <text:p>-0.316408414365095</text:p>
          </table:table-cell>
          <table:table-cell office:value-type="float" office:value="-0.328515556680145" calcext:value-type="float">
            <text:p>-0.328515556680145</text:p>
          </table:table-cell>
          <table:table-cell office:value-type="float" office:value="-0.299276104620112" calcext:value-type="float">
            <text:p>-0.299276104620112</text:p>
          </table:table-cell>
          <table:table-cell office:value-type="float" office:value="-0.347319907234917" calcext:value-type="float">
            <text:p>-0.347319907234917</text:p>
          </table:table-cell>
          <table:table-cell office:value-type="float" office:value="-0.341449609727383" calcext:value-type="float">
            <text:p>-0.341449609727383</text:p>
          </table:table-cell>
          <table:table-cell office:value-type="float" office:value="-0.3117389880158" calcext:value-type="float">
            <text:p>-0.3117389880158</text:p>
          </table:table-cell>
          <table:table-cell office:value-type="float" office:value="-0.309381587228382" calcext:value-type="float">
            <text:p>-0.309381587228382</text:p>
          </table:table-cell>
          <table:table-cell office:value-type="float" office:value="-0.315625337534393" calcext:value-type="float">
            <text:p>-0.315625337534393</text:p>
          </table:table-cell>
          <table:table-cell office:value-type="float" office:value="-0.314064638022934" calcext:value-type="float">
            <text:p>-0.314064638022934</text:p>
          </table:table-cell>
          <table:table-cell office:value-type="float" office:value="-0.381723610483627" calcext:value-type="float">
            <text:p>-0.381723610483627</text:p>
          </table:table-cell>
          <table:table-cell office:value-type="float" office:value="-0.338517006435701" calcext:value-type="float">
            <text:p>-0.338517006435701</text:p>
          </table:table-cell>
          <table:table-cell office:value-type="float" office:value="-0.299751075809563" calcext:value-type="float">
            <text:p>-0.299751075809563</text:p>
          </table:table-cell>
          <table:table-cell office:value-type="float" office:value="-0.296477107031011" calcext:value-type="float">
            <text:p>-0.296477107031011</text:p>
          </table:table-cell>
          <table:table-cell office:value-type="float" office:value="-0.295555309529692" calcext:value-type="float">
            <text:p>-0.295555309529692</text:p>
          </table:table-cell>
          <table:table-cell office:value-type="float" office:value="-0.318232986417198" calcext:value-type="float">
            <text:p>-0.318232986417198</text:p>
          </table:table-cell>
          <table:table-cell office:value-type="float" office:value="-0.319549389830924" calcext:value-type="float">
            <text:p>-0.319549389830924</text:p>
          </table:table-cell>
          <table:table-cell office:value-type="float" office:value="-0.340410180242651" calcext:value-type="float">
            <text:p>-0.340410180242651</text:p>
          </table:table-cell>
          <table:table-cell office:value-type="float" office:value="-0.337870964851542" calcext:value-type="float">
            <text:p>-0.337870964851542</text:p>
          </table:table-cell>
          <table:table-cell office:value-type="float" office:value="-0.340132343592746" calcext:value-type="float">
            <text:p>-0.340132343592746</text:p>
          </table:table-cell>
          <table:table-cell office:value-type="float" office:value="-0.339290886935511" calcext:value-type="float">
            <text:p>-0.339290886935511</text:p>
          </table:table-cell>
          <table:table-cell office:value-type="float" office:value="-0.34009213070722" calcext:value-type="float">
            <text:p>-0.34009213070722</text:p>
          </table:table-cell>
          <table:table-cell office:value-type="float" office:value="-0.328695498748214" calcext:value-type="float">
            <text:p>-0.328695498748214</text:p>
          </table:table-cell>
          <table:table-cell office:value-type="float" office:value="-0.318757981953631" calcext:value-type="float">
            <text:p>-0.318757981953631</text:p>
          </table:table-cell>
          <table:table-cell office:value-type="float" office:value="-0.302938321996243" calcext:value-type="float">
            <text:p>-0.302938321996243</text:p>
          </table:table-cell>
          <table:table-cell office:value-type="float" office:value="-0.332738709741776" calcext:value-type="float">
            <text:p>-0.332738709741776</text:p>
          </table:table-cell>
          <table:table-cell office:value-type="float" office:value="-0.318371504904234" calcext:value-type="float">
            <text:p>-0.318371504904234</text:p>
          </table:table-cell>
          <table:table-cell office:value-type="float" office:value="-0.332070057530857" calcext:value-type="float">
            <text:p>-0.332070057530857</text:p>
          </table:table-cell>
          <table:table-cell office:value-type="float" office:value="-0.338022192815421" calcext:value-type="float">
            <text:p>-0.338022192815421</text:p>
          </table:table-cell>
          <table:table-cell office:value-type="float" office:value="-0.339262193086162" calcext:value-type="float">
            <text:p>-0.339262193086162</text:p>
          </table:table-cell>
          <table:table-cell office:value-type="float" office:value="-0.342540534547004" calcext:value-type="float">
            <text:p>-0.342540534547004</text:p>
          </table:table-cell>
          <table:table-cell office:value-type="float" office:value="-0.339045899385343" calcext:value-type="float">
            <text:p>-0.339045899385343</text:p>
          </table:table-cell>
          <table:table-cell office:value-type="float" office:value="-0.33403775412144" calcext:value-type="float">
            <text:p>-0.33403775412144</text:p>
          </table:table-cell>
          <table:table-cell office:value-type="float" office:value="-0.330049198159598" calcext:value-type="float">
            <text:p>-0.330049198159598</text:p>
          </table:table-cell>
          <table:table-cell office:value-type="float" office:value="-0.328421042914826" calcext:value-type="float">
            <text:p>-0.328421042914826</text:p>
          </table:table-cell>
          <table:table-cell office:value-type="float" office:value="-0.329022431374331" calcext:value-type="float">
            <text:p>-0.329022431374331</text:p>
          </table:table-cell>
          <table:table-cell office:value-type="float" office:value="-0.359266534215276" calcext:value-type="float">
            <text:p>-0.359266534215276</text:p>
          </table:table-cell>
          <table:table-cell office:value-type="float" office:value="-0.362805777043121" calcext:value-type="float">
            <text:p>-0.362805777043121</text:p>
          </table:table-cell>
          <table:table-cell office:value-type="float" office:value="-0.361192282607302" calcext:value-type="float">
            <text:p>-0.361192282607302</text:p>
          </table:table-cell>
          <table:table-cell office:value-type="float" office:value="-0.356710182033341" calcext:value-type="float">
            <text:p>-0.356710182033341</text:p>
          </table:table-cell>
          <table:table-cell office:value-type="float" office:value="-0.347791371131737" calcext:value-type="float">
            <text:p>-0.347791371131737</text:p>
          </table:table-cell>
          <table:table-cell office:value-type="float" office:value="-0.337414879878507" calcext:value-type="float">
            <text:p>-0.337414879878507</text:p>
          </table:table-cell>
          <table:table-cell office:value-type="float" office:value="-0.331971202078209" calcext:value-type="float">
            <text:p>-0.331971202078209</text:p>
          </table:table-cell>
          <table:table-cell office:value-type="float" office:value="-0.327942000085378" calcext:value-type="float">
            <text:p>-0.327942000085378</text:p>
          </table:table-cell>
          <table:table-cell office:value-type="float" office:value="-0.326390210890156" calcext:value-type="float">
            <text:p>-0.326390210890156</text:p>
          </table:table-cell>
          <table:table-cell office:value-type="float" office:value="-0.324789700875066" calcext:value-type="float">
            <text:p>-0.324789700875066</text:p>
          </table:table-cell>
          <table:table-cell office:value-type="float" office:value="-0.325012626059923" calcext:value-type="float">
            <text:p>-0.325012626059923</text:p>
          </table:table-cell>
          <table:table-cell office:value-type="float" office:value="-0.325099931783905" calcext:value-type="float">
            <text:p>-0.325099931783905</text:p>
          </table:table-cell>
          <table:table-cell office:value-type="float" office:value="-0.343629060228639" calcext:value-type="float">
            <text:p>-0.343629060228639</text:p>
          </table:table-cell>
          <table:table-cell office:value-type="float" office:value="-0.374713528527243" calcext:value-type="float">
            <text:p>-0.374713528527243</text:p>
          </table:table-cell>
          <table:table-cell office:value-type="float" office:value="-0.360879403194347" calcext:value-type="float">
            <text:p>-0.360879403194347</text:p>
          </table:table-cell>
          <table:table-cell office:value-type="float" office:value="-0.353537912282806" calcext:value-type="float">
            <text:p>-0.353537912282806</text:p>
          </table:table-cell>
          <table:table-cell office:value-type="float" office:value="-0.344199359268786" calcext:value-type="float">
            <text:p>-0.344199359268786</text:p>
          </table:table-cell>
          <table:table-cell office:value-type="float" office:value="-0.329382870369235" calcext:value-type="float">
            <text:p>-0.329382870369235</text:p>
          </table:table-cell>
          <table:table-cell office:value-type="float" office:value="-0.29823855940776" calcext:value-type="float">
            <text:p>-0.29823855940776</text:p>
          </table:table-cell>
          <table:table-cell office:value-type="float" office:value="-0.289510921814571" calcext:value-type="float">
            <text:p>-0.289510921814571</text:p>
          </table:table-cell>
          <table:table-cell office:value-type="float" office:value="-0.263744883077398" calcext:value-type="float">
            <text:p>-0.263744883077398</text:p>
          </table:table-cell>
          <table:table-cell office:value-type="float" office:value="-0.267777535345033" calcext:value-type="float">
            <text:p>-0.267777535345033</text:p>
          </table:table-cell>
          <table:table-cell office:value-type="float" office:value="-0.275074062832696" calcext:value-type="float">
            <text:p>-0.275074062832696</text:p>
          </table:table-cell>
          <table:table-cell office:value-type="float" office:value="-0.292537623610129" calcext:value-type="float">
            <text:p>-0.292537623610129</text:p>
          </table:table-cell>
          <table:table-cell office:value-type="float" office:value="-0.309143966502717" calcext:value-type="float">
            <text:p>-0.309143966502717</text:p>
          </table:table-cell>
          <table:table-cell office:value-type="float" office:value="-0.31667907241106" calcext:value-type="float">
            <text:p>-0.31667907241106</text:p>
          </table:table-cell>
          <table:table-cell office:value-type="float" office:value="-0.327282602110509" calcext:value-type="float">
            <text:p>-0.327282602110509</text:p>
          </table:table-cell>
          <table:table-cell office:value-type="float" office:value="-0.330074351912549" calcext:value-type="float">
            <text:p>-0.330074351912549</text:p>
          </table:table-cell>
          <table:table-cell office:value-type="float" office:value="-0.334165084199283" calcext:value-type="float">
            <text:p>-0.334165084199283</text:p>
          </table:table-cell>
          <table:table-cell office:value-type="float" office:value="-0.333628904997722" calcext:value-type="float">
            <text:p>-0.333628904997722</text:p>
          </table:table-cell>
          <table:table-cell office:value-type="float" office:value="-0.325467064714104" calcext:value-type="float">
            <text:p>-0.325467064714104</text:p>
          </table:table-cell>
          <table:table-cell office:value-type="float" office:value="-0.32024562970035" calcext:value-type="float">
            <text:p>-0.32024562970035</text:p>
          </table:table-cell>
          <table:table-cell office:value-type="float" office:value="-0.32040821278117" calcext:value-type="float">
            <text:p>-0.32040821278117</text:p>
          </table:table-cell>
          <table:table-cell office:value-type="float" office:value="-0.340798976373167" calcext:value-type="float">
            <text:p>-0.340798976373167</text:p>
          </table:table-cell>
          <table:table-cell office:value-type="float" office:value="-0.341451666535225" calcext:value-type="float">
            <text:p>-0.341451666535225</text:p>
          </table:table-cell>
          <table:table-cell office:value-type="float" office:value="-0.328532620830839" calcext:value-type="float">
            <text:p>-0.328532620830839</text:p>
          </table:table-cell>
          <table:table-cell office:value-type="float" office:value="-0.361213002593936" calcext:value-type="float">
            <text:p>-0.361213002593936</text:p>
          </table:table-cell>
          <table:table-cell office:value-type="float" office:value="-0.358064575394362" calcext:value-type="float">
            <text:p>-0.358064575394362</text:p>
          </table:table-cell>
          <table:table-cell office:value-type="float" office:value="-0.341144404186452" calcext:value-type="float">
            <text:p>-0.341144404186452</text:p>
          </table:table-cell>
          <table:table-cell office:value-type="float" office:value="-0.342435118419746" calcext:value-type="float">
            <text:p>-0.342435118419746</text:p>
          </table:table-cell>
          <table:table-cell office:value-type="float" office:value="-0.342474061730897" calcext:value-type="float">
            <text:p>-0.342474061730897</text:p>
          </table:table-cell>
          <table:table-cell office:value-type="float" office:value="-0.335187349032036" calcext:value-type="float">
            <text:p>-0.335187349032036</text:p>
          </table:table-cell>
          <table:table-cell office:value-type="float" office:value="-0.342005929901454" calcext:value-type="float">
            <text:p>-0.342005929901454</text:p>
          </table:table-cell>
          <table:table-cell office:value-type="float" office:value="-0.341602411710537" calcext:value-type="float">
            <text:p>-0.341602411710537</text:p>
          </table:table-cell>
          <table:table-cell office:value-type="float" office:value="-0.335320081500902" calcext:value-type="float">
            <text:p>-0.335320081500902</text:p>
          </table:table-cell>
          <table:table-cell office:value-type="float" office:value="-0.335543087027397" calcext:value-type="float">
            <text:p>-0.335543087027397</text:p>
          </table:table-cell>
          <table:table-cell office:value-type="float" office:value="-0.34080530148751" calcext:value-type="float">
            <text:p>-0.34080530148751</text:p>
          </table:table-cell>
          <table:table-cell office:value-type="float" office:value="-0.339261889405612" calcext:value-type="float">
            <text:p>-0.339261889405612</text:p>
          </table:table-cell>
          <table:table-cell office:value-type="float" office:value="-0.302251579044924" calcext:value-type="float">
            <text:p>-0.302251579044924</text:p>
          </table:table-cell>
          <table:table-cell office:value-type="float" office:value="-0.289931968892377" calcext:value-type="float">
            <text:p>-0.289931968892377</text:p>
          </table:table-cell>
          <table:table-cell office:value-type="float" office:value="-0.291558696765544" calcext:value-type="float">
            <text:p>-0.291558696765544</text:p>
          </table:table-cell>
          <table:table-cell office:value-type="float" office:value="-0.292884996064963" calcext:value-type="float">
            <text:p>-0.292884996064963</text:p>
          </table:table-cell>
          <table:table-cell office:value-type="float" office:value="-0.29983640155353" calcext:value-type="float">
            <text:p>-0.29983640155353</text:p>
          </table:table-cell>
          <table:table-cell office:value-type="float" office:value="-0.30802496823723" calcext:value-type="float">
            <text:p>-0.30802496823723</text:p>
          </table:table-cell>
          <table:table-cell office:value-type="float" office:value="-0.305292015264539" calcext:value-type="float">
            <text:p>-0.305292015264539</text:p>
          </table:table-cell>
          <table:table-cell office:value-type="float" office:value="-0.304173131492065" calcext:value-type="float">
            <text:p>-0.304173131492065</text:p>
          </table:table-cell>
          <table:table-cell office:value-type="float" office:value="-0.301962824191816" calcext:value-type="float">
            <text:p>-0.301962824191816</text:p>
          </table:table-cell>
          <table:table-cell office:value-type="float" office:value="-0.303467173729278" calcext:value-type="float">
            <text:p>-0.303467173729278</text:p>
          </table:table-cell>
          <table:table-cell office:value-type="float" office:value="-0.308127708823873" calcext:value-type="float">
            <text:p>-0.308127708823873</text:p>
          </table:table-cell>
          <table:table-cell office:value-type="float" office:value="-0.312384467754855" calcext:value-type="float">
            <text:p>-0.312384467754855</text:p>
          </table:table-cell>
          <table:table-cell office:value-type="float" office:value="-0.341133105791351" calcext:value-type="float">
            <text:p>-0.341133105791351</text:p>
          </table:table-cell>
          <table:table-cell office:value-type="float" office:value="-0.33616513432024" calcext:value-type="float">
            <text:p>-0.33616513432024</text:p>
          </table:table-cell>
          <table:table-cell office:value-type="float" office:value="-0.317476299009032" calcext:value-type="float">
            <text:p>-0.317476299009032</text:p>
          </table:table-cell>
          <table:table-cell office:value-type="float" office:value="-0.300222230276976" calcext:value-type="float">
            <text:p>-0.300222230276976</text:p>
          </table:table-cell>
          <table:table-cell office:value-type="float" office:value="-0.286490731626741" calcext:value-type="float">
            <text:p>-0.286490731626741</text:p>
          </table:table-cell>
          <table:table-cell office:value-type="float" office:value="-0.259392332935558" calcext:value-type="float">
            <text:p>-0.259392332935558</text:p>
          </table:table-cell>
          <table:table-cell office:value-type="float" office:value="-0.263145726646073" calcext:value-type="float">
            <text:p>-0.263145726646073</text:p>
          </table:table-cell>
          <table:table-cell office:value-type="float" office:value="-0.282353836722201" calcext:value-type="float">
            <text:p>-0.282353836722201</text:p>
          </table:table-cell>
          <table:table-cell office:value-type="float" office:value="-0.308498489835536" calcext:value-type="float">
            <text:p>-0.308498489835536</text:p>
          </table:table-cell>
          <table:table-cell office:value-type="float" office:value="-0.320465729874716" calcext:value-type="float">
            <text:p>-0.320465729874716</text:p>
          </table:table-cell>
          <table:table-cell office:value-type="float" office:value="-0.332217910916013" calcext:value-type="float">
            <text:p>-0.332217910916013</text:p>
          </table:table-cell>
          <table:table-cell office:value-type="float" office:value="-0.330720857943067" calcext:value-type="float">
            <text:p>-0.330720857943067</text:p>
          </table:table-cell>
          <table:table-cell office:value-type="float" office:value="-0.336469473183798" calcext:value-type="float">
            <text:p>-0.336469473183798</text:p>
          </table:table-cell>
          <table:table-cell office:value-type="float" office:value="-0.330278352575892" calcext:value-type="float">
            <text:p>-0.330278352575892</text:p>
          </table:table-cell>
          <table:table-cell office:value-type="float" office:value="-0.327492155442884" calcext:value-type="float">
            <text:p>-0.327492155442884</text:p>
          </table:table-cell>
          <table:table-cell office:value-type="float" office:value="-0.320131087781546" calcext:value-type="float">
            <text:p>-0.320131087781546</text:p>
          </table:table-cell>
          <table:table-cell office:value-type="float" office:value="-0.352095861726318" calcext:value-type="float">
            <text:p>-0.352095861726318</text:p>
          </table:table-cell>
          <table:table-cell office:value-type="float" office:value="-0.327429902840843" calcext:value-type="float">
            <text:p>-0.327429902840843</text:p>
          </table:table-cell>
          <table:table-cell office:value-type="float" office:value="-0.352386342855124" calcext:value-type="float">
            <text:p>-0.352386342855124</text:p>
          </table:table-cell>
          <table:table-cell office:value-type="float" office:value="-0.339504680068735" calcext:value-type="float">
            <text:p>-0.339504680068735</text:p>
          </table:table-cell>
          <table:table-cell office:value-type="float" office:value="-0.338569798696677" calcext:value-type="float">
            <text:p>-0.338569798696677</text:p>
          </table:table-cell>
          <table:table-cell office:value-type="float" office:value="-0.337155476116076" calcext:value-type="float">
            <text:p>-0.337155476116076</text:p>
          </table:table-cell>
          <table:table-cell office:value-type="float" office:value="-0.341295401411359" calcext:value-type="float">
            <text:p>-0.341295401411359</text:p>
          </table:table-cell>
          <table:table-cell office:value-type="float" office:value="-0.337682633993731" calcext:value-type="float">
            <text:p>-0.337682633993731</text:p>
          </table:table-cell>
          <table:table-cell office:value-type="float" office:value="-0.345138917627832" calcext:value-type="float">
            <text:p>-0.345138917627832</text:p>
          </table:table-cell>
          <table:table-cell office:value-type="float" office:value="-0.33272410413934" calcext:value-type="float">
            <text:p>-0.33272410413934</text:p>
          </table:table-cell>
          <table:table-cell office:value-type="float" office:value="-0.324399466489901" calcext:value-type="float">
            <text:p>-0.324399466489901</text:p>
          </table:table-cell>
          <table:table-cell office:value-type="float" office:value="-0.307930736892146" calcext:value-type="float">
            <text:p>-0.307930736892146</text:p>
          </table:table-cell>
          <table:table-cell office:value-type="float" office:value="-0.301226099102687" calcext:value-type="float">
            <text:p>-0.301226099102687</text:p>
          </table:table-cell>
          <table:table-cell office:value-type="float" office:value="-0.314814802852307" calcext:value-type="float">
            <text:p>-0.314814802852307</text:p>
          </table:table-cell>
          <table:table-cell office:value-type="float" office:value="-0.317799945706944" calcext:value-type="float">
            <text:p>-0.317799945706944</text:p>
          </table:table-cell>
          <table:table-cell office:value-type="float" office:value="-0.318636295913277" calcext:value-type="float">
            <text:p>-0.318636295913277</text:p>
          </table:table-cell>
          <table:table-cell office:value-type="float" office:value="-0.317082199939293" calcext:value-type="float">
            <text:p>-0.317082199939293</text:p>
          </table:table-cell>
          <table:table-cell office:value-type="float" office:value="-0.312588414258033" calcext:value-type="float">
            <text:p>-0.312588414258033</text:p>
          </table:table-cell>
          <table:table-cell office:value-type="float" office:value="-0.300639583802523" calcext:value-type="float">
            <text:p>-0.300639583802523</text:p>
          </table:table-cell>
          <table:table-cell office:value-type="float" office:value="-0.296829015849395" calcext:value-type="float">
            <text:p>-0.296829015849395</text:p>
          </table:table-cell>
          <table:table-cell office:value-type="float" office:value="-0.30056827297462" calcext:value-type="float">
            <text:p>-0.30056827297462</text:p>
          </table:table-cell>
          <table:table-cell office:value-type="float" office:value="-0.305009006726786" calcext:value-type="float">
            <text:p>-0.305009006726786</text:p>
          </table:table-cell>
          <table:table-cell office:value-type="float" office:value="-0.308418781321633" calcext:value-type="float">
            <text:p>-0.308418781321633</text:p>
          </table:table-cell>
          <table:table-cell office:value-type="float" office:value="-0.311373324505359" calcext:value-type="float">
            <text:p>-0.311373324505359</text:p>
          </table:table-cell>
          <table:table-cell office:value-type="float" office:value="-0.345984586581704" calcext:value-type="float">
            <text:p>-0.345984586581704</text:p>
          </table:table-cell>
          <table:table-cell office:value-type="float" office:value="-0.334936548411289" calcext:value-type="float">
            <text:p>-0.334936548411289</text:p>
          </table:table-cell>
          <table:table-cell office:value-type="float" office:value="-0.277119145945271" calcext:value-type="float">
            <text:p>-0.277119145945271</text:p>
          </table:table-cell>
          <table:table-cell office:value-type="float" office:value="-0.274417511195673" calcext:value-type="float">
            <text:p>-0.274417511195673</text:p>
          </table:table-cell>
          <table:table-cell office:value-type="float" office:value="-0.274246743257849" calcext:value-type="float">
            <text:p>-0.274246743257849</text:p>
          </table:table-cell>
          <table:table-cell office:value-type="float" office:value="-0.28309150805582" calcext:value-type="float">
            <text:p>-0.28309150805582</text:p>
          </table:table-cell>
          <table:table-cell office:value-type="float" office:value="-0.28832462583675" calcext:value-type="float">
            <text:p>-0.28832462583675</text:p>
          </table:table-cell>
          <table:table-cell office:value-type="float" office:value="-0.313003265201946" calcext:value-type="float">
            <text:p>-0.313003265201946</text:p>
          </table:table-cell>
          <table:table-cell office:value-type="float" office:value="-0.329544407795777" calcext:value-type="float">
            <text:p>-0.329544407795777</text:p>
          </table:table-cell>
          <table:table-cell office:value-type="float" office:value="-0.333078423096869" calcext:value-type="float">
            <text:p>-0.333078423096869</text:p>
          </table:table-cell>
          <table:table-cell office:value-type="float" office:value="-0.329360654608485" calcext:value-type="float">
            <text:p>-0.329360654608485</text:p>
          </table:table-cell>
          <table:table-cell office:value-type="float" office:value="-0.319824163256426" calcext:value-type="float">
            <text:p>-0.319824163256426</text:p>
          </table:table-cell>
          <table:table-cell office:value-type="float" office:value="-0.335826473612228" calcext:value-type="float">
            <text:p>-0.335826473612228</text:p>
          </table:table-cell>
          <table:table-cell office:value-type="float" office:value="-0.35264918363159" calcext:value-type="float">
            <text:p>-0.35264918363159</text:p>
          </table:table-cell>
          <table:table-cell office:value-type="float" office:value="-0.352216866866561" calcext:value-type="float">
            <text:p>-0.352216866866561</text:p>
          </table:table-cell>
          <table:table-cell office:value-type="float" office:value="-0.304367400876345" calcext:value-type="float">
            <text:p>-0.304367400876345</text:p>
          </table:table-cell>
          <table:table-cell office:value-type="float" office:value="-0.286298469947236" calcext:value-type="float">
            <text:p>-0.286298469947236</text:p>
          </table:table-cell>
          <table:table-cell office:value-type="float" office:value="-0.289450842117723" calcext:value-type="float">
            <text:p>-0.289450842117723</text:p>
          </table:table-cell>
          <table:table-cell office:value-type="float" office:value="-0.295641045890109" calcext:value-type="float">
            <text:p>-0.295641045890109</text:p>
          </table:table-cell>
          <table:table-cell office:value-type="float" office:value="-0.298838344679949" calcext:value-type="float">
            <text:p>-0.298838344679949</text:p>
          </table:table-cell>
          <table:table-cell office:value-type="float" office:value="-0.30149314924291" calcext:value-type="float">
            <text:p>-0.30149314924291</text:p>
          </table:table-cell>
          <table:table-cell office:value-type="float" office:value="-0.307020991084032" calcext:value-type="float">
            <text:p>-0.307020991084032</text:p>
          </table:table-cell>
          <table:table-cell office:value-type="float" office:value="-0.350697560212813" calcext:value-type="float">
            <text:p>-0.350697560212813</text:p>
          </table:table-cell>
          <table:table-cell office:value-type="float" office:value="-0.341637206404267" calcext:value-type="float">
            <text:p>-0.341637206404267</text:p>
          </table:table-cell>
          <table:table-cell office:value-type="float" office:value="-0.337636449347927" calcext:value-type="float">
            <text:p>-0.337636449347927</text:p>
          </table:table-cell>
          <table:table-cell office:value-type="float" office:value="-0.285649430778792" calcext:value-type="float">
            <text:p>-0.285649430778792</text:p>
          </table:table-cell>
          <table:table-cell office:value-type="float" office:value="-0.305060334820615" calcext:value-type="float">
            <text:p>-0.305060334820615</text:p>
          </table:table-cell>
          <table:table-cell office:value-type="float" office:value="-0.319490807953996" calcext:value-type="float">
            <text:p>-0.319490807953996</text:p>
          </table:table-cell>
          <table:table-cell office:value-type="float" office:value="-0.347245560864984" calcext:value-type="float">
            <text:p>-0.347245560864984</text:p>
          </table:table-cell>
          <table:table-cell office:value-type="float" office:value="-0.357098139593441" calcext:value-type="float">
            <text:p>-0.357098139593441</text:p>
          </table:table-cell>
          <table:table-cell office:value-type="float" office:value="-0.378242733784762" calcext:value-type="float">
            <text:p>-0.378242733784762</text:p>
          </table:table-cell>
          <table:table-cell office:value-type="float" office:value="-0.379121383333703" calcext:value-type="float">
            <text:p>-0.379121383333703</text:p>
          </table:table-cell>
          <table:table-cell office:value-type="float" office:value="-0.388819892890324" calcext:value-type="float">
            <text:p>-0.388819892890324</text:p>
          </table:table-cell>
          <table:table-cell office:value-type="float" office:value="-0.38279222316435" calcext:value-type="float">
            <text:p>-0.38279222316435</text:p>
          </table:table-cell>
          <table:table-cell office:value-type="float" office:value="-0.378010253626777" calcext:value-type="float">
            <text:p>-0.378010253626777</text:p>
          </table:table-cell>
          <table:table-cell office:value-type="float" office:value="-0.370796910465156" calcext:value-type="float">
            <text:p>-0.370796910465156</text:p>
          </table:table-cell>
          <table:table-cell office:value-type="float" office:value="-0.349170701211362" calcext:value-type="float">
            <text:p>-0.349170701211362</text:p>
          </table:table-cell>
          <table:table-cell office:value-type="float" office:value="-0.350384666560417" calcext:value-type="float">
            <text:p>-0.350384666560417</text:p>
          </table:table-cell>
          <table:table-cell office:value-type="float" office:value="-0.355435670341515" calcext:value-type="float">
            <text:p>-0.355435670341515</text:p>
          </table:table-cell>
          <table:table-cell office:value-type="float" office:value="-0.365912898218613" calcext:value-type="float">
            <text:p>-0.365912898218613</text:p>
          </table:table-cell>
          <table:table-cell office:value-type="float" office:value="-0.364901143104044" calcext:value-type="float">
            <text:p>-0.364901143104044</text:p>
          </table:table-cell>
          <table:table-cell office:value-type="float" office:value="-0.36151048310386" calcext:value-type="float">
            <text:p>-0.36151048310386</text:p>
          </table:table-cell>
          <table:table-cell office:value-type="float" office:value="-0.359265912832792" calcext:value-type="float">
            <text:p>-0.359265912832792</text:p>
          </table:table-cell>
          <table:table-cell office:value-type="float" office:value="-0.357584454406429" calcext:value-type="float">
            <text:p>-0.357584454406429</text:p>
          </table:table-cell>
          <table:table-cell office:value-type="float" office:value="-0.358201288369402" calcext:value-type="float">
            <text:p>-0.358201288369402</text:p>
          </table:table-cell>
          <table:table-cell office:value-type="float" office:value="-0.359570252567315" calcext:value-type="float">
            <text:p>-0.359570252567315</text:p>
          </table:table-cell>
          <table:table-cell office:value-type="float" office:value="-0.361885180284397" calcext:value-type="float">
            <text:p>-0.361885180284397</text:p>
          </table:table-cell>
          <table:table-cell office:value-type="float" office:value="-0.361711470221886" calcext:value-type="float">
            <text:p>-0.361711470221886</text:p>
          </table:table-cell>
          <table:table-cell office:value-type="float" office:value="-0.361134431337331" calcext:value-type="float">
            <text:p>-0.361134431337331</text:p>
          </table:table-cell>
          <table:table-cell office:value-type="float" office:value="-0.360076535753125" calcext:value-type="float">
            <text:p>-0.360076535753125</text:p>
          </table:table-cell>
          <table:table-cell office:value-type="float" office:value="-0.359161296005471" calcext:value-type="float">
            <text:p>-0.359161296005471</text:p>
          </table:table-cell>
          <table:table-cell office:value-type="float" office:value="-0.359833388674853" calcext:value-type="float">
            <text:p>-0.359833388674853</text:p>
          </table:table-cell>
          <table:table-cell office:value-type="float" office:value="-0.360466512762824" calcext:value-type="float">
            <text:p>-0.360466512762824</text:p>
          </table:table-cell>
          <table:table-cell office:value-type="float" office:value="-0.360843238194903" calcext:value-type="float">
            <text:p>-0.360843238194903</text:p>
          </table:table-cell>
          <table:table-cell office:value-type="float" office:value="-0.360229240476996" calcext:value-type="float">
            <text:p>-0.360229240476996</text:p>
          </table:table-cell>
          <table:table-cell office:value-type="float" office:value="-0.359907124853043" calcext:value-type="float">
            <text:p>-0.359907124853043</text:p>
          </table:table-cell>
          <table:table-cell office:value-type="float" office:value="-0.360087159639484" calcext:value-type="float">
            <text:p>-0.360087159639484</text:p>
          </table:table-cell>
          <table:table-cell office:value-type="float" office:value="-0.359894514420093" calcext:value-type="float">
            <text:p>-0.359894514420093</text:p>
          </table:table-cell>
          <table:table-cell office:value-type="float" office:value="-0.360226629415574" calcext:value-type="float">
            <text:p>-0.360226629415574</text:p>
          </table:table-cell>
          <table:table-cell office:value-type="float" office:value="-0.360192568930342" calcext:value-type="float">
            <text:p>-0.360192568930342</text:p>
          </table:table-cell>
          <table:table-cell office:value-type="float" office:value="-0.360342417922804" calcext:value-type="float">
            <text:p>-0.360342417922804</text:p>
          </table:table-cell>
          <table:table-cell office:value-type="float" office:value="-0.360383019872275" calcext:value-type="float">
            <text:p>-0.360383019872275</text:p>
          </table:table-cell>
          <table:table-cell office:value-type="float" office:value="-0.360139041467818" calcext:value-type="float">
            <text:p>-0.360139041467818</text:p>
          </table:table-cell>
          <table:table-cell office:value-type="float" office:value="-0.360293035732488" calcext:value-type="float">
            <text:p>-0.360293035732488</text:p>
          </table:table-cell>
          <table:table-cell office:value-type="float" office:value="-0.360072254586779" calcext:value-type="float">
            <text:p>-0.360072254586779</text:p>
          </table:table-cell>
          <table:table-cell office:value-type="float" office:value="-0.360559813160166" calcext:value-type="float">
            <text:p>-0.360559813160166</text:p>
          </table:table-cell>
          <table:table-cell office:value-type="float" office:value="-0.360439980814733" calcext:value-type="float">
            <text:p>-0.360439980814733</text:p>
          </table:table-cell>
          <table:table-cell office:value-type="float" office:value="-0.360456950224667" calcext:value-type="float">
            <text:p>-0.360456950224667</text:p>
          </table:table-cell>
          <table:table-cell office:value-type="float" office:value="-0.360032573924054" calcext:value-type="float">
            <text:p>-0.360032573924054</text:p>
          </table:table-cell>
          <table:table-cell office:value-type="float" office:value="-0.359760822796145" calcext:value-type="float">
            <text:p>-0.359760822796145</text:p>
          </table:table-cell>
          <table:table-cell office:value-type="float" office:value="-0.360053540984324" calcext:value-type="float">
            <text:p>-0.360053540984324</text:p>
          </table:table-cell>
          <table:table-cell office:value-type="float" office:value="-0.360297109112144" calcext:value-type="float">
            <text:p>-0.360297109112144</text:p>
          </table:table-cell>
          <table:table-cell office:value-type="float" office:value="-0.360189522920675" calcext:value-type="float">
            <text:p>-0.360189522920675</text:p>
          </table:table-cell>
          <table:table-cell office:value-type="float" office:value="-0.360207939727462" calcext:value-type="float">
            <text:p>-0.360207939727462</text:p>
          </table:table-cell>
          <table:table-cell office:value-type="float" office:value="-0.359734568954433" calcext:value-type="float">
            <text:p>-0.359734568954433</text:p>
          </table:table-cell>
          <table:table-cell office:value-type="float" office:value="-0.360027965469544" calcext:value-type="float">
            <text:p>-0.360027965469544</text:p>
          </table:table-cell>
          <table:table-cell office:value-type="float" office:value="-0.360438846691065" calcext:value-type="float">
            <text:p>-0.360438846691065</text:p>
          </table:table-cell>
          <table:table-cell office:value-type="float" office:value="-0.360825162323339" calcext:value-type="float">
            <text:p>-0.360825162323339</text:p>
          </table:table-cell>
          <table:table-cell office:value-type="float" office:value="-0.36022084597608" calcext:value-type="float">
            <text:p>-0.36022084597608</text:p>
          </table:table-cell>
          <table:table-cell office:value-type="float" office:value="-0.360215671516197" calcext:value-type="float">
            <text:p>-0.360215671516197</text:p>
          </table:table-cell>
          <table:table-cell office:value-type="float" office:value="-0.360078278403202" calcext:value-type="float">
            <text:p>-0.360078278403202</text:p>
          </table:table-cell>
          <table:table-cell office:value-type="float" office:value="-0.359973495020001" calcext:value-type="float">
            <text:p>-0.359973495020001</text:p>
          </table:table-cell>
          <table:table-cell office:value-type="float" office:value="-0.360151735189284" calcext:value-type="float">
            <text:p>-0.360151735189284</text:p>
          </table:table-cell>
          <table:table-cell office:value-type="float" office:value="-0.360320755819795" calcext:value-type="float">
            <text:p>-0.360320755819795</text:p>
          </table:table-cell>
          <table:table-cell office:value-type="float" office:value="-0.360114604354511" calcext:value-type="float">
            <text:p>-0.360114604354511</text:p>
          </table:table-cell>
          <table:table-cell office:value-type="float" office:value="-0.360027991309165" calcext:value-type="float">
            <text:p>-0.360027991309165</text:p>
          </table:table-cell>
          <table:table-cell office:value-type="float" office:value="-0.36032744230691" calcext:value-type="float">
            <text:p>-0.36032744230691</text:p>
          </table:table-cell>
          <table:table-cell office:value-type="float" office:value="-0.360240428358204" calcext:value-type="float">
            <text:p>-0.360240428358204</text:p>
          </table:table-cell>
          <table:table-cell office:value-type="float" office:value="-0.360241741536177" calcext:value-type="float">
            <text:p>-0.360241741536177</text:p>
          </table:table-cell>
          <table:table-cell office:value-type="float" office:value="-0.360298432920183" calcext:value-type="float">
            <text:p>-0.360298432920183</text:p>
          </table:table-cell>
          <table:table-cell office:value-type="float" office:value="-0.360398798384126" calcext:value-type="float">
            <text:p>-0.360398798384126</text:p>
          </table:table-cell>
          <table:table-cell office:value-type="float" office:value="-0.360473523353097" calcext:value-type="float">
            <text:p>-0.360473523353097</text:p>
          </table:table-cell>
          <table:table-cell office:value-type="float" office:value="-0.360797714530615" calcext:value-type="float">
            <text:p>-0.360797714530615</text:p>
          </table:table-cell>
          <table:table-cell office:value-type="float" office:value="-0.360552849189145" calcext:value-type="float">
            <text:p>-0.360552849189145</text:p>
          </table:table-cell>
          <table:table-cell office:value-type="float" office:value="-0.360634551706219" calcext:value-type="float">
            <text:p>-0.360634551706219</text:p>
          </table:table-cell>
          <table:table-cell office:value-type="float" office:value="-0.360383485108083" calcext:value-type="float">
            <text:p>-0.360383485108083</text:p>
          </table:table-cell>
          <table:table-cell office:value-type="float" office:value="-0.360454966190315" calcext:value-type="float">
            <text:p>-0.360454966190315</text:p>
          </table:table-cell>
          <table:table-cell office:value-type="float" office:value="-0.360866528154058" calcext:value-type="float">
            <text:p>-0.360866528154058</text:p>
          </table:table-cell>
          <table:table-cell office:value-type="float" office:value="-0.360489617496226" calcext:value-type="float">
            <text:p>-0.360489617496226</text:p>
          </table:table-cell>
          <table:table-cell office:value-type="float" office:value="-0.360539809796331" calcext:value-type="float">
            <text:p>-0.360539809796331</text:p>
          </table:table-cell>
          <table:table-cell office:value-type="float" office:value="-0.359972179221131" calcext:value-type="float">
            <text:p>-0.359972179221131</text:p>
          </table:table-cell>
          <table:table-cell office:value-type="float" office:value="-0.360311750932906" calcext:value-type="float">
            <text:p>-0.360311750932906</text:p>
          </table:table-cell>
          <table:table-cell office:value-type="float" office:value="-0.360148253080327" calcext:value-type="float">
            <text:p>-0.360148253080327</text:p>
          </table:table-cell>
          <table:table-cell office:value-type="float" office:value="-0.360218174915871" calcext:value-type="float">
            <text:p>-0.360218174915871</text:p>
          </table:table-cell>
          <table:table-cell office:value-type="float" office:value="-0.360616823713774" calcext:value-type="float">
            <text:p>-0.360616823713774</text:p>
          </table:table-cell>
          <table:table-cell office:value-type="float" office:value="-0.360499943348791" calcext:value-type="float">
            <text:p>-0.360499943348791</text:p>
          </table:table-cell>
          <table:table-cell office:value-type="float" office:value="-0.359967216429639" calcext:value-type="float">
            <text:p>-0.359967216429639</text:p>
          </table:table-cell>
          <table:table-cell office:value-type="float" office:value="-0.360259025174118" calcext:value-type="float">
            <text:p>-0.360259025174118</text:p>
          </table:table-cell>
          <table:table-cell office:value-type="float" office:value="-0.36094842683942" calcext:value-type="float">
            <text:p>-0.36094842683942</text:p>
          </table:table-cell>
          <table:table-cell office:value-type="float" office:value="-0.360685703694566" calcext:value-type="float">
            <text:p>-0.360685703694566</text:p>
          </table:table-cell>
          <table:table-cell office:value-type="float" office:value="-0.360333529764526" calcext:value-type="float">
            <text:p>-0.360333529764526</text:p>
          </table:table-cell>
          <table:table-cell office:value-type="float" office:value="-0.360706645157399" calcext:value-type="float">
            <text:p>-0.360706645157399</text:p>
          </table:table-cell>
          <table:table-cell office:value-type="float" office:value="-0.360486579470034" calcext:value-type="float">
            <text:p>-0.360486579470034</text:p>
          </table:table-cell>
          <table:table-cell office:value-type="float" office:value="-0.360706321186096" calcext:value-type="float">
            <text:p>-0.360706321186096</text:p>
          </table:table-cell>
          <table:table-cell office:value-type="float" office:value="-0.360582369823669" calcext:value-type="float">
            <text:p>-0.360582369823669</text:p>
          </table:table-cell>
          <table:table-cell office:value-type="float" office:value="-0.360367299379427" calcext:value-type="float">
            <text:p>-0.360367299379427</text:p>
          </table:table-cell>
          <table:table-cell office:value-type="float" office:value="-0.360343492464623" calcext:value-type="float">
            <text:p>-0.360343492464623</text:p>
          </table:table-cell>
          <table:table-cell office:value-type="float" office:value="-0.36100897611918" calcext:value-type="float">
            <text:p>-0.36100897611918</text:p>
          </table:table-cell>
          <table:table-cell office:value-type="float" office:value="-0.360543622204021" calcext:value-type="float">
            <text:p>-0.360543622204021</text:p>
          </table:table-cell>
          <table:table-cell office:value-type="float" office:value="-0.36021308395727" calcext:value-type="float">
            <text:p>-0.36021308395727</text:p>
          </table:table-cell>
          <table:table-cell office:value-type="float" office:value="-0.360602533345605" calcext:value-type="float">
            <text:p>-0.360602533345605</text:p>
          </table:table-cell>
          <table:table-cell office:value-type="float" office:value="-0.36059769768456" calcext:value-type="float">
            <text:p>-0.36059769768456</text:p>
          </table:table-cell>
          <table:table-cell office:value-type="float" office:value="-0.360578603722167" calcext:value-type="float">
            <text:p>-0.360578603722167</text:p>
          </table:table-cell>
          <table:table-cell office:value-type="float" office:value="-0.359998726359235" calcext:value-type="float">
            <text:p>-0.359998726359235</text:p>
          </table:table-cell>
          <table:table-cell office:value-type="float" office:value="-0.360949077907606" calcext:value-type="float">
            <text:p>-0.360949077907606</text:p>
          </table:table-cell>
          <table:table-cell office:value-type="float" office:value="-0.36022245832379" calcext:value-type="float">
            <text:p>-0.36022245832379</text:p>
          </table:table-cell>
          <table:table-cell office:value-type="float" office:value="-0.360167128537464" calcext:value-type="float">
            <text:p>-0.360167128537464</text:p>
          </table:table-cell>
          <table:table-cell office:value-type="float" office:value="-0.360687843787456" calcext:value-type="float">
            <text:p>-0.360687843787456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0608272845820101" calcext:value-type="float">
            <text:p>-6.08272845820101E-06</text:p>
          </table:table-cell>
          <table:table-cell office:value-type="float" office:value="-0.0000105641127898237" calcext:value-type="float">
            <text:p>-1.05641127898237E-05</text:p>
          </table:table-cell>
          <table:table-cell office:value-type="float" office:value="-0.000000661271703006339" calcext:value-type="float">
            <text:p>-6.61271703006339E-07</text:p>
          </table:table-cell>
          <table:table-cell office:value-type="float" office:value="-0.00000856871653692748" calcext:value-type="float">
            <text:p>-8.56871653692748E-06</text:p>
          </table:table-cell>
          <table:table-cell office:value-type="float" office:value="0.00000818865273682912" calcext:value-type="float">
            <text:p>8.18865273682912E-06</text:p>
          </table:table-cell>
          <table:table-cell office:value-type="float" office:value="0.00000497478804301066" calcext:value-type="float">
            <text:p>4.97478804301066E-06</text:p>
          </table:table-cell>
          <table:table-cell office:value-type="float" office:value="0.0000048469898751291" calcext:value-type="float">
            <text:p>4.8469898751291E-06</text:p>
          </table:table-cell>
          <table:table-cell office:value-type="float" office:value="-0.0000127461261628659" calcext:value-type="float">
            <text:p>-1.27461261628659E-05</text:p>
          </table:table-cell>
          <table:table-cell office:value-type="float" office:value="0.000019292851707986" calcext:value-type="float">
            <text:p>1.9292851707986E-05</text:p>
          </table:table-cell>
          <table:table-cell office:value-type="float" office:value="0.000000724453333378339" calcext:value-type="float">
            <text:p>7.24453333378339E-07</text:p>
          </table:table-cell>
          <table:table-cell office:value-type="float" office:value="0.00000642677649931311" calcext:value-type="float">
            <text:p>6.42677649931311E-06</text:p>
          </table:table-cell>
          <table:table-cell office:value-type="float" office:value="-0.0000177888280245009" calcext:value-type="float">
            <text:p>-1.77888280245009E-05</text:p>
          </table:table-cell>
          <table:table-cell office:value-type="float" office:value="0.0000107805492136626" calcext:value-type="float">
            <text:p>1.07805492136626E-05</text:p>
          </table:table-cell>
          <table:table-cell office:value-type="float" office:value="-0.00000057591430457915" calcext:value-type="float">
            <text:p>-5.7591430457915E-07</text:p>
          </table:table-cell>
          <table:table-cell office:value-type="float" office:value="-0.00000615164364858867" calcext:value-type="float">
            <text:p>-6.15164364858867E-06</text:p>
          </table:table-cell>
          <table:table-cell office:value-type="float" office:value="-0.00000524274444296813" calcext:value-type="float">
            <text:p>-5.24274444296813E-06</text:p>
          </table:table-cell>
          <table:table-cell office:value-type="float" office:value="0.0000185127175055255" calcext:value-type="float">
            <text:p>1.85127175055255E-05</text:p>
          </table:table-cell>
          <table:table-cell office:value-type="float" office:value="-0.00000429634090759468" calcext:value-type="float">
            <text:p>-4.29634090759468E-06</text:p>
          </table:table-cell>
          <table:table-cell office:value-type="float" office:value="-0.0000106342154959638" calcext:value-type="float">
            <text:p>-1.06342154959638E-05</text:p>
          </table:table-cell>
          <table:table-cell office:value-type="float" office:value="0.00000164631924193248" calcext:value-type="float">
            <text:p>1.64631924193248E-06</text:p>
          </table:table-cell>
          <table:table-cell office:value-type="float" office:value="-0.00000238767058263756" calcext:value-type="float">
            <text:p>-2.38767058263756E-06</text:p>
          </table:table-cell>
          <table:table-cell office:value-type="float" office:value="0.00000305722948806819" calcext:value-type="float">
            <text:p>3.05722948806819E-06</text:p>
          </table:table-cell>
          <table:table-cell office:value-type="float" office:value="0.00000421745374912241" calcext:value-type="float">
            <text:p>4.21745374912241E-06</text:p>
          </table:table-cell>
          <table:table-cell office:value-type="float" office:value="0.000000686804658700524" calcext:value-type="float">
            <text:p>6.86804658700524E-07</text:p>
          </table:table-cell>
          <table:table-cell office:value-type="float" office:value="-0.00001240687813997" calcext:value-type="float">
            <text:p>-1.240687813997E-05</text:p>
          </table:table-cell>
          <table:table-cell office:value-type="float" office:value="0.0000174836483665119" calcext:value-type="float">
            <text:p>1.74836483665119E-05</text:p>
          </table:table-cell>
          <table:table-cell office:value-type="float" office:value="-0.0000162690313574854" calcext:value-type="float">
            <text:p>-1.62690313574854E-05</text:p>
          </table:table-cell>
          <table:table-cell office:value-type="float" office:value="0.0000150314059561008" calcext:value-type="float">
            <text:p>1.50314059561008E-05</text:p>
          </table:table-cell>
          <table:table-cell office:value-type="float" office:value="-0.00000850452079564912" calcext:value-type="float">
            <text:p>-8.50452079564912E-06</text:p>
          </table:table-cell>
          <table:table-cell office:value-type="float" office:value="0.00000584001623926689" calcext:value-type="float">
            <text:p>5.84001623926689E-06</text:p>
          </table:table-cell>
          <table:table-cell office:value-type="float" office:value="-0.00000867926885905757" calcext:value-type="float">
            <text:p>-8.67926885905757E-06</text:p>
          </table:table-cell>
          <table:table-cell office:value-type="float" office:value="0.00000632051231058695" calcext:value-type="float">
            <text:p>6.32051231058695E-06</text:p>
          </table:table-cell>
          <table:table-cell office:value-type="float" office:value="-0.00000185921992545968" calcext:value-type="float">
            <text:p>-1.85921992545968E-06</text:p>
          </table:table-cell>
          <table:table-cell office:value-type="float" office:value="0.0000146979554050408" calcext:value-type="float">
            <text:p>1.46979554050408E-05</text:p>
          </table:table-cell>
          <table:table-cell office:value-type="float" office:value="-0.00000505016487845067" calcext:value-type="float">
            <text:p>-5.05016487845067E-06</text:p>
          </table:table-cell>
          <table:table-cell office:value-type="float" office:value="0.0000165981974042939" calcext:value-type="float">
            <text:p>1.65981974042939E-05</text:p>
          </table:table-cell>
          <table:table-cell office:value-type="float" office:value="-0.0000190598354059546" calcext:value-type="float">
            <text:p>-1.90598354059546E-05</text:p>
          </table:table-cell>
          <table:table-cell office:value-type="float" office:value="-0.0000170876961705924" calcext:value-type="float">
            <text:p>-1.70876961705924E-05</text:p>
          </table:table-cell>
          <table:table-cell office:value-type="float" office:value="0.000000799352623703786" calcext:value-type="float">
            <text:p>7.99352623703786E-07</text:p>
          </table:table-cell>
          <table:table-cell office:value-type="float" office:value="0.0000241005600795652" calcext:value-type="float">
            <text:p>2.41005600795652E-05</text:p>
          </table:table-cell>
          <table:table-cell office:value-type="float" office:value="-0.00001700853471992" calcext:value-type="float">
            <text:p>-1.700853471992E-05</text:p>
          </table:table-cell>
          <table:table-cell office:value-type="float" office:value="0.0000357072645656986" calcext:value-type="float">
            <text:p>3.57072645656986E-05</text:p>
          </table:table-cell>
          <table:table-cell office:value-type="float" office:value="-0.0000154955226171483" calcext:value-type="float">
            <text:p>-1.54955226171483E-05</text:p>
          </table:table-cell>
          <table:table-cell office:value-type="float" office:value="-0.0000177856913713414" calcext:value-type="float">
            <text:p>-1.77856913713414E-05</text:p>
          </table:table-cell>
          <table:table-cell office:value-type="float" office:value="-0.00000582173848850953" calcext:value-type="float">
            <text:p>-5.82173848850953E-06</text:p>
          </table:table-cell>
          <table:table-cell office:value-type="float" office:value="-0.0000039261897109566" calcext:value-type="float">
            <text:p>-3.9261897109566E-06</text:p>
          </table:table-cell>
          <table:table-cell office:value-type="float" office:value="0.000011995178754054" calcext:value-type="float">
            <text:p>1.1995178754054E-05</text:p>
          </table:table-cell>
          <table:table-cell office:value-type="float" office:value="-0.0000971759247833659" calcext:value-type="float">
            <text:p>-9.71759247833659E-05</text:p>
          </table:table-cell>
          <table:table-cell office:value-type="float" office:value="0.0000588847073948462" calcext:value-type="float">
            <text:p>5.88847073948462E-05</text:p>
          </table:table-cell>
          <table:table-cell office:value-type="float" office:value="0.0000564993057075025" calcext:value-type="float">
            <text:p>5.64993057075025E-05</text:p>
          </table:table-cell>
          <table:table-cell office:value-type="float" office:value="-0.000258824247731271" calcext:value-type="float">
            <text:p>-0.000258824247731</text:p>
          </table:table-cell>
          <table:table-cell office:value-type="float" office:value="0.0000103976054680599" calcext:value-type="float">
            <text:p>1.03976054680599E-05</text:p>
          </table:table-cell>
          <table:table-cell office:value-type="float" office:value="-0.00014413077505504" calcext:value-type="float">
            <text:p>-0.000144130775055</text:p>
          </table:table-cell>
          <table:table-cell office:value-type="float" office:value="0.000211177111056449" calcext:value-type="float">
            <text:p>0.000211177111056</text:p>
          </table:table-cell>
          <table:table-cell office:value-type="float" office:value="0.000930061008539596" calcext:value-type="float">
            <text:p>0.00093006100854</text:p>
          </table:table-cell>
          <table:table-cell office:value-type="float" office:value="0.000562606429888535" calcext:value-type="float">
            <text:p>0.000562606429889</text:p>
          </table:table-cell>
          <table:table-cell office:value-type="float" office:value="0.000660024490361899" calcext:value-type="float">
            <text:p>0.000660024490362</text:p>
          </table:table-cell>
          <table:table-cell office:value-type="float" office:value="-0.000039860629388877" calcext:value-type="float">
            <text:p>-3.9860629388877E-05</text:p>
          </table:table-cell>
          <table:table-cell office:value-type="float" office:value="-0.000580325455425523" calcext:value-type="float">
            <text:p>-0.000580325455426</text:p>
          </table:table-cell>
          <table:table-cell office:value-type="float" office:value="0.00258724370364305" calcext:value-type="float">
            <text:p>0.002587243703643</text:p>
          </table:table-cell>
          <table:table-cell office:value-type="float" office:value="0.00469149078926812" calcext:value-type="float">
            <text:p>0.004691490789268</text:p>
          </table:table-cell>
          <table:table-cell office:value-type="float" office:value="0.034783641511204" calcext:value-type="float">
            <text:p>0.034783641511204</text:p>
          </table:table-cell>
          <table:table-cell office:value-type="float" office:value="0.00447017019603974" calcext:value-type="float">
            <text:p>0.00447017019604</text:p>
          </table:table-cell>
          <table:table-cell office:value-type="float" office:value="0.000681042376870333" calcext:value-type="float">
            <text:p>0.00068104237687</text:p>
          </table:table-cell>
          <table:table-cell office:value-type="float" office:value="0.00132767164533287" calcext:value-type="float">
            <text:p>0.001327671645333</text:p>
          </table:table-cell>
          <table:table-cell office:value-type="float" office:value="-0.0036503594963414" calcext:value-type="float">
            <text:p>-0.003650359496341</text:p>
          </table:table-cell>
          <table:table-cell office:value-type="float" office:value="-0.0236692186810699" calcext:value-type="float">
            <text:p>-0.02366921868107</text:p>
          </table:table-cell>
          <table:table-cell office:value-type="float" office:value="-0.00481017097899938" calcext:value-type="float">
            <text:p>-0.004810170978999</text:p>
          </table:table-cell>
          <table:table-cell office:value-type="float" office:value="-0.00886652677953009" calcext:value-type="float">
            <text:p>-0.00886652677953</text:p>
          </table:table-cell>
          <table:table-cell office:value-type="float" office:value="-0.000852503513597169" calcext:value-type="float">
            <text:p>-0.000852503513597</text:p>
          </table:table-cell>
          <table:table-cell office:value-type="float" office:value="-0.00214159649243134" calcext:value-type="float">
            <text:p>-0.002141596492431</text:p>
          </table:table-cell>
          <table:table-cell office:value-type="float" office:value="-0.00252849147277884" calcext:value-type="float">
            <text:p>-0.002528491472779</text:p>
          </table:table-cell>
          <table:table-cell office:value-type="float" office:value="-0.00332280731685369" calcext:value-type="float">
            <text:p>-0.003322807316854</text:p>
          </table:table-cell>
          <table:table-cell office:value-type="float" office:value="-0.00179801422683817" calcext:value-type="float">
            <text:p>-0.001798014226838</text:p>
          </table:table-cell>
          <table:table-cell office:value-type="float" office:value="-0.00143581986642694" calcext:value-type="float">
            <text:p>-0.001435819866427</text:p>
          </table:table-cell>
          <table:table-cell office:value-type="float" office:value="0.0383312209740316" calcext:value-type="float">
            <text:p>0.038331220974032</text:p>
          </table:table-cell>
          <table:table-cell office:value-type="float" office:value="0.00169949439498607" calcext:value-type="float">
            <text:p>0.001699494394986</text:p>
          </table:table-cell>
          <table:table-cell office:value-type="float" office:value="-0.00447565877146083" calcext:value-type="float">
            <text:p>-0.004475658771461</text:p>
          </table:table-cell>
          <table:table-cell office:value-type="float" office:value="-0.0266677400831024" calcext:value-type="float">
            <text:p>-0.026667740083102</text:p>
          </table:table-cell>
          <table:table-cell office:value-type="float" office:value="-0.00748954933590212" calcext:value-type="float">
            <text:p>-0.007489549335902</text:p>
          </table:table-cell>
          <table:table-cell office:value-type="float" office:value="0.00544963640267959" calcext:value-type="float">
            <text:p>0.00544963640268</text:p>
          </table:table-cell>
          <table:table-cell office:value-type="float" office:value="0.00338815580358676" calcext:value-type="float">
            <text:p>0.003388155803587</text:p>
          </table:table-cell>
          <table:table-cell office:value-type="float" office:value="-0.000965907097577379" calcext:value-type="float">
            <text:p>-0.000965907097577</text:p>
          </table:table-cell>
          <table:table-cell office:value-type="float" office:value="-0.0007493237372177" calcext:value-type="float">
            <text:p>-0.000749323737218</text:p>
          </table:table-cell>
          <table:table-cell office:value-type="float" office:value="-0.0018936943441959" calcext:value-type="float">
            <text:p>-0.001893694344196</text:p>
          </table:table-cell>
          <table:table-cell office:value-type="float" office:value="-0.000648859948057079" calcext:value-type="float">
            <text:p>-0.000648859948057</text:p>
          </table:table-cell>
          <table:table-cell office:value-type="float" office:value="-0.00104301314338656" calcext:value-type="float">
            <text:p>-0.001043013143387</text:p>
          </table:table-cell>
          <table:table-cell office:value-type="float" office:value="-0.000123389440179922" calcext:value-type="float">
            <text:p>-0.00012338944018</text:p>
          </table:table-cell>
          <table:table-cell office:value-type="float" office:value="-0.000775557536054405" calcext:value-type="float">
            <text:p>-0.000775557536054</text:p>
          </table:table-cell>
          <table:table-cell office:value-type="float" office:value="0.00119898057652412" calcext:value-type="float">
            <text:p>0.001198980576524</text:p>
          </table:table-cell>
          <table:table-cell office:value-type="float" office:value="0.00828508344508872" calcext:value-type="float">
            <text:p>0.008285083445089</text:p>
          </table:table-cell>
          <table:table-cell office:value-type="float" office:value="0.00586995033769572" calcext:value-type="float">
            <text:p>0.005869950337696</text:p>
          </table:table-cell>
          <table:table-cell office:value-type="float" office:value="0.00458861733182581" calcext:value-type="float">
            <text:p>0.004588617331826</text:p>
          </table:table-cell>
          <table:table-cell office:value-type="float" office:value="0.0201351291011938" calcext:value-type="float">
            <text:p>0.020135129101194</text:p>
          </table:table-cell>
          <table:table-cell office:value-type="float" office:value="-0.00116198481214042" calcext:value-type="float">
            <text:p>-0.00116198481214</text:p>
          </table:table-cell>
          <table:table-cell office:value-type="float" office:value="-0.00193016958074427" calcext:value-type="float">
            <text:p>-0.001930169580744</text:p>
          </table:table-cell>
          <table:table-cell office:value-type="float" office:value="-0.0031431124912748" calcext:value-type="float">
            <text:p>-0.003143112491275</text:p>
          </table:table-cell>
          <table:table-cell office:value-type="float" office:value="-0.00303708888149101" calcext:value-type="float">
            <text:p>-0.003037088881491</text:p>
          </table:table-cell>
          <table:table-cell office:value-type="float" office:value="-0.000760047517002538" calcext:value-type="float">
            <text:p>-0.000760047517003</text:p>
          </table:table-cell>
          <table:table-cell office:value-type="float" office:value="-0.00117748361202719" calcext:value-type="float">
            <text:p>-0.001177483612027</text:p>
          </table:table-cell>
          <table:table-cell office:value-type="float" office:value="-0.0214893810934288" calcext:value-type="float">
            <text:p>-0.021489381093429</text:p>
          </table:table-cell>
          <table:table-cell office:value-type="float" office:value="-0.0103239187120241" calcext:value-type="float">
            <text:p>-0.010323918712024</text:p>
          </table:table-cell>
          <table:table-cell office:value-type="float" office:value="-0.00292855668503456" calcext:value-type="float">
            <text:p>-0.002928556685035</text:p>
          </table:table-cell>
          <table:table-cell office:value-type="float" office:value="-0.00876178424317597" calcext:value-type="float">
            <text:p>-0.008761784243176</text:p>
          </table:table-cell>
          <table:table-cell office:value-type="float" office:value="-0.000422478238813862" calcext:value-type="float">
            <text:p>-0.000422478238814</text:p>
          </table:table-cell>
          <table:table-cell office:value-type="float" office:value="-0.000027602473809063" calcext:value-type="float">
            <text:p>-2.7602473809063E-05</text:p>
          </table:table-cell>
          <table:table-cell office:value-type="float" office:value="0.000474612972045041" calcext:value-type="float">
            <text:p>0.000474612972045</text:p>
          </table:table-cell>
          <table:table-cell office:value-type="float" office:value="0.0358812936740509" calcext:value-type="float">
            <text:p>0.035881293674051</text:p>
          </table:table-cell>
          <table:table-cell office:value-type="float" office:value="0.000804411871682231" calcext:value-type="float">
            <text:p>0.000804411871682</text:p>
          </table:table-cell>
          <table:table-cell office:value-type="float" office:value="-0.0287903001985071" calcext:value-type="float">
            <text:p>-0.028790300198507</text:p>
          </table:table-cell>
          <table:table-cell office:value-type="float" office:value="-0.00174753015750539" calcext:value-type="float">
            <text:p>-0.001747530157505</text:p>
          </table:table-cell>
          <table:table-cell office:value-type="float" office:value="-0.00214371098815691" calcext:value-type="float">
            <text:p>-0.002143710988157</text:p>
          </table:table-cell>
          <table:table-cell office:value-type="float" office:value="0.0128102672640728" calcext:value-type="float">
            <text:p>0.012810267264073</text:p>
          </table:table-cell>
          <table:table-cell office:value-type="float" office:value="0.00484924529108316" calcext:value-type="float">
            <text:p>0.004849245291083</text:p>
          </table:table-cell>
          <table:table-cell office:value-type="float" office:value="-0.000335901600975741" calcext:value-type="float">
            <text:p>-0.000335901600976</text:p>
          </table:table-cell>
          <table:table-cell office:value-type="float" office:value="-0.00127746437877851" calcext:value-type="float">
            <text:p>-0.001277464378779</text:p>
          </table:table-cell>
          <table:table-cell office:value-type="float" office:value="-0.00101852546266684" calcext:value-type="float">
            <text:p>-0.001018525462667</text:p>
          </table:table-cell>
          <table:table-cell office:value-type="float" office:value="-0.000631966026534203" calcext:value-type="float">
            <text:p>-0.000631966026534</text:p>
          </table:table-cell>
          <table:table-cell office:value-type="float" office:value="-0.00101201099753034" calcext:value-type="float">
            <text:p>-0.00101201099753</text:p>
          </table:table-cell>
          <table:table-cell office:value-type="float" office:value="-0.00135137431978138" calcext:value-type="float">
            <text:p>-0.001351374319781</text:p>
          </table:table-cell>
          <table:table-cell office:value-type="float" office:value="-0.000984462804066721" calcext:value-type="float">
            <text:p>-0.000984462804067</text:p>
          </table:table-cell>
          <table:table-cell office:value-type="float" office:value="0.000966618924455709" calcext:value-type="float">
            <text:p>0.000966618924456</text:p>
          </table:table-cell>
          <table:table-cell office:value-type="float" office:value="0.0171387014220379" calcext:value-type="float">
            <text:p>0.017138701422038</text:p>
          </table:table-cell>
          <table:table-cell office:value-type="float" office:value="-0.000401684727575458" calcext:value-type="float">
            <text:p>-0.000401684727575</text:p>
          </table:table-cell>
          <table:table-cell office:value-type="float" office:value="0.0104639779226789" calcext:value-type="float">
            <text:p>0.010463977922679</text:p>
          </table:table-cell>
          <table:table-cell office:value-type="float" office:value="0.00680936379182784" calcext:value-type="float">
            <text:p>0.006809363791828</text:p>
          </table:table-cell>
          <table:table-cell office:value-type="float" office:value="0.000528739113587529" calcext:value-type="float">
            <text:p>0.000528739113588</text:p>
          </table:table-cell>
          <table:table-cell office:value-type="float" office:value="-0.00433956936064794" calcext:value-type="float">
            <text:p>-0.004339569360648</text:p>
          </table:table-cell>
          <table:table-cell office:value-type="float" office:value="-0.00275905202477517" calcext:value-type="float">
            <text:p>-0.002759052024775</text:p>
          </table:table-cell>
          <table:table-cell office:value-type="float" office:value="-0.00232094447067782" calcext:value-type="float">
            <text:p>-0.002320944470678</text:p>
          </table:table-cell>
          <table:table-cell office:value-type="float" office:value="-0.00109284359439787" calcext:value-type="float">
            <text:p>-0.001092843594398</text:p>
          </table:table-cell>
          <table:table-cell office:value-type="float" office:value="-0.0020511002418695" calcext:value-type="float">
            <text:p>-0.00205110024187</text:p>
          </table:table-cell>
          <table:table-cell office:value-type="float" office:value="-0.00984582436429904" calcext:value-type="float">
            <text:p>-0.009845824364299</text:p>
          </table:table-cell>
          <table:table-cell office:value-type="float" office:value="-0.0148068386134229" calcext:value-type="float">
            <text:p>-0.014806838613423</text:p>
          </table:table-cell>
          <table:table-cell office:value-type="float" office:value="0.000617284989288869" calcext:value-type="float">
            <text:p>0.000617284989289</text:p>
          </table:table-cell>
          <table:table-cell office:value-type="float" office:value="-0.0000882967999768503" calcext:value-type="float">
            <text:p>-8.82967999768503E-05</text:p>
          </table:table-cell>
          <table:table-cell office:value-type="float" office:value="-0.00103784080299524" calcext:value-type="float">
            <text:p>-0.001037840802995</text:p>
          </table:table-cell>
          <table:table-cell office:value-type="float" office:value="-0.00413256019327357" calcext:value-type="float">
            <text:p>-0.004132560193274</text:p>
          </table:table-cell>
          <table:table-cell office:value-type="float" office:value="-0.00213270007976885" calcext:value-type="float">
            <text:p>-0.002132700079769</text:p>
          </table:table-cell>
          <table:table-cell office:value-type="float" office:value="-0.00128187400956675" calcext:value-type="float">
            <text:p>-0.001281874009567</text:p>
          </table:table-cell>
          <table:table-cell office:value-type="float" office:value="-0.00102017657232473" calcext:value-type="float">
            <text:p>-0.001020176572325</text:p>
          </table:table-cell>
          <table:table-cell office:value-type="float" office:value="-0.000200622011277518" calcext:value-type="float">
            <text:p>-0.000200622011278</text:p>
          </table:table-cell>
          <table:table-cell office:value-type="float" office:value="-0.000161738659736788" calcext:value-type="float">
            <text:p>-0.000161738659737</text:p>
          </table:table-cell>
          <table:table-cell office:value-type="float" office:value="-0.0000691238039340902" calcext:value-type="float">
            <text:p>-6.91238039340902E-05</text:p>
          </table:table-cell>
          <table:table-cell office:value-type="float" office:value="0.00003786744099743" calcext:value-type="float">
            <text:p>3.786744099743E-05</text:p>
          </table:table-cell>
          <table:table-cell office:value-type="float" office:value="0.00145016655052194" calcext:value-type="float">
            <text:p>0.001450166550522</text:p>
          </table:table-cell>
          <table:table-cell office:value-type="float" office:value="0.0383275365470372" calcext:value-type="float">
            <text:p>0.038327536547037</text:p>
          </table:table-cell>
          <table:table-cell office:value-type="float" office:value="0.00207729402372836" calcext:value-type="float">
            <text:p>0.002077294023728</text:p>
          </table:table-cell>
          <table:table-cell office:value-type="float" office:value="0.00212081227387029" calcext:value-type="float">
            <text:p>0.00212081227387</text:p>
          </table:table-cell>
          <table:table-cell office:value-type="float" office:value="0.000641683932616544" calcext:value-type="float">
            <text:p>0.000641683932617</text:p>
          </table:table-cell>
          <table:table-cell office:value-type="float" office:value="-0.00413269946483075" calcext:value-type="float">
            <text:p>-0.004132699464831</text:p>
          </table:table-cell>
          <table:table-cell office:value-type="float" office:value="-0.0114073964990054" calcext:value-type="float">
            <text:p>-0.011407396499005</text:p>
          </table:table-cell>
          <table:table-cell office:value-type="float" office:value="-0.00284778793711382" calcext:value-type="float">
            <text:p>-0.002847787937114</text:p>
          </table:table-cell>
          <table:table-cell office:value-type="float" office:value="-0.00226969228318735" calcext:value-type="float">
            <text:p>-0.002269692283187</text:p>
          </table:table-cell>
          <table:table-cell office:value-type="float" office:value="-0.0070413260063355" calcext:value-type="float">
            <text:p>-0.007041326006336</text:p>
          </table:table-cell>
          <table:table-cell office:value-type="float" office:value="0.000609045157996591" calcext:value-type="float">
            <text:p>0.000609045157997</text:p>
          </table:table-cell>
          <table:table-cell office:value-type="float" office:value="-0.000067840382060147" calcext:value-type="float">
            <text:p>-6.7840382060147E-05</text:p>
          </table:table-cell>
          <table:table-cell office:value-type="float" office:value="-0.00205689358646799" calcext:value-type="float">
            <text:p>-0.002056893586468</text:p>
          </table:table-cell>
          <table:table-cell office:value-type="float" office:value="-0.00115339966313477" calcext:value-type="float">
            <text:p>-0.001153399663135</text:p>
          </table:table-cell>
          <table:table-cell office:value-type="float" office:value="-0.000467078100960083" calcext:value-type="float">
            <text:p>-0.00046707810096</text:p>
          </table:table-cell>
          <table:table-cell office:value-type="float" office:value="-0.0000877001364538721" calcext:value-type="float">
            <text:p>-8.77001364538721E-05</text:p>
          </table:table-cell>
          <table:table-cell office:value-type="float" office:value="-0.000898671938060314" calcext:value-type="float">
            <text:p>-0.00089867193806</text:p>
          </table:table-cell>
          <table:table-cell office:value-type="float" office:value="-0.000992306392777032" calcext:value-type="float">
            <text:p>-0.000992306392777</text:p>
          </table:table-cell>
          <table:table-cell office:value-type="float" office:value="-0.00223821895852383" calcext:value-type="float">
            <text:p>-0.002238218958524</text:p>
          </table:table-cell>
          <table:table-cell office:value-type="float" office:value="-0.00102703568554013" calcext:value-type="float">
            <text:p>-0.00102703568554</text:p>
          </table:table-cell>
          <table:table-cell office:value-type="float" office:value="0.000277470799059876" calcext:value-type="float">
            <text:p>0.00027747079906</text:p>
          </table:table-cell>
          <table:table-cell office:value-type="float" office:value="0.00904240196432698" calcext:value-type="float">
            <text:p>0.009042401964327</text:p>
          </table:table-cell>
          <table:table-cell office:value-type="float" office:value="0.00621969773932102" calcext:value-type="float">
            <text:p>0.006219697739321</text:p>
          </table:table-cell>
          <table:table-cell office:value-type="float" office:value="0.00651869652034737" calcext:value-type="float">
            <text:p>0.006518696520347</text:p>
          </table:table-cell>
          <table:table-cell office:value-type="float" office:value="0.00603027609573098" calcext:value-type="float">
            <text:p>0.006030276095731</text:p>
          </table:table-cell>
          <table:table-cell office:value-type="float" office:value="0.0117684207071806" calcext:value-type="float">
            <text:p>0.011768420707181</text:p>
          </table:table-cell>
          <table:table-cell office:value-type="float" office:value="0.00443232288380058" calcext:value-type="float">
            <text:p>0.004432322883801</text:p>
          </table:table-cell>
          <table:table-cell office:value-type="float" office:value="0.000598488250311613" calcext:value-type="float">
            <text:p>0.000598488250312</text:p>
          </table:table-cell>
          <table:table-cell office:value-type="float" office:value="-0.0013947373899289" calcext:value-type="float">
            <text:p>-0.001394737389929</text:p>
          </table:table-cell>
          <table:table-cell office:value-type="float" office:value="-0.00183496336377825" calcext:value-type="float">
            <text:p>-0.001834963363778</text:p>
          </table:table-cell>
          <table:table-cell office:value-type="float" office:value="0.000467366389365231" calcext:value-type="float">
            <text:p>0.000467366389365</text:p>
          </table:table-cell>
          <table:table-cell office:value-type="float" office:value="0.00135666211136709" calcext:value-type="float">
            <text:p>0.001356662111367</text:p>
          </table:table-cell>
          <table:table-cell office:value-type="float" office:value="0.000477656768657131" calcext:value-type="float">
            <text:p>0.000477656768657</text:p>
          </table:table-cell>
          <table:table-cell office:value-type="float" office:value="-0.000175445253288054" calcext:value-type="float">
            <text:p>-0.000175445253288</text:p>
          </table:table-cell>
          <table:table-cell office:value-type="float" office:value="-0.00151149069943035" calcext:value-type="float">
            <text:p>-0.00151149069943</text:p>
          </table:table-cell>
          <table:table-cell office:value-type="float" office:value="-0.00416110833307204" calcext:value-type="float">
            <text:p>-0.004161108333072</text:p>
          </table:table-cell>
          <table:table-cell office:value-type="float" office:value="-0.0204901591621256" calcext:value-type="float">
            <text:p>-0.020490159162126</text:p>
          </table:table-cell>
          <table:table-cell office:value-type="float" office:value="-0.00328529508668524" calcext:value-type="float">
            <text:p>-0.003285295086685</text:p>
          </table:table-cell>
          <table:table-cell office:value-type="float" office:value="-0.00143797648656757" calcext:value-type="float">
            <text:p>-0.001437976486568</text:p>
          </table:table-cell>
          <table:table-cell office:value-type="float" office:value="-0.00248104489453582" calcext:value-type="float">
            <text:p>-0.002481044894536</text:p>
          </table:table-cell>
          <table:table-cell office:value-type="float" office:value="-0.00228863813758495" calcext:value-type="float">
            <text:p>-0.002288638137585</text:p>
          </table:table-cell>
          <table:table-cell office:value-type="float" office:value="-0.00302657281910623" calcext:value-type="float">
            <text:p>-0.003026572819106</text:p>
          </table:table-cell>
          <table:table-cell office:value-type="float" office:value="-0.00196754094697971" calcext:value-type="float">
            <text:p>-0.00196754094698</text:p>
          </table:table-cell>
          <table:table-cell office:value-type="float" office:value="-0.00221818411136193" calcext:value-type="float">
            <text:p>-0.002218184111362</text:p>
          </table:table-cell>
          <table:table-cell office:value-type="float" office:value="-0.00229155218079885" calcext:value-type="float">
            <text:p>-0.002291552180799</text:p>
          </table:table-cell>
          <table:table-cell office:value-type="float" office:value="-0.000557212089820791" calcext:value-type="float">
            <text:p>-0.000557212089821</text:p>
          </table:table-cell>
          <table:table-cell office:value-type="float" office:value="-0.0000412159591880457" calcext:value-type="float">
            <text:p>-4.12159591880457E-05</text:p>
          </table:table-cell>
          <table:table-cell office:value-type="float" office:value="-0.000314633755868099" calcext:value-type="float">
            <text:p>-0.000314633755868</text:p>
          </table:table-cell>
          <table:table-cell office:value-type="float" office:value="0.0405448170717452" calcext:value-type="float">
            <text:p>0.040544817071745</text:p>
          </table:table-cell>
          <table:table-cell office:value-type="float" office:value="-0.000335558902147925" calcext:value-type="float">
            <text:p>-0.000335558902148</text:p>
          </table:table-cell>
          <table:table-cell office:value-type="float" office:value="-0.00519968438070245" calcext:value-type="float">
            <text:p>-0.005199684380702</text:p>
          </table:table-cell>
          <table:table-cell office:value-type="float" office:value="-0.00878072500093136" calcext:value-type="float">
            <text:p>-0.008780725000931</text:p>
          </table:table-cell>
          <table:table-cell office:value-type="float" office:value="-0.00168594668680011" calcext:value-type="float">
            <text:p>-0.0016859466868</text:p>
          </table:table-cell>
          <table:table-cell office:value-type="float" office:value="-0.00254390899151591" calcext:value-type="float">
            <text:p>-0.002543908991516</text:p>
          </table:table-cell>
          <table:table-cell office:value-type="float" office:value="-0.0105336603789488" calcext:value-type="float">
            <text:p>-0.010533660378949</text:p>
          </table:table-cell>
          <table:table-cell office:value-type="float" office:value="0.00164216872193285" calcext:value-type="float">
            <text:p>0.001642168721933</text:p>
          </table:table-cell>
          <table:table-cell office:value-type="float" office:value="-0.00342748838690721" calcext:value-type="float">
            <text:p>-0.003427488386907</text:p>
          </table:table-cell>
          <table:table-cell office:value-type="float" office:value="-0.000740486729867595" calcext:value-type="float">
            <text:p>-0.000740486729868</text:p>
          </table:table-cell>
          <table:table-cell office:value-type="float" office:value="0.0000435770900657495" calcext:value-type="float">
            <text:p>4.35770900657495E-05</text:p>
          </table:table-cell>
          <table:table-cell office:value-type="float" office:value="-0.00119608970152674" calcext:value-type="float">
            <text:p>-0.001196089701527</text:p>
          </table:table-cell>
          <table:table-cell office:value-type="float" office:value="-0.000576562145003789" calcext:value-type="float">
            <text:p>-0.000576562145004</text:p>
          </table:table-cell>
          <table:table-cell office:value-type="float" office:value="-0.0013403689615975" calcext:value-type="float">
            <text:p>-0.001340368961598</text:p>
          </table:table-cell>
          <table:table-cell office:value-type="float" office:value="-0.00127476363409285" calcext:value-type="float">
            <text:p>-0.001274763634093</text:p>
          </table:table-cell>
          <table:table-cell office:value-type="float" office:value="-0.000958931575155308" calcext:value-type="float">
            <text:p>-0.000958931575155</text:p>
          </table:table-cell>
          <table:table-cell office:value-type="float" office:value="0.00781356087986635" calcext:value-type="float">
            <text:p>0.007813560879866</text:p>
          </table:table-cell>
          <table:table-cell office:value-type="float" office:value="0.0135667063936454" calcext:value-type="float">
            <text:p>0.013566706393645</text:p>
          </table:table-cell>
          <table:table-cell office:value-type="float" office:value="0.0182811468090883" calcext:value-type="float">
            <text:p>0.018281146809088</text:p>
          </table:table-cell>
          <table:table-cell office:value-type="float" office:value="0.00478398323210805" calcext:value-type="float">
            <text:p>0.004783983232108</text:p>
          </table:table-cell>
          <table:table-cell office:value-type="float" office:value="-0.000214941823311166" calcext:value-type="float">
            <text:p>-0.000214941823311</text:p>
          </table:table-cell>
          <table:table-cell office:value-type="float" office:value="-0.00299927504592085" calcext:value-type="float">
            <text:p>-0.002999275045921</text:p>
          </table:table-cell>
          <table:table-cell office:value-type="float" office:value="0.00125720829204112" calcext:value-type="float">
            <text:p>0.001257208292041</text:p>
          </table:table-cell>
          <table:table-cell office:value-type="float" office:value="0.000611876558121283" calcext:value-type="float">
            <text:p>0.000611876558121</text:p>
          </table:table-cell>
          <table:table-cell office:value-type="float" office:value="-0.00553705928895598" calcext:value-type="float">
            <text:p>-0.005537059288956</text:p>
          </table:table-cell>
          <table:table-cell office:value-type="float" office:value="-0.0124981344211789" calcext:value-type="float">
            <text:p>-0.012498134421179</text:p>
          </table:table-cell>
          <table:table-cell office:value-type="float" office:value="-0.0117983906836116" calcext:value-type="float">
            <text:p>-0.011798390683612</text:p>
          </table:table-cell>
          <table:table-cell office:value-type="float" office:value="-0.00464669397358658" calcext:value-type="float">
            <text:p>-0.004646693973587</text:p>
          </table:table-cell>
          <table:table-cell office:value-type="float" office:value="-0.00273550139479001" calcext:value-type="float">
            <text:p>-0.00273550139479</text:p>
          </table:table-cell>
          <table:table-cell office:value-type="float" office:value="-0.00113773195035732" calcext:value-type="float">
            <text:p>-0.001137731950357</text:p>
          </table:table-cell>
          <table:table-cell office:value-type="float" office:value="-0.00012105253164757" calcext:value-type="float">
            <text:p>-0.000121052531648</text:p>
          </table:table-cell>
          <table:table-cell office:value-type="float" office:value="-0.000259154176605214" calcext:value-type="float">
            <text:p>-0.000259154176605</text:p>
          </table:table-cell>
          <table:table-cell office:value-type="float" office:value="-0.00150139476648237" calcext:value-type="float">
            <text:p>-0.001501394766482</text:p>
          </table:table-cell>
          <table:table-cell office:value-type="float" office:value="-0.00198881016863395" calcext:value-type="float">
            <text:p>-0.001988810168634</text:p>
          </table:table-cell>
          <table:table-cell office:value-type="float" office:value="-0.00446569389636642" calcext:value-type="float">
            <text:p>-0.004465693896366</text:p>
          </table:table-cell>
          <table:table-cell office:value-type="float" office:value="-0.000994117733488953" calcext:value-type="float">
            <text:p>-0.000994117733489</text:p>
          </table:table-cell>
          <table:table-cell office:value-type="float" office:value="-0.000265743451192291" calcext:value-type="float">
            <text:p>-0.000265743451192</text:p>
          </table:table-cell>
          <table:table-cell office:value-type="float" office:value="0.000121691711393368" calcext:value-type="float">
            <text:p>0.000121691711393</text:p>
          </table:table-cell>
          <table:table-cell office:value-type="float" office:value="0.0000779016857237469" calcext:value-type="float">
            <text:p>7.79016857237469E-05</text:p>
          </table:table-cell>
          <table:table-cell office:value-type="float" office:value="-0.000646733766380858" calcext:value-type="float">
            <text:p>-0.000646733766381</text:p>
          </table:table-cell>
          <table:table-cell office:value-type="float" office:value="0.0402992748529607" calcext:value-type="float">
            <text:p>0.040299274852961</text:p>
          </table:table-cell>
          <table:table-cell office:value-type="float" office:value="-0.00331693274827272" calcext:value-type="float">
            <text:p>-0.003316932748273</text:p>
          </table:table-cell>
          <table:table-cell office:value-type="float" office:value="-0.0206936511446443" calcext:value-type="float">
            <text:p>-0.020693651144644</text:p>
          </table:table-cell>
          <table:table-cell office:value-type="float" office:value="-0.00169504698767015" calcext:value-type="float">
            <text:p>-0.00169504698767</text:p>
          </table:table-cell>
          <table:table-cell office:value-type="float" office:value="-0.0028213721464031" calcext:value-type="float">
            <text:p>-0.002821372146403</text:p>
          </table:table-cell>
          <table:table-cell office:value-type="float" office:value="-0.00344541410054122" calcext:value-type="float">
            <text:p>-0.003445414100541</text:p>
          </table:table-cell>
          <table:table-cell office:value-type="float" office:value="0.00511218984370127" calcext:value-type="float">
            <text:p>0.005112189843701</text:p>
          </table:table-cell>
          <table:table-cell office:value-type="float" office:value="-0.000868604858321298" calcext:value-type="float">
            <text:p>-0.000868604858321</text:p>
          </table:table-cell>
          <table:table-cell office:value-type="float" office:value="-0.00202767187465525" calcext:value-type="float">
            <text:p>-0.002027671874655</text:p>
          </table:table-cell>
          <table:table-cell office:value-type="float" office:value="-0.00116294898533259" calcext:value-type="float">
            <text:p>-0.001162948985333</text:p>
          </table:table-cell>
          <table:table-cell office:value-type="float" office:value="-0.00157626053218518" calcext:value-type="float">
            <text:p>-0.001576260532185</text:p>
          </table:table-cell>
          <table:table-cell office:value-type="float" office:value="-0.000775372802059193" calcext:value-type="float">
            <text:p>-0.000775372802059</text:p>
          </table:table-cell>
          <table:table-cell office:value-type="float" office:value="0.00210765820835324" calcext:value-type="float">
            <text:p>0.002107658208353</text:p>
          </table:table-cell>
          <table:table-cell office:value-type="float" office:value="0.043709509282158" calcext:value-type="float">
            <text:p>0.043709509282158</text:p>
          </table:table-cell>
          <table:table-cell office:value-type="float" office:value="0.000318089638042807" calcext:value-type="float">
            <text:p>0.000318089638043</text:p>
          </table:table-cell>
          <table:table-cell office:value-type="float" office:value="-0.0349777117481266" calcext:value-type="float">
            <text:p>-0.034977711748127</text:p>
          </table:table-cell>
          <table:table-cell office:value-type="float" office:value="-0.00673170623456554" calcext:value-type="float">
            <text:p>-0.006731706234566</text:p>
          </table:table-cell>
          <table:table-cell office:value-type="float" office:value="-0.000611857641404867" calcext:value-type="float">
            <text:p>-0.000611857641405</text:p>
          </table:table-cell>
          <table:table-cell office:value-type="float" office:value="-0.00294001642831881" calcext:value-type="float">
            <text:p>-0.002940016428319</text:p>
          </table:table-cell>
          <table:table-cell office:value-type="float" office:value="-0.00596495300526451" calcext:value-type="float">
            <text:p>-0.005964953005265</text:p>
          </table:table-cell>
          <table:table-cell office:value-type="float" office:value="-0.00348905924346943" calcext:value-type="float">
            <text:p>-0.003489059243469</text:p>
          </table:table-cell>
          <table:table-cell office:value-type="float" office:value="-0.00118451137184167" calcext:value-type="float">
            <text:p>-0.001184511371842</text:p>
          </table:table-cell>
          <table:table-cell office:value-type="float" office:value="0.031226429389473" calcext:value-type="float">
            <text:p>0.031226429389473</text:p>
          </table:table-cell>
          <table:table-cell office:value-type="float" office:value="-0.00652596105029396" calcext:value-type="float">
            <text:p>-0.006525961050294</text:p>
          </table:table-cell>
          <table:table-cell office:value-type="float" office:value="-0.00449039970184306" calcext:value-type="float">
            <text:p>-0.004490399701843</text:p>
          </table:table-cell>
          <table:table-cell office:value-type="float" office:value="-0.0264058654288126" calcext:value-type="float">
            <text:p>-0.026405865428813</text:p>
          </table:table-cell>
          <table:table-cell office:value-type="float" office:value="0.000388507463040033" calcext:value-type="float">
            <text:p>0.00038850746304</text:p>
          </table:table-cell>
          <table:table-cell office:value-type="float" office:value="0.00485124838752055" calcext:value-type="float">
            <text:p>0.004851248387521</text:p>
          </table:table-cell>
          <table:table-cell office:value-type="float" office:value="0.0173512654908068" calcext:value-type="float">
            <text:p>0.017351265490807</text:p>
          </table:table-cell>
          <table:table-cell office:value-type="float" office:value="0.00114146917358782" calcext:value-type="float">
            <text:p>0.001141469173588</text:p>
          </table:table-cell>
          <table:table-cell office:value-type="float" office:value="-0.00215465650433822" calcext:value-type="float">
            <text:p>-0.002154656504338</text:p>
          </table:table-cell>
          <table:table-cell office:value-type="float" office:value="-0.00134253173928123" calcext:value-type="float">
            <text:p>-0.001342531739281</text:p>
          </table:table-cell>
          <table:table-cell office:value-type="float" office:value="-0.00100642551957009" calcext:value-type="float">
            <text:p>-0.00100642551957</text:p>
          </table:table-cell>
          <table:table-cell office:value-type="float" office:value="-0.00113072398252345" calcext:value-type="float">
            <text:p>-0.001130723982523</text:p>
          </table:table-cell>
          <table:table-cell office:value-type="float" office:value="-0.00012860904509826" calcext:value-type="float">
            <text:p>-0.000128609045098</text:p>
          </table:table-cell>
          <table:table-cell office:value-type="float" office:value="0.00158250110626368" calcext:value-type="float">
            <text:p>0.001582501106264</text:p>
          </table:table-cell>
          <table:table-cell office:value-type="float" office:value="0.000110839350887681" calcext:value-type="float">
            <text:p>0.000110839350888</text:p>
          </table:table-cell>
          <table:table-cell office:value-type="float" office:value="0.000396194946589601" calcext:value-type="float">
            <text:p>0.00039619494659</text:p>
          </table:table-cell>
          <table:table-cell office:value-type="float" office:value="-0.0000637133670491896" calcext:value-type="float">
            <text:p>-6.37133670491896E-05</text:p>
          </table:table-cell>
          <table:table-cell office:value-type="float" office:value="0.00145111312248386" calcext:value-type="float">
            <text:p>0.001451113122484</text:p>
          </table:table-cell>
          <table:table-cell office:value-type="float" office:value="-0.0000904444620174472" calcext:value-type="float">
            <text:p>-9.04444620174472E-05</text:p>
          </table:table-cell>
          <table:table-cell office:value-type="float" office:value="-0.000503247357093006" calcext:value-type="float">
            <text:p>-0.000503247357093</text:p>
          </table:table-cell>
          <table:table-cell office:value-type="float" office:value="-0.000285081894451256" calcext:value-type="float">
            <text:p>-0.000285081894451</text:p>
          </table:table-cell>
          <table:table-cell office:value-type="float" office:value="0.0000111448750423904" calcext:value-type="float">
            <text:p>1.11448750423904E-05</text:p>
          </table:table-cell>
          <table:table-cell office:value-type="float" office:value="0.00002689225434932" calcext:value-type="float">
            <text:p>2.689225434932E-05</text:p>
          </table:table-cell>
          <table:table-cell office:value-type="float" office:value="0.0000932673002158047" calcext:value-type="float">
            <text:p>9.32673002158047E-05</text:p>
          </table:table-cell>
          <table:table-cell office:value-type="float" office:value="0.000265684181877057" calcext:value-type="float">
            <text:p>0.000265684181877</text:p>
          </table:table-cell>
          <table:table-cell office:value-type="float" office:value="-0.0000836306700489065" calcext:value-type="float">
            <text:p>-8.36306700489065E-05</text:p>
          </table:table-cell>
          <table:table-cell office:value-type="float" office:value="-0.0000709147237004659" calcext:value-type="float">
            <text:p>-7.09147237004659E-05</text:p>
          </table:table-cell>
          <table:table-cell office:value-type="float" office:value="-0.000102524494423106" calcext:value-type="float">
            <text:p>-0.000102524494423</text:p>
          </table:table-cell>
          <table:table-cell office:value-type="float" office:value="0.0000406421672367596" calcext:value-type="float">
            <text:p>4.06421672367596E-05</text:p>
          </table:table-cell>
          <table:table-cell office:value-type="float" office:value="0.0000780232837465089" calcext:value-type="float">
            <text:p>7.80232837465089E-05</text:p>
          </table:table-cell>
          <table:table-cell office:value-type="float" office:value="0.0000104763827873389" calcext:value-type="float">
            <text:p>1.04763827873389E-05</text:p>
          </table:table-cell>
          <table:table-cell office:value-type="float" office:value="-0.0000926439373887256" calcext:value-type="float">
            <text:p>-9.26439373887256E-05</text:p>
          </table:table-cell>
          <table:table-cell office:value-type="float" office:value="-0.00001040500133348" calcext:value-type="float">
            <text:p>-1.040500133348E-05</text:p>
          </table:table-cell>
          <table:table-cell office:value-type="float" office:value="0.0000451558528873353" calcext:value-type="float">
            <text:p>4.51558528873353E-05</text:p>
          </table:table-cell>
          <table:table-cell office:value-type="float" office:value="0.0000150040807005425" calcext:value-type="float">
            <text:p>1.50040807005425E-05</text:p>
          </table:table-cell>
          <table:table-cell office:value-type="float" office:value="-0.0000815783204012877" calcext:value-type="float">
            <text:p>-8.15783204012877E-05</text:p>
          </table:table-cell>
          <table:table-cell office:value-type="float" office:value="0.0000762849146324629" calcext:value-type="float">
            <text:p>7.62849146324629E-05</text:p>
          </table:table-cell>
          <table:table-cell office:value-type="float" office:value="-0.0000252130735602929" calcext:value-type="float">
            <text:p>-2.52130735602929E-05</text:p>
          </table:table-cell>
          <table:table-cell office:value-type="float" office:value="0.0000101678068734068" calcext:value-type="float">
            <text:p>1.01678068734068E-05</text:p>
          </table:table-cell>
          <table:table-cell office:value-type="float" office:value="-0.0000129604069900591" calcext:value-type="float">
            <text:p>-1.29604069900591E-05</text:p>
          </table:table-cell>
          <table:table-cell office:value-type="float" office:value="-0.0000012612426139591" calcext:value-type="float">
            <text:p>-1.2612426139591E-06</text:p>
          </table:table-cell>
          <table:table-cell office:value-type="float" office:value="0.0000132613224354539" calcext:value-type="float">
            <text:p>1.32613224354539E-05</text:p>
          </table:table-cell>
          <table:table-cell office:value-type="float" office:value="-0.0000334788515213291" calcext:value-type="float">
            <text:p>-3.34788515213291E-05</text:p>
          </table:table-cell>
          <table:table-cell office:value-type="float" office:value="0.0000558096635327465" calcext:value-type="float">
            <text:p>5.58096635327465E-05</text:p>
          </table:table-cell>
          <table:table-cell office:value-type="float" office:value="-0.0000196186912354568" calcext:value-type="float">
            <text:p>-1.96186912354568E-05</text:p>
          </table:table-cell>
          <table:table-cell office:value-type="float" office:value="-0.0000051207566016398" calcext:value-type="float">
            <text:p>-5.1207566016398E-06</text:p>
          </table:table-cell>
          <table:table-cell office:value-type="float" office:value="-0.000018482341988868" calcext:value-type="float">
            <text:p>-1.8482341988868E-05</text:p>
          </table:table-cell>
          <table:table-cell office:value-type="float" office:value="-0.00000930903879253764" calcext:value-type="float">
            <text:p>-9.30903879253764E-06</text:p>
          </table:table-cell>
          <table:table-cell office:value-type="float" office:value="0.0000032118226652722" calcext:value-type="float">
            <text:p>3.2118226652722E-06</text:p>
          </table:table-cell>
          <table:table-cell office:value-type="float" office:value="0.00000911494386501843" calcext:value-type="float">
            <text:p>9.11494386501843E-06</text:p>
          </table:table-cell>
          <table:table-cell office:value-type="float" office:value="0.0000112801835650544" calcext:value-type="float">
            <text:p>1.12801835650544E-05</text:p>
          </table:table-cell>
          <table:table-cell office:value-type="float" office:value="-0.00000230018657360054" calcext:value-type="float">
            <text:p>-2.30018657360054E-06</text:p>
          </table:table-cell>
          <table:table-cell office:value-type="float" office:value="-0.00000971462708387882" calcext:value-type="float">
            <text:p>-9.71462708387882E-06</text:p>
          </table:table-cell>
          <table:table-cell office:value-type="float" office:value="0.00000163260611213412" calcext:value-type="float">
            <text:p>1.63260611213412E-06</text:p>
          </table:table-cell>
          <table:table-cell office:value-type="float" office:value="0.0000153294738333698" calcext:value-type="float">
            <text:p>1.53294738333698E-05</text:p>
          </table:table-cell>
          <table:table-cell office:value-type="float" office:value="-0.00000694824860653087" calcext:value-type="float">
            <text:p>-6.94824860653087E-06</text:p>
          </table:table-cell>
          <table:table-cell office:value-type="float" office:value="-0.0000034292921434198" calcext:value-type="float">
            <text:p>-3.4292921434198E-06</text:p>
          </table:table-cell>
          <table:table-cell office:value-type="float" office:value="0.000000380567088675843" calcext:value-type="float">
            <text:p>3.80567088675843E-07</text:p>
          </table:table-cell>
          <table:table-cell office:value-type="float" office:value="-0.0000134893587493967" calcext:value-type="float">
            <text:p>-1.34893587493967E-05</text:p>
          </table:table-cell>
          <table:table-cell office:value-type="float" office:value="-0.00000103921244076766" calcext:value-type="float">
            <text:p>-1.03921244076766E-06</text:p>
          </table:table-cell>
          <table:table-cell office:value-type="float" office:value="0.00001921517486142" calcext:value-type="float">
            <text:p>1.921517486142E-05</text:p>
          </table:table-cell>
          <table:table-cell office:value-type="float" office:value="-0.00000473860954552929" calcext:value-type="float">
            <text:p>-4.73860954552929E-06</text:p>
          </table:table-cell>
          <table:table-cell office:value-type="float" office:value="-0.00000870935967167696" calcext:value-type="float">
            <text:p>-8.70935967167696E-06</text:p>
          </table:table-cell>
          <table:table-cell office:value-type="float" office:value="-0.0000177997297484689" calcext:value-type="float">
            <text:p>-1.77997297484689E-05</text:p>
          </table:table-cell>
          <table:table-cell office:value-type="float" office:value="0.0000126063942619825" calcext:value-type="float">
            <text:p>1.26063942619825E-05</text:p>
          </table:table-cell>
          <table:table-cell office:value-type="float" office:value="0.00000919838657914562" calcext:value-type="float">
            <text:p>9.19838657914562E-06</text:p>
          </table:table-cell>
          <table:table-cell office:value-type="float" office:value="0.000000581674399591225" calcext:value-type="float">
            <text:p>5.81674399591225E-07</text:p>
          </table:table-cell>
          <table:table-cell office:value-type="float" office:value="-0.0000224489883570711" calcext:value-type="float">
            <text:p>-2.24489883570711E-05</text:p>
          </table:table-cell>
          <table:table-cell office:value-type="float" office:value="0.0000234506470935258" calcext:value-type="float">
            <text:p>2.34506470935258E-05</text:p>
          </table:table-cell>
          <table:table-cell office:value-type="float" office:value="-0.00000331374982737165" calcext:value-type="float">
            <text:p>-3.31374982737165E-06</text:p>
          </table:table-cell>
          <table:table-cell office:value-type="float" office:value="0.0000114969149094812" calcext:value-type="float">
            <text:p>1.14969149094812E-05</text:p>
          </table:table-cell>
          <table:table-cell office:value-type="float" office:value="-0.00000359145965850294" calcext:value-type="float">
            <text:p>-3.59145965850294E-06</text:p>
          </table:table-cell>
          <table:table-cell office:value-type="float" office:value="0.00000545000336282797" calcext:value-type="float">
            <text:p>5.45000336282797E-06</text:p>
          </table:table-cell>
          <table:table-cell office:value-type="float" office:value="-0.000006994148599615" calcext:value-type="float">
            <text:p>-6.994148599615E-06</text:p>
          </table:table-cell>
          <table:table-cell office:value-type="float" office:value="-0.00000622779285230912" calcext:value-type="float">
            <text:p>-6.22779285230912E-06</text:p>
          </table:table-cell>
          <table:table-cell office:value-type="float" office:value="0.0000237548855668845" calcext:value-type="float">
            <text:p>2.37548855668845E-05</text:p>
          </table:table-cell>
          <table:table-cell office:value-type="float" office:value="-0.0000192976277232915" calcext:value-type="float">
            <text:p>-1.92976277232915E-05</text:p>
          </table:table-cell>
          <table:table-cell office:value-type="float" office:value="-0.00000455365183865686" calcext:value-type="float">
            <text:p>-4.55365183865686E-06</text:p>
          </table:table-cell>
          <table:table-cell office:value-type="float" office:value="-0.0000409940903610129" calcext:value-type="float">
            <text:p>-4.09940903610129E-05</text:p>
          </table:table-cell>
          <table:table-cell office:value-type="float" office:value="0.0000298722102815563" calcext:value-type="float">
            <text:p>2.98722102815563E-05</text:p>
          </table:table-cell>
          <table:table-cell office:value-type="float" office:value="0.0000056115091171538" calcext:value-type="float">
            <text:p>5.6115091171538E-06</text:p>
          </table:table-cell>
          <table:table-cell office:value-type="float" office:value="-0.000000977459277073933" calcext:value-type="float">
            <text:p>-9.77459277073933E-07</text:p>
          </table:table-cell>
          <table:table-cell office:value-type="float" office:value="-0.00000149286238143587" calcext:value-type="float">
            <text:p>-1.49286238143587E-06</text:p>
          </table:table-cell>
          <table:table-cell office:value-type="float" office:value="0.000000785448695972413" calcext:value-type="float">
            <text:p>7.85448695972413E-07</text:p>
          </table:table-cell>
          <table:table-cell office:value-type="float" office:value="-0.0000142371438320854" calcext:value-type="float">
            <text:p>-1.42371438320854E-05</text:p>
          </table:table-cell>
          <table:table-cell office:value-type="float" office:value="0.0000249536664336802" calcext:value-type="float">
            <text:p>2.49536664336802E-05</text:p>
          </table:table-cell>
          <table:table-cell office:value-type="float" office:value="0.00001738820509678" calcext:value-type="float">
            <text:p>1.738820509678E-05</text:p>
          </table:table-cell>
          <table:table-cell office:value-type="float" office:value="-0.00000708696071738402" calcext:value-type="float">
            <text:p>-7.08696071738402E-06</text:p>
          </table:table-cell>
          <table:table-cell office:value-type="float" office:value="-0.00000945872809715587" calcext:value-type="float">
            <text:p>-9.45872809715587E-06</text:p>
          </table:table-cell>
          <table:table-cell office:value-type="float" office:value="0.00000220827605446061" calcext:value-type="float">
            <text:p>2.20827605446061E-06</text:p>
          </table:table-cell>
          <table:table-cell office:value-type="float" office:value="-0.000033372567754153" calcext:value-type="float">
            <text:p>-3.3372567754153E-05</text:p>
          </table:table-cell>
          <table:table-cell office:value-type="float" office:value="0.0000369244348393249" calcext:value-type="float">
            <text:p>3.69244348393249E-05</text:p>
          </table:table-cell>
          <table:table-cell office:value-type="float" office:value="-0.00000377322497940868" calcext:value-type="float">
            <text:p>-3.77322497940868E-06</text:p>
          </table:table-cell>
          <table:table-cell office:value-type="float" office:value="-0.0000179471963462352" calcext:value-type="float">
            <text:p>-1.79471963462352E-05</text:p>
          </table:table-cell>
          <table:table-cell office:value-type="float" office:value="-0.00000457260911107538" calcext:value-type="float">
            <text:p>-4.57260911107538E-06</text:p>
          </table:table-cell>
          <table:table-cell office:value-type="float" office:value="0.0000468971750146596" calcext:value-type="float">
            <text:p>4.68971750146596E-05</text:p>
          </table:table-cell>
          <table:table-cell office:value-type="float" office:value="-0.00003353991568944" calcext:value-type="float">
            <text:p>-3.353991568944E-05</text:p>
          </table:table-cell>
          <table:table-cell office:value-type="float" office:value="-0.0000140472438827088" calcext:value-type="float">
            <text:p>-1.40472438827088E-05</text:p>
          </table:table-cell>
          <table:table-cell office:value-type="float" office:value="0.0000141899067519491" calcext:value-type="float">
            <text:p>1.41899067519491E-05</text:p>
          </table:table-cell>
          <table:table-cell office:value-type="float" office:value="-0.0000151173831478557" calcext:value-type="float">
            <text:p>-1.51173831478557E-05</text:p>
          </table:table-cell>
          <table:table-cell office:value-type="float" office:value="0.0000228788532486979" calcext:value-type="float">
            <text:p>2.28788532486979E-05</text:p>
          </table:table-cell>
          <table:table-cell office:value-type="float" office:value="-0.0000314394971246412" calcext:value-type="float">
            <text:p>-3.14394971246412E-05</text:p>
          </table:table-cell>
          <table:table-cell office:value-type="float" office:value="0.0000327705944769829" calcext:value-type="float">
            <text:p>3.27705944769829E-05</text:p>
          </table:table-cell>
          <table:table-cell office:value-type="float" office:value="-0.0000164532883308865" calcext:value-type="float">
            <text:p>-1.64532883308865E-05</text:p>
          </table:table-cell>
          <table:table-cell office:value-type="float" office:value="0.00000278851534046831" calcext:value-type="float">
            <text:p>2.78851534046831E-06</text:p>
          </table:table-cell>
          <table:table-cell office:value-type="float" office:value="0.0000234554816766486" calcext:value-type="float">
            <text:p>2.34554816766486E-0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2133790449096" calcext:value-type="float">
            <text:p>1.12133790449096</text:p>
          </table:table-cell>
          <table:table-cell table:formula="of:=[.B9]*9.8" office:value-type="float" office:value="10.9891114640114" calcext:value-type="float">
            <text:p>10.989111464011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87059449649749" calcext:value-type="float">
            <text:p>4.87059449649749E-06</text:p>
          </table:table-cell>
          <table:table-cell table:formula="of:=0.5*[.D12]*(([.D5]-[.C5])/([.D1]-[.C1]))^2" office:value-type="float" office:value="0.0000000310977931670896" calcext:value-type="float">
            <text:p>3.10977931670896E-08</text:p>
          </table:table-cell>
          <table:table-cell table:formula="of:=0.5*[.E12]*(([.E5]-[.D5])/([.E1]-[.D1]))^2" office:value-type="float" office:value="0.00000917598764824557" calcext:value-type="float">
            <text:p>9.17598764824557E-06</text:p>
          </table:table-cell>
          <table:table-cell table:formula="of:=0.5*[.F12]*(([.F5]-[.E5])/([.F1]-[.E1]))^2" office:value-type="float" office:value="0.0000056033969485319" calcext:value-type="float">
            <text:p>5.6033969485319E-06</text:p>
          </table:table-cell>
          <table:table-cell table:formula="of:=0.5*[.G12]*(([.G5]-[.F5])/([.G1]-[.F1]))^2" office:value-type="float" office:value="0.00000625571918953508" calcext:value-type="float">
            <text:p>6.25571918953508E-06</text:p>
          </table:table-cell>
          <table:table-cell table:formula="of:=0.5*[.H12]*(([.H5]-[.G5])/([.H1]-[.G1]))^2" office:value-type="float" office:value="0.0000217834571111832" calcext:value-type="float">
            <text:p>2.17834571111832E-05</text:p>
          </table:table-cell>
          <table:table-cell table:formula="of:=0.5*[.I12]*(([.I5]-[.H5])/([.I1]-[.H1]))^2" office:value-type="float" office:value="0.000006357142259568" calcext:value-type="float">
            <text:p>6.357142259568E-06</text:p>
          </table:table-cell>
          <table:table-cell table:formula="of:=0.5*[.J12]*(([.J5]-[.I5])/([.J1]-[.I1]))^2" office:value-type="float" office:value="0.0000190840652326396" calcext:value-type="float">
            <text:p>1.90840652326396E-05</text:p>
          </table:table-cell>
          <table:table-cell table:formula="of:=0.5*[.K12]*(([.K5]-[.J5])/([.K1]-[.J1]))^2" office:value-type="float" office:value="0.000000400740828129389" calcext:value-type="float">
            <text:p>4.00740828129389E-07</text:p>
          </table:table-cell>
          <table:table-cell table:formula="of:=0.5*[.L12]*(([.L5]-[.K5])/([.L1]-[.K1]))^2" office:value-type="float" office:value="0.00000463307754589919" calcext:value-type="float">
            <text:p>4.63307754589919E-06</text:p>
          </table:table-cell>
          <table:table-cell table:formula="of:=0.5*[.M12]*(([.M5]-[.L5])/([.M1]-[.L1]))^2" office:value-type="float" office:value="0.0000411233090951417" calcext:value-type="float">
            <text:p>4.11233090951417E-05</text:p>
          </table:table-cell>
          <table:table-cell table:formula="of:=0.5*[.N12]*(([.N5]-[.M5])/([.N1]-[.M1]))^2" office:value-type="float" office:value="0.00000174047391924536" calcext:value-type="float">
            <text:p>1.74047391924536E-06</text:p>
          </table:table-cell>
          <table:table-cell table:formula="of:=0.5*[.O12]*(([.O5]-[.N5])/([.O1]-[.N1]))^2" office:value-type="float" office:value="0.000000212678005524389" calcext:value-type="float">
            <text:p>2.12678005524389E-07</text:p>
          </table:table-cell>
          <table:table-cell table:formula="of:=0.5*[.P12]*(([.P5]-[.O5])/([.P1]-[.O1]))^2" office:value-type="float" office:value="0.0000018749505255864" calcext:value-type="float">
            <text:p>1.8749505255864E-06</text:p>
          </table:table-cell>
          <table:table-cell table:formula="of:=0.5*[.Q12]*(([.Q5]-[.P5])/([.Q1]-[.P1]))^2" office:value-type="float" office:value="0.00000132029988408899" calcext:value-type="float">
            <text:p>1.32029988408899E-06</text:p>
          </table:table-cell>
          <table:table-cell table:formula="of:=0.5*[.R12]*(([.R5]-[.Q5])/([.R1]-[.Q1]))^2" office:value-type="float" office:value="0.0000000023334031959745" calcext:value-type="float">
            <text:p>2.3334031959745E-09</text:p>
          </table:table-cell>
          <table:table-cell table:formula="of:=0.5*[.S12]*(([.S5]-[.R5])/([.S1]-[.R1]))^2" office:value-type="float" office:value="0.0000000554259433208895" calcext:value-type="float">
            <text:p>5.54259433208895E-08</text:p>
          </table:table-cell>
          <table:table-cell table:formula="of:=0.5*[.T12]*(([.T5]-[.S5])/([.T1]-[.S1]))^2" office:value-type="float" office:value="0.00000175463000142265" calcext:value-type="float">
            <text:p>1.75463000142265E-06</text:p>
          </table:table-cell>
          <table:table-cell table:formula="of:=0.5*[.U12]*(([.U5]-[.T5])/([.U1]-[.T1]))^2" office:value-type="float" office:value="0.000000206230337618475" calcext:value-type="float">
            <text:p>2.06230337618475E-07</text:p>
          </table:table-cell>
          <table:table-cell table:formula="of:=0.5*[.V12]*(([.V5]-[.U5])/([.V1]-[.U1]))^2" office:value-type="float" office:value="0.000000326572170389942" calcext:value-type="float">
            <text:p>3.26572170389942E-07</text:p>
          </table:table-cell>
          <table:table-cell table:formula="of:=0.5*[.W12]*(([.W5]-[.V5])/([.W1]-[.V1]))^2" office:value-type="float" office:value="0.0000122345089988329" calcext:value-type="float">
            <text:p>1.22345089988329E-05</text:p>
          </table:table-cell>
          <table:table-cell table:formula="of:=0.5*[.X12]*(([.X5]-[.W5])/([.X1]-[.W1]))^2" office:value-type="float" office:value="0.0000234639850409031" calcext:value-type="float">
            <text:p>2.34639850409031E-05</text:p>
          </table:table-cell>
          <table:table-cell table:formula="of:=0.5*[.Y12]*(([.Y5]-[.X5])/([.Y1]-[.X1]))^2" office:value-type="float" office:value="0.00000426919855609113" calcext:value-type="float">
            <text:p>4.26919855609113E-06</text:p>
          </table:table-cell>
          <table:table-cell table:formula="of:=0.5*[.Z12]*(([.Z5]-[.Y5])/([.Z1]-[.Y1]))^2" office:value-type="float" office:value="0.000000864965717719266" calcext:value-type="float">
            <text:p>8.64965717719266E-07</text:p>
          </table:table-cell>
          <table:table-cell table:formula="of:=0.5*[.AA12]*(([.AA5]-[.Z5])/([.AA1]-[.Z1]))^2" office:value-type="float" office:value="0.00000258494285726842" calcext:value-type="float">
            <text:p>2.58494285726842E-06</text:p>
          </table:table-cell>
          <table:table-cell table:formula="of:=0.5*[.AB12]*(([.AB5]-[.AA5])/([.AB1]-[.AA1]))^2" office:value-type="float" office:value="0.00000251036293362496" calcext:value-type="float">
            <text:p>2.51036293362496E-06</text:p>
          </table:table-cell>
          <table:table-cell table:formula="of:=0.5*[.AC12]*(([.AC5]-[.AB5])/([.AC1]-[.AB1]))^2" office:value-type="float" office:value="0.00000946435104575639" calcext:value-type="float">
            <text:p>9.46435104575639E-06</text:p>
          </table:table-cell>
          <table:table-cell table:formula="of:=0.5*[.AD12]*(([.AD5]-[.AC5])/([.AD1]-[.AC1]))^2" office:value-type="float" office:value="0.00000877742825935259" calcext:value-type="float">
            <text:p>8.77742825935259E-06</text:p>
          </table:table-cell>
          <table:table-cell table:formula="of:=0.5*[.AE12]*(([.AE5]-[.AD5])/([.AE1]-[.AD1]))^2" office:value-type="float" office:value="0.00000365169621961981" calcext:value-type="float">
            <text:p>3.65169621961981E-06</text:p>
          </table:table-cell>
          <table:table-cell table:formula="of:=0.5*[.AF12]*(([.AF5]-[.AE5])/([.AF1]-[.AE1]))^2" office:value-type="float" office:value="0.000000101576407323398" calcext:value-type="float">
            <text:p>1.01576407323398E-07</text:p>
          </table:table-cell>
          <table:table-cell table:formula="of:=0.5*[.AG12]*(([.AG5]-[.AF5])/([.AG1]-[.AF1]))^2" office:value-type="float" office:value="0.000000131828984389529" calcext:value-type="float">
            <text:p>1.31828984389529E-07</text:p>
          </table:table-cell>
          <table:table-cell table:formula="of:=0.5*[.AH12]*(([.AH5]-[.AG5])/([.AH1]-[.AG1]))^2" office:value-type="float" office:value="0.00000244555442104517" calcext:value-type="float">
            <text:p>2.44555442104517E-06</text:p>
          </table:table-cell>
          <table:table-cell table:formula="of:=0.5*[.AI12]*(([.AI5]-[.AH5])/([.AI1]-[.AH1]))^2" office:value-type="float" office:value="0.00000202428420206281" calcext:value-type="float">
            <text:p>2.02428420206281E-06</text:p>
          </table:table-cell>
          <table:table-cell table:formula="of:=0.5*[.AJ12]*(([.AJ5]-[.AI5])/([.AJ1]-[.AI1]))^2" office:value-type="float" office:value="0.00000327638837819424" calcext:value-type="float">
            <text:p>3.27638837819424E-06</text:p>
          </table:table-cell>
          <table:table-cell table:formula="of:=0.5*[.AK12]*(([.AK5]-[.AJ5])/([.AK1]-[.AJ1]))^2" office:value-type="float" office:value="0.0000196409140302618" calcext:value-type="float">
            <text:p>1.96409140302618E-05</text:p>
          </table:table-cell>
          <table:table-cell table:formula="of:=0.5*[.AL12]*(([.AL5]-[.AK5])/([.AL1]-[.AK1]))^2" office:value-type="float" office:value="0.000000101489028544782" calcext:value-type="float">
            <text:p>1.01489028544782E-07</text:p>
          </table:table-cell>
          <table:table-cell table:formula="of:=0.5*[.AM12]*(([.AM5]-[.AL5])/([.AM1]-[.AL1]))^2" office:value-type="float" office:value="0.00000902852110892694" calcext:value-type="float">
            <text:p>9.02852110892694E-06</text:p>
          </table:table-cell>
          <table:table-cell table:formula="of:=0.5*[.AN12]*(([.AN5]-[.AM5])/([.AN1]-[.AM1]))^2" office:value-type="float" office:value="0.00000262023331851419" calcext:value-type="float">
            <text:p>2.62023331851419E-06</text:p>
          </table:table-cell>
          <table:table-cell table:formula="of:=0.5*[.AO12]*(([.AO5]-[.AN5])/([.AO1]-[.AN1]))^2" office:value-type="float" office:value="0.0000186253032089755" calcext:value-type="float">
            <text:p>1.86253032089755E-05</text:p>
          </table:table-cell>
          <table:table-cell table:formula="of:=0.5*[.AP12]*(([.AP5]-[.AO5])/([.AP1]-[.AO1]))^2" office:value-type="float" office:value="0.0000205476551286396" calcext:value-type="float">
            <text:p>2.05476551286396E-05</text:p>
          </table:table-cell>
          <table:table-cell table:formula="of:=0.5*[.AQ12]*(([.AQ5]-[.AP5])/([.AQ1]-[.AP1]))^2" office:value-type="float" office:value="0.00000928775454734965" calcext:value-type="float">
            <text:p>9.28775454734965E-06</text:p>
          </table:table-cell>
          <table:table-cell table:formula="of:=0.5*[.AR12]*(([.AR5]-[.AQ5])/([.AR1]-[.AQ1]))^2" office:value-type="float" office:value="0.00000167445137829663" calcext:value-type="float">
            <text:p>1.67445137829663E-06</text:p>
          </table:table-cell>
          <table:table-cell table:formula="of:=0.5*[.AS12]*(([.AS5]-[.AR5])/([.AS1]-[.AR1]))^2" office:value-type="float" office:value="0.00000956238589237904" calcext:value-type="float">
            <text:p>9.56238589237904E-06</text:p>
          </table:table-cell>
          <table:table-cell table:formula="of:=0.5*[.AT12]*(([.AT5]-[.AS5])/([.AT1]-[.AS1]))^2" office:value-type="float" office:value="0.00000542258463259184" calcext:value-type="float">
            <text:p>5.42258463259184E-06</text:p>
          </table:table-cell>
          <table:table-cell table:formula="of:=0.5*[.AU12]*(([.AU5]-[.AT5])/([.AU1]-[.AT1]))^2" office:value-type="float" office:value="0.00000307601418109729" calcext:value-type="float">
            <text:p>3.07601418109729E-06</text:p>
          </table:table-cell>
          <table:table-cell table:formula="of:=0.5*[.AV12]*(([.AV5]-[.AU5])/([.AV1]-[.AU1]))^2" office:value-type="float" office:value="0.000000147378446117398" calcext:value-type="float">
            <text:p>1.47378446117398E-07</text:p>
          </table:table-cell>
          <table:table-cell table:formula="of:=0.5*[.AW12]*(([.AW5]-[.AV5])/([.AW1]-[.AV1]))^2" office:value-type="float" office:value="0.000000117183789632372" calcext:value-type="float">
            <text:p>1.17183789632372E-07</text:p>
          </table:table-cell>
          <table:table-cell table:formula="of:=0.5*[.AX12]*(([.AX5]-[.AW5])/([.AX1]-[.AW1]))^2" office:value-type="float" office:value="0.00000544132555743881" calcext:value-type="float">
            <text:p>5.44132555743881E-06</text:p>
          </table:table-cell>
          <table:table-cell table:formula="of:=0.5*[.AY12]*(([.AY5]-[.AX5])/([.AY1]-[.AX1]))^2" office:value-type="float" office:value="0.0000159289848450711" calcext:value-type="float">
            <text:p>1.59289848450711E-05</text:p>
          </table:table-cell>
          <table:table-cell table:formula="of:=0.5*[.AZ12]*(([.AZ5]-[.AY5])/([.AZ1]-[.AY1]))^2" office:value-type="float" office:value="0.0000025989782588944" calcext:value-type="float">
            <text:p>2.5989782588944E-06</text:p>
          </table:table-cell>
          <table:table-cell table:formula="of:=0.5*[.BA12]*(([.BA5]-[.AZ5])/([.BA1]-[.AZ1]))^2" office:value-type="float" office:value="0.0000211730735669715" calcext:value-type="float">
            <text:p>2.11730735669715E-05</text:p>
          </table:table-cell>
          <table:table-cell table:formula="of:=0.5*[.BB12]*(([.BB5]-[.BA5])/([.BB1]-[.BA1]))^2" office:value-type="float" office:value="0.0000000872389413731882" calcext:value-type="float">
            <text:p>8.72389413731882E-08</text:p>
          </table:table-cell>
          <table:table-cell table:formula="of:=0.5*[.BC12]*(([.BC5]-[.BB5])/([.BC1]-[.BB1]))^2" office:value-type="float" office:value="0.0000479350607140954" calcext:value-type="float">
            <text:p>4.79350607140954E-05</text:p>
          </table:table-cell>
          <table:table-cell table:formula="of:=0.5*[.BD12]*(([.BD5]-[.BC5])/([.BD1]-[.BC1]))^2" office:value-type="float" office:value="0.000529521736384205" calcext:value-type="float">
            <text:p>0.000529521736384</text:p>
          </table:table-cell>
          <table:table-cell table:formula="of:=0.5*[.BE12]*(([.BE5]-[.BD5])/([.BE1]-[.BD1]))^2" office:value-type="float" office:value="0.000169244574984037" calcext:value-type="float">
            <text:p>0.000169244574984</text:p>
          </table:table-cell>
          <table:table-cell table:formula="of:=0.5*[.BF12]*(([.BF5]-[.BE5])/([.BF1]-[.BE1]))^2" office:value-type="float" office:value="0.0000945287938325457" calcext:value-type="float">
            <text:p>9.45287938325457E-05</text:p>
          </table:table-cell>
          <table:table-cell table:formula="of:=0.5*[.BG12]*(([.BG5]-[.BF5])/([.BG1]-[.BF1]))^2" office:value-type="float" office:value="0.0000946806984327612" calcext:value-type="float">
            <text:p>9.46806984327612E-05</text:p>
          </table:table-cell>
          <table:table-cell table:formula="of:=0.5*[.BH12]*(([.BH5]-[.BG5])/([.BH1]-[.BG1]))^2" office:value-type="float" office:value="0.00113149660998583" calcext:value-type="float">
            <text:p>0.001131496609986</text:p>
          </table:table-cell>
          <table:table-cell table:formula="of:=0.5*[.BI12]*(([.BI5]-[.BH5])/([.BI1]-[.BH1]))^2" office:value-type="float" office:value="0.00147445729993272" calcext:value-type="float">
            <text:p>0.001474457299933</text:p>
          </table:table-cell>
          <table:table-cell table:formula="of:=0.5*[.BJ12]*(([.BJ5]-[.BI5])/([.BJ1]-[.BI1]))^2" office:value-type="float" office:value="0.0000977278471572553" calcext:value-type="float">
            <text:p>9.77278471572553E-05</text:p>
          </table:table-cell>
          <table:table-cell table:formula="of:=0.5*[.BK12]*(([.BK5]-[.BJ5])/([.BK1]-[.BJ1]))^2" office:value-type="float" office:value="0.0214285212725836" calcext:value-type="float">
            <text:p>0.021428521272584</text:p>
          </table:table-cell>
          <table:table-cell table:formula="of:=0.5*[.BL12]*(([.BL5]-[.BK5])/([.BL1]-[.BK1]))^2" office:value-type="float" office:value="0.0244227428745837" calcext:value-type="float">
            <text:p>0.024422742874584</text:p>
          </table:table-cell>
          <table:table-cell table:formula="of:=0.5*[.BM12]*(([.BM5]-[.BL5])/([.BM1]-[.BL1]))^2" office:value-type="float" office:value="0.0116198142861294" calcext:value-type="float">
            <text:p>0.011619814286129</text:p>
          </table:table-cell>
          <table:table-cell table:formula="of:=0.5*[.BN12]*(([.BN5]-[.BM5])/([.BN1]-[.BM1]))^2" office:value-type="float" office:value="0.0000536740845087777" calcext:value-type="float">
            <text:p>5.36740845087777E-05</text:p>
          </table:table-cell>
          <table:table-cell table:formula="of:=0.5*[.BO12]*(([.BO5]-[.BN5])/([.BO1]-[.BN1]))^2" office:value-type="float" office:value="0.0044847775798616" calcext:value-type="float">
            <text:p>0.004484777579862</text:p>
          </table:table-cell>
          <table:table-cell table:formula="of:=0.5*[.BP12]*(([.BP5]-[.BO5])/([.BP1]-[.BO1]))^2" office:value-type="float" office:value="0.00570569420939942" calcext:value-type="float">
            <text:p>0.005705694209399</text:p>
          </table:table-cell>
          <table:table-cell table:formula="of:=0.5*[.BQ12]*(([.BQ5]-[.BP5])/([.BQ1]-[.BP1]))^2" office:value-type="float" office:value="0.0380607828267771" calcext:value-type="float">
            <text:p>0.038060782826777</text:p>
          </table:table-cell>
          <table:table-cell table:formula="of:=0.5*[.BR12]*(([.BR5]-[.BQ5])/([.BR1]-[.BQ1]))^2" office:value-type="float" office:value="0.0619216652571533" calcext:value-type="float">
            <text:p>0.061921665257153</text:p>
          </table:table-cell>
          <table:table-cell table:formula="of:=0.5*[.BS12]*(([.BS5]-[.BR5])/([.BS1]-[.BR1]))^2" office:value-type="float" office:value="0.00319530522319776" calcext:value-type="float">
            <text:p>0.003195305223198</text:p>
          </table:table-cell>
          <table:table-cell table:formula="of:=0.5*[.BT12]*(([.BT5]-[.BS5])/([.BT1]-[.BS1]))^2" office:value-type="float" office:value="0.0402252745181994" calcext:value-type="float">
            <text:p>0.040225274518199</text:p>
          </table:table-cell>
          <table:table-cell table:formula="of:=0.5*[.BU12]*(([.BU5]-[.BT5])/([.BU1]-[.BT1]))^2" office:value-type="float" office:value="0.000015819596209848" calcext:value-type="float">
            <text:p>1.5819596209848E-05</text:p>
          </table:table-cell>
          <table:table-cell table:formula="of:=0.5*[.BV12]*(([.BV5]-[.BU5])/([.BV1]-[.BU1]))^2" office:value-type="float" office:value="0.000855916420902355" calcext:value-type="float">
            <text:p>0.000855916420902</text:p>
          </table:table-cell>
          <table:table-cell table:formula="of:=0.5*[.BW12]*(([.BW5]-[.BV5])/([.BW1]-[.BV1]))^2" office:value-type="float" office:value="0.000350890770352129" calcext:value-type="float">
            <text:p>0.000350890770352</text:p>
          </table:table-cell>
          <table:table-cell table:formula="of:=0.5*[.BX12]*(([.BX5]-[.BW5])/([.BX1]-[.BW1]))^2" office:value-type="float" office:value="0.0123029093669182" calcext:value-type="float">
            <text:p>0.012302909366918</text:p>
          </table:table-cell>
          <table:table-cell table:formula="of:=0.5*[.BY12]*(([.BY5]-[.BX5])/([.BY1]-[.BX1]))^2" office:value-type="float" office:value="0.0356705256949359" calcext:value-type="float">
            <text:p>0.035670525694936</text:p>
          </table:table-cell>
          <table:table-cell table:formula="of:=0.5*[.BZ12]*(([.BZ5]-[.BY5])/([.BZ1]-[.BY1]))^2" office:value-type="float" office:value="0.0013407114505899" calcext:value-type="float">
            <text:p>0.00134071145059</text:p>
          </table:table-cell>
          <table:table-cell table:formula="of:=0.5*[.CA12]*(([.CA5]-[.BZ5])/([.CA1]-[.BZ1]))^2" office:value-type="float" office:value="0.00000144925437212453" calcext:value-type="float">
            <text:p>1.44925437212453E-06</text:p>
          </table:table-cell>
          <table:table-cell table:formula="of:=0.5*[.CB12]*(([.CB5]-[.CA5])/([.CB1]-[.CA1]))^2" office:value-type="float" office:value="0.000818272002872458" calcext:value-type="float">
            <text:p>0.000818272002872</text:p>
          </table:table-cell>
          <table:table-cell table:formula="of:=0.5*[.CC12]*(([.CC5]-[.CB5])/([.CC1]-[.CB1]))^2" office:value-type="float" office:value="0.000149116060161437" calcext:value-type="float">
            <text:p>0.000149116060161</text:p>
          </table:table-cell>
          <table:table-cell table:formula="of:=0.5*[.CD12]*(([.CD5]-[.CC5])/([.CD1]-[.CC1]))^2" office:value-type="float" office:value="0.0114462825414391" calcext:value-type="float">
            <text:p>0.011446282541439</text:p>
          </table:table-cell>
          <table:table-cell table:formula="of:=0.5*[.CE12]*(([.CE5]-[.CD5])/([.CE1]-[.CD1]))^2" office:value-type="float" office:value="0.0000308611159960493" calcext:value-type="float">
            <text:p>3.08611159960493E-05</text:p>
          </table:table-cell>
          <table:table-cell table:formula="of:=0.5*[.CF12]*(([.CF5]-[.CE5])/([.CF1]-[.CE1]))^2" office:value-type="float" office:value="0.0129240070392198" calcext:value-type="float">
            <text:p>0.01292400703922</text:p>
          </table:table-cell>
          <table:table-cell table:formula="of:=0.5*[.CG12]*(([.CG5]-[.CF5])/([.CG1]-[.CF1]))^2" office:value-type="float" office:value="0.0273933540171913" calcext:value-type="float">
            <text:p>0.027393354017191</text:p>
          </table:table-cell>
          <table:table-cell table:formula="of:=0.5*[.CH12]*(([.CH5]-[.CG5])/([.CH1]-[.CG1]))^2" office:value-type="float" office:value="0.00079190429611744" calcext:value-type="float">
            <text:p>0.000791904296117</text:p>
          </table:table-cell>
          <table:table-cell table:formula="of:=0.5*[.CI12]*(([.CI5]-[.CH5])/([.CI1]-[.CH1]))^2" office:value-type="float" office:value="0.00201107224209739" calcext:value-type="float">
            <text:p>0.002011072242097</text:p>
          </table:table-cell>
          <table:table-cell table:formula="of:=0.5*[.CJ12]*(([.CJ5]-[.CI5])/([.CJ1]-[.CI1]))^2" office:value-type="float" office:value="0.000710640717156614" calcext:value-type="float">
            <text:p>0.000710640717157</text:p>
          </table:table-cell>
          <table:table-cell table:formula="of:=0.5*[.CK12]*(([.CK5]-[.CJ5])/([.CK1]-[.CJ1]))^2" office:value-type="float" office:value="0.00435873616242334" calcext:value-type="float">
            <text:p>0.004358736162423</text:p>
          </table:table-cell>
          <table:table-cell table:formula="of:=0.5*[.CL12]*(([.CL5]-[.CK5])/([.CL1]-[.CK1]))^2" office:value-type="float" office:value="0.0052687289712359" calcext:value-type="float">
            <text:p>0.005268728971236</text:p>
          </table:table-cell>
          <table:table-cell table:formula="of:=0.5*[.CM12]*(([.CM5]-[.CL5])/([.CM1]-[.CL1]))^2" office:value-type="float" office:value="0.00770112342614849" calcext:value-type="float">
            <text:p>0.007701123426148</text:p>
          </table:table-cell>
          <table:table-cell table:formula="of:=0.5*[.CN12]*(([.CN5]-[.CM5])/([.CN1]-[.CM1]))^2" office:value-type="float" office:value="0.0309234755937383" calcext:value-type="float">
            <text:p>0.030923475593738</text:p>
          </table:table-cell>
          <table:table-cell table:formula="of:=0.5*[.CO12]*(([.CO5]-[.CN5])/([.CO1]-[.CN1]))^2" office:value-type="float" office:value="0.0492887379670078" calcext:value-type="float">
            <text:p>0.049288737967008</text:p>
          </table:table-cell>
          <table:table-cell table:formula="of:=0.5*[.CP12]*(([.CP5]-[.CO5])/([.CP1]-[.CO1]))^2" office:value-type="float" office:value="0.03392559095652" calcext:value-type="float">
            <text:p>0.03392559095652</text:p>
          </table:table-cell>
          <table:table-cell table:formula="of:=0.5*[.CQ12]*(([.CQ5]-[.CP5])/([.CQ1]-[.CP1]))^2" office:value-type="float" office:value="0.0106785409769698" calcext:value-type="float">
            <text:p>0.01067854097697</text:p>
          </table:table-cell>
          <table:table-cell table:formula="of:=0.5*[.CR12]*(([.CR5]-[.CQ5])/([.CR1]-[.CQ1]))^2" office:value-type="float" office:value="0.00258531444434024" calcext:value-type="float">
            <text:p>0.00258531444434</text:p>
          </table:table-cell>
          <table:table-cell table:formula="of:=0.5*[.CS12]*(([.CS5]-[.CR5])/([.CS1]-[.CR1]))^2" office:value-type="float" office:value="0.0286214934114526" calcext:value-type="float">
            <text:p>0.028621493411453</text:p>
          </table:table-cell>
          <table:table-cell table:formula="of:=0.5*[.CT12]*(([.CT5]-[.CS5])/([.CT1]-[.CS1]))^2" office:value-type="float" office:value="0.00111801755826563" calcext:value-type="float">
            <text:p>0.001118017558266</text:p>
          </table:table-cell>
          <table:table-cell table:formula="of:=0.5*[.CU12]*(([.CU5]-[.CT5])/([.CU1]-[.CT1]))^2" office:value-type="float" office:value="0.000802276759942006" calcext:value-type="float">
            <text:p>0.000802276759942</text:p>
          </table:table-cell>
          <table:table-cell table:formula="of:=0.5*[.CV12]*(([.CV5]-[.CU5])/([.CV1]-[.CU1]))^2" office:value-type="float" office:value="0.000745855497175974" calcext:value-type="float">
            <text:p>0.000745855497176</text:p>
          </table:table-cell>
          <table:table-cell table:formula="of:=0.5*[.CW12]*(([.CW5]-[.CV5])/([.CW1]-[.CV1]))^2" office:value-type="float" office:value="0.0558094912910991" calcext:value-type="float">
            <text:p>0.055809491291099</text:p>
          </table:table-cell>
          <table:table-cell table:formula="of:=0.5*[.CX12]*(([.CX5]-[.CW5])/([.CX1]-[.CW1]))^2" office:value-type="float" office:value="0.00442106795609571" calcext:value-type="float">
            <text:p>0.004421067956096</text:p>
          </table:table-cell>
          <table:table-cell table:formula="of:=0.5*[.CY12]*(([.CY5]-[.CX5])/([.CY1]-[.CX1]))^2" office:value-type="float" office:value="0.0686452320230683" calcext:value-type="float">
            <text:p>0.068645232023068</text:p>
          </table:table-cell>
          <table:table-cell table:formula="of:=0.5*[.CZ12]*(([.CZ5]-[.CY5])/([.CZ1]-[.CY1]))^2" office:value-type="float" office:value="0.0000435771571329386" calcext:value-type="float">
            <text:p>4.35771571329386E-05</text:p>
          </table:table-cell>
          <table:table-cell table:formula="of:=0.5*[.DA12]*(([.DA5]-[.CZ5])/([.DA1]-[.CZ1]))^2" office:value-type="float" office:value="0.00917978542489455" calcext:value-type="float">
            <text:p>0.009179785424895</text:p>
          </table:table-cell>
          <table:table-cell table:formula="of:=0.5*[.DB12]*(([.DB5]-[.DA5])/([.DB1]-[.DA1]))^2" office:value-type="float" office:value="0.00072947643752059" calcext:value-type="float">
            <text:p>0.000729476437521</text:p>
          </table:table-cell>
          <table:table-cell table:formula="of:=0.5*[.DC12]*(([.DC5]-[.DB5])/([.DC1]-[.DB1]))^2" office:value-type="float" office:value="0.00000553006103221149" calcext:value-type="float">
            <text:p>5.53006103221149E-06</text:p>
          </table:table-cell>
          <table:table-cell table:formula="of:=0.5*[.DD12]*(([.DD5]-[.DC5])/([.DD1]-[.DC1]))^2" office:value-type="float" office:value="0.000609278129962394" calcext:value-type="float">
            <text:p>0.000609278129962</text:p>
          </table:table-cell>
          <table:table-cell table:formula="of:=0.5*[.DE12]*(([.DE5]-[.DD5])/([.DE1]-[.DD1]))^2" office:value-type="float" office:value="0.00250006058658633" calcext:value-type="float">
            <text:p>0.002500060586586</text:p>
          </table:table-cell>
          <table:table-cell table:formula="of:=0.5*[.DF12]*(([.DF5]-[.DE5])/([.DF1]-[.DE1]))^2" office:value-type="float" office:value="0.0867329586739203" calcext:value-type="float">
            <text:p>0.08673295867392</text:p>
          </table:table-cell>
          <table:table-cell table:formula="of:=0.5*[.DG12]*(([.DG5]-[.DF5])/([.DG1]-[.DF1]))^2" office:value-type="float" office:value="0.00150014170199471" calcext:value-type="float">
            <text:p>0.001500141701995</text:p>
          </table:table-cell>
          <table:table-cell table:formula="of:=0.5*[.DH12]*(([.DH5]-[.DG5])/([.DH1]-[.DG1]))^2" office:value-type="float" office:value="0.0187518953490971" calcext:value-type="float">
            <text:p>0.018751895349097</text:p>
          </table:table-cell>
          <table:table-cell table:formula="of:=0.5*[.DI12]*(([.DI5]-[.DH5])/([.DI1]-[.DH1]))^2" office:value-type="float" office:value="0.0177911409113514" calcext:value-type="float">
            <text:p>0.017791140911351</text:p>
          </table:table-cell>
          <table:table-cell table:formula="of:=0.5*[.DJ12]*(([.DJ5]-[.DI5])/([.DJ1]-[.DI1]))^2" office:value-type="float" office:value="0.016220521385876" calcext:value-type="float">
            <text:p>0.016220521385876</text:p>
          </table:table-cell>
          <table:table-cell table:formula="of:=0.5*[.DK12]*(([.DK5]-[.DJ5])/([.DK1]-[.DJ1]))^2" office:value-type="float" office:value="0.0303627762098539" calcext:value-type="float">
            <text:p>0.030362776209854</text:p>
          </table:table-cell>
          <table:table-cell table:formula="of:=0.5*[.DL12]*(([.DL5]-[.DK5])/([.DL1]-[.DK1]))^2" office:value-type="float" office:value="0.0738075244218335" calcext:value-type="float">
            <text:p>0.073807524421834</text:p>
          </table:table-cell>
          <table:table-cell table:formula="of:=0.5*[.DM12]*(([.DM5]-[.DL5])/([.DM1]-[.DL1]))^2" office:value-type="float" office:value="0.00312643135955322" calcext:value-type="float">
            <text:p>0.003126431359553</text:p>
          </table:table-cell>
          <table:table-cell table:formula="of:=0.5*[.DN12]*(([.DN5]-[.DM5])/([.DN1]-[.DM1]))^2" office:value-type="float" office:value="0.00037868384714954" calcext:value-type="float">
            <text:p>0.00037868384715</text:p>
          </table:table-cell>
          <table:table-cell table:formula="of:=0.5*[.DO12]*(([.DO5]-[.DN5])/([.DO1]-[.DN1]))^2" office:value-type="float" office:value="0.000508909423959937" calcext:value-type="float">
            <text:p>0.00050890942396</text:p>
          </table:table-cell>
          <table:table-cell table:formula="of:=0.5*[.DP12]*(([.DP5]-[.DO5])/([.DP1]-[.DO1]))^2" office:value-type="float" office:value="0.000737059794319774" calcext:value-type="float">
            <text:p>0.00073705979432</text:p>
          </table:table-cell>
          <table:table-cell table:formula="of:=0.5*[.DQ12]*(([.DQ5]-[.DP5])/([.DQ1]-[.DP1]))^2" office:value-type="float" office:value="0.0120628502829376" calcext:value-type="float">
            <text:p>0.012062850282938</text:p>
          </table:table-cell>
          <table:table-cell table:formula="of:=0.5*[.DR12]*(([.DR5]-[.DQ5])/([.DR1]-[.DQ1]))^2" office:value-type="float" office:value="0.0187514782276401" calcext:value-type="float">
            <text:p>0.01875147822764</text:p>
          </table:table-cell>
          <table:table-cell table:formula="of:=0.5*[.DS12]*(([.DS5]-[.DR5])/([.DS1]-[.DR1]))^2" office:value-type="float" office:value="0.0126769835735406" calcext:value-type="float">
            <text:p>0.012676983573541</text:p>
          </table:table-cell>
          <table:table-cell table:formula="of:=0.5*[.DT12]*(([.DT5]-[.DS5])/([.DT1]-[.DS1]))^2" office:value-type="float" office:value="0.0493470594588072" calcext:value-type="float">
            <text:p>0.049347059458807</text:p>
          </table:table-cell>
          <table:table-cell table:formula="of:=0.5*[.DU12]*(([.DU5]-[.DT5])/([.DU1]-[.DT1]))^2" office:value-type="float" office:value="0.0222826599947769" calcext:value-type="float">
            <text:p>0.022282659994777</text:p>
          </table:table-cell>
          <table:table-cell table:formula="of:=0.5*[.DV12]*(([.DV5]-[.DU5])/([.DV1]-[.DU1]))^2" office:value-type="float" office:value="0.00977264348996205" calcext:value-type="float">
            <text:p>0.009772643489962</text:p>
          </table:table-cell>
          <table:table-cell table:formula="of:=0.5*[.DW12]*(([.DW5]-[.DV5])/([.DW1]-[.DV1]))^2" office:value-type="float" office:value="0.00130013669669021" calcext:value-type="float">
            <text:p>0.00130013669669</text:p>
          </table:table-cell>
          <table:table-cell table:formula="of:=0.5*[.DX12]*(([.DX5]-[.DW5])/([.DX1]-[.DW1]))^2" office:value-type="float" office:value="0.000673322349775699" calcext:value-type="float">
            <text:p>0.000673322349776</text:p>
          </table:table-cell>
          <table:table-cell table:formula="of:=0.5*[.DY12]*(([.DY5]-[.DX5])/([.DY1]-[.DX1]))^2" office:value-type="float" office:value="0.00825691044973317" calcext:value-type="float">
            <text:p>0.008256910449733</text:p>
          </table:table-cell>
          <table:table-cell table:formula="of:=0.5*[.DZ12]*(([.DZ5]-[.DY5])/([.DZ1]-[.DY1]))^2" office:value-type="float" office:value="0.00510371758872733" calcext:value-type="float">
            <text:p>0.005103717588727</text:p>
          </table:table-cell>
          <table:table-cell table:formula="of:=0.5*[.EA12]*(([.EA5]-[.DZ5])/([.EA1]-[.DZ1]))^2" office:value-type="float" office:value="0.00606661624147905" calcext:value-type="float">
            <text:p>0.006066616241479</text:p>
          </table:table-cell>
          <table:table-cell table:formula="of:=0.5*[.EB12]*(([.EB5]-[.EA5])/([.EB1]-[.EA1]))^2" office:value-type="float" office:value="0.0131361185460092" calcext:value-type="float">
            <text:p>0.013136118546009</text:p>
          </table:table-cell>
          <table:table-cell table:formula="of:=0.5*[.EC12]*(([.EC5]-[.EB5])/([.EC1]-[.EB1]))^2" office:value-type="float" office:value="0.0172956179599814" calcext:value-type="float">
            <text:p>0.017295617959981</text:p>
          </table:table-cell>
          <table:table-cell table:formula="of:=0.5*[.ED12]*(([.ED5]-[.EC5])/([.ED1]-[.EC1]))^2" office:value-type="float" office:value="0.000000283200267634809" calcext:value-type="float">
            <text:p>2.83200267634809E-07</text:p>
          </table:table-cell>
          <table:table-cell table:formula="of:=0.5*[.EE12]*(([.EE5]-[.ED5])/([.EE1]-[.ED1]))^2" office:value-type="float" office:value="0.161265843131152" calcext:value-type="float">
            <text:p>0.161265843131152</text:p>
          </table:table-cell>
          <table:table-cell table:formula="of:=0.5*[.EF12]*(([.EF5]-[.EE5])/([.EF1]-[.EE1]))^2" office:value-type="float" office:value="0.0014424749085571" calcext:value-type="float">
            <text:p>0.001442474908557</text:p>
          </table:table-cell>
          <table:table-cell table:formula="of:=0.5*[.EG12]*(([.EG5]-[.EF5])/([.EG1]-[.EF1]))^2" office:value-type="float" office:value="0.00529332665913539" calcext:value-type="float">
            <text:p>0.005293326659135</text:p>
          </table:table-cell>
          <table:table-cell table:formula="of:=0.5*[.EH12]*(([.EH5]-[.EG5])/([.EH1]-[.EG1]))^2" office:value-type="float" office:value="0.0054032510772026" calcext:value-type="float">
            <text:p>0.005403251077203</text:p>
          </table:table-cell>
          <table:table-cell table:formula="of:=0.5*[.EI12]*(([.EI5]-[.EH5])/([.EI1]-[.EH1]))^2" office:value-type="float" office:value="0.0101956283683858" calcext:value-type="float">
            <text:p>0.010195628368386</text:p>
          </table:table-cell>
          <table:table-cell table:formula="of:=0.5*[.EJ12]*(([.EJ5]-[.EI5])/([.EJ1]-[.EI1]))^2" office:value-type="float" office:value="0.0000832816584287233" calcext:value-type="float">
            <text:p>8.32816584287233E-05</text:p>
          </table:table-cell>
          <table:table-cell table:formula="of:=0.5*[.EK12]*(([.EK5]-[.EJ5])/([.EK1]-[.EJ1]))^2" office:value-type="float" office:value="0.000828469049334279" calcext:value-type="float">
            <text:p>0.000828469049334</text:p>
          </table:table-cell>
          <table:table-cell table:formula="of:=0.5*[.EL12]*(([.EL5]-[.EK5])/([.EL1]-[.EK1]))^2" office:value-type="float" office:value="0.00256116902766639" calcext:value-type="float">
            <text:p>0.002561169027666</text:p>
          </table:table-cell>
          <table:table-cell table:formula="of:=0.5*[.EM12]*(([.EM5]-[.EL5])/([.EM1]-[.EL1]))^2" office:value-type="float" office:value="0.00209744961647022" calcext:value-type="float">
            <text:p>0.00209744961647</text:p>
          </table:table-cell>
          <table:table-cell table:formula="of:=0.5*[.EN12]*(([.EN5]-[.EM5])/([.EN1]-[.EM1]))^2" office:value-type="float" office:value="0.000723611354387236" calcext:value-type="float">
            <text:p>0.000723611354387</text:p>
          </table:table-cell>
          <table:table-cell table:formula="of:=0.5*[.EO12]*(([.EO5]-[.EN5])/([.EO1]-[.EN1]))^2" office:value-type="float" office:value="0.00103493340405748" calcext:value-type="float">
            <text:p>0.001034933404057</text:p>
          </table:table-cell>
          <table:table-cell table:formula="of:=0.5*[.EP12]*(([.EP5]-[.EO5])/([.EP1]-[.EO1]))^2" office:value-type="float" office:value="0.00247317851803695" calcext:value-type="float">
            <text:p>0.002473178518037</text:p>
          </table:table-cell>
          <table:table-cell table:formula="of:=0.5*[.EQ12]*(([.EQ5]-[.EP5])/([.EQ1]-[.EP1]))^2" office:value-type="float" office:value="0.0840725255437694" calcext:value-type="float">
            <text:p>0.084072525543769</text:p>
          </table:table-cell>
          <table:table-cell table:formula="of:=0.5*[.ER12]*(([.ER5]-[.EQ5])/([.ER1]-[.EQ1]))^2" office:value-type="float" office:value="0.0102780911138484" calcext:value-type="float">
            <text:p>0.010278091113848</text:p>
          </table:table-cell>
          <table:table-cell table:formula="of:=0.5*[.ES12]*(([.ES5]-[.ER5])/([.ES1]-[.ER1]))^2" office:value-type="float" office:value="0.112170846336785" calcext:value-type="float">
            <text:p>0.112170846336785</text:p>
          </table:table-cell>
          <table:table-cell table:formula="of:=0.5*[.ET12]*(([.ET5]-[.ES5])/([.ET1]-[.ES1]))^2" office:value-type="float" office:value="0.016661930492257" calcext:value-type="float">
            <text:p>0.016661930492257</text:p>
          </table:table-cell>
          <table:table-cell table:formula="of:=0.5*[.EU12]*(([.EU5]-[.ET5])/([.EU1]-[.ET1]))^2" office:value-type="float" office:value="0.00698075909916389" calcext:value-type="float">
            <text:p>0.006980759099164</text:p>
          </table:table-cell>
          <table:table-cell table:formula="of:=0.5*[.EV12]*(([.EV5]-[.EU5])/([.EV1]-[.EU1]))^2" office:value-type="float" office:value="0.000306683396113221" calcext:value-type="float">
            <text:p>0.000306683396113</text:p>
          </table:table-cell>
          <table:table-cell table:formula="of:=0.5*[.EW12]*(([.EW5]-[.EV5])/([.EW1]-[.EV1]))^2" office:value-type="float" office:value="0.0299023364076053" calcext:value-type="float">
            <text:p>0.029902336407605</text:p>
          </table:table-cell>
          <table:table-cell table:formula="of:=0.5*[.EX12]*(([.EX5]-[.EW5])/([.EX1]-[.EW1]))^2" office:value-type="float" office:value="0.00725311436494479" calcext:value-type="float">
            <text:p>0.007253114364945</text:p>
          </table:table-cell>
          <table:table-cell table:formula="of:=0.5*[.EY12]*(([.EY5]-[.EX5])/([.EY1]-[.EX1]))^2" office:value-type="float" office:value="0.0126730382664649" calcext:value-type="float">
            <text:p>0.012673038266465</text:p>
          </table:table-cell>
          <table:table-cell table:formula="of:=0.5*[.EZ12]*(([.EZ5]-[.EY5])/([.EZ1]-[.EY1]))^2" office:value-type="float" office:value="0.000777524744972985" calcext:value-type="float">
            <text:p>0.000777524744973</text:p>
          </table:table-cell>
          <table:table-cell table:formula="of:=0.5*[.FA12]*(([.FA5]-[.EZ5])/([.FA1]-[.EZ1]))^2" office:value-type="float" office:value="0.0113688198483682" calcext:value-type="float">
            <text:p>0.011368819848368</text:p>
          </table:table-cell>
          <table:table-cell table:formula="of:=0.5*[.FB12]*(([.FB5]-[.FA5])/([.FB1]-[.FA1]))^2" office:value-type="float" office:value="0.0233460137936171" calcext:value-type="float">
            <text:p>0.023346013793617</text:p>
          </table:table-cell>
          <table:table-cell table:formula="of:=0.5*[.FC12]*(([.FC5]-[.FB5])/([.FC1]-[.FB1]))^2" office:value-type="float" office:value="0.0489238952494999" calcext:value-type="float">
            <text:p>0.0489238952495</text:p>
          </table:table-cell>
          <table:table-cell table:formula="of:=0.5*[.FD12]*(([.FD5]-[.FC5])/([.FD1]-[.FC1]))^2" office:value-type="float" office:value="0.03273058849249" calcext:value-type="float">
            <text:p>0.03273058849249</text:p>
          </table:table-cell>
          <table:table-cell table:formula="of:=0.5*[.FE12]*(([.FE5]-[.FD5])/([.FE1]-[.FD1]))^2" office:value-type="float" office:value="0.0244164922585021" calcext:value-type="float">
            <text:p>0.024416492258502</text:p>
          </table:table-cell>
          <table:table-cell table:formula="of:=0.5*[.FF12]*(([.FF5]-[.FE5])/([.FF1]-[.FE1]))^2" office:value-type="float" office:value="0.00682562227979349" calcext:value-type="float">
            <text:p>0.006825622279794</text:p>
          </table:table-cell>
          <table:table-cell table:formula="of:=0.5*[.FG12]*(([.FG5]-[.FF5])/([.FG1]-[.FF1]))^2" office:value-type="float" office:value="0.0000947494121256013" calcext:value-type="float">
            <text:p>9.47494121256013E-05</text:p>
          </table:table-cell>
          <table:table-cell table:formula="of:=0.5*[.FH12]*(([.FH5]-[.FG5])/([.FH1]-[.FG1]))^2" office:value-type="float" office:value="0.000000889666486126588" calcext:value-type="float">
            <text:p>8.89666486126588E-07</text:p>
          </table:table-cell>
          <table:table-cell table:formula="of:=0.5*[.FI12]*(([.FI5]-[.FH5])/([.FI1]-[.FH1]))^2" office:value-type="float" office:value="0.00410986211305458" calcext:value-type="float">
            <text:p>0.004109862113055</text:p>
          </table:table-cell>
          <table:table-cell table:formula="of:=0.5*[.FJ12]*(([.FJ5]-[.FI5])/([.FJ1]-[.FI1]))^2" office:value-type="float" office:value="0.00390449468265232" calcext:value-type="float">
            <text:p>0.003904494682652</text:p>
          </table:table-cell>
          <table:table-cell table:formula="of:=0.5*[.FK12]*(([.FK5]-[.FJ5])/([.FK1]-[.FJ1]))^2" office:value-type="float" office:value="0.00967235790219072" calcext:value-type="float">
            <text:p>0.009672357902191</text:p>
          </table:table-cell>
          <table:table-cell table:formula="of:=0.5*[.FL12]*(([.FL5]-[.FK5])/([.FL1]-[.FK1]))^2" office:value-type="float" office:value="0.0830793947753865" calcext:value-type="float">
            <text:p>0.083079394775387</text:p>
          </table:table-cell>
          <table:table-cell table:formula="of:=0.5*[.FM12]*(([.FM5]-[.FL5])/([.FM1]-[.FL1]))^2" office:value-type="float" office:value="0.0664081063298953" calcext:value-type="float">
            <text:p>0.066408106329895</text:p>
          </table:table-cell>
          <table:table-cell table:formula="of:=0.5*[.FN12]*(([.FN5]-[.FM5])/([.FN1]-[.FM1]))^2" office:value-type="float" office:value="0.0831755417675326" calcext:value-type="float">
            <text:p>0.083175541767533</text:p>
          </table:table-cell>
          <table:table-cell table:formula="of:=0.5*[.FO12]*(([.FO5]-[.FN5])/([.FO1]-[.FN1]))^2" office:value-type="float" office:value="0.264281337649494" calcext:value-type="float">
            <text:p>0.264281337649494</text:p>
          </table:table-cell>
          <table:table-cell table:formula="of:=0.5*[.FP12]*(([.FP5]-[.FO5])/([.FP1]-[.FO1]))^2" office:value-type="float" office:value="0.0508653745573669" calcext:value-type="float">
            <text:p>0.050865374557367</text:p>
          </table:table-cell>
          <table:table-cell table:formula="of:=0.5*[.FQ12]*(([.FQ5]-[.FP5])/([.FQ1]-[.FP1]))^2" office:value-type="float" office:value="0.053617466480164" calcext:value-type="float">
            <text:p>0.053617466480164</text:p>
          </table:table-cell>
          <table:table-cell table:formula="of:=0.5*[.FR12]*(([.FR5]-[.FQ5])/([.FR1]-[.FQ1]))^2" office:value-type="float" office:value="0.00511442733664694" calcext:value-type="float">
            <text:p>0.005114427336647</text:p>
          </table:table-cell>
          <table:table-cell table:formula="of:=0.5*[.FS12]*(([.FS5]-[.FR5])/([.FS1]-[.FR1]))^2" office:value-type="float" office:value="0.0173661278084357" calcext:value-type="float">
            <text:p>0.017366127808436</text:p>
          </table:table-cell>
          <table:table-cell table:formula="of:=0.5*[.FT12]*(([.FT5]-[.FS5])/([.FT1]-[.FS1]))^2" office:value-type="float" office:value="0.000101691290200157" calcext:value-type="float">
            <text:p>0.0001016912902</text:p>
          </table:table-cell>
          <table:table-cell table:formula="of:=0.5*[.FU12]*(([.FU5]-[.FT5])/([.FU1]-[.FT1]))^2" office:value-type="float" office:value="0.0199147029019793" calcext:value-type="float">
            <text:p>0.019914702901979</text:p>
          </table:table-cell>
          <table:table-cell table:formula="of:=0.5*[.FV12]*(([.FV5]-[.FU5])/([.FV1]-[.FU1]))^2" office:value-type="float" office:value="0.000174779073982838" calcext:value-type="float">
            <text:p>0.000174779073983</text:p>
          </table:table-cell>
          <table:table-cell table:formula="of:=0.5*[.FW12]*(([.FW5]-[.FV5])/([.FW1]-[.FV1]))^2" office:value-type="float" office:value="0.0274443651243653" calcext:value-type="float">
            <text:p>0.027444365124365</text:p>
          </table:table-cell>
          <table:table-cell table:formula="of:=0.5*[.FX12]*(([.FX5]-[.FW5])/([.FX1]-[.FW1]))^2" office:value-type="float" office:value="0.00000855090021386198" calcext:value-type="float">
            <text:p>8.55090021386198E-06</text:p>
          </table:table-cell>
          <table:table-cell table:formula="of:=0.5*[.FY12]*(([.FY5]-[.FX5])/([.FY1]-[.FX1]))^2" office:value-type="float" office:value="0.00706250294435687" calcext:value-type="float">
            <text:p>0.007062502944357</text:p>
          </table:table-cell>
          <table:table-cell table:formula="of:=0.5*[.FZ12]*(([.FZ5]-[.FY5])/([.FZ1]-[.FY1]))^2" office:value-type="float" office:value="0.0119687283033179" calcext:value-type="float">
            <text:p>0.011968728303318</text:p>
          </table:table-cell>
          <table:table-cell table:formula="of:=0.5*[.GA12]*(([.GA5]-[.FZ5])/([.GA1]-[.FZ1]))^2" office:value-type="float" office:value="0.00537470310462687" calcext:value-type="float">
            <text:p>0.005374703104627</text:p>
          </table:table-cell>
          <table:table-cell table:formula="of:=0.5*[.GB12]*(([.GB5]-[.GA5])/([.GB1]-[.GA1]))^2" office:value-type="float" office:value="0.0116769827960167" calcext:value-type="float">
            <text:p>0.011676982796017</text:p>
          </table:table-cell>
          <table:table-cell table:formula="of:=0.5*[.GC12]*(([.GC5]-[.GB5])/([.GC1]-[.GB1]))^2" office:value-type="float" office:value="0.00202663914687427" calcext:value-type="float">
            <text:p>0.002026639146874</text:p>
          </table:table-cell>
          <table:table-cell table:formula="of:=0.5*[.GD12]*(([.GD5]-[.GC5])/([.GD1]-[.GC1]))^2" office:value-type="float" office:value="0.0110681768496905" calcext:value-type="float">
            <text:p>0.011068176849691</text:p>
          </table:table-cell>
          <table:table-cell table:formula="of:=0.5*[.GE12]*(([.GE5]-[.GD5])/([.GE1]-[.GD1]))^2" office:value-type="float" office:value="0.0000926193749106114" calcext:value-type="float">
            <text:p>9.26193749106114E-05</text:p>
          </table:table-cell>
          <table:table-cell table:formula="of:=0.5*[.GF12]*(([.GF5]-[.GE5])/([.GF1]-[.GE1]))^2" office:value-type="float" office:value="0.000084429016660885" calcext:value-type="float">
            <text:p>8.4429016660885E-05</text:p>
          </table:table-cell>
          <table:table-cell table:formula="of:=0.5*[.GG12]*(([.GG5]-[.GF5])/([.GG1]-[.GF1]))^2" office:value-type="float" office:value="0.000108739594627242" calcext:value-type="float">
            <text:p>0.000108739594627</text:p>
          </table:table-cell>
          <table:table-cell table:formula="of:=0.5*[.GH12]*(([.GH5]-[.GG5])/([.GH1]-[.GG1]))^2" office:value-type="float" office:value="0.00246581814373663" calcext:value-type="float">
            <text:p>0.002465818143737</text:p>
          </table:table-cell>
          <table:table-cell table:formula="of:=0.5*[.GI12]*(([.GI5]-[.GH5])/([.GI1]-[.GH1]))^2" office:value-type="float" office:value="0.00093049690455569" calcext:value-type="float">
            <text:p>0.000930496904556</text:p>
          </table:table-cell>
          <table:table-cell table:formula="of:=0.5*[.GJ12]*(([.GJ5]-[.GI5])/([.GJ1]-[.GI1]))^2" office:value-type="float" office:value="0.00304346163833961" calcext:value-type="float">
            <text:p>0.00304346163834</text:p>
          </table:table-cell>
          <table:table-cell table:formula="of:=0.5*[.GK12]*(([.GK5]-[.GJ5])/([.GK1]-[.GJ1]))^2" office:value-type="float" office:value="0.001572806018558" calcext:value-type="float">
            <text:p>0.001572806018558</text:p>
          </table:table-cell>
          <table:table-cell table:formula="of:=0.5*[.GL12]*(([.GL5]-[.GK5])/([.GL1]-[.GK1]))^2" office:value-type="float" office:value="0.000251922122428016" calcext:value-type="float">
            <text:p>0.000251922122428</text:p>
          </table:table-cell>
          <table:table-cell table:formula="of:=0.5*[.GM12]*(([.GM5]-[.GL5])/([.GM1]-[.GL1]))^2" office:value-type="float" office:value="0.0528637679443133" calcext:value-type="float">
            <text:p>0.052863767944313</text:p>
          </table:table-cell>
          <table:table-cell table:formula="of:=0.5*[.GN12]*(([.GN5]-[.GM5])/([.GN1]-[.GM1]))^2" office:value-type="float" office:value="0.00802079528274117" calcext:value-type="float">
            <text:p>0.008020795282741</text:p>
          </table:table-cell>
          <table:table-cell table:formula="of:=0.5*[.GO12]*(([.GO5]-[.GN5])/([.GO1]-[.GN1]))^2" office:value-type="float" office:value="0.00187791918909289" calcext:value-type="float">
            <text:p>0.001877919189093</text:p>
          </table:table-cell>
          <table:table-cell table:formula="of:=0.5*[.GP12]*(([.GP5]-[.GO5])/([.GP1]-[.GO1]))^2" office:value-type="float" office:value="0.0000102518524747094" calcext:value-type="float">
            <text:p>1.02518524747094E-05</text:p>
          </table:table-cell>
          <table:table-cell table:formula="of:=0.5*[.GQ12]*(([.GQ5]-[.GP5])/([.GQ1]-[.GP1]))^2" office:value-type="float" office:value="0.000899644426829006" calcext:value-type="float">
            <text:p>0.000899644426829</text:p>
          </table:table-cell>
          <table:table-cell table:formula="of:=0.5*[.GR12]*(([.GR5]-[.GQ5])/([.GR1]-[.GQ1]))^2" office:value-type="float" office:value="0.00438356622826989" calcext:value-type="float">
            <text:p>0.00438356622827</text:p>
          </table:table-cell>
          <table:table-cell table:formula="of:=0.5*[.GS12]*(([.GS5]-[.GR5])/([.GS1]-[.GR1]))^2" office:value-type="float" office:value="0.00553501204160552" calcext:value-type="float">
            <text:p>0.005535012041606</text:p>
          </table:table-cell>
          <table:table-cell table:formula="of:=0.5*[.GT12]*(([.GT5]-[.GS5])/([.GT1]-[.GS1]))^2" office:value-type="float" office:value="0.0209691907001599" calcext:value-type="float">
            <text:p>0.02096919070016</text:p>
          </table:table-cell>
          <table:table-cell table:formula="of:=0.5*[.GU12]*(([.GU5]-[.GT5])/([.GU1]-[.GT1]))^2" office:value-type="float" office:value="0.0340512111808298" calcext:value-type="float">
            <text:p>0.03405121118083</text:p>
          </table:table-cell>
          <table:table-cell table:formula="of:=0.5*[.GV12]*(([.GV5]-[.GU5])/([.GV1]-[.GU1]))^2" office:value-type="float" office:value="0.0272332720818577" calcext:value-type="float">
            <text:p>0.027233272081858</text:p>
          </table:table-cell>
          <table:table-cell table:formula="of:=0.5*[.GW12]*(([.GW5]-[.GV5])/([.GW1]-[.GV1]))^2" office:value-type="float" office:value="0.0115802533292216" calcext:value-type="float">
            <text:p>0.011580253329222</text:p>
          </table:table-cell>
          <table:table-cell table:formula="of:=0.5*[.GX12]*(([.GX5]-[.GW5])/([.GX1]-[.GW1]))^2" office:value-type="float" office:value="0.00786825809453046" calcext:value-type="float">
            <text:p>0.00786825809453</text:p>
          </table:table-cell>
          <table:table-cell table:formula="of:=0.5*[.GY12]*(([.GY5]-[.GX5])/([.GY1]-[.GX1]))^2" office:value-type="float" office:value="0.000304781157578337" calcext:value-type="float">
            <text:p>0.000304781157578</text:p>
          </table:table-cell>
          <table:table-cell table:formula="of:=0.5*[.GZ12]*(([.GZ5]-[.GY5])/([.GZ1]-[.GY1]))^2" office:value-type="float" office:value="0.0163426980483196" calcext:value-type="float">
            <text:p>0.01634269804832</text:p>
          </table:table-cell>
          <table:table-cell table:formula="of:=0.5*[.HA12]*(([.HA5]-[.GZ5])/([.HA1]-[.GZ1]))^2" office:value-type="float" office:value="0.00229042357935441" calcext:value-type="float">
            <text:p>0.002290423579354</text:p>
          </table:table-cell>
          <table:table-cell table:formula="of:=0.5*[.HB12]*(([.HB5]-[.HA5])/([.HB1]-[.HA1]))^2" office:value-type="float" office:value="0.000650528913539385" calcext:value-type="float">
            <text:p>0.000650528913539</text:p>
          </table:table-cell>
          <table:table-cell table:formula="of:=0.5*[.HC12]*(([.HC5]-[.HB5])/([.HC1]-[.HB1]))^2" office:value-type="float" office:value="0.102936754794658" calcext:value-type="float">
            <text:p>0.102936754794658</text:p>
          </table:table-cell>
          <table:table-cell table:formula="of:=0.5*[.HD12]*(([.HD5]-[.HC5])/([.HD1]-[.HC1]))^2" office:value-type="float" office:value="0.0249709376723541" calcext:value-type="float">
            <text:p>0.024970937672354</text:p>
          </table:table-cell>
          <table:table-cell table:formula="of:=0.5*[.HE12]*(([.HE5]-[.HD5])/([.HE1]-[.HD1]))^2" office:value-type="float" office:value="0.00260895205822082" calcext:value-type="float">
            <text:p>0.002608952058221</text:p>
          </table:table-cell>
          <table:table-cell table:formula="of:=0.5*[.HF12]*(([.HF5]-[.HE5])/([.HF1]-[.HE1]))^2" office:value-type="float" office:value="0.0460651141558045" calcext:value-type="float">
            <text:p>0.046065114155805</text:p>
          </table:table-cell>
          <table:table-cell table:formula="of:=0.5*[.HG12]*(([.HG5]-[.HF5])/([.HG1]-[.HF1]))^2" office:value-type="float" office:value="0.0000116180419316318" calcext:value-type="float">
            <text:p>1.16180419316318E-05</text:p>
          </table:table-cell>
          <table:table-cell table:formula="of:=0.5*[.HH12]*(([.HH5]-[.HG5])/([.HH1]-[.HG1]))^2" office:value-type="float" office:value="0.00796652279959996" calcext:value-type="float">
            <text:p>0.0079665227996</text:p>
          </table:table-cell>
          <table:table-cell table:formula="of:=0.5*[.HI12]*(([.HI5]-[.HH5])/([.HI1]-[.HH1]))^2" office:value-type="float" office:value="0.00453711487810081" calcext:value-type="float">
            <text:p>0.004537114878101</text:p>
          </table:table-cell>
          <table:table-cell table:formula="of:=0.5*[.HJ12]*(([.HJ5]-[.HI5])/([.HJ1]-[.HI1]))^2" office:value-type="float" office:value="0.0080065462795847" calcext:value-type="float">
            <text:p>0.008006546279585</text:p>
          </table:table-cell>
          <table:table-cell table:formula="of:=0.5*[.HK12]*(([.HK5]-[.HJ5])/([.HK1]-[.HJ1]))^2" office:value-type="float" office:value="0.00690443858179981" calcext:value-type="float">
            <text:p>0.0069044385818</text:p>
          </table:table-cell>
          <table:table-cell table:formula="of:=0.5*[.HL12]*(([.HL5]-[.HK5])/([.HL1]-[.HK1]))^2" office:value-type="float" office:value="0.0103472717206196" calcext:value-type="float">
            <text:p>0.01034727172062</text:p>
          </table:table-cell>
          <table:table-cell table:formula="of:=0.5*[.HM12]*(([.HM5]-[.HL5])/([.HM1]-[.HL1]))^2" office:value-type="float" office:value="0.0304824439418327" calcext:value-type="float">
            <text:p>0.030482443941833</text:p>
          </table:table-cell>
          <table:table-cell table:formula="of:=0.5*[.HN12]*(([.HN5]-[.HM5])/([.HN1]-[.HM1]))^2" office:value-type="float" office:value="0.0569403742378127" calcext:value-type="float">
            <text:p>0.056940374237813</text:p>
          </table:table-cell>
          <table:table-cell table:formula="of:=0.5*[.HO12]*(([.HO5]-[.HN5])/([.HO1]-[.HN1]))^2" office:value-type="float" office:value="0.0252799381040088" calcext:value-type="float">
            <text:p>0.025279938104009</text:p>
          </table:table-cell>
          <table:table-cell table:formula="of:=0.5*[.HP12]*(([.HP5]-[.HO5])/([.HP1]-[.HO1]))^2" office:value-type="float" office:value="0.0166765307894984" calcext:value-type="float">
            <text:p>0.016676530789498</text:p>
          </table:table-cell>
          <table:table-cell table:formula="of:=0.5*[.HQ12]*(([.HQ5]-[.HP5])/([.HQ1]-[.HP1]))^2" office:value-type="float" office:value="0.00266294495545155" calcext:value-type="float">
            <text:p>0.002662944955452</text:p>
          </table:table-cell>
          <table:table-cell table:formula="of:=0.5*[.HR12]*(([.HR5]-[.HQ5])/([.HR1]-[.HQ1]))^2" office:value-type="float" office:value="0.00166315744962618" calcext:value-type="float">
            <text:p>0.001663157449626</text:p>
          </table:table-cell>
          <table:table-cell table:formula="of:=0.5*[.HS12]*(([.HS5]-[.HR5])/([.HS1]-[.HR1]))^2" office:value-type="float" office:value="0.010733264267342" calcext:value-type="float">
            <text:p>0.010733264267342</text:p>
          </table:table-cell>
          <table:table-cell table:formula="of:=0.5*[.HT12]*(([.HT5]-[.HS5])/([.HT1]-[.HS1]))^2" office:value-type="float" office:value="0.0037157508359339" calcext:value-type="float">
            <text:p>0.003715750835934</text:p>
          </table:table-cell>
          <table:table-cell table:formula="of:=0.5*[.HU12]*(([.HU5]-[.HT5])/([.HU1]-[.HT1]))^2" office:value-type="float" office:value="0.00342443295865536" calcext:value-type="float">
            <text:p>0.003424432958655</text:p>
          </table:table-cell>
          <table:table-cell table:formula="of:=0.5*[.HV12]*(([.HV5]-[.HU5])/([.HV1]-[.HU1]))^2" office:value-type="float" office:value="0.00205820960748927" calcext:value-type="float">
            <text:p>0.002058209607489</text:p>
          </table:table-cell>
          <table:table-cell table:formula="of:=0.5*[.HW12]*(([.HW5]-[.HV5])/([.HW1]-[.HV1]))^2" office:value-type="float" office:value="0.000647874684843827" calcext:value-type="float">
            <text:p>0.000647874684844</text:p>
          </table:table-cell>
          <table:table-cell table:formula="of:=0.5*[.HX12]*(([.HX5]-[.HW5])/([.HX1]-[.HW1]))^2" office:value-type="float" office:value="0.000540813841503415" calcext:value-type="float">
            <text:p>0.000540813841503</text:p>
          </table:table-cell>
          <table:table-cell table:formula="of:=0.5*[.HY12]*(([.HY5]-[.HX5])/([.HY1]-[.HX1]))^2" office:value-type="float" office:value="0.00156832254831881" calcext:value-type="float">
            <text:p>0.001568322548319</text:p>
          </table:table-cell>
          <table:table-cell table:formula="of:=0.5*[.HZ12]*(([.HZ5]-[.HY5])/([.HZ1]-[.HY1]))^2" office:value-type="float" office:value="0.000815778967628058" calcext:value-type="float">
            <text:p>0.000815778967628</text:p>
          </table:table-cell>
          <table:table-cell table:formula="of:=0.5*[.IA12]*(([.IA5]-[.HZ5])/([.IA1]-[.HZ1]))^2" office:value-type="float" office:value="0.0319407999842353" calcext:value-type="float">
            <text:p>0.031940799984235</text:p>
          </table:table-cell>
          <table:table-cell table:formula="of:=0.5*[.IB12]*(([.IB5]-[.IA5])/([.IB1]-[.IA1]))^2" office:value-type="float" office:value="0.000585572655653489" calcext:value-type="float">
            <text:p>0.000585572655653</text:p>
          </table:table-cell>
          <table:table-cell table:formula="of:=0.5*[.IC12]*(([.IC5]-[.IB5])/([.IC1]-[.IB1]))^2" office:value-type="float" office:value="0.000385453435647838" calcext:value-type="float">
            <text:p>0.000385453435648</text:p>
          </table:table-cell>
          <table:table-cell table:formula="of:=0.5*[.ID12]*(([.ID5]-[.IC5])/([.ID1]-[.IC1]))^2" office:value-type="float" office:value="0.0111698275095863" calcext:value-type="float">
            <text:p>0.011169827509586</text:p>
          </table:table-cell>
          <table:table-cell table:formula="of:=0.5*[.IE12]*(([.IE5]-[.ID5])/([.IE1]-[.ID1]))^2" office:value-type="float" office:value="0.00554814219071907" calcext:value-type="float">
            <text:p>0.005548142190719</text:p>
          </table:table-cell>
          <table:table-cell table:formula="of:=0.5*[.IF12]*(([.IF5]-[.IE5])/([.IF1]-[.IE1]))^2" office:value-type="float" office:value="0.00430621452109916" calcext:value-type="float">
            <text:p>0.004306214521099</text:p>
          </table:table-cell>
          <table:table-cell table:formula="of:=0.5*[.IG12]*(([.IG5]-[.IF5])/([.IG1]-[.IF1]))^2" office:value-type="float" office:value="0.000236039574379734" calcext:value-type="float">
            <text:p>0.00023603957438</text:p>
          </table:table-cell>
          <table:table-cell table:formula="of:=0.5*[.IH12]*(([.IH5]-[.IG5])/([.IH1]-[.IG1]))^2" office:value-type="float" office:value="0.0103117451915883" calcext:value-type="float">
            <text:p>0.010311745191588</text:p>
          </table:table-cell>
          <table:table-cell table:formula="of:=0.5*[.II12]*(([.II5]-[.IH5])/([.II1]-[.IH1]))^2" office:value-type="float" office:value="0.000800448504889825" calcext:value-type="float">
            <text:p>0.00080044850489</text:p>
          </table:table-cell>
          <table:table-cell table:formula="of:=0.5*[.IJ12]*(([.IJ5]-[.II5])/([.IJ1]-[.II1]))^2" office:value-type="float" office:value="0.000984871427871406" calcext:value-type="float">
            <text:p>0.000984871427871</text:p>
          </table:table-cell>
          <table:table-cell table:formula="of:=0.5*[.IK12]*(([.IK5]-[.IJ5])/([.IK1]-[.IJ1]))^2" office:value-type="float" office:value="0.000417616467888814" calcext:value-type="float">
            <text:p>0.000417616467889</text:p>
          </table:table-cell>
          <table:table-cell table:formula="of:=0.5*[.IL12]*(([.IL5]-[.IK5])/([.IL1]-[.IK1]))^2" office:value-type="float" office:value="0.0062656612893121" calcext:value-type="float">
            <text:p>0.006265661289312</text:p>
          </table:table-cell>
          <table:table-cell table:formula="of:=0.5*[.IM12]*(([.IM5]-[.IL5])/([.IM1]-[.IL1]))^2" office:value-type="float" office:value="0.0151580019992738" calcext:value-type="float">
            <text:p>0.015158001999274</text:p>
          </table:table-cell>
          <table:table-cell table:formula="of:=0.5*[.IN12]*(([.IN5]-[.IM5])/([.IN1]-[.IM1]))^2" office:value-type="float" office:value="0.00779490314974185" calcext:value-type="float">
            <text:p>0.007794903149742</text:p>
          </table:table-cell>
          <table:table-cell table:formula="of:=0.5*[.IO12]*(([.IO5]-[.IN5])/([.IO1]-[.IN1]))^2" office:value-type="float" office:value="0.000658643576557305" calcext:value-type="float">
            <text:p>0.000658643576557</text:p>
          </table:table-cell>
          <table:table-cell table:formula="of:=0.5*[.IP12]*(([.IP5]-[.IO5])/([.IP1]-[.IO1]))^2" office:value-type="float" office:value="0.000503980488552211" calcext:value-type="float">
            <text:p>0.000503980488552</text:p>
          </table:table-cell>
          <table:table-cell table:formula="of:=0.5*[.IQ12]*(([.IQ5]-[.IP5])/([.IQ1]-[.IP1]))^2" office:value-type="float" office:value="0.0791115905602458" calcext:value-type="float">
            <text:p>0.079111590560246</text:p>
          </table:table-cell>
          <table:table-cell table:formula="of:=0.5*[.IR12]*(([.IR5]-[.IQ5])/([.IR1]-[.IQ1]))^2" office:value-type="float" office:value="0.00882128919535504" calcext:value-type="float">
            <text:p>0.008821289195355</text:p>
          </table:table-cell>
          <table:table-cell table:formula="of:=0.5*[.IS12]*(([.IS5]-[.IR5])/([.IS1]-[.IR1]))^2" office:value-type="float" office:value="0.0000348290824717425" calcext:value-type="float">
            <text:p>3.48290824717425E-05</text:p>
          </table:table-cell>
          <table:table-cell table:formula="of:=0.5*[.IT12]*(([.IT5]-[.IS5])/([.IT1]-[.IS1]))^2" office:value-type="float" office:value="0.00430444255969289" calcext:value-type="float">
            <text:p>0.004304442559693</text:p>
          </table:table-cell>
          <table:table-cell table:formula="of:=0.5*[.IU12]*(([.IU5]-[.IT5])/([.IU1]-[.IT1]))^2" office:value-type="float" office:value="0.00049865601502248" calcext:value-type="float">
            <text:p>0.000498656015022</text:p>
          </table:table-cell>
          <table:table-cell table:formula="of:=0.5*[.IV12]*(([.IV5]-[.IU5])/([.IV1]-[.IU1]))^2" office:value-type="float" office:value="0.00122809283619453" calcext:value-type="float">
            <text:p>0.001228092836195</text:p>
          </table:table-cell>
          <table:table-cell table:formula="of:=0.5*[.IW12]*(([.IW5]-[.IV5])/([.IW1]-[.IV1]))^2" office:value-type="float" office:value="0.0485957650986258" calcext:value-type="float">
            <text:p>0.048595765098626</text:p>
          </table:table-cell>
          <table:table-cell table:formula="of:=0.5*[.IX12]*(([.IX5]-[.IW5])/([.IX1]-[.IW1]))^2" office:value-type="float" office:value="0.0107668353699595" calcext:value-type="float">
            <text:p>0.01076683536996</text:p>
          </table:table-cell>
          <table:table-cell table:formula="of:=0.5*[.IY12]*(([.IY5]-[.IX5])/([.IY1]-[.IX1]))^2" office:value-type="float" office:value="0.000565635593252366" calcext:value-type="float">
            <text:p>0.000565635593252</text:p>
          </table:table-cell>
          <table:table-cell table:formula="of:=0.5*[.IZ12]*(([.IZ5]-[.IY5])/([.IZ1]-[.IY1]))^2" office:value-type="float" office:value="0.000136129790622349" calcext:value-type="float">
            <text:p>0.000136129790622</text:p>
          </table:table-cell>
          <table:table-cell table:formula="of:=0.5*[.JA12]*(([.JA5]-[.IZ5])/([.JA1]-[.IZ1]))^2" office:value-type="float" office:value="0.00257964911124362" calcext:value-type="float">
            <text:p>0.002579649111244</text:p>
          </table:table-cell>
          <table:table-cell table:formula="of:=0.5*[.JB12]*(([.JB5]-[.JA5])/([.JB1]-[.JA1]))^2" office:value-type="float" office:value="0.00733051193474997" calcext:value-type="float">
            <text:p>0.00733051193475</text:p>
          </table:table-cell>
          <table:table-cell table:formula="of:=0.5*[.JC12]*(([.JC5]-[.JB5])/([.JC1]-[.JB1]))^2" office:value-type="float" office:value="0.000235984876404108" calcext:value-type="float">
            <text:p>0.000235984876404</text:p>
          </table:table-cell>
          <table:table-cell table:formula="of:=0.5*[.JD12]*(([.JD5]-[.JC5])/([.JD1]-[.JC1]))^2" office:value-type="float" office:value="0.000292449949061408" calcext:value-type="float">
            <text:p>0.000292449949061</text:p>
          </table:table-cell>
          <table:table-cell table:formula="of:=0.5*[.JE12]*(([.JE5]-[.JD5])/([.JE1]-[.JD1]))^2" office:value-type="float" office:value="0.00453652026083285" calcext:value-type="float">
            <text:p>0.004536520260833</text:p>
          </table:table-cell>
          <table:table-cell table:formula="of:=0.5*[.JF12]*(([.JF5]-[.JE5])/([.JF1]-[.JE1]))^2" office:value-type="float" office:value="0.00894823882846248" calcext:value-type="float">
            <text:p>0.008948238828462</text:p>
          </table:table-cell>
          <table:table-cell table:formula="of:=0.5*[.JG12]*(([.JG5]-[.JF5])/([.JG1]-[.JF1]))^2" office:value-type="float" office:value="0.0236810854975354" calcext:value-type="float">
            <text:p>0.023681085497536</text:p>
          </table:table-cell>
          <table:table-cell table:formula="of:=0.5*[.JH12]*(([.JH5]-[.JG5])/([.JH1]-[.JG1]))^2" office:value-type="float" office:value="0.000465100519734476" calcext:value-type="float">
            <text:p>0.000465100519734</text:p>
          </table:table-cell>
          <table:table-cell table:formula="of:=0.5*[.JI12]*(([.JI5]-[.JH5])/([.JI1]-[.JH1]))^2" office:value-type="float" office:value="0.0113369127501149" calcext:value-type="float">
            <text:p>0.011336912750115</text:p>
          </table:table-cell>
          <table:table-cell table:formula="of:=0.5*[.JJ12]*(([.JJ5]-[.JI5])/([.JJ1]-[.JI1]))^2" office:value-type="float" office:value="0.00558641082947378" calcext:value-type="float">
            <text:p>0.005586410829474</text:p>
          </table:table-cell>
          <table:table-cell table:formula="of:=0.5*[.JK12]*(([.JK5]-[.JJ5])/([.JK1]-[.JJ1]))^2" office:value-type="float" office:value="0.00767785708394215" calcext:value-type="float">
            <text:p>0.007677857083942</text:p>
          </table:table-cell>
          <table:table-cell table:formula="of:=0.5*[.JL12]*(([.JL5]-[.JK5])/([.JL1]-[.JK1]))^2" office:value-type="float" office:value="0.000031283794648332" calcext:value-type="float">
            <text:p>3.1283794648332E-05</text:p>
          </table:table-cell>
          <table:table-cell table:formula="of:=0.5*[.JM12]*(([.JM5]-[.JL5])/([.JM1]-[.JL1]))^2" office:value-type="float" office:value="0.00108705164220829" calcext:value-type="float">
            <text:p>0.001087051642208</text:p>
          </table:table-cell>
          <table:table-cell table:formula="of:=0.5*[.JN12]*(([.JN5]-[.JM5])/([.JN1]-[.JM1]))^2" office:value-type="float" office:value="0.00586991755225415" calcext:value-type="float">
            <text:p>0.005869917552254</text:p>
          </table:table-cell>
          <table:table-cell table:formula="of:=0.5*[.JO12]*(([.JO5]-[.JN5])/([.JO1]-[.JN1]))^2" office:value-type="float" office:value="0.00147491312407483" calcext:value-type="float">
            <text:p>0.001474913124075</text:p>
          </table:table-cell>
          <table:table-cell table:formula="of:=0.5*[.JP12]*(([.JP5]-[.JO5])/([.JP1]-[.JO1]))^2" office:value-type="float" office:value="0.000922213756245112" calcext:value-type="float">
            <text:p>0.000922213756245</text:p>
          </table:table-cell>
          <table:table-cell table:formula="of:=0.5*[.JQ12]*(([.JQ5]-[.JP5])/([.JQ1]-[.JP1]))^2" office:value-type="float" office:value="0.00157846341841731" calcext:value-type="float">
            <text:p>0.001578463418417</text:p>
          </table:table-cell>
          <table:table-cell table:formula="of:=0.5*[.JR12]*(([.JR5]-[.JQ5])/([.JR1]-[.JQ1]))^2" office:value-type="float" office:value="0.00154481148313054" calcext:value-type="float">
            <text:p>0.001544811483131</text:p>
          </table:table-cell>
          <table:table-cell table:formula="of:=0.5*[.JS12]*(([.JS5]-[.JR5])/([.JS1]-[.JR1]))^2" office:value-type="float" office:value="0.0000533612573253917" calcext:value-type="float">
            <text:p>5.33612573253917E-05</text:p>
          </table:table-cell>
          <table:table-cell table:formula="of:=0.5*[.JT12]*(([.JT5]-[.JS5])/([.JT1]-[.JS1]))^2" office:value-type="float" office:value="0.000233201241651938" calcext:value-type="float">
            <text:p>0.000233201241652</text:p>
          </table:table-cell>
          <table:table-cell table:formula="of:=0.5*[.JU12]*(([.JU5]-[.JT5])/([.JU1]-[.JT1]))^2" office:value-type="float" office:value="0.00115329481746889" calcext:value-type="float">
            <text:p>0.001153294817469</text:p>
          </table:table-cell>
          <table:table-cell table:formula="of:=0.5*[.JV12]*(([.JV5]-[.JU5])/([.JV1]-[.JU1]))^2" office:value-type="float" office:value="0.0000651249207996508" calcext:value-type="float">
            <text:p>6.51249207996508E-05</text:p>
          </table:table-cell>
          <table:table-cell table:formula="of:=0.5*[.JW12]*(([.JW5]-[.JV5])/([.JW1]-[.JV1]))^2" office:value-type="float" office:value="0.000589500439307072" calcext:value-type="float">
            <text:p>0.000589500439307</text:p>
          </table:table-cell>
          <table:table-cell table:formula="of:=0.5*[.JX12]*(([.JX5]-[.JW5])/([.JX1]-[.JW1]))^2" office:value-type="float" office:value="0.000208396597881383" calcext:value-type="float">
            <text:p>0.000208396597881</text:p>
          </table:table-cell>
          <table:table-cell table:formula="of:=0.5*[.JY12]*(([.JY5]-[.JX5])/([.JY1]-[.JX1]))^2" office:value-type="float" office:value="0.000138321339423035" calcext:value-type="float">
            <text:p>0.000138321339423</text:p>
          </table:table-cell>
          <table:table-cell table:formula="of:=0.5*[.JZ12]*(([.JZ5]-[.JY5])/([.JZ1]-[.JY1]))^2" office:value-type="float" office:value="0.00000404062326006693" calcext:value-type="float">
            <text:p>4.04062326006693E-06</text:p>
          </table:table-cell>
          <table:table-cell table:formula="of:=0.5*[.KA12]*(([.KA5]-[.JZ5])/([.KA1]-[.JZ1]))^2" office:value-type="float" office:value="0.000259434965108529" calcext:value-type="float">
            <text:p>0.000259434965109</text:p>
          </table:table-cell>
          <table:table-cell table:formula="of:=0.5*[.KB12]*(([.KB5]-[.KA5])/([.KB1]-[.KA1]))^2" office:value-type="float" office:value="0.0000113505408445275" calcext:value-type="float">
            <text:p>1.13505408445275E-05</text:p>
          </table:table-cell>
          <table:table-cell table:formula="of:=0.5*[.KC12]*(([.KC5]-[.KB5])/([.KC1]-[.KB1]))^2" office:value-type="float" office:value="0.0000665386910189541" calcext:value-type="float">
            <text:p>6.65386910189541E-05</text:p>
          </table:table-cell>
          <table:table-cell table:formula="of:=0.5*[.KD12]*(([.KD5]-[.KC5])/([.KD1]-[.KC1]))^2" office:value-type="float" office:value="0.0000999043154894243" calcext:value-type="float">
            <text:p>9.99043154894243E-05</text:p>
          </table:table-cell>
          <table:table-cell table:formula="of:=0.5*[.KE12]*(([.KE5]-[.KD5])/([.KE1]-[.KD1]))^2" office:value-type="float" office:value="0.000000330194462217229" calcext:value-type="float">
            <text:p>3.30194462217229E-07</text:p>
          </table:table-cell>
          <table:table-cell table:formula="of:=0.5*[.KF12]*(([.KF5]-[.KE5])/([.KF1]-[.KE1]))^2" office:value-type="float" office:value="0.0000621606156958778" calcext:value-type="float">
            <text:p>6.21606156958778E-05</text:p>
          </table:table-cell>
          <table:table-cell table:formula="of:=0.5*[.KG12]*(([.KG5]-[.KF5])/([.KG1]-[.KF1]))^2" office:value-type="float" office:value="0.000115599071385928" calcext:value-type="float">
            <text:p>0.000115599071386</text:p>
          </table:table-cell>
          <table:table-cell table:formula="of:=0.5*[.KH12]*(([.KH5]-[.KG5])/([.KH1]-[.KG1]))^2" office:value-type="float" office:value="0.000000682031833897523" calcext:value-type="float">
            <text:p>6.82031833897523E-07</text:p>
          </table:table-cell>
          <table:table-cell table:formula="of:=0.5*[.KI12]*(([.KI5]-[.KH5])/([.KI1]-[.KH1]))^2" office:value-type="float" office:value="0.000019212347747975" calcext:value-type="float">
            <text:p>1.9212347747975E-05</text:p>
          </table:table-cell>
          <table:table-cell table:formula="of:=0.5*[.KJ12]*(([.KJ5]-[.KI5])/([.KJ1]-[.KI1]))^2" office:value-type="float" office:value="0.000000643419144126947" calcext:value-type="float">
            <text:p>6.43419144126947E-07</text:p>
          </table:table-cell>
          <table:table-cell table:formula="of:=0.5*[.KK12]*(([.KK5]-[.KJ5])/([.KK1]-[.KJ1]))^2" office:value-type="float" office:value="0.00000692708268840877" calcext:value-type="float">
            <text:p>6.92708268840877E-06</text:p>
          </table:table-cell>
          <table:table-cell table:formula="of:=0.5*[.KL12]*(([.KL5]-[.KK5])/([.KL1]-[.KK1]))^2" office:value-type="float" office:value="0.0000587906979994975" calcext:value-type="float">
            <text:p>5.87906979994975E-05</text:p>
          </table:table-cell>
          <table:table-cell table:formula="of:=0.5*[.KM12]*(([.KM5]-[.KL5])/([.KM1]-[.KL1]))^2" office:value-type="float" office:value="0.0000095248915683743" calcext:value-type="float">
            <text:p>9.5248915683743E-06</text:p>
          </table:table-cell>
          <table:table-cell table:formula="of:=0.5*[.KN12]*(([.KN5]-[.KM5])/([.KN1]-[.KM1]))^2" office:value-type="float" office:value="0.0000140832505737388" calcext:value-type="float">
            <text:p>1.40832505737388E-05</text:p>
          </table:table-cell>
          <table:table-cell table:formula="of:=0.5*[.KO12]*(([.KO5]-[.KN5])/([.KO1]-[.KN1]))^2" office:value-type="float" office:value="0.0000286572040844665" calcext:value-type="float">
            <text:p>2.86572040844665E-05</text:p>
          </table:table-cell>
          <table:table-cell table:formula="of:=0.5*[.KP12]*(([.KP5]-[.KO5])/([.KP1]-[.KO1]))^2" office:value-type="float" office:value="0.00000607601041540663" calcext:value-type="float">
            <text:p>6.07601041540663E-06</text:p>
          </table:table-cell>
          <table:table-cell table:formula="of:=0.5*[.KQ12]*(([.KQ5]-[.KP5])/([.KQ1]-[.KP1]))^2" office:value-type="float" office:value="0.000000139746087916773" calcext:value-type="float">
            <text:p>1.39746087916773E-07</text:p>
          </table:table-cell>
          <table:table-cell table:formula="of:=0.5*[.KR12]*(([.KR5]-[.KQ5])/([.KR1]-[.KQ1]))^2" office:value-type="float" office:value="0.00000359494085288659" calcext:value-type="float">
            <text:p>3.59494085288659E-06</text:p>
          </table:table-cell>
          <table:table-cell table:formula="of:=0.5*[.KS12]*(([.KS5]-[.KR5])/([.KS1]-[.KR1]))^2" office:value-type="float" office:value="0.0000000713010987573498" calcext:value-type="float">
            <text:p>7.13010987573498E-08</text:p>
          </table:table-cell>
          <table:table-cell table:formula="of:=0.5*[.KT12]*(([.KT5]-[.KS5])/([.KT1]-[.KS1]))^2" office:value-type="float" office:value="0.000000899688202618494" calcext:value-type="float">
            <text:p>8.99688202618494E-07</text:p>
          </table:table-cell>
          <table:table-cell table:formula="of:=0.5*[.KU12]*(([.KU5]-[.KT5])/([.KU1]-[.KT1]))^2" office:value-type="float" office:value="0.000000000201738970453118" calcext:value-type="float">
            <text:p>2.01738970453118E-10</text:p>
          </table:table-cell>
          <table:table-cell table:formula="of:=0.5*[.KV12]*(([.KV5]-[.KU5])/([.KV1]-[.KU1]))^2" office:value-type="float" office:value="0.00000496632125527986" calcext:value-type="float">
            <text:p>4.96632125527986E-06</text:p>
          </table:table-cell>
          <table:table-cell table:formula="of:=0.5*[.KW12]*(([.KW5]-[.KV5])/([.KW1]-[.KV1]))^2" office:value-type="float" office:value="0.0000298290331111927" calcext:value-type="float">
            <text:p>2.98290331111927E-05</text:p>
          </table:table-cell>
          <table:table-cell table:formula="of:=0.5*[.KX12]*(([.KX5]-[.KW5])/([.KX1]-[.KW1]))^2" office:value-type="float" office:value="0.00000514107439860311" calcext:value-type="float">
            <text:p>5.14107439860311E-06</text:p>
          </table:table-cell>
          <table:table-cell table:formula="of:=0.5*[.KY12]*(([.KY5]-[.KX5])/([.KY1]-[.KX1]))^2" office:value-type="float" office:value="0.0000136164311678592" calcext:value-type="float">
            <text:p>1.36164311678592E-05</text:p>
          </table:table-cell>
          <table:table-cell table:formula="of:=0.5*[.KZ12]*(([.KZ5]-[.KY5])/([.KZ1]-[.KY1]))^2" office:value-type="float" office:value="0.00000260680910036387" calcext:value-type="float">
            <text:p>2.60680910036387E-06</text:p>
          </table:table-cell>
          <table:table-cell table:formula="of:=0.5*[.LA12]*(([.LA5]-[.KZ5])/([.LA1]-[.KZ1]))^2" office:value-type="float" office:value="0.00000480780672164989" calcext:value-type="float">
            <text:p>4.80780672164989E-06</text:p>
          </table:table-cell>
          <table:table-cell table:formula="of:=0.5*[.LB12]*(([.LB5]-[.LA5])/([.LB1]-[.LA1]))^2" office:value-type="float" office:value="0.000000746679253091029" calcext:value-type="float">
            <text:p>7.46679253091029E-07</text:p>
          </table:table-cell>
          <table:table-cell table:formula="of:=0.5*[.LC12]*(([.LC5]-[.LB5])/([.LC1]-[.LB1]))^2" office:value-type="float" office:value="0.0000007752770885764" calcext:value-type="float">
            <text:p>7.752770885764E-07</text:p>
          </table:table-cell>
          <table:table-cell table:formula="of:=0.5*[.LD12]*(([.LD5]-[.LC5])/([.LD1]-[.LC1]))^2" office:value-type="float" office:value="0.0000000888116202180536" calcext:value-type="float">
            <text:p>8.88116202180536E-08</text:p>
          </table:table-cell>
          <table:table-cell table:formula="of:=0.5*[.LE12]*(([.LE5]-[.LD5])/([.LE1]-[.LD1]))^2" office:value-type="float" office:value="0.000000308981357384977" calcext:value-type="float">
            <text:p>3.08981357384977E-07</text:p>
          </table:table-cell>
          <table:table-cell table:formula="of:=0.5*[.LF12]*(([.LF5]-[.LE5])/([.LF1]-[.LE1]))^2" office:value-type="float" office:value="0.00000575841538812045" calcext:value-type="float">
            <text:p>5.75841538812045E-06</text:p>
          </table:table-cell>
          <table:table-cell table:formula="of:=0.5*[.LG12]*(([.LG5]-[.LF5])/([.LG1]-[.LF1]))^2" office:value-type="float" office:value="0.000000871440665496806" calcext:value-type="float">
            <text:p>8.71440665496806E-07</text:p>
          </table:table-cell>
          <table:table-cell table:formula="of:=0.5*[.LH12]*(([.LH5]-[.LG5])/([.LH1]-[.LG1]))^2" office:value-type="float" office:value="0.00000257193575351532" calcext:value-type="float">
            <text:p>2.57193575351532E-06</text:p>
          </table:table-cell>
          <table:table-cell table:formula="of:=0.5*[.LI12]*(([.LI5]-[.LH5])/([.LI1]-[.LH1]))^2" office:value-type="float" office:value="0.00000236576631023904" calcext:value-type="float">
            <text:p>2.36576631023904E-06</text:p>
          </table:table-cell>
          <table:table-cell table:formula="of:=0.5*[.LJ12]*(([.LJ5]-[.LI5])/([.LJ1]-[.LI1]))^2" office:value-type="float" office:value="0.000000893716454141996" calcext:value-type="float">
            <text:p>8.93716454141996E-07</text:p>
          </table:table-cell>
          <table:table-cell table:formula="of:=0.5*[.LK12]*(([.LK5]-[.LJ5])/([.LK1]-[.LJ1]))^2" office:value-type="float" office:value="0.000000506328778772167" calcext:value-type="float">
            <text:p>5.06328778772167E-07</text:p>
          </table:table-cell>
          <table:table-cell table:formula="of:=0.5*[.LL12]*(([.LL5]-[.LK5])/([.LL1]-[.LK1]))^2" office:value-type="float" office:value="0.000000203817695245714" calcext:value-type="float">
            <text:p>2.03817695245714E-07</text:p>
          </table:table-cell>
          <table:table-cell table:formula="of:=0.5*[.LM12]*(([.LM5]-[.LL5])/([.LM1]-[.LL1]))^2" office:value-type="float" office:value="0.000000569410579953779" calcext:value-type="float">
            <text:p>5.69410579953779E-07</text:p>
          </table:table-cell>
          <table:table-cell table:formula="of:=0.5*[.LN12]*(([.LN5]-[.LM5])/([.LN1]-[.LM1]))^2" office:value-type="float" office:value="0.00000121756758589696" calcext:value-type="float">
            <text:p>1.21756758589696E-06</text:p>
          </table:table-cell>
          <table:table-cell table:formula="of:=0.5*[.LO12]*(([.LO5]-[.LN5])/([.LO1]-[.LN1]))^2" office:value-type="float" office:value="0.0000026420085556401" calcext:value-type="float">
            <text:p>2.6420085556401E-06</text:p>
          </table:table-cell>
          <table:table-cell table:formula="of:=0.5*[.LP12]*(([.LP5]-[.LO5])/([.LP1]-[.LO1]))^2" office:value-type="float" office:value="0.00000169809516797602" calcext:value-type="float">
            <text:p>1.69809516797602E-06</text:p>
          </table:table-cell>
          <table:table-cell table:formula="of:=0.5*[.LQ12]*(([.LQ5]-[.LP5])/([.LQ1]-[.LP1]))^2" office:value-type="float" office:value="0.0000000723841987591475" calcext:value-type="float">
            <text:p>7.23841987591475E-08</text:p>
          </table:table-cell>
          <table:table-cell table:formula="of:=0.5*[.LR12]*(([.LR5]-[.LQ5])/([.LR1]-[.LQ1]))^2" office:value-type="float" office:value="0.000000849072672106137" calcext:value-type="float">
            <text:p>8.49072672106137E-07</text:p>
          </table:table-cell>
          <table:table-cell table:formula="of:=0.5*[.LS12]*(([.LS5]-[.LR5])/([.LS1]-[.LR1]))^2" office:value-type="float" office:value="0.0000000588027758998951" calcext:value-type="float">
            <text:p>5.88027758998951E-08</text:p>
          </table:table-cell>
          <table:table-cell table:formula="of:=0.5*[.LT12]*(([.LT5]-[.LS5])/([.LT1]-[.LS1]))^2" office:value-type="float" office:value="0.00000597328202227754" calcext:value-type="float">
            <text:p>5.97328202227754E-06</text:p>
          </table:table-cell>
          <table:table-cell table:formula="of:=0.5*[.LU12]*(([.LU5]-[.LT5])/([.LU1]-[.LT1]))^2" office:value-type="float" office:value="0.000027330217103571" calcext:value-type="float">
            <text:p>2.7330217103571E-05</text:p>
          </table:table-cell>
          <table:table-cell table:formula="of:=0.5*[.LV12]*(([.LV5]-[.LU5])/([.LV1]-[.LU1]))^2" office:value-type="float" office:value="0.000000264515311652063" calcext:value-type="float">
            <text:p>2.64515311652063E-07</text:p>
          </table:table-cell>
          <table:table-cell table:formula="of:=0.5*[.LW12]*(([.LW5]-[.LV5])/([.LW1]-[.LV1]))^2" office:value-type="float" office:value="0.0000615898624731297" calcext:value-type="float">
            <text:p>6.15898624731297E-05</text:p>
          </table:table-cell>
          <table:table-cell table:formula="of:=0.5*[.LX12]*(([.LX5]-[.LW5])/([.LX1]-[.LW1]))^2" office:value-type="float" office:value="0.0000224882930463576" calcext:value-type="float">
            <text:p>2.24882930463576E-05</text:p>
          </table:table-cell>
          <table:table-cell table:formula="of:=0.5*[.LY12]*(([.LY5]-[.LX5])/([.LY1]-[.LX1]))^2" office:value-type="float" office:value="0.000000625398938606553" calcext:value-type="float">
            <text:p>6.25398938606553E-07</text:p>
          </table:table-cell>
          <table:table-cell table:formula="of:=0.5*[.LZ12]*(([.LZ5]-[.LY5])/([.LZ1]-[.LY1]))^2" office:value-type="float" office:value="0.00000000207113736288032" calcext:value-type="float">
            <text:p>2.07113736288032E-09</text:p>
          </table:table-cell>
          <table:table-cell table:formula="of:=0.5*[.MA12]*(([.MA5]-[.LZ5])/([.MA1]-[.LZ1]))^2" office:value-type="float" office:value="0.0000082225042483096" calcext:value-type="float">
            <text:p>8.2225042483096E-06</text:p>
          </table:table-cell>
          <table:table-cell table:formula="of:=0.5*[.MB12]*(([.MB5]-[.MA5])/([.MB1]-[.MA1]))^2" office:value-type="float" office:value="0.00000116128233241662" calcext:value-type="float">
            <text:p>1.16128233241662E-06</text:p>
          </table:table-cell>
          <table:table-cell table:formula="of:=0.5*[.MC12]*(([.MC5]-[.MB5])/([.MC1]-[.MB1]))^2" office:value-type="float" office:value="0.00000437499703574065" calcext:value-type="float">
            <text:p>4.37499703574065E-06</text:p>
          </table:table-cell>
          <table:table-cell table:formula="of:=0.5*[.MD12]*(([.MD5]-[.MC5])/([.MD1]-[.MC1]))^2" office:value-type="float" office:value="0.000000981838997941828" calcext:value-type="float">
            <text:p>9.81838997941828E-07</text:p>
          </table:table-cell>
          <table:table-cell table:formula="of:=0.5*[.ME12]*(([.ME5]-[.MD5])/([.ME1]-[.MD1]))^2" office:value-type="float" office:value="0.0000188709085457831" calcext:value-type="float">
            <text:p>1.88709085457831E-05</text:p>
          </table:table-cell>
          <table:table-cell table:formula="of:=0.5*[.MF12]*(([.MF5]-[.ME5])/([.MF1]-[.ME1]))^2" office:value-type="float" office:value="0.00000256744174938431" calcext:value-type="float">
            <text:p>2.56744174938431E-06</text:p>
          </table:table-cell>
          <table:table-cell table:formula="of:=0.5*[.MG12]*(([.MG5]-[.MF5])/([.MG1]-[.MF1]))^2" office:value-type="float" office:value="0.0000209943929276618" calcext:value-type="float">
            <text:p>2.09943929276618E-05</text:p>
          </table:table-cell>
          <table:table-cell table:formula="of:=0.5*[.MH12]*(([.MH5]-[.MG5])/([.MH1]-[.MG1]))^2" office:value-type="float" office:value="0.0000138580755756118" calcext:value-type="float">
            <text:p>1.38580755756118E-05</text:p>
          </table:table-cell>
          <table:table-cell table:formula="of:=0.5*[.MI12]*(([.MI5]-[.MH5])/([.MI1]-[.MH1]))^2" office:value-type="float" office:value="0.0000121012672665716" calcext:value-type="float">
            <text:p>1.21012672665716E-05</text:p>
          </table:table-cell>
          <table:table-cell table:formula="of:=0.5*[.MJ12]*(([.MJ5]-[.MI5])/([.MJ1]-[.MI1]))^2" office:value-type="float" office:value="0.0000106201285991691" calcext:value-type="float">
            <text:p>1.06201285991691E-05</text:p>
          </table:table-cell>
          <table:table-cell table:formula="of:=0.5*[.MK12]*(([.MK5]-[.MJ5])/([.MK1]-[.MJ1]))^2" office:value-type="float" office:value="0.000000286357658656626" calcext:value-type="float">
            <text:p>2.86357658656626E-07</text:p>
          </table:table-cell>
          <table:table-cell table:formula="of:=0.5*[.ML12]*(([.ML5]-[.MK5])/([.ML1]-[.MK1]))^2" office:value-type="float" office:value="0.0000089193605239603" calcext:value-type="float">
            <text:p>8.9193605239603E-06</text:p>
          </table:table-cell>
          <table:table-cell table:formula="of:=0.5*[.MM12]*(([.MM5]-[.ML5])/([.MM1]-[.ML1]))^2" office:value-type="float" office:value="0.000000739531070753458" calcext:value-type="float">
            <text:p>7.39531070753458E-07</text:p>
          </table:table-cell>
          <table:table-cell table:formula="of:=0.5*[.MN12]*(([.MN5]-[.MM5])/([.MN1]-[.MM1]))^2" office:value-type="float" office:value="0.0000630891968138288" calcext:value-type="float">
            <text:p>6.30891968138288E-05</text:p>
          </table:table-cell>
          <table:table-cell table:formula="of:=0.5*[.MO12]*(([.MO5]-[.MN5])/([.MO1]-[.MN1]))^2" office:value-type="float" office:value="0.0000400434434745273" calcext:value-type="float">
            <text:p>4.00434434745273E-05</text:p>
          </table:table-cell>
          <table:table-cell table:formula="of:=0.5*[.MP12]*(([.MP5]-[.MO5])/([.MP1]-[.MO1]))^2" office:value-type="float" office:value="0.0000175012936834825" calcext:value-type="float">
            <text:p>1.75012936834825E-05</text:p>
          </table:table-cell>
          <table:table-cell table:formula="of:=0.5*[.MQ12]*(([.MQ5]-[.MP5])/([.MQ1]-[.MP1]))^2" office:value-type="float" office:value="0.0000273877249260951" calcext:value-type="float">
            <text:p>2.73877249260951E-05</text:p>
          </table:table-cell>
          <table:table-cell table:formula="of:=0.5*[.MR12]*(([.MR5]-[.MQ5])/([.MR1]-[.MQ1]))^2" office:value-type="float" office:value="0.00000481951608246049" calcext:value-type="float">
            <text:p>4.81951608246049E-06</text:p>
          </table:table-cell>
          <table:table-cell table:formula="of:=0.5*[.MS12]*(([.MS5]-[.MR5])/([.MS1]-[.MR1]))^2" office:value-type="float" office:value="0.000000935236611953101" calcext:value-type="float">
            <text:p>9.35236611953101E-07</text:p>
          </table:table-cell>
          <table:table-cell table:formula="of:=0.5*[.MT12]*(([.MT5]-[.MS5])/([.MT1]-[.MS1]))^2" office:value-type="float" office:value="0.0000469064868548183" calcext:value-type="float">
            <text:p>4.69064868548183E-05</text:p>
          </table:table-cell>
          <table:table-cell table:formula="of:=0.5*[.MU12]*(([.MU5]-[.MT5])/([.MU1]-[.MT1]))^2" office:value-type="float" office:value="0.000125211184531002" calcext:value-type="float">
            <text:p>0.000125211184531</text:p>
          </table:table-cell>
          <table:table-cell table:formula="of:=0.5*[.MV12]*(([.MV5]-[.MU5])/([.MV1]-[.MU1]))^2" office:value-type="float" office:value="0.0000462025156695111" calcext:value-type="float">
            <text:p>4.62025156695111E-05</text:p>
          </table:table-cell>
          <table:table-cell table:formula="of:=0.5*[.MW12]*(([.MW5]-[.MV5])/([.MW1]-[.MV1]))^2" office:value-type="float" office:value="0.00000392643905439797" calcext:value-type="float">
            <text:p>3.92643905439797E-06</text:p>
          </table:table-cell>
          <table:table-cell table:formula="of:=0.5*[.MX12]*(([.MX5]-[.MW5])/([.MX1]-[.MW1]))^2" office:value-type="float" office:value="0.0000217033858647101" calcext:value-type="float">
            <text:p>2.17033858647101E-05</text:p>
          </table:table-cell>
          <table:table-cell table:formula="of:=0.5*[.MY12]*(([.MY5]-[.MX5])/([.MY1]-[.MX1]))^2" office:value-type="float" office:value="0.000173716434201718" calcext:value-type="float">
            <text:p>0.000173716434202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75512389576604" calcext:value-type="float">
            <text:p>1.75512389576604E-07</text:p>
          </table:table-cell>
          <table:table-cell table:formula="of:=0.5*[.D12]*(([.D6]-[.C6])/([.D1]-[.C1]))^2" office:value-type="float" office:value="0.000000000171927247650568" calcext:value-type="float">
            <text:p>1.71927247650568E-10</text:p>
          </table:table-cell>
          <table:table-cell table:formula="of:=0.5*[.E12]*(([.E6]-[.D6])/([.E1]-[.D1]))^2" office:value-type="float" office:value="0.000000115472742531176" calcext:value-type="float">
            <text:p>1.15472742531176E-07</text:p>
          </table:table-cell>
          <table:table-cell table:formula="of:=0.5*[.F12]*(([.F6]-[.E6])/([.F1]-[.E1]))^2" office:value-type="float" office:value="0.00000010545335959825" calcext:value-type="float">
            <text:p>1.0545335959825E-07</text:p>
          </table:table-cell>
          <table:table-cell table:formula="of:=0.5*[.G12]*(([.G6]-[.F6])/([.G1]-[.F1]))^2" office:value-type="float" office:value="0.0000000097304740030858" calcext:value-type="float">
            <text:p>9.7304740030858E-09</text:p>
          </table:table-cell>
          <table:table-cell table:formula="of:=0.5*[.H12]*(([.H6]-[.G6])/([.H1]-[.G1]))^2" office:value-type="float" office:value="0.0000000369475755084045" calcext:value-type="float">
            <text:p>3.69475755084045E-08</text:p>
          </table:table-cell>
          <table:table-cell table:formula="of:=0.5*[.I12]*(([.I6]-[.H6])/([.I1]-[.H1]))^2" office:value-type="float" office:value="0.00000025550426030903" calcext:value-type="float">
            <text:p>2.5550426030903E-07</text:p>
          </table:table-cell>
          <table:table-cell table:formula="of:=0.5*[.J12]*(([.J6]-[.I6])/([.J1]-[.I1]))^2" office:value-type="float" office:value="0.000000585375541674298" calcext:value-type="float">
            <text:p>5.85375541674298E-07</text:p>
          </table:table-cell>
          <table:table-cell table:formula="of:=0.5*[.K12]*(([.K6]-[.J6])/([.K1]-[.J1]))^2" office:value-type="float" office:value="0.00000000020634909031442" calcext:value-type="float">
            <text:p>2.0634909031442E-10</text:p>
          </table:table-cell>
          <table:table-cell table:formula="of:=0.5*[.L12]*(([.L6]-[.K6])/([.L1]-[.K1]))^2" office:value-type="float" office:value="0.0000000649573223356494" calcext:value-type="float">
            <text:p>6.49573223356494E-08</text:p>
          </table:table-cell>
          <table:table-cell table:formula="of:=0.5*[.M12]*(([.M6]-[.L6])/([.M1]-[.L1]))^2" office:value-type="float" office:value="0.000000497664191931521" calcext:value-type="float">
            <text:p>4.97664191931521E-07</text:p>
          </table:table-cell>
          <table:table-cell table:formula="of:=0.5*[.N12]*(([.N6]-[.M6])/([.N1]-[.M1]))^2" office:value-type="float" office:value="0.000000182775207327176" calcext:value-type="float">
            <text:p>1.82775207327176E-07</text:p>
          </table:table-cell>
          <table:table-cell table:formula="of:=0.5*[.O12]*(([.O6]-[.N6])/([.O1]-[.N1]))^2" office:value-type="float" office:value="0.000000000521623862639883" calcext:value-type="float">
            <text:p>5.21623862639883E-10</text:p>
          </table:table-cell>
          <table:table-cell table:formula="of:=0.5*[.P12]*(([.P6]-[.O6])/([.P1]-[.O1]))^2" office:value-type="float" office:value="0.0000000595146741263263" calcext:value-type="float">
            <text:p>5.95146741263263E-08</text:p>
          </table:table-cell>
          <table:table-cell table:formula="of:=0.5*[.Q12]*(([.Q6]-[.P6])/([.Q1]-[.P1]))^2" office:value-type="float" office:value="0.0000000108066950919531" calcext:value-type="float">
            <text:p>1.08066950919531E-08</text:p>
          </table:table-cell>
          <table:table-cell table:formula="of:=0.5*[.R12]*(([.R6]-[.Q6])/([.R1]-[.Q1]))^2" office:value-type="float" office:value="0.000000538991688849493" calcext:value-type="float">
            <text:p>5.38991688849493E-07</text:p>
          </table:table-cell>
          <table:table-cell table:formula="of:=0.5*[.S12]*(([.S6]-[.R6])/([.S1]-[.R1]))^2" office:value-type="float" office:value="0.0000000290294755328938" calcext:value-type="float">
            <text:p>2.90294755328938E-08</text:p>
          </table:table-cell>
          <table:table-cell table:formula="of:=0.5*[.T12]*(([.T6]-[.S6])/([.T1]-[.S1]))^2" office:value-type="float" office:value="0.000000177846951734548" calcext:value-type="float">
            <text:p>1.77846951734548E-07</text:p>
          </table:table-cell>
          <table:table-cell table:formula="of:=0.5*[.U12]*(([.U6]-[.T6])/([.U1]-[.T1]))^2" office:value-type="float" office:value="0.00000000426255336053667" calcext:value-type="float">
            <text:p>4.26255336053667E-09</text:p>
          </table:table-cell>
          <table:table-cell table:formula="of:=0.5*[.V12]*(([.V6]-[.U6])/([.V1]-[.U1]))^2" office:value-type="float" office:value="0.0000000022416499522752" calcext:value-type="float">
            <text:p>2.2416499522752E-09</text:p>
          </table:table-cell>
          <table:table-cell table:formula="of:=0.5*[.W12]*(([.W6]-[.V6])/([.W1]-[.V1]))^2" office:value-type="float" office:value="0.0000000147005996211045" calcext:value-type="float">
            <text:p>1.47005996211045E-08</text:p>
          </table:table-cell>
          <table:table-cell table:formula="of:=0.5*[.X12]*(([.X6]-[.W6])/([.X1]-[.W1]))^2" office:value-type="float" office:value="0.0000000279760138948568" calcext:value-type="float">
            <text:p>2.79760138948568E-08</text:p>
          </table:table-cell>
          <table:table-cell table:formula="of:=0.5*[.Y12]*(([.Y6]-[.X6])/([.Y1]-[.X1]))^2" office:value-type="float" office:value="0.000000000741900106407401" calcext:value-type="float">
            <text:p>7.41900106407401E-10</text:p>
          </table:table-cell>
          <table:table-cell table:formula="of:=0.5*[.Z12]*(([.Z6]-[.Y6])/([.Z1]-[.Y1]))^2" office:value-type="float" office:value="0.000000242108597052142" calcext:value-type="float">
            <text:p>2.42108597052142E-07</text:p>
          </table:table-cell>
          <table:table-cell table:formula="of:=0.5*[.AA12]*(([.AA6]-[.Z6])/([.AA1]-[.Z1]))^2" office:value-type="float" office:value="0.000000480776350164791" calcext:value-type="float">
            <text:p>4.80776350164791E-07</text:p>
          </table:table-cell>
          <table:table-cell table:formula="of:=0.5*[.AB12]*(([.AB6]-[.AA6])/([.AB1]-[.AA1]))^2" office:value-type="float" office:value="0.000000104075517499204" calcext:value-type="float">
            <text:p>1.04075517499204E-07</text:p>
          </table:table-cell>
          <table:table-cell table:formula="of:=0.5*[.AC12]*(([.AC6]-[.AB6])/([.AC1]-[.AB1]))^2" office:value-type="float" office:value="0.0000000888426062766849" calcext:value-type="float">
            <text:p>8.88426062766849E-08</text:p>
          </table:table-cell>
          <table:table-cell table:formula="of:=0.5*[.AD12]*(([.AD6]-[.AC6])/([.AD1]-[.AC1]))^2" office:value-type="float" office:value="0.0000000284396915253792" calcext:value-type="float">
            <text:p>2.84396915253792E-08</text:p>
          </table:table-cell>
          <table:table-cell table:formula="of:=0.5*[.AE12]*(([.AE6]-[.AD6])/([.AE1]-[.AD1]))^2" office:value-type="float" office:value="0.0000000134107570846067" calcext:value-type="float">
            <text:p>1.34107570846067E-08</text:p>
          </table:table-cell>
          <table:table-cell table:formula="of:=0.5*[.AF12]*(([.AF6]-[.AE6])/([.AF1]-[.AE1]))^2" office:value-type="float" office:value="0.0000000131645761960777" calcext:value-type="float">
            <text:p>1.31645761960777E-08</text:p>
          </table:table-cell>
          <table:table-cell table:formula="of:=0.5*[.AG12]*(([.AG6]-[.AF6])/([.AG1]-[.AF1]))^2" office:value-type="float" office:value="0.0000000157083203554641" calcext:value-type="float">
            <text:p>1.57083203554641E-08</text:p>
          </table:table-cell>
          <table:table-cell table:formula="of:=0.5*[.AH12]*(([.AH6]-[.AG6])/([.AH1]-[.AG1]))^2" office:value-type="float" office:value="0.00000000543684195209735" calcext:value-type="float">
            <text:p>5.43684195209735E-09</text:p>
          </table:table-cell>
          <table:table-cell table:formula="of:=0.5*[.AI12]*(([.AI6]-[.AH6])/([.AI1]-[.AH1]))^2" office:value-type="float" office:value="0.0000000849452379520995" calcext:value-type="float">
            <text:p>8.49452379520995E-08</text:p>
          </table:table-cell>
          <table:table-cell table:formula="of:=0.5*[.AJ12]*(([.AJ6]-[.AI6])/([.AJ1]-[.AI1]))^2" office:value-type="float" office:value="0.000000040114029753922" calcext:value-type="float">
            <text:p>4.0114029753922E-08</text:p>
          </table:table-cell>
          <table:table-cell table:formula="of:=0.5*[.AK12]*(([.AK6]-[.AJ6])/([.AK1]-[.AJ1]))^2" office:value-type="float" office:value="0.000000433318298002646" calcext:value-type="float">
            <text:p>4.33318298002646E-07</text:p>
          </table:table-cell>
          <table:table-cell table:formula="of:=0.5*[.AL12]*(([.AL6]-[.AK6])/([.AL1]-[.AK1]))^2" office:value-type="float" office:value="0.000000142845506249131" calcext:value-type="float">
            <text:p>1.42845506249131E-07</text:p>
          </table:table-cell>
          <table:table-cell table:formula="of:=0.5*[.AM12]*(([.AM6]-[.AL6])/([.AM1]-[.AL1]))^2" office:value-type="float" office:value="0.00000011481412423554" calcext:value-type="float">
            <text:p>1.1481412423554E-07</text:p>
          </table:table-cell>
          <table:table-cell table:formula="of:=0.5*[.AN12]*(([.AN6]-[.AM6])/([.AN1]-[.AM1]))^2" office:value-type="float" office:value="0.000000000251233276416882" calcext:value-type="float">
            <text:p>2.51233276416882E-10</text:p>
          </table:table-cell>
          <table:table-cell table:formula="of:=0.5*[.AO12]*(([.AO6]-[.AN6])/([.AO1]-[.AN1]))^2" office:value-type="float" office:value="0.00000022836186634817" calcext:value-type="float">
            <text:p>2.2836186634817E-07</text:p>
          </table:table-cell>
          <table:table-cell table:formula="of:=0.5*[.AP12]*(([.AP6]-[.AO6])/([.AP1]-[.AO1]))^2" office:value-type="float" office:value="0.000000454949409908113" calcext:value-type="float">
            <text:p>4.54949409908113E-07</text:p>
          </table:table-cell>
          <table:table-cell table:formula="of:=0.5*[.AQ12]*(([.AQ6]-[.AP6])/([.AQ1]-[.AP1]))^2" office:value-type="float" office:value="0.000000501286004587187" calcext:value-type="float">
            <text:p>5.01286004587187E-07</text:p>
          </table:table-cell>
          <table:table-cell table:formula="of:=0.5*[.AR12]*(([.AR6]-[.AQ6])/([.AR1]-[.AQ1]))^2" office:value-type="float" office:value="0.000000377608499233387" calcext:value-type="float">
            <text:p>3.77608499233387E-07</text:p>
          </table:table-cell>
          <table:table-cell table:formula="of:=0.5*[.AS12]*(([.AS6]-[.AR6])/([.AS1]-[.AR1]))^2" office:value-type="float" office:value="0.000000124368620376888" calcext:value-type="float">
            <text:p>1.24368620376888E-07</text:p>
          </table:table-cell>
          <table:table-cell table:formula="of:=0.5*[.AT12]*(([.AT6]-[.AS6])/([.AT1]-[.AS1]))^2" office:value-type="float" office:value="0.0000000133251343083591" calcext:value-type="float">
            <text:p>1.33251343083591E-08</text:p>
          </table:table-cell>
          <table:table-cell table:formula="of:=0.5*[.AU12]*(([.AU6]-[.AT6])/([.AU1]-[.AT1]))^2" office:value-type="float" office:value="0.00000000606059102234974" calcext:value-type="float">
            <text:p>6.06059102234974E-09</text:p>
          </table:table-cell>
          <table:table-cell table:formula="of:=0.5*[.AV12]*(([.AV6]-[.AU6])/([.AV1]-[.AU1]))^2" office:value-type="float" office:value="0.0000000565687462637324" calcext:value-type="float">
            <text:p>5.65687462637324E-08</text:p>
          </table:table-cell>
          <table:table-cell table:formula="of:=0.5*[.AW12]*(([.AW6]-[.AV6])/([.AW1]-[.AV1]))^2" office:value-type="float" office:value="0.00000165006894277906" calcext:value-type="float">
            <text:p>1.65006894277906E-06</text:p>
          </table:table-cell>
          <table:table-cell table:formula="of:=0.5*[.AX12]*(([.AX6]-[.AW6])/([.AX1]-[.AW1]))^2" office:value-type="float" office:value="0.00000545290760516466" calcext:value-type="float">
            <text:p>5.45290760516466E-06</text:p>
          </table:table-cell>
          <table:table-cell table:formula="of:=0.5*[.AY12]*(([.AY6]-[.AX6])/([.AY1]-[.AX1]))^2" office:value-type="float" office:value="0.00000502013650395811" calcext:value-type="float">
            <text:p>5.02013650395811E-06</text:p>
          </table:table-cell>
          <table:table-cell table:formula="of:=0.5*[.AZ12]*(([.AZ6]-[.AY6])/([.AZ1]-[.AY1]))^2" office:value-type="float" office:value="0.0000263374076521573" calcext:value-type="float">
            <text:p>2.63374076521573E-05</text:p>
          </table:table-cell>
          <table:table-cell table:formula="of:=0.5*[.BA12]*(([.BA6]-[.AZ6])/([.BA1]-[.AZ1]))^2" office:value-type="float" office:value="0.0000000425039971367487" calcext:value-type="float">
            <text:p>4.25039971367487E-08</text:p>
          </table:table-cell>
          <table:table-cell table:formula="of:=0.5*[.BB12]*(([.BB6]-[.BA6])/([.BB1]-[.BA1]))^2" office:value-type="float" office:value="0.00000816726315460422" calcext:value-type="float">
            <text:p>8.16726315460422E-06</text:p>
          </table:table-cell>
          <table:table-cell table:formula="of:=0.5*[.BC12]*(([.BC6]-[.BB6])/([.BC1]-[.BB1]))^2" office:value-type="float" office:value="0.0000701320905773367" calcext:value-type="float">
            <text:p>7.01320905773367E-05</text:p>
          </table:table-cell>
          <table:table-cell table:formula="of:=0.5*[.BD12]*(([.BD6]-[.BC6])/([.BD1]-[.BC1]))^2" office:value-type="float" office:value="0.000340081397193399" calcext:value-type="float">
            <text:p>0.000340081397193</text:p>
          </table:table-cell>
          <table:table-cell table:formula="of:=0.5*[.BE12]*(([.BE6]-[.BD6])/([.BE1]-[.BD1]))^2" office:value-type="float" office:value="0.000497774309892617" calcext:value-type="float">
            <text:p>0.000497774309893</text:p>
          </table:table-cell>
          <table:table-cell table:formula="of:=0.5*[.BF12]*(([.BF6]-[.BE6])/([.BF1]-[.BE1]))^2" office:value-type="float" office:value="0.000171275649001506" calcext:value-type="float">
            <text:p>0.000171275649002</text:p>
          </table:table-cell>
          <table:table-cell table:formula="of:=0.5*[.BG12]*(([.BG6]-[.BF6])/([.BG1]-[.BF1]))^2" office:value-type="float" office:value="0.000000624680021522592" calcext:value-type="float">
            <text:p>6.24680021522592E-07</text:p>
          </table:table-cell>
          <table:table-cell table:formula="of:=0.5*[.BH12]*(([.BH6]-[.BG6])/([.BH1]-[.BG1]))^2" office:value-type="float" office:value="0.000132408436918134" calcext:value-type="float">
            <text:p>0.000132408436918</text:p>
          </table:table-cell>
          <table:table-cell table:formula="of:=0.5*[.BI12]*(([.BI6]-[.BH6])/([.BI1]-[.BH1]))^2" office:value-type="float" office:value="0.00116966493969195" calcext:value-type="float">
            <text:p>0.001169664939692</text:p>
          </table:table-cell>
          <table:table-cell table:formula="of:=0.5*[.BJ12]*(([.BJ6]-[.BI6])/([.BJ1]-[.BI1]))^2" office:value-type="float" office:value="0.0346134455220801" calcext:value-type="float">
            <text:p>0.03461344552208</text:p>
          </table:table-cell>
          <table:table-cell table:formula="of:=0.5*[.BK12]*(([.BK6]-[.BJ6])/([.BK1]-[.BJ1]))^2" office:value-type="float" office:value="0.0190273161747508" calcext:value-type="float">
            <text:p>0.019027316174751</text:p>
          </table:table-cell>
          <table:table-cell table:formula="of:=0.5*[.BL12]*(([.BL6]-[.BK6])/([.BL1]-[.BK1]))^2" office:value-type="float" office:value="0.00785617632623966" calcext:value-type="float">
            <text:p>0.00785617632624</text:p>
          </table:table-cell>
          <table:table-cell table:formula="of:=0.5*[.BM12]*(([.BM6]-[.BL6])/([.BM1]-[.BL1]))^2" office:value-type="float" office:value="0.000182353658636812" calcext:value-type="float">
            <text:p>0.000182353658637</text:p>
          </table:table-cell>
          <table:table-cell table:formula="of:=0.5*[.BN12]*(([.BN6]-[.BM6])/([.BN1]-[.BM1]))^2" office:value-type="float" office:value="0.000110882867410194" calcext:value-type="float">
            <text:p>0.00011088286741</text:p>
          </table:table-cell>
          <table:table-cell table:formula="of:=0.5*[.BO12]*(([.BO6]-[.BN6])/([.BO1]-[.BN1]))^2" office:value-type="float" office:value="0.00523901809992925" calcext:value-type="float">
            <text:p>0.005239018099929</text:p>
          </table:table-cell>
          <table:table-cell table:formula="of:=0.5*[.BP12]*(([.BP6]-[.BO6])/([.BP1]-[.BO1]))^2" office:value-type="float" office:value="0.0179812789950411" calcext:value-type="float">
            <text:p>0.017981278995041</text:p>
          </table:table-cell>
          <table:table-cell table:formula="of:=0.5*[.BQ12]*(([.BQ6]-[.BP6])/([.BQ1]-[.BP1]))^2" office:value-type="float" office:value="0.0363889023856874" calcext:value-type="float">
            <text:p>0.036388902385687</text:p>
          </table:table-cell>
          <table:table-cell table:formula="of:=0.5*[.BR12]*(([.BR6]-[.BQ6])/([.BR1]-[.BQ1]))^2" office:value-type="float" office:value="0.0309097147567198" calcext:value-type="float">
            <text:p>0.03090971475672</text:p>
          </table:table-cell>
          <table:table-cell table:formula="of:=0.5*[.BS12]*(([.BS6]-[.BR6])/([.BS1]-[.BR1]))^2" office:value-type="float" office:value="0.00114300068791203" calcext:value-type="float">
            <text:p>0.001143000687912</text:p>
          </table:table-cell>
          <table:table-cell table:formula="of:=0.5*[.BT12]*(([.BT6]-[.BS6])/([.BT1]-[.BS1]))^2" office:value-type="float" office:value="0.00721312107702488" calcext:value-type="float">
            <text:p>0.007213121077025</text:p>
          </table:table-cell>
          <table:table-cell table:formula="of:=0.5*[.BU12]*(([.BU6]-[.BT6])/([.BU1]-[.BT1]))^2" office:value-type="float" office:value="0.00251366744012763" calcext:value-type="float">
            <text:p>0.002513667440128</text:p>
          </table:table-cell>
          <table:table-cell table:formula="of:=0.5*[.BV12]*(([.BV6]-[.BU6])/([.BV1]-[.BU1]))^2" office:value-type="float" office:value="0.00434108463767181" calcext:value-type="float">
            <text:p>0.004341084637672</text:p>
          </table:table-cell>
          <table:table-cell table:formula="of:=0.5*[.BW12]*(([.BW6]-[.BV6])/([.BW1]-[.BV1]))^2" office:value-type="float" office:value="0.00127109288780158" calcext:value-type="float">
            <text:p>0.001271092887802</text:p>
          </table:table-cell>
          <table:table-cell table:formula="of:=0.5*[.BX12]*(([.BX6]-[.BW6])/([.BX1]-[.BW1]))^2" office:value-type="float" office:value="0.00081055921809083" calcext:value-type="float">
            <text:p>0.000810559218091</text:p>
          </table:table-cell>
          <table:table-cell table:formula="of:=0.5*[.BY12]*(([.BY6]-[.BX6])/([.BY1]-[.BX1]))^2" office:value-type="float" office:value="0.036105362420248" calcext:value-type="float">
            <text:p>0.036105362420248</text:p>
          </table:table-cell>
          <table:table-cell table:formula="of:=0.5*[.BZ12]*(([.BZ6]-[.BY6])/([.BZ1]-[.BY1]))^2" office:value-type="float" office:value="0.00113562964884022" calcext:value-type="float">
            <text:p>0.00113562964884</text:p>
          </table:table-cell>
          <table:table-cell table:formula="of:=0.5*[.CA12]*(([.CA6]-[.BZ6])/([.CA1]-[.BZ1]))^2" office:value-type="float" office:value="0.00787638082195837" calcext:value-type="float">
            <text:p>0.007876380821958</text:p>
          </table:table-cell>
          <table:table-cell table:formula="of:=0.5*[.CB12]*(([.CB6]-[.CA6])/([.CB1]-[.CA1]))^2" office:value-type="float" office:value="0.0310701766468333" calcext:value-type="float">
            <text:p>0.031070176646833</text:p>
          </table:table-cell>
          <table:table-cell table:formula="of:=0.5*[.CC12]*(([.CC6]-[.CB6])/([.CC1]-[.CB1]))^2" office:value-type="float" office:value="0.0220558673821185" calcext:value-type="float">
            <text:p>0.022055867382119</text:p>
          </table:table-cell>
          <table:table-cell table:formula="of:=0.5*[.CD12]*(([.CD6]-[.CC6])/([.CD1]-[.CC1]))^2" office:value-type="float" office:value="0.0116774448394085" calcext:value-type="float">
            <text:p>0.011677444839409</text:p>
          </table:table-cell>
          <table:table-cell table:formula="of:=0.5*[.CE12]*(([.CE6]-[.CD6])/([.CE1]-[.CD1]))^2" office:value-type="float" office:value="0.018055341853442" calcext:value-type="float">
            <text:p>0.018055341853442</text:p>
          </table:table-cell>
          <table:table-cell table:formula="of:=0.5*[.CF12]*(([.CF6]-[.CE6])/([.CF1]-[.CE1]))^2" office:value-type="float" office:value="0.000366848365711649" calcext:value-type="float">
            <text:p>0.000366848365712</text:p>
          </table:table-cell>
          <table:table-cell table:formula="of:=0.5*[.CG12]*(([.CG6]-[.CF6])/([.CG1]-[.CF1]))^2" office:value-type="float" office:value="0.000883103776859281" calcext:value-type="float">
            <text:p>0.000883103776859</text:p>
          </table:table-cell>
          <table:table-cell table:formula="of:=0.5*[.CH12]*(([.CH6]-[.CG6])/([.CH1]-[.CG1]))^2" office:value-type="float" office:value="0.00141005365361577" calcext:value-type="float">
            <text:p>0.001410053653616</text:p>
          </table:table-cell>
          <table:table-cell table:formula="of:=0.5*[.CI12]*(([.CI6]-[.CH6])/([.CI1]-[.CH1]))^2" office:value-type="float" office:value="0.00066218738719748" calcext:value-type="float">
            <text:p>0.000662187387197</text:p>
          </table:table-cell>
          <table:table-cell table:formula="of:=0.5*[.CJ12]*(([.CJ6]-[.CI6])/([.CJ1]-[.CI1]))^2" office:value-type="float" office:value="0.000427752279125682" calcext:value-type="float">
            <text:p>0.000427752279126</text:p>
          </table:table-cell>
          <table:table-cell table:formula="of:=0.5*[.CK12]*(([.CK6]-[.CJ6])/([.CK1]-[.CJ1]))^2" office:value-type="float" office:value="0.0000059864844904659" calcext:value-type="float">
            <text:p>5.9864844904659E-06</text:p>
          </table:table-cell>
          <table:table-cell table:formula="of:=0.5*[.CL12]*(([.CL6]-[.CK6])/([.CL1]-[.CK1]))^2" office:value-type="float" office:value="0.00094603458583669" calcext:value-type="float">
            <text:p>0.000946034585837</text:p>
          </table:table-cell>
          <table:table-cell table:formula="of:=0.5*[.CM12]*(([.CM6]-[.CL6])/([.CM1]-[.CL1]))^2" office:value-type="float" office:value="0.00226098174752494" calcext:value-type="float">
            <text:p>0.002260981747525</text:p>
          </table:table-cell>
          <table:table-cell table:formula="of:=0.5*[.CN12]*(([.CN6]-[.CM6])/([.CN1]-[.CM1]))^2" office:value-type="float" office:value="0.0269906132323858" calcext:value-type="float">
            <text:p>0.026990613232386</text:p>
          </table:table-cell>
          <table:table-cell table:formula="of:=0.5*[.CO12]*(([.CO6]-[.CN6])/([.CO1]-[.CN1]))^2" office:value-type="float" office:value="0.0541935777755675" calcext:value-type="float">
            <text:p>0.054193577775568</text:p>
          </table:table-cell>
          <table:table-cell table:formula="of:=0.5*[.CP12]*(([.CP6]-[.CO6])/([.CP1]-[.CO1]))^2" office:value-type="float" office:value="0.00132458261858113" calcext:value-type="float">
            <text:p>0.001324582618581</text:p>
          </table:table-cell>
          <table:table-cell table:formula="of:=0.5*[.CQ12]*(([.CQ6]-[.CP6])/([.CQ1]-[.CP1]))^2" office:value-type="float" office:value="0.0255046424811647" calcext:value-type="float">
            <text:p>0.025504642481165</text:p>
          </table:table-cell>
          <table:table-cell table:formula="of:=0.5*[.CR12]*(([.CR6]-[.CQ6])/([.CR1]-[.CQ1]))^2" office:value-type="float" office:value="0.00212348321073422" calcext:value-type="float">
            <text:p>0.002123483210734</text:p>
          </table:table-cell>
          <table:table-cell table:formula="of:=0.5*[.CS12]*(([.CS6]-[.CR6])/([.CS1]-[.CR1]))^2" office:value-type="float" office:value="0.00585929103650302" calcext:value-type="float">
            <text:p>0.005859291036503</text:p>
          </table:table-cell>
          <table:table-cell table:formula="of:=0.5*[.CT12]*(([.CT6]-[.CS6])/([.CT1]-[.CS1]))^2" office:value-type="float" office:value="0.0155372439891609" calcext:value-type="float">
            <text:p>0.015537243989161</text:p>
          </table:table-cell>
          <table:table-cell table:formula="of:=0.5*[.CU12]*(([.CU6]-[.CT6])/([.CU1]-[.CT1]))^2" office:value-type="float" office:value="0.00362662742036727" calcext:value-type="float">
            <text:p>0.003626627420367</text:p>
          </table:table-cell>
          <table:table-cell table:formula="of:=0.5*[.CV12]*(([.CV6]-[.CU6])/([.CV1]-[.CU1]))^2" office:value-type="float" office:value="0.000908509384043341" calcext:value-type="float">
            <text:p>0.000908509384043</text:p>
          </table:table-cell>
          <table:table-cell table:formula="of:=0.5*[.CW12]*(([.CW6]-[.CV6])/([.CW1]-[.CV1]))^2" office:value-type="float" office:value="0.00218053910414949" calcext:value-type="float">
            <text:p>0.002180539104149</text:p>
          </table:table-cell>
          <table:table-cell table:formula="of:=0.5*[.CX12]*(([.CX6]-[.CW6])/([.CX1]-[.CW1]))^2" office:value-type="float" office:value="0.0453917904205913" calcext:value-type="float">
            <text:p>0.045391790420591</text:p>
          </table:table-cell>
          <table:table-cell table:formula="of:=0.5*[.CY12]*(([.CY6]-[.CX6])/([.CY1]-[.CX1]))^2" office:value-type="float" office:value="0.00206944615816682" calcext:value-type="float">
            <text:p>0.002069446158167</text:p>
          </table:table-cell>
          <table:table-cell table:formula="of:=0.5*[.CZ12]*(([.CZ6]-[.CY6])/([.CZ1]-[.CY1]))^2" office:value-type="float" office:value="0.0033720352218456" calcext:value-type="float">
            <text:p>0.003372035221846</text:p>
          </table:table-cell>
          <table:table-cell table:formula="of:=0.5*[.DA12]*(([.DA6]-[.CZ6])/([.DA1]-[.CZ1]))^2" office:value-type="float" office:value="0.00754585401368224" calcext:value-type="float">
            <text:p>0.007545854013682</text:p>
          </table:table-cell>
          <table:table-cell table:formula="of:=0.5*[.DB12]*(([.DB6]-[.DA6])/([.DB1]-[.DA1]))^2" office:value-type="float" office:value="0.000280709180610079" calcext:value-type="float">
            <text:p>0.00028070918061</text:p>
          </table:table-cell>
          <table:table-cell table:formula="of:=0.5*[.DC12]*(([.DC6]-[.DB6])/([.DC1]-[.DB1]))^2" office:value-type="float" office:value="0.000000299557947311138" calcext:value-type="float">
            <text:p>2.99557947311138E-07</text:p>
          </table:table-cell>
          <table:table-cell table:formula="of:=0.5*[.DD12]*(([.DD6]-[.DC6])/([.DD1]-[.DC1]))^2" office:value-type="float" office:value="0.000354259029507741" calcext:value-type="float">
            <text:p>0.000354259029508</text:p>
          </table:table-cell>
          <table:table-cell table:formula="of:=0.5*[.DE12]*(([.DE6]-[.DD6])/([.DE1]-[.DD1]))^2" office:value-type="float" office:value="0.0562438971259964" calcext:value-type="float">
            <text:p>0.056243897125997</text:p>
          </table:table-cell>
          <table:table-cell table:formula="of:=0.5*[.DF12]*(([.DF6]-[.DE6])/([.DF1]-[.DE1]))^2" office:value-type="float" office:value="0.000254412632484054" calcext:value-type="float">
            <text:p>0.000254412632484</text:p>
          </table:table-cell>
          <table:table-cell table:formula="of:=0.5*[.DG12]*(([.DG6]-[.DF6])/([.DG1]-[.DF1]))^2" office:value-type="float" office:value="0.0362101706479293" calcext:value-type="float">
            <text:p>0.036210170647929</text:p>
          </table:table-cell>
          <table:table-cell table:formula="of:=0.5*[.DH12]*(([.DH6]-[.DG6])/([.DH1]-[.DG1]))^2" office:value-type="float" office:value="0.00120068195410112" calcext:value-type="float">
            <text:p>0.001200681954101</text:p>
          </table:table-cell>
          <table:table-cell table:formula="of:=0.5*[.DI12]*(([.DI6]-[.DH6])/([.DI1]-[.DH1]))^2" office:value-type="float" office:value="0.0018068171206148" calcext:value-type="float">
            <text:p>0.001806817120615</text:p>
          </table:table-cell>
          <table:table-cell table:formula="of:=0.5*[.DJ12]*(([.DJ6]-[.DI6])/([.DJ1]-[.DI1]))^2" office:value-type="float" office:value="0.0286755299939607" calcext:value-type="float">
            <text:p>0.028675529993961</text:p>
          </table:table-cell>
          <table:table-cell table:formula="of:=0.5*[.DK12]*(([.DK6]-[.DJ6])/([.DK1]-[.DJ1]))^2" office:value-type="float" office:value="0.00924588865072336" calcext:value-type="float">
            <text:p>0.009245888650723</text:p>
          </table:table-cell>
          <table:table-cell table:formula="of:=0.5*[.DL12]*(([.DL6]-[.DK6])/([.DL1]-[.DK1]))^2" office:value-type="float" office:value="0.0000443627329427174" calcext:value-type="float">
            <text:p>4.43627329427174E-05</text:p>
          </table:table-cell>
          <table:table-cell table:formula="of:=0.5*[.DM12]*(([.DM6]-[.DL6])/([.DM1]-[.DL1]))^2" office:value-type="float" office:value="0.0025665985386871" calcext:value-type="float">
            <text:p>0.002566598538687</text:p>
          </table:table-cell>
          <table:table-cell table:formula="of:=0.5*[.DN12]*(([.DN6]-[.DM6])/([.DN1]-[.DM1]))^2" office:value-type="float" office:value="0.00163156404441476" calcext:value-type="float">
            <text:p>0.001631564044415</text:p>
          </table:table-cell>
          <table:table-cell table:formula="of:=0.5*[.DO12]*(([.DO6]-[.DN6])/([.DO1]-[.DN1]))^2" office:value-type="float" office:value="0.000628127501415761" calcext:value-type="float">
            <text:p>0.000628127501416</text:p>
          </table:table-cell>
          <table:table-cell table:formula="of:=0.5*[.DP12]*(([.DP6]-[.DO6])/([.DP1]-[.DO1]))^2" office:value-type="float" office:value="0.000402689974506556" calcext:value-type="float">
            <text:p>0.000402689974507</text:p>
          </table:table-cell>
          <table:table-cell table:formula="of:=0.5*[.DQ12]*(([.DQ6]-[.DP6])/([.DQ1]-[.DP1]))^2" office:value-type="float" office:value="0.00071803989179972" calcext:value-type="float">
            <text:p>0.0007180398918</text:p>
          </table:table-cell>
          <table:table-cell table:formula="of:=0.5*[.DR12]*(([.DR6]-[.DQ6])/([.DR1]-[.DQ1]))^2" office:value-type="float" office:value="0.00152425970341107" calcext:value-type="float">
            <text:p>0.001524259703411</text:p>
          </table:table-cell>
          <table:table-cell table:formula="of:=0.5*[.DS12]*(([.DS6]-[.DR6])/([.DS1]-[.DR1]))^2" office:value-type="float" office:value="0.000367373508843289" calcext:value-type="float">
            <text:p>0.000367373508843</text:p>
          </table:table-cell>
          <table:table-cell table:formula="of:=0.5*[.DT12]*(([.DT6]-[.DS6])/([.DT1]-[.DS1]))^2" office:value-type="float" office:value="0.0513302832813057" calcext:value-type="float">
            <text:p>0.051330283281306</text:p>
          </table:table-cell>
          <table:table-cell table:formula="of:=0.5*[.DU12]*(([.DU6]-[.DT6])/([.DU1]-[.DT1]))^2" office:value-type="float" office:value="0.0000158602288505929" calcext:value-type="float">
            <text:p>1.58602288505929E-05</text:p>
          </table:table-cell>
          <table:table-cell table:formula="of:=0.5*[.DV12]*(([.DV6]-[.DU6])/([.DV1]-[.DU1]))^2" office:value-type="float" office:value="0.04305206455084" calcext:value-type="float">
            <text:p>0.04305206455084</text:p>
          </table:table-cell>
          <table:table-cell table:formula="of:=0.5*[.DW12]*(([.DW6]-[.DV6])/([.DW1]-[.DV1]))^2" office:value-type="float" office:value="0.0182309929641511" calcext:value-type="float">
            <text:p>0.018230992964151</text:p>
          </table:table-cell>
          <table:table-cell table:formula="of:=0.5*[.DX12]*(([.DX6]-[.DW6])/([.DX1]-[.DW1]))^2" office:value-type="float" office:value="0.000109921647925914" calcext:value-type="float">
            <text:p>0.000109921647926</text:p>
          </table:table-cell>
          <table:table-cell table:formula="of:=0.5*[.DY12]*(([.DY6]-[.DX6])/([.DY1]-[.DX1]))^2" office:value-type="float" office:value="0.00740446392969645" calcext:value-type="float">
            <text:p>0.007404463929696</text:p>
          </table:table-cell>
          <table:table-cell table:formula="of:=0.5*[.DZ12]*(([.DZ6]-[.DY6])/([.DZ1]-[.DY1]))^2" office:value-type="float" office:value="0.0119723698332057" calcext:value-type="float">
            <text:p>0.011972369833206</text:p>
          </table:table-cell>
          <table:table-cell table:formula="of:=0.5*[.EA12]*(([.EA6]-[.DZ6])/([.EA1]-[.DZ1]))^2" office:value-type="float" office:value="0.0084720760311945" calcext:value-type="float">
            <text:p>0.008472076031195</text:p>
          </table:table-cell>
          <table:table-cell table:formula="of:=0.5*[.EB12]*(([.EB6]-[.EA6])/([.EB1]-[.EA1]))^2" office:value-type="float" office:value="0.00187834934085414" calcext:value-type="float">
            <text:p>0.001878349340854</text:p>
          </table:table-cell>
          <table:table-cell table:formula="of:=0.5*[.EC12]*(([.EC6]-[.EB6])/([.EC1]-[.EB1]))^2" office:value-type="float" office:value="0.00661658835707125" calcext:value-type="float">
            <text:p>0.006616588357071</text:p>
          </table:table-cell>
          <table:table-cell table:formula="of:=0.5*[.ED12]*(([.ED6]-[.EC6])/([.ED1]-[.EC1]))^2" office:value-type="float" office:value="0.00609855560473706" calcext:value-type="float">
            <text:p>0.006098555604737</text:p>
          </table:table-cell>
          <table:table-cell table:formula="of:=0.5*[.EE12]*(([.EE6]-[.ED6])/([.EE1]-[.ED1]))^2" office:value-type="float" office:value="0.00957819257042966" calcext:value-type="float">
            <text:p>0.00957819257043</text:p>
          </table:table-cell>
          <table:table-cell table:formula="of:=0.5*[.EF12]*(([.EF6]-[.EE6])/([.EF1]-[.EE1]))^2" office:value-type="float" office:value="0.000599291317053403" calcext:value-type="float">
            <text:p>0.000599291317053</text:p>
          </table:table-cell>
          <table:table-cell table:formula="of:=0.5*[.EG12]*(([.EG6]-[.EF6])/([.EG1]-[.EF1]))^2" office:value-type="float" office:value="0.0000122616883409137" calcext:value-type="float">
            <text:p>1.22616883409137E-05</text:p>
          </table:table-cell>
          <table:table-cell table:formula="of:=0.5*[.EH12]*(([.EH6]-[.EG6])/([.EH1]-[.EG1]))^2" office:value-type="float" office:value="0.00169403284681258" calcext:value-type="float">
            <text:p>0.001694032846813</text:p>
          </table:table-cell>
          <table:table-cell table:formula="of:=0.5*[.EI12]*(([.EI6]-[.EH6])/([.EI1]-[.EH1]))^2" office:value-type="float" office:value="0.00671488732261493" calcext:value-type="float">
            <text:p>0.006714887322615</text:p>
          </table:table-cell>
          <table:table-cell table:formula="of:=0.5*[.EJ12]*(([.EJ6]-[.EI6])/([.EJ1]-[.EI1]))^2" office:value-type="float" office:value="0.007153624226717" calcext:value-type="float">
            <text:p>0.007153624226717</text:p>
          </table:table-cell>
          <table:table-cell table:formula="of:=0.5*[.EK12]*(([.EK6]-[.EJ6])/([.EK1]-[.EJ1]))^2" office:value-type="float" office:value="0.00258434820871592" calcext:value-type="float">
            <text:p>0.002584348208716</text:p>
          </table:table-cell>
          <table:table-cell table:formula="of:=0.5*[.EL12]*(([.EL6]-[.EK6])/([.EL1]-[.EK1]))^2" office:value-type="float" office:value="0.00163688151753384" calcext:value-type="float">
            <text:p>0.001636881517534</text:p>
          </table:table-cell>
          <table:table-cell table:formula="of:=0.5*[.EM12]*(([.EM6]-[.EL6])/([.EM1]-[.EL1]))^2" office:value-type="float" office:value="0.0000633020106568872" calcext:value-type="float">
            <text:p>6.33020106568872E-05</text:p>
          </table:table-cell>
          <table:table-cell table:formula="of:=0.5*[.EN12]*(([.EN6]-[.EM6])/([.EN1]-[.EM1]))^2" office:value-type="float" office:value="0.0000411428367870091" calcext:value-type="float">
            <text:p>4.11428367870091E-05</text:p>
          </table:table-cell>
          <table:table-cell table:formula="of:=0.5*[.EO12]*(([.EO6]-[.EN6])/([.EO1]-[.EN1]))^2" office:value-type="float" office:value="0.00000751466104051449" calcext:value-type="float">
            <text:p>7.51466104051449E-06</text:p>
          </table:table-cell>
          <table:table-cell table:formula="of:=0.5*[.EP12]*(([.EP6]-[.EO6])/([.EP1]-[.EO1]))^2" office:value-type="float" office:value="0.00000225523737096738" calcext:value-type="float">
            <text:p>2.25523737096738E-06</text:p>
          </table:table-cell>
          <table:table-cell table:formula="of:=0.5*[.EQ12]*(([.EQ6]-[.EP6])/([.EQ1]-[.EP1]))^2" office:value-type="float" office:value="0.00330751878868688" calcext:value-type="float">
            <text:p>0.003307518788687</text:p>
          </table:table-cell>
          <table:table-cell table:formula="of:=0.5*[.ER12]*(([.ER6]-[.EQ6])/([.ER1]-[.EQ1]))^2" office:value-type="float" office:value="0.0924146679212281" calcext:value-type="float">
            <text:p>0.092414667921228</text:p>
          </table:table-cell>
          <table:table-cell table:formula="of:=0.5*[.ES12]*(([.ES6]-[.ER6])/([.ES1]-[.ER1]))^2" office:value-type="float" office:value="0.00678656604486169" calcext:value-type="float">
            <text:p>0.006786566044862</text:p>
          </table:table-cell>
          <table:table-cell table:formula="of:=0.5*[.ET12]*(([.ET6]-[.ES6])/([.ET1]-[.ES1]))^2" office:value-type="float" office:value="0.0070738947340561" calcext:value-type="float">
            <text:p>0.007073894734056</text:p>
          </table:table-cell>
          <table:table-cell table:formula="of:=0.5*[.EU12]*(([.EU6]-[.ET6])/([.EU1]-[.ET1]))^2" office:value-type="float" office:value="0.000161896132875318" calcext:value-type="float">
            <text:p>0.000161896132875</text:p>
          </table:table-cell>
          <table:table-cell table:formula="of:=0.5*[.EV12]*(([.EV6]-[.EU6])/([.EV1]-[.EU1]))^2" office:value-type="float" office:value="0.00671524393343897" calcext:value-type="float">
            <text:p>0.006715243933439</text:p>
          </table:table-cell>
          <table:table-cell table:formula="of:=0.5*[.EW12]*(([.EW6]-[.EV6])/([.EW1]-[.EV1]))^2" office:value-type="float" office:value="0.0511643215081032" calcext:value-type="float">
            <text:p>0.051164321508103</text:p>
          </table:table-cell>
          <table:table-cell table:formula="of:=0.5*[.EX12]*(([.EX6]-[.EW6])/([.EX1]-[.EW1]))^2" office:value-type="float" office:value="0.00318866898342644" calcext:value-type="float">
            <text:p>0.003188668983426</text:p>
          </table:table-cell>
          <table:table-cell table:formula="of:=0.5*[.EY12]*(([.EY6]-[.EX6])/([.EY1]-[.EX1]))^2" office:value-type="float" office:value="0.00202546621411335" calcext:value-type="float">
            <text:p>0.002025466214113</text:p>
          </table:table-cell>
          <table:table-cell table:formula="of:=0.5*[.EZ12]*(([.EZ6]-[.EY6])/([.EZ1]-[.EY1]))^2" office:value-type="float" office:value="0.0194942330497083" calcext:value-type="float">
            <text:p>0.019494233049708</text:p>
          </table:table-cell>
          <table:table-cell table:formula="of:=0.5*[.FA12]*(([.FA6]-[.EZ6])/([.FA1]-[.EZ1]))^2" office:value-type="float" office:value="0.000145845533982359" calcext:value-type="float">
            <text:p>0.000145845533982</text:p>
          </table:table-cell>
          <table:table-cell table:formula="of:=0.5*[.FB12]*(([.FB6]-[.FA6])/([.FB1]-[.FA1]))^2" office:value-type="float" office:value="0.00000180953759866857" calcext:value-type="float">
            <text:p>1.80953759866857E-06</text:p>
          </table:table-cell>
          <table:table-cell table:formula="of:=0.5*[.FC12]*(([.FC6]-[.FB6])/([.FC1]-[.FB1]))^2" office:value-type="float" office:value="0.00665392321039268" calcext:value-type="float">
            <text:p>0.006653923210393</text:p>
          </table:table-cell>
          <table:table-cell table:formula="of:=0.5*[.FD12]*(([.FD6]-[.FC6])/([.FD1]-[.FC1]))^2" office:value-type="float" office:value="0.0020922509658338" calcext:value-type="float">
            <text:p>0.002092250965834</text:p>
          </table:table-cell>
          <table:table-cell table:formula="of:=0.5*[.FE12]*(([.FE6]-[.FD6])/([.FE1]-[.FD1]))^2" office:value-type="float" office:value="0.000343109820108329" calcext:value-type="float">
            <text:p>0.000343109820108</text:p>
          </table:table-cell>
          <table:table-cell table:formula="of:=0.5*[.FF12]*(([.FF6]-[.FE6])/([.FF1]-[.FE1]))^2" office:value-type="float" office:value="0.000012096186288321" calcext:value-type="float">
            <text:p>1.2096186288321E-05</text:p>
          </table:table-cell>
          <table:table-cell table:formula="of:=0.5*[.FG12]*(([.FG6]-[.FF6])/([.FG1]-[.FF1]))^2" office:value-type="float" office:value="0.00127015434375136" calcext:value-type="float">
            <text:p>0.001270154343751</text:p>
          </table:table-cell>
          <table:table-cell table:formula="of:=0.5*[.FH12]*(([.FH6]-[.FG6])/([.FH1]-[.FG1]))^2" office:value-type="float" office:value="0.0015486008984469" calcext:value-type="float">
            <text:p>0.001548600898447</text:p>
          </table:table-cell>
          <table:table-cell table:formula="of:=0.5*[.FI12]*(([.FI6]-[.FH6])/([.FI1]-[.FH1]))^2" office:value-type="float" office:value="0.00196969637353224" calcext:value-type="float">
            <text:p>0.001969696373532</text:p>
          </table:table-cell>
          <table:table-cell table:formula="of:=0.5*[.FJ12]*(([.FJ6]-[.FI6])/([.FJ1]-[.FI1]))^2" office:value-type="float" office:value="0.00165891908836558" calcext:value-type="float">
            <text:p>0.001658919088366</text:p>
          </table:table-cell>
          <table:table-cell table:formula="of:=0.5*[.FK12]*(([.FK6]-[.FJ6])/([.FK1]-[.FJ1]))^2" office:value-type="float" office:value="0.000121084542791335" calcext:value-type="float">
            <text:p>0.000121084542791</text:p>
          </table:table-cell>
          <table:table-cell table:formula="of:=0.5*[.FL12]*(([.FL6]-[.FK6])/([.FL1]-[.FK1]))^2" office:value-type="float" office:value="0.0321481180901708" calcext:value-type="float">
            <text:p>0.032148118090171</text:p>
          </table:table-cell>
          <table:table-cell table:formula="of:=0.5*[.FM12]*(([.FM6]-[.FL6])/([.FM1]-[.FL1]))^2" office:value-type="float" office:value="0.0608404889792959" calcext:value-type="float">
            <text:p>0.060840488979296</text:p>
          </table:table-cell>
          <table:table-cell table:formula="of:=0.5*[.FN12]*(([.FN6]-[.FM6])/([.FN1]-[.FM1]))^2" office:value-type="float" office:value="0.00267320293094502" calcext:value-type="float">
            <text:p>0.002673202930945</text:p>
          </table:table-cell>
          <table:table-cell table:formula="of:=0.5*[.FO12]*(([.FO6]-[.FN6])/([.FO1]-[.FN1]))^2" office:value-type="float" office:value="0.0571911105706315" calcext:value-type="float">
            <text:p>0.057191110570632</text:p>
          </table:table-cell>
          <table:table-cell table:formula="of:=0.5*[.FP12]*(([.FP6]-[.FO6])/([.FP1]-[.FO1]))^2" office:value-type="float" office:value="0.0544537022313733" calcext:value-type="float">
            <text:p>0.054453702231373</text:p>
          </table:table-cell>
          <table:table-cell table:formula="of:=0.5*[.FQ12]*(([.FQ6]-[.FP6])/([.FQ1]-[.FP1]))^2" office:value-type="float" office:value="0.00772415032684846" calcext:value-type="float">
            <text:p>0.007724150326848</text:p>
          </table:table-cell>
          <table:table-cell table:formula="of:=0.5*[.FR12]*(([.FR6]-[.FQ6])/([.FR1]-[.FQ1]))^2" office:value-type="float" office:value="0.000140832308560984" calcext:value-type="float">
            <text:p>0.000140832308561</text:p>
          </table:table-cell>
          <table:table-cell table:formula="of:=0.5*[.FS12]*(([.FS6]-[.FR6])/([.FS1]-[.FR1]))^2" office:value-type="float" office:value="0.00305941945231137" calcext:value-type="float">
            <text:p>0.003059419452311</text:p>
          </table:table-cell>
          <table:table-cell table:formula="of:=0.5*[.FT12]*(([.FT6]-[.FS6])/([.FT1]-[.FS1]))^2" office:value-type="float" office:value="0.00529552389392108" calcext:value-type="float">
            <text:p>0.005295523893921</text:p>
          </table:table-cell>
          <table:table-cell table:formula="of:=0.5*[.FU12]*(([.FU6]-[.FT6])/([.FU1]-[.FT1]))^2" office:value-type="float" office:value="0.000343528586348455" calcext:value-type="float">
            <text:p>0.000343528586348</text:p>
          </table:table-cell>
          <table:table-cell table:formula="of:=0.5*[.FV12]*(([.FV6]-[.FU6])/([.FV1]-[.FU1]))^2" office:value-type="float" office:value="0.00289461841679728" calcext:value-type="float">
            <text:p>0.002894618416797</text:p>
          </table:table-cell>
          <table:table-cell table:formula="of:=0.5*[.FW12]*(([.FW6]-[.FV6])/([.FW1]-[.FV1]))^2" office:value-type="float" office:value="0.000358822610166976" calcext:value-type="float">
            <text:p>0.000358822610167</text:p>
          </table:table-cell>
          <table:table-cell table:formula="of:=0.5*[.FX12]*(([.FX6]-[.FW6])/([.FX1]-[.FW1]))^2" office:value-type="float" office:value="0.0000484102563159034" calcext:value-type="float">
            <text:p>4.84102563159034E-05</text:p>
          </table:table-cell>
          <table:table-cell table:formula="of:=0.5*[.FY12]*(([.FY6]-[.FX6])/([.FY1]-[.FX1]))^2" office:value-type="float" office:value="0.00359301381306721" calcext:value-type="float">
            <text:p>0.003593013813067</text:p>
          </table:table-cell>
          <table:table-cell table:formula="of:=0.5*[.FZ12]*(([.FZ6]-[.FY6])/([.FZ1]-[.FY1]))^2" office:value-type="float" office:value="0.0272311494531827" calcext:value-type="float">
            <text:p>0.027231149453183</text:p>
          </table:table-cell>
          <table:table-cell table:formula="of:=0.5*[.GA12]*(([.GA6]-[.FZ6])/([.GA1]-[.FZ1]))^2" office:value-type="float" office:value="0.0412686404333922" calcext:value-type="float">
            <text:p>0.041268640433392</text:p>
          </table:table-cell>
          <table:table-cell table:formula="of:=0.5*[.GB12]*(([.GB6]-[.GA6])/([.GB1]-[.GA1]))^2" office:value-type="float" office:value="0.01697473116362" calcext:value-type="float">
            <text:p>0.01697473116362</text:p>
          </table:table-cell>
          <table:table-cell table:formula="of:=0.5*[.GC12]*(([.GC6]-[.GB6])/([.GC1]-[.GB1]))^2" office:value-type="float" office:value="0.00325200719410981" calcext:value-type="float">
            <text:p>0.00325200719411</text:p>
          </table:table-cell>
          <table:table-cell table:formula="of:=0.5*[.GD12]*(([.GD6]-[.GC6])/([.GD1]-[.GC1]))^2" office:value-type="float" office:value="0.0024202157276332" calcext:value-type="float">
            <text:p>0.002420215727633</text:p>
          </table:table-cell>
          <table:table-cell table:formula="of:=0.5*[.GE12]*(([.GE6]-[.GD6])/([.GE1]-[.GD1]))^2" office:value-type="float" office:value="0.00205939234660519" calcext:value-type="float">
            <text:p>0.002059392346605</text:p>
          </table:table-cell>
          <table:table-cell table:formula="of:=0.5*[.GF12]*(([.GF6]-[.GE6])/([.GF1]-[.GE1]))^2" office:value-type="float" office:value="0.00160066874839829" calcext:value-type="float">
            <text:p>0.001600668748398</text:p>
          </table:table-cell>
          <table:table-cell table:formula="of:=0.5*[.GG12]*(([.GG6]-[.GF6])/([.GG1]-[.GF1]))^2" office:value-type="float" office:value="0.00608829219157443" calcext:value-type="float">
            <text:p>0.006088292191574</text:p>
          </table:table-cell>
          <table:table-cell table:formula="of:=0.5*[.GH12]*(([.GH6]-[.GG6])/([.GH1]-[.GG1]))^2" office:value-type="float" office:value="0.00773814566321903" calcext:value-type="float">
            <text:p>0.007738145663219</text:p>
          </table:table-cell>
          <table:table-cell table:formula="of:=0.5*[.GI12]*(([.GI6]-[.GH6])/([.GI1]-[.GH1]))^2" office:value-type="float" office:value="0.00206462523380164" calcext:value-type="float">
            <text:p>0.002064625233802</text:p>
          </table:table-cell>
          <table:table-cell table:formula="of:=0.5*[.GJ12]*(([.GJ6]-[.GI6])/([.GJ1]-[.GI1]))^2" office:value-type="float" office:value="0.000488295567270884" calcext:value-type="float">
            <text:p>0.000488295567271</text:p>
          </table:table-cell>
          <table:table-cell table:formula="of:=0.5*[.GK12]*(([.GK6]-[.GJ6])/([.GK1]-[.GJ1]))^2" office:value-type="float" office:value="0.00000267164500682384" calcext:value-type="float">
            <text:p>2.67164500682384E-06</text:p>
          </table:table-cell>
          <table:table-cell table:formula="of:=0.5*[.GL12]*(([.GL6]-[.GK6])/([.GL1]-[.GK1]))^2" office:value-type="float" office:value="0.000155686999790244" calcext:value-type="float">
            <text:p>0.00015568699979</text:p>
          </table:table-cell>
          <table:table-cell table:formula="of:=0.5*[.GM12]*(([.GM6]-[.GL6])/([.GM1]-[.GL1]))^2" office:value-type="float" office:value="0.0319174422962074" calcext:value-type="float">
            <text:p>0.031917442296207</text:p>
          </table:table-cell>
          <table:table-cell table:formula="of:=0.5*[.GN12]*(([.GN6]-[.GM6])/([.GN1]-[.GM1]))^2" office:value-type="float" office:value="0.0000442709925259682" calcext:value-type="float">
            <text:p>4.42709925259682E-05</text:p>
          </table:table-cell>
          <table:table-cell table:formula="of:=0.5*[.GO12]*(([.GO6]-[.GN6])/([.GO1]-[.GN1]))^2" office:value-type="float" office:value="0.0106300594841875" calcext:value-type="float">
            <text:p>0.010630059484188</text:p>
          </table:table-cell>
          <table:table-cell table:formula="of:=0.5*[.GP12]*(([.GP6]-[.GO6])/([.GP1]-[.GO1]))^2" office:value-type="float" office:value="0.0303141632358158" calcext:value-type="float">
            <text:p>0.030314163235816</text:p>
          </table:table-cell>
          <table:table-cell table:formula="of:=0.5*[.GQ12]*(([.GQ6]-[.GP6])/([.GQ1]-[.GP1]))^2" office:value-type="float" office:value="0.00447016122080097" calcext:value-type="float">
            <text:p>0.004470161220801</text:p>
          </table:table-cell>
          <table:table-cell table:formula="of:=0.5*[.GR12]*(([.GR6]-[.GQ6])/([.GR1]-[.GQ1]))^2" office:value-type="float" office:value="0.0025444515273689" calcext:value-type="float">
            <text:p>0.002544451527369</text:p>
          </table:table-cell>
          <table:table-cell table:formula="of:=0.5*[.GS12]*(([.GS6]-[.GR6])/([.GS1]-[.GR1]))^2" office:value-type="float" office:value="0.0109068410982101" calcext:value-type="float">
            <text:p>0.01090684109821</text:p>
          </table:table-cell>
          <table:table-cell table:formula="of:=0.5*[.GT12]*(([.GT6]-[.GS6])/([.GT1]-[.GS1]))^2" office:value-type="float" office:value="0.00106032502005682" calcext:value-type="float">
            <text:p>0.001060325020057</text:p>
          </table:table-cell>
          <table:table-cell table:formula="of:=0.5*[.GU12]*(([.GU6]-[.GT6])/([.GU1]-[.GT1]))^2" office:value-type="float" office:value="0.00461904653224239" calcext:value-type="float">
            <text:p>0.004619046532242</text:p>
          </table:table-cell>
          <table:table-cell table:formula="of:=0.5*[.GV12]*(([.GV6]-[.GU6])/([.GV1]-[.GU1]))^2" office:value-type="float" office:value="0.000862372511512642" calcext:value-type="float">
            <text:p>0.000862372511513</text:p>
          </table:table-cell>
          <table:table-cell table:formula="of:=0.5*[.GW12]*(([.GW6]-[.GV6])/([.GW1]-[.GV1]))^2" office:value-type="float" office:value="0.00000298664087956492" calcext:value-type="float">
            <text:p>2.98664087956492E-06</text:p>
          </table:table-cell>
          <table:table-cell table:formula="of:=0.5*[.GX12]*(([.GX6]-[.GW6])/([.GX1]-[.GW1]))^2" office:value-type="float" office:value="0.00224999544388332" calcext:value-type="float">
            <text:p>0.002249995443883</text:p>
          </table:table-cell>
          <table:table-cell table:formula="of:=0.5*[.GY12]*(([.GY6]-[.GX6])/([.GY1]-[.GX1]))^2" office:value-type="float" office:value="0.000522820483349299" calcext:value-type="float">
            <text:p>0.000522820483349</text:p>
          </table:table-cell>
          <table:table-cell table:formula="of:=0.5*[.GZ12]*(([.GZ6]-[.GY6])/([.GZ1]-[.GY1]))^2" office:value-type="float" office:value="0.00282562990273311" calcext:value-type="float">
            <text:p>0.002825629902733</text:p>
          </table:table-cell>
          <table:table-cell table:formula="of:=0.5*[.HA12]*(([.HA6]-[.GZ6])/([.HA1]-[.GZ1]))^2" office:value-type="float" office:value="0.00255575768842311" calcext:value-type="float">
            <text:p>0.002555757688423</text:p>
          </table:table-cell>
          <table:table-cell table:formula="of:=0.5*[.HB12]*(([.HB6]-[.HA6])/([.HB1]-[.HA1]))^2" office:value-type="float" office:value="0.000361556015404825" calcext:value-type="float">
            <text:p>0.000361556015405</text:p>
          </table:table-cell>
          <table:table-cell table:formula="of:=0.5*[.HC12]*(([.HC6]-[.HB6])/([.HC1]-[.HB1]))^2" office:value-type="float" office:value="0.024004814489343" calcext:value-type="float">
            <text:p>0.024004814489343</text:p>
          </table:table-cell>
          <table:table-cell table:formula="of:=0.5*[.HD12]*(([.HD6]-[.HC6])/([.HD1]-[.HC1]))^2" office:value-type="float" office:value="0.00804099515680822" calcext:value-type="float">
            <text:p>0.008040995156808</text:p>
          </table:table-cell>
          <table:table-cell table:formula="of:=0.5*[.HE12]*(([.HE6]-[.HD6])/([.HE1]-[.HD1]))^2" office:value-type="float" office:value="0.0584015949570845" calcext:value-type="float">
            <text:p>0.058401594957085</text:p>
          </table:table-cell>
          <table:table-cell table:formula="of:=0.5*[.HF12]*(([.HF6]-[.HE6])/([.HF1]-[.HE1]))^2" office:value-type="float" office:value="0.00899876177916212" calcext:value-type="float">
            <text:p>0.008998761779162</text:p>
          </table:table-cell>
          <table:table-cell table:formula="of:=0.5*[.HG12]*(([.HG6]-[.HF6])/([.HG1]-[.HF1]))^2" office:value-type="float" office:value="0.000018164895272697" calcext:value-type="float">
            <text:p>1.8164895272697E-05</text:p>
          </table:table-cell>
          <table:table-cell table:formula="of:=0.5*[.HH12]*(([.HH6]-[.HG6])/([.HH1]-[.HG1]))^2" office:value-type="float" office:value="0.00353690691008971" calcext:value-type="float">
            <text:p>0.00353690691009</text:p>
          </table:table-cell>
          <table:table-cell table:formula="of:=0.5*[.HI12]*(([.HI6]-[.HH6])/([.HI1]-[.HH1]))^2" office:value-type="float" office:value="0.000621453472097928" calcext:value-type="float">
            <text:p>0.000621453472098</text:p>
          </table:table-cell>
          <table:table-cell table:formula="of:=0.5*[.HJ12]*(([.HJ6]-[.HI6])/([.HJ1]-[.HI1]))^2" office:value-type="float" office:value="0.000147203681371072" calcext:value-type="float">
            <text:p>0.000147203681371</text:p>
          </table:table-cell>
          <table:table-cell table:formula="of:=0.5*[.HK12]*(([.HK6]-[.HJ6])/([.HK1]-[.HJ1]))^2" office:value-type="float" office:value="0.0120545052037898" calcext:value-type="float">
            <text:p>0.01205450520379</text:p>
          </table:table-cell>
          <table:table-cell table:formula="of:=0.5*[.HL12]*(([.HL6]-[.HK6])/([.HL1]-[.HK1]))^2" office:value-type="float" office:value="0.0614164242856195" calcext:value-type="float">
            <text:p>0.06141642428562</text:p>
          </table:table-cell>
          <table:table-cell table:formula="of:=0.5*[.HM12]*(([.HM6]-[.HL6])/([.HM1]-[.HL1]))^2" office:value-type="float" office:value="0.054731403758896" calcext:value-type="float">
            <text:p>0.054731403758896</text:p>
          </table:table-cell>
          <table:table-cell table:formula="of:=0.5*[.HN12]*(([.HN6]-[.HM6])/([.HN1]-[.HM1]))^2" office:value-type="float" office:value="0.0339575282678325" calcext:value-type="float">
            <text:p>0.033957528267833</text:p>
          </table:table-cell>
          <table:table-cell table:formula="of:=0.5*[.HO12]*(([.HO6]-[.HN6])/([.HO1]-[.HN1]))^2" office:value-type="float" office:value="0.0117686871394111" calcext:value-type="float">
            <text:p>0.011768687139411</text:p>
          </table:table-cell>
          <table:table-cell table:formula="of:=0.5*[.HP12]*(([.HP6]-[.HO6])/([.HP1]-[.HO1]))^2" office:value-type="float" office:value="0.000226198367573492" calcext:value-type="float">
            <text:p>0.000226198367573</text:p>
          </table:table-cell>
          <table:table-cell table:formula="of:=0.5*[.HQ12]*(([.HQ6]-[.HP6])/([.HQ1]-[.HP1]))^2" office:value-type="float" office:value="0.00000576154282417703" calcext:value-type="float">
            <text:p>5.76154282417703E-06</text:p>
          </table:table-cell>
          <table:table-cell table:formula="of:=0.5*[.HR12]*(([.HR6]-[.HQ6])/([.HR1]-[.HQ1]))^2" office:value-type="float" office:value="0.000105624423921835" calcext:value-type="float">
            <text:p>0.000105624423922</text:p>
          </table:table-cell>
          <table:table-cell table:formula="of:=0.5*[.HS12]*(([.HS6]-[.HR6])/([.HS1]-[.HR1]))^2" office:value-type="float" office:value="0.00354522605088315" calcext:value-type="float">
            <text:p>0.003545226050883</text:p>
          </table:table-cell>
          <table:table-cell table:formula="of:=0.5*[.HT12]*(([.HT6]-[.HS6])/([.HT1]-[.HS1]))^2" office:value-type="float" office:value="0.00622072209657466" calcext:value-type="float">
            <text:p>0.006220722096575</text:p>
          </table:table-cell>
          <table:table-cell table:formula="of:=0.5*[.HU12]*(([.HU6]-[.HT6])/([.HU1]-[.HT1]))^2" office:value-type="float" office:value="0.00784095466248105" calcext:value-type="float">
            <text:p>0.007840954662481</text:p>
          </table:table-cell>
          <table:table-cell table:formula="of:=0.5*[.HV12]*(([.HV6]-[.HU6])/([.HV1]-[.HU1]))^2" office:value-type="float" office:value="0.00155425964259342" calcext:value-type="float">
            <text:p>0.001554259642593</text:p>
          </table:table-cell>
          <table:table-cell table:formula="of:=0.5*[.HW12]*(([.HW6]-[.HV6])/([.HW1]-[.HV1]))^2" office:value-type="float" office:value="0.000111065526132649" calcext:value-type="float">
            <text:p>0.000111065526133</text:p>
          </table:table-cell>
          <table:table-cell table:formula="of:=0.5*[.HX12]*(([.HX6]-[.HW6])/([.HX1]-[.HW1]))^2" office:value-type="float" office:value="0.0000232903563862465" calcext:value-type="float">
            <text:p>2.32903563862465E-05</text:p>
          </table:table-cell>
          <table:table-cell table:formula="of:=0.5*[.HY12]*(([.HY6]-[.HX6])/([.HY1]-[.HX1]))^2" office:value-type="float" office:value="0.00000954424632638743" calcext:value-type="float">
            <text:p>9.54424632638743E-06</text:p>
          </table:table-cell>
          <table:table-cell table:formula="of:=0.5*[.HZ12]*(([.HZ6]-[.HY6])/([.HZ1]-[.HY1]))^2" office:value-type="float" office:value="0.00065782657980213" calcext:value-type="float">
            <text:p>0.000657826579802</text:p>
          </table:table-cell>
          <table:table-cell table:formula="of:=0.5*[.IA12]*(([.IA6]-[.HZ6])/([.IA1]-[.HZ1]))^2" office:value-type="float" office:value="0.0315330761678105" calcext:value-type="float">
            <text:p>0.031533076167811</text:p>
          </table:table-cell>
          <table:table-cell table:formula="of:=0.5*[.IB12]*(([.IB6]-[.IA6])/([.IB1]-[.IA1]))^2" office:value-type="float" office:value="0.0043258412899076" calcext:value-type="float">
            <text:p>0.004325841289908</text:p>
          </table:table-cell>
          <table:table-cell table:formula="of:=0.5*[.IC12]*(([.IC6]-[.IB6])/([.IC1]-[.IB1]))^2" office:value-type="float" office:value="0.0269395823211537" calcext:value-type="float">
            <text:p>0.026939582321154</text:p>
          </table:table-cell>
          <table:table-cell table:formula="of:=0.5*[.ID12]*(([.ID6]-[.IC6])/([.ID1]-[.IC1]))^2" office:value-type="float" office:value="0.00451874276969894" calcext:value-type="float">
            <text:p>0.004518742769699</text:p>
          </table:table-cell>
          <table:table-cell table:formula="of:=0.5*[.IE12]*(([.IE6]-[.ID6])/([.IE1]-[.ID1]))^2" office:value-type="float" office:value="0.0125193301874282" calcext:value-type="float">
            <text:p>0.012519330187428</text:p>
          </table:table-cell>
          <table:table-cell table:formula="of:=0.5*[.IF12]*(([.IF6]-[.IE6])/([.IF1]-[.IE1]))^2" office:value-type="float" office:value="0.00466745460563937" calcext:value-type="float">
            <text:p>0.004667454605639</text:p>
          </table:table-cell>
          <table:table-cell table:formula="of:=0.5*[.IG12]*(([.IG6]-[.IF6])/([.IG1]-[.IF1]))^2" office:value-type="float" office:value="0.0102756213305657" calcext:value-type="float">
            <text:p>0.010275621330566</text:p>
          </table:table-cell>
          <table:table-cell table:formula="of:=0.5*[.IH12]*(([.IH6]-[.IG6])/([.IH1]-[.IG1]))^2" office:value-type="float" office:value="0.000296648227408277" calcext:value-type="float">
            <text:p>0.000296648227408</text:p>
          </table:table-cell>
          <table:table-cell table:formula="of:=0.5*[.II12]*(([.II6]-[.IH6])/([.II1]-[.IH1]))^2" office:value-type="float" office:value="0.00161657444007563" calcext:value-type="float">
            <text:p>0.001616574440076</text:p>
          </table:table-cell>
          <table:table-cell table:formula="of:=0.5*[.IJ12]*(([.IJ6]-[.II6])/([.IJ1]-[.II1]))^2" office:value-type="float" office:value="0.000531759764496302" calcext:value-type="float">
            <text:p>0.000531759764496</text:p>
          </table:table-cell>
          <table:table-cell table:formula="of:=0.5*[.IK12]*(([.IK6]-[.IJ6])/([.IK1]-[.IJ1]))^2" office:value-type="float" office:value="0.000976900086584613" calcext:value-type="float">
            <text:p>0.000976900086585</text:p>
          </table:table-cell>
          <table:table-cell table:formula="of:=0.5*[.IL12]*(([.IL6]-[.IK6])/([.IL1]-[.IK1]))^2" office:value-type="float" office:value="0.000236382472740373" calcext:value-type="float">
            <text:p>0.00023638247274</text:p>
          </table:table-cell>
          <table:table-cell table:formula="of:=0.5*[.IM12]*(([.IM6]-[.IL6])/([.IM1]-[.IL1]))^2" office:value-type="float" office:value="0.00174659177064264" calcext:value-type="float">
            <text:p>0.001746591770643</text:p>
          </table:table-cell>
          <table:table-cell table:formula="of:=0.5*[.IN12]*(([.IN6]-[.IM6])/([.IN1]-[.IM1]))^2" office:value-type="float" office:value="0.0153302586866137" calcext:value-type="float">
            <text:p>0.015330258686614</text:p>
          </table:table-cell>
          <table:table-cell table:formula="of:=0.5*[.IO12]*(([.IO6]-[.IN6])/([.IO1]-[.IN1]))^2" office:value-type="float" office:value="0.00000324755937790793" calcext:value-type="float">
            <text:p>3.24755937790793E-06</text:p>
          </table:table-cell>
          <table:table-cell table:formula="of:=0.5*[.IP12]*(([.IP6]-[.IO6])/([.IP1]-[.IO1]))^2" office:value-type="float" office:value="0.0237543761358095" calcext:value-type="float">
            <text:p>0.02375437613581</text:p>
          </table:table-cell>
          <table:table-cell table:formula="of:=0.5*[.IQ12]*(([.IQ6]-[.IP6])/([.IQ1]-[.IP1]))^2" office:value-type="float" office:value="0.017816895797096" calcext:value-type="float">
            <text:p>0.017816895797096</text:p>
          </table:table-cell>
          <table:table-cell table:formula="of:=0.5*[.IR12]*(([.IR6]-[.IQ6])/([.IR1]-[.IQ1]))^2" office:value-type="float" office:value="0.000588757278035505" calcext:value-type="float">
            <text:p>0.000588757278036</text:p>
          </table:table-cell>
          <table:table-cell table:formula="of:=0.5*[.IS12]*(([.IS6]-[.IR6])/([.IS1]-[.IR1]))^2" office:value-type="float" office:value="0.00339845280656935" calcext:value-type="float">
            <text:p>0.003398452806569</text:p>
          </table:table-cell>
          <table:table-cell table:formula="of:=0.5*[.IT12]*(([.IT6]-[.IS6])/([.IT1]-[.IS1]))^2" office:value-type="float" office:value="0.00621743415207013" calcext:value-type="float">
            <text:p>0.00621743415207</text:p>
          </table:table-cell>
          <table:table-cell table:formula="of:=0.5*[.IU12]*(([.IU6]-[.IT6])/([.IU1]-[.IT1]))^2" office:value-type="float" office:value="0.00212722696244241" calcext:value-type="float">
            <text:p>0.002127226962442</text:p>
          </table:table-cell>
          <table:table-cell table:formula="of:=0.5*[.IV12]*(([.IV6]-[.IU6])/([.IV1]-[.IU1]))^2" office:value-type="float" office:value="0.000551641707372428" calcext:value-type="float">
            <text:p>0.000551641707372</text:p>
          </table:table-cell>
          <table:table-cell table:formula="of:=0.5*[.IW12]*(([.IW6]-[.IV6])/([.IW1]-[.IV1]))^2" office:value-type="float" office:value="0.023960952211064" calcext:value-type="float">
            <text:p>0.023960952211064</text:p>
          </table:table-cell>
          <table:table-cell table:formula="of:=0.5*[.IX12]*(([.IX6]-[.IW6])/([.IX1]-[.IW1]))^2" office:value-type="float" office:value="0.0167442028146697" calcext:value-type="float">
            <text:p>0.01674420281467</text:p>
          </table:table-cell>
          <table:table-cell table:formula="of:=0.5*[.IY12]*(([.IY6]-[.IX6])/([.IY1]-[.IX1]))^2" office:value-type="float" office:value="0.0317111302225988" calcext:value-type="float">
            <text:p>0.031711130222599</text:p>
          </table:table-cell>
          <table:table-cell table:formula="of:=0.5*[.IZ12]*(([.IZ6]-[.IY6])/([.IZ1]-[.IY1]))^2" office:value-type="float" office:value="0.0438650535746088" calcext:value-type="float">
            <text:p>0.043865053574609</text:p>
          </table:table-cell>
          <table:table-cell table:formula="of:=0.5*[.JA12]*(([.JA6]-[.IZ6])/([.JA1]-[.IZ1]))^2" office:value-type="float" office:value="0.0000593474672013061" calcext:value-type="float">
            <text:p>5.93474672013061E-05</text:p>
          </table:table-cell>
          <table:table-cell table:formula="of:=0.5*[.JB12]*(([.JB6]-[.JA6])/([.JB1]-[.JA1]))^2" office:value-type="float" office:value="0.0370146439111334" calcext:value-type="float">
            <text:p>0.037014643911134</text:p>
          </table:table-cell>
          <table:table-cell table:formula="of:=0.5*[.JC12]*(([.JC6]-[.JB6])/([.JC1]-[.JB1]))^2" office:value-type="float" office:value="0.0526116854093901" calcext:value-type="float">
            <text:p>0.05261168540939</text:p>
          </table:table-cell>
          <table:table-cell table:formula="of:=0.5*[.JD12]*(([.JD6]-[.JC6])/([.JD1]-[.JC1]))^2" office:value-type="float" office:value="0.00204922063132878" calcext:value-type="float">
            <text:p>0.002049220631329</text:p>
          </table:table-cell>
          <table:table-cell table:formula="of:=0.5*[.JE12]*(([.JE6]-[.JD6])/([.JE1]-[.JD1]))^2" office:value-type="float" office:value="0.00182540630786786" calcext:value-type="float">
            <text:p>0.001825406307868</text:p>
          </table:table-cell>
          <table:table-cell table:formula="of:=0.5*[.JF12]*(([.JF6]-[.JE6])/([.JF1]-[.JE1]))^2" office:value-type="float" office:value="0.000708688989174004" calcext:value-type="float">
            <text:p>0.000708688989174</text:p>
          </table:table-cell>
          <table:table-cell table:formula="of:=0.5*[.JG12]*(([.JG6]-[.JF6])/([.JG1]-[.JF1]))^2" office:value-type="float" office:value="0.000398257198458542" calcext:value-type="float">
            <text:p>0.000398257198459</text:p>
          </table:table-cell>
          <table:table-cell table:formula="of:=0.5*[.JH12]*(([.JH6]-[.JG6])/([.JH1]-[.JG1]))^2" office:value-type="float" office:value="0.000502709004894787" calcext:value-type="float">
            <text:p>0.000502709004895</text:p>
          </table:table-cell>
          <table:table-cell table:formula="of:=0.5*[.JI12]*(([.JI6]-[.JH6])/([.JI1]-[.JH1]))^2" office:value-type="float" office:value="0.000026014146417425" calcext:value-type="float">
            <text:p>2.6014146417425E-05</text:p>
          </table:table-cell>
          <table:table-cell table:formula="of:=0.5*[.JJ12]*(([.JJ6]-[.JI6])/([.JJ1]-[.JI1]))^2" office:value-type="float" office:value="0.000984671803912688" calcext:value-type="float">
            <text:p>0.000984671803913</text:p>
          </table:table-cell>
          <table:table-cell table:formula="of:=0.5*[.JK12]*(([.JK6]-[.JJ6])/([.JK1]-[.JJ1]))^2" office:value-type="float" office:value="0.00000483052694641886" calcext:value-type="float">
            <text:p>4.83052694641886E-06</text:p>
          </table:table-cell>
          <table:table-cell table:formula="of:=0.5*[.JL12]*(([.JL6]-[.JK6])/([.JL1]-[.JK1]))^2" office:value-type="float" office:value="0.000061718905684241" calcext:value-type="float">
            <text:p>6.1718905684241E-05</text:p>
          </table:table-cell>
          <table:table-cell table:formula="of:=0.5*[.JM12]*(([.JM6]-[.JL6])/([.JM1]-[.JL1]))^2" office:value-type="float" office:value="0.00000638451139584081" calcext:value-type="float">
            <text:p>6.38451139584081E-06</text:p>
          </table:table-cell>
          <table:table-cell table:formula="of:=0.5*[.JN12]*(([.JN6]-[.JM6])/([.JN1]-[.JM1]))^2" office:value-type="float" office:value="0.000827953595446306" calcext:value-type="float">
            <text:p>0.000827953595446</text:p>
          </table:table-cell>
          <table:table-cell table:formula="of:=0.5*[.JO12]*(([.JO6]-[.JN6])/([.JO1]-[.JN1]))^2" office:value-type="float" office:value="0.00000321628852155469" calcext:value-type="float">
            <text:p>3.21628852155469E-06</text:p>
          </table:table-cell>
          <table:table-cell table:formula="of:=0.5*[.JP12]*(([.JP6]-[.JO6])/([.JP1]-[.JO1]))^2" office:value-type="float" office:value="0.000398283495339583" calcext:value-type="float">
            <text:p>0.00039828349534</text:p>
          </table:table-cell>
          <table:table-cell table:formula="of:=0.5*[.JQ12]*(([.JQ6]-[.JP6])/([.JQ1]-[.JP1]))^2" office:value-type="float" office:value="0.000127812928173259" calcext:value-type="float">
            <text:p>0.000127812928173</text:p>
          </table:table-cell>
          <table:table-cell table:formula="of:=0.5*[.JR12]*(([.JR6]-[.JQ6])/([.JR1]-[.JQ1]))^2" office:value-type="float" office:value="0.000000195337632263683" calcext:value-type="float">
            <text:p>1.95337632263683E-07</text:p>
          </table:table-cell>
          <table:table-cell table:formula="of:=0.5*[.JS12]*(([.JS6]-[.JR6])/([.JS1]-[.JR1]))^2" office:value-type="float" office:value="0.00000113733900278451" calcext:value-type="float">
            <text:p>1.13733900278451E-06</text:p>
          </table:table-cell>
          <table:table-cell table:formula="of:=0.5*[.JT12]*(([.JT6]-[.JS6])/([.JT1]-[.JS1]))^2" office:value-type="float" office:value="0.0000136800635650814" calcext:value-type="float">
            <text:p>1.36800635650814E-05</text:p>
          </table:table-cell>
          <table:table-cell table:formula="of:=0.5*[.JU12]*(([.JU6]-[.JT6])/([.JU1]-[.JT1]))^2" office:value-type="float" office:value="0.0000277528071512192" calcext:value-type="float">
            <text:p>2.77528071512192E-05</text:p>
          </table:table-cell>
          <table:table-cell table:formula="of:=0.5*[.JV12]*(([.JV6]-[.JU6])/([.JV1]-[.JU1]))^2" office:value-type="float" office:value="0.0000109993409702731" calcext:value-type="float">
            <text:p>1.09993409702731E-05</text:p>
          </table:table-cell>
          <table:table-cell table:formula="of:=0.5*[.JW12]*(([.JW6]-[.JV6])/([.JW1]-[.JV1]))^2" office:value-type="float" office:value="0.00000790864596490363" calcext:value-type="float">
            <text:p>7.90864596490363E-06</text:p>
          </table:table-cell>
          <table:table-cell table:formula="of:=0.5*[.JX12]*(([.JX6]-[.JW6])/([.JX1]-[.JW1]))^2" office:value-type="float" office:value="0.0000165306825137246" calcext:value-type="float">
            <text:p>1.65306825137246E-05</text:p>
          </table:table-cell>
          <table:table-cell table:formula="of:=0.5*[.JY12]*(([.JY6]-[.JX6])/([.JY1]-[.JX1]))^2" office:value-type="float" office:value="0.00000259770140607641" calcext:value-type="float">
            <text:p>2.59770140607641E-06</text:p>
          </table:table-cell>
          <table:table-cell table:formula="of:=0.5*[.JZ12]*(([.JZ6]-[.JY6])/([.JZ1]-[.JY1]))^2" office:value-type="float" office:value="0.00000239341364015279" calcext:value-type="float">
            <text:p>2.39341364015279E-06</text:p>
          </table:table-cell>
          <table:table-cell table:formula="of:=0.5*[.KA12]*(([.KA6]-[.JZ6])/([.KA1]-[.JZ1]))^2" office:value-type="float" office:value="0.000000172606930285073" calcext:value-type="float">
            <text:p>1.72606930285073E-07</text:p>
          </table:table-cell>
          <table:table-cell table:formula="of:=0.5*[.KB12]*(([.KB6]-[.KA6])/([.KB1]-[.KA1]))^2" office:value-type="float" office:value="0.00000337447663740793" calcext:value-type="float">
            <text:p>3.37447663740793E-06</text:p>
          </table:table-cell>
          <table:table-cell table:formula="of:=0.5*[.KC12]*(([.KC6]-[.KB6])/([.KC1]-[.KB1]))^2" office:value-type="float" office:value="0.000000170260374666224" calcext:value-type="float">
            <text:p>1.70260374666224E-07</text:p>
          </table:table-cell>
          <table:table-cell table:formula="of:=0.5*[.KD12]*(([.KD6]-[.KC6])/([.KD1]-[.KC1]))^2" office:value-type="float" office:value="0.00000320673898234422" calcext:value-type="float">
            <text:p>3.20673898234422E-06</text:p>
          </table:table-cell>
          <table:table-cell table:formula="of:=0.5*[.KE12]*(([.KE6]-[.KD6])/([.KE1]-[.KD1]))^2" office:value-type="float" office:value="0.0000000885097674440892" calcext:value-type="float">
            <text:p>8.85097674440892E-08</text:p>
          </table:table-cell>
          <table:table-cell table:formula="of:=0.5*[.KF12]*(([.KF6]-[.KE6])/([.KF1]-[.KE1]))^2" office:value-type="float" office:value="0.00000116288932309378" calcext:value-type="float">
            <text:p>1.16288932309378E-06</text:p>
          </table:table-cell>
          <table:table-cell table:formula="of:=0.5*[.KG12]*(([.KG6]-[.KF6])/([.KG1]-[.KF1]))^2" office:value-type="float" office:value="0.00000228795059407693" calcext:value-type="float">
            <text:p>2.28795059407693E-06</text:p>
          </table:table-cell>
          <table:table-cell table:formula="of:=0.5*[.KH12]*(([.KH6]-[.KG6])/([.KH1]-[.KG1]))^2" office:value-type="float" office:value="0.00000024993144190773" calcext:value-type="float">
            <text:p>2.4993144190773E-07</text:p>
          </table:table-cell>
          <table:table-cell table:formula="of:=0.5*[.KI12]*(([.KI6]-[.KH6])/([.KI1]-[.KH1]))^2" office:value-type="float" office:value="0.0000000406465687963003" calcext:value-type="float">
            <text:p>4.06465687963003E-08</text:p>
          </table:table-cell>
          <table:table-cell table:formula="of:=0.5*[.KJ12]*(([.KJ6]-[.KI6])/([.KJ1]-[.KI1]))^2" office:value-type="float" office:value="0.000000264174817433072" calcext:value-type="float">
            <text:p>2.64174817433072E-07</text:p>
          </table:table-cell>
          <table:table-cell table:formula="of:=0.5*[.KK12]*(([.KK6]-[.KJ6])/([.KK1]-[.KJ1]))^2" office:value-type="float" office:value="0.00000000250179320425382" calcext:value-type="float">
            <text:p>2.50179320425382E-09</text:p>
          </table:table-cell>
          <table:table-cell table:formula="of:=0.5*[.KL12]*(([.KL6]-[.KK6])/([.KL1]-[.KK1]))^2" office:value-type="float" office:value="0.000000276584479321342" calcext:value-type="float">
            <text:p>2.76584479321342E-07</text:p>
          </table:table-cell>
          <table:table-cell table:formula="of:=0.5*[.KM12]*(([.KM6]-[.KL6])/([.KM1]-[.KL1]))^2" office:value-type="float" office:value="0.00000176274313091645" calcext:value-type="float">
            <text:p>1.76274313091645E-06</text:p>
          </table:table-cell>
          <table:table-cell table:formula="of:=0.5*[.KN12]*(([.KN6]-[.KM6])/([.KN1]-[.KM1]))^2" office:value-type="float" office:value="0.0000048986109056194" calcext:value-type="float">
            <text:p>4.8986109056194E-06</text:p>
          </table:table-cell>
          <table:table-cell table:formula="of:=0.5*[.KO12]*(([.KO6]-[.KN6])/([.KO1]-[.KN1]))^2" office:value-type="float" office:value="0.000000605324138725189" calcext:value-type="float">
            <text:p>6.05324138725189E-07</text:p>
          </table:table-cell>
          <table:table-cell table:formula="of:=0.5*[.KP12]*(([.KP6]-[.KO6])/([.KP1]-[.KO1]))^2" office:value-type="float" office:value="0.0000000412403558221904" calcext:value-type="float">
            <text:p>4.12403558221904E-08</text:p>
          </table:table-cell>
          <table:table-cell table:formula="of:=0.5*[.KQ12]*(([.KQ6]-[.KP6])/([.KQ1]-[.KP1]))^2" office:value-type="float" office:value="0.000000134308978205235" calcext:value-type="float">
            <text:p>1.34308978205235E-07</text:p>
          </table:table-cell>
          <table:table-cell table:formula="of:=0.5*[.KR12]*(([.KR6]-[.KQ6])/([.KR1]-[.KQ1]))^2" office:value-type="float" office:value="0.00000013628994512917" calcext:value-type="float">
            <text:p>1.3628994512917E-07</text:p>
          </table:table-cell>
          <table:table-cell table:formula="of:=0.5*[.KS12]*(([.KS6]-[.KR6])/([.KS1]-[.KR1]))^2" office:value-type="float" office:value="0.00000000405593563154757" calcext:value-type="float">
            <text:p>4.05593563154757E-09</text:p>
          </table:table-cell>
          <table:table-cell table:formula="of:=0.5*[.KT12]*(([.KT6]-[.KS6])/([.KT1]-[.KS1]))^2" office:value-type="float" office:value="0.000000130665860630071" calcext:value-type="float">
            <text:p>1.30665860630071E-07</text:p>
          </table:table-cell>
          <table:table-cell table:formula="of:=0.5*[.KU12]*(([.KU6]-[.KT6])/([.KU1]-[.KT1]))^2" office:value-type="float" office:value="0.000000200118146001407" calcext:value-type="float">
            <text:p>2.00118146001407E-07</text:p>
          </table:table-cell>
          <table:table-cell table:formula="of:=0.5*[.KV12]*(([.KV6]-[.KU6])/([.KV1]-[.KU1]))^2" office:value-type="float" office:value="0.00000000208027271843817" calcext:value-type="float">
            <text:p>2.08027271843817E-09</text:p>
          </table:table-cell>
          <table:table-cell table:formula="of:=0.5*[.KW12]*(([.KW6]-[.KV6])/([.KW1]-[.KV1]))^2" office:value-type="float" office:value="0.00000014842053344373" calcext:value-type="float">
            <text:p>1.4842053344373E-07</text:p>
          </table:table-cell>
          <table:table-cell table:formula="of:=0.5*[.KX12]*(([.KX6]-[.KW6])/([.KX1]-[.KW1]))^2" office:value-type="float" office:value="0.00000000419195848176261" calcext:value-type="float">
            <text:p>4.19195848176261E-09</text:p>
          </table:table-cell>
          <table:table-cell table:formula="of:=0.5*[.KY12]*(([.KY6]-[.KX6])/([.KY1]-[.KX1]))^2" office:value-type="float" office:value="0.000000369580146619298" calcext:value-type="float">
            <text:p>3.69580146619298E-07</text:p>
          </table:table-cell>
          <table:table-cell table:formula="of:=0.5*[.KZ12]*(([.KZ6]-[.KY6])/([.KZ1]-[.KY1]))^2" office:value-type="float" office:value="0.0000000189819899476487" calcext:value-type="float">
            <text:p>1.89819899476487E-08</text:p>
          </table:table-cell>
          <table:table-cell table:formula="of:=0.5*[.LA12]*(([.LA6]-[.KZ6])/([.LA1]-[.KZ1]))^2" office:value-type="float" office:value="0.00000000462381032353226" calcext:value-type="float">
            <text:p>4.62381032353226E-09</text:p>
          </table:table-cell>
          <table:table-cell table:formula="of:=0.5*[.LB12]*(([.LB6]-[.LA6])/([.LB1]-[.LA1]))^2" office:value-type="float" office:value="0.0000000000569447247078292" calcext:value-type="float">
            <text:p>5.69447247078292E-11</text:p>
          </table:table-cell>
          <table:table-cell table:formula="of:=0.5*[.LC12]*(([.LC6]-[.LB6])/([.LC1]-[.LB1]))^2" office:value-type="float" office:value="0.000000071544582719638" calcext:value-type="float">
            <text:p>7.1544582719638E-08</text:p>
          </table:table-cell>
          <table:table-cell table:formula="of:=0.5*[.LD12]*(([.LD6]-[.LC6])/([.LD1]-[.LC1]))^2" office:value-type="float" office:value="0.000000000424616250265331" calcext:value-type="float">
            <text:p>4.24616250265331E-10</text:p>
          </table:table-cell>
          <table:table-cell table:formula="of:=0.5*[.LE12]*(([.LE6]-[.LD6])/([.LE1]-[.LD1]))^2" office:value-type="float" office:value="0.000000145171989003965" calcext:value-type="float">
            <text:p>1.45171989003965E-07</text:p>
          </table:table-cell>
          <table:table-cell table:formula="of:=0.5*[.LF12]*(([.LF6]-[.LE6])/([.LF1]-[.LE1]))^2" office:value-type="float" office:value="0.0000000353152426417347" calcext:value-type="float">
            <text:p>3.53152426417347E-08</text:p>
          </table:table-cell>
          <table:table-cell table:formula="of:=0.5*[.LG12]*(([.LG6]-[.LF6])/([.LG1]-[.LF1]))^2" office:value-type="float" office:value="0.0000000298242616937365" calcext:value-type="float">
            <text:p>2.98242616937365E-08</text:p>
          </table:table-cell>
          <table:table-cell table:formula="of:=0.5*[.LH12]*(([.LH6]-[.LG6])/([.LH1]-[.LG1]))^2" office:value-type="float" office:value="0.000000498288602552279" calcext:value-type="float">
            <text:p>4.98288602552279E-07</text:p>
          </table:table-cell>
          <table:table-cell table:formula="of:=0.5*[.LI12]*(([.LI6]-[.LH6])/([.LI1]-[.LH1]))^2" office:value-type="float" office:value="0.0000000624854670350112" calcext:value-type="float">
            <text:p>6.24854670350112E-08</text:p>
          </table:table-cell>
          <table:table-cell table:formula="of:=0.5*[.LJ12]*(([.LJ6]-[.LI6])/([.LJ1]-[.LI1]))^2" office:value-type="float" office:value="0.000000133071073406662" calcext:value-type="float">
            <text:p>1.33071073406662E-07</text:p>
          </table:table-cell>
          <table:table-cell table:formula="of:=0.5*[.LK12]*(([.LK6]-[.LJ6])/([.LK1]-[.LJ1]))^2" office:value-type="float" office:value="0.00000000053212545701867" calcext:value-type="float">
            <text:p>5.3212545701867E-10</text:p>
          </table:table-cell>
          <table:table-cell table:formula="of:=0.5*[.LL12]*(([.LL6]-[.LK6])/([.LL1]-[.LK1]))^2" office:value-type="float" office:value="0.000000198149920666532" calcext:value-type="float">
            <text:p>1.98149920666532E-07</text:p>
          </table:table-cell>
          <table:table-cell table:formula="of:=0.5*[.LM12]*(([.LM6]-[.LL6])/([.LM1]-[.LL1]))^2" office:value-type="float" office:value="0.000000864883457645609" calcext:value-type="float">
            <text:p>8.64883457645609E-07</text:p>
          </table:table-cell>
          <table:table-cell table:formula="of:=0.5*[.LN12]*(([.LN6]-[.LM6])/([.LN1]-[.LM1]))^2" office:value-type="float" office:value="0.0000000172702960005401" calcext:value-type="float">
            <text:p>1.72702960005401E-08</text:p>
          </table:table-cell>
          <table:table-cell table:formula="of:=0.5*[.LO12]*(([.LO6]-[.LN6])/([.LO1]-[.LN1]))^2" office:value-type="float" office:value="0.0000000519708576123073" calcext:value-type="float">
            <text:p>5.19708576123073E-08</text:p>
          </table:table-cell>
          <table:table-cell table:formula="of:=0.5*[.LP12]*(([.LP6]-[.LO6])/([.LP1]-[.LO1]))^2" office:value-type="float" office:value="0.0000000202862760013213" calcext:value-type="float">
            <text:p>2.02862760013213E-08</text:p>
          </table:table-cell>
          <table:table-cell table:formula="of:=0.5*[.LQ12]*(([.LQ6]-[.LP6])/([.LQ1]-[.LP1]))^2" office:value-type="float" office:value="0.0000000116785166902959" calcext:value-type="float">
            <text:p>1.16785166902959E-08</text:p>
          </table:table-cell>
          <table:table-cell table:formula="of:=0.5*[.LR12]*(([.LR6]-[.LQ6])/([.LR1]-[.LQ1]))^2" office:value-type="float" office:value="0.0000000192340200249859" calcext:value-type="float">
            <text:p>1.92340200249859E-08</text:p>
          </table:table-cell>
          <table:table-cell table:formula="of:=0.5*[.LS12]*(([.LS6]-[.LR6])/([.LS1]-[.LR1]))^2" office:value-type="float" office:value="0.0000000152498498165238" calcext:value-type="float">
            <text:p>1.52498498165238E-08</text:p>
          </table:table-cell>
          <table:table-cell table:formula="of:=0.5*[.LT12]*(([.LT6]-[.LS6])/([.LT1]-[.LS1]))^2" office:value-type="float" office:value="0.000000221872325127995" calcext:value-type="float">
            <text:p>2.21872325127995E-07</text:p>
          </table:table-cell>
          <table:table-cell table:formula="of:=0.5*[.LU12]*(([.LU6]-[.LT6])/([.LU1]-[.LT1]))^2" office:value-type="float" office:value="0.000000585682145258445" calcext:value-type="float">
            <text:p>5.85682145258445E-07</text:p>
          </table:table-cell>
          <table:table-cell table:formula="of:=0.5*[.LV12]*(([.LV6]-[.LU6])/([.LV1]-[.LU1]))^2" office:value-type="float" office:value="0.00000000815298971049344" calcext:value-type="float">
            <text:p>8.15298971049344E-09</text:p>
          </table:table-cell>
          <table:table-cell table:formula="of:=0.5*[.LW12]*(([.LW6]-[.LV6])/([.LW1]-[.LV1]))^2" office:value-type="float" office:value="0.00000264303462640868" calcext:value-type="float">
            <text:p>2.64303462640868E-06</text:p>
          </table:table-cell>
          <table:table-cell table:formula="of:=0.5*[.LX12]*(([.LX6]-[.LW6])/([.LX1]-[.LW1]))^2" office:value-type="float" office:value="0.00000140344390989713" calcext:value-type="float">
            <text:p>1.40344390989713E-06</text:p>
          </table:table-cell>
          <table:table-cell table:formula="of:=0.5*[.LY12]*(([.LY6]-[.LX6])/([.LY1]-[.LX1]))^2" office:value-type="float" office:value="0.0000000123810248422253" calcext:value-type="float">
            <text:p>1.23810248422253E-08</text:p>
          </table:table-cell>
          <table:table-cell table:formula="of:=0.5*[.LZ12]*(([.LZ6]-[.LY6])/([.LZ1]-[.LY1]))^2" office:value-type="float" office:value="0.00000000150262801724486" calcext:value-type="float">
            <text:p>1.50262801724486E-09</text:p>
          </table:table-cell>
          <table:table-cell table:formula="of:=0.5*[.MA12]*(([.MA6]-[.LZ6])/([.MA1]-[.LZ1]))^2" office:value-type="float" office:value="0.000000000876273952869668" calcext:value-type="float">
            <text:p>8.76273952869668E-10</text:p>
          </table:table-cell>
          <table:table-cell table:formula="of:=0.5*[.MB12]*(([.MB6]-[.MA6])/([.MB1]-[.MA1]))^2" office:value-type="float" office:value="0.00000000024256939189905" calcext:value-type="float">
            <text:p>2.4256939189905E-10</text:p>
          </table:table-cell>
          <table:table-cell table:formula="of:=0.5*[.MC12]*(([.MC6]-[.MB6])/([.MC1]-[.MB1]))^2" office:value-type="float" office:value="0.0000000796971873032108" calcext:value-type="float">
            <text:p>7.96971873032108E-08</text:p>
          </table:table-cell>
          <table:table-cell table:formula="of:=0.5*[.MD12]*(([.MD6]-[.MC6])/([.MD1]-[.MC1]))^2" office:value-type="float" office:value="0.00000024483250956827" calcext:value-type="float">
            <text:p>2.4483250956827E-07</text:p>
          </table:table-cell>
          <table:table-cell table:formula="of:=0.5*[.ME12]*(([.ME6]-[.MD6])/([.ME1]-[.MD1]))^2" office:value-type="float" office:value="0.000000118880291589018" calcext:value-type="float">
            <text:p>1.18880291589018E-07</text:p>
          </table:table-cell>
          <table:table-cell table:formula="of:=0.5*[.MF12]*(([.MF6]-[.ME6])/([.MF1]-[.ME1]))^2" office:value-type="float" office:value="0.0000000197478765871146" calcext:value-type="float">
            <text:p>1.97478765871146E-08</text:p>
          </table:table-cell>
          <table:table-cell table:formula="of:=0.5*[.MG12]*(([.MG6]-[.MF6])/([.MG1]-[.MF1]))^2" office:value-type="float" office:value="0.000000140708268611557" calcext:value-type="float">
            <text:p>1.40708268611557E-07</text:p>
          </table:table-cell>
          <table:table-cell table:formula="of:=0.5*[.MH12]*(([.MH6]-[.MG6])/([.MH1]-[.MG1]))^2" office:value-type="float" office:value="0.00000000766950033751789" calcext:value-type="float">
            <text:p>7.66950033751789E-09</text:p>
          </table:table-cell>
          <table:table-cell table:formula="of:=0.5*[.MI12]*(([.MI6]-[.MH6])/([.MI1]-[.MH1]))^2" office:value-type="float" office:value="0.00000175161877509551" calcext:value-type="float">
            <text:p>1.75161877509551E-06</text:p>
          </table:table-cell>
          <table:table-cell table:formula="of:=0.5*[.MJ12]*(([.MJ6]-[.MI6])/([.MJ1]-[.MI1]))^2" office:value-type="float" office:value="0.00000214428175394613" calcext:value-type="float">
            <text:p>2.14428175394613E-06</text:p>
          </table:table-cell>
          <table:table-cell table:formula="of:=0.5*[.MK12]*(([.MK6]-[.MJ6])/([.MK1]-[.MJ1]))^2" office:value-type="float" office:value="0.0000000223916319277566" calcext:value-type="float">
            <text:p>2.23916319277566E-08</text:p>
          </table:table-cell>
          <table:table-cell table:formula="of:=0.5*[.ML12]*(([.ML6]-[.MK6])/([.ML1]-[.MK1]))^2" office:value-type="float" office:value="0.000000506586454301611" calcext:value-type="float">
            <text:p>5.06586454301611E-07</text:p>
          </table:table-cell>
          <table:table-cell table:formula="of:=0.5*[.MM12]*(([.MM6]-[.ML6])/([.MM1]-[.ML1]))^2" office:value-type="float" office:value="0.0000000328842922653512" calcext:value-type="float">
            <text:p>3.28842922653512E-08</text:p>
          </table:table-cell>
          <table:table-cell table:formula="of:=0.5*[.MN12]*(([.MN6]-[.MM6])/([.MN1]-[.MM1]))^2" office:value-type="float" office:value="0.0000034589756251263" calcext:value-type="float">
            <text:p>3.4589756251263E-06</text:p>
          </table:table-cell>
          <table:table-cell table:formula="of:=0.5*[.MO12]*(([.MO6]-[.MN6])/([.MO1]-[.MN1]))^2" office:value-type="float" office:value="0.00000176922993068644" calcext:value-type="float">
            <text:p>1.76922993068644E-06</text:p>
          </table:table-cell>
          <table:table-cell table:formula="of:=0.5*[.MP12]*(([.MP6]-[.MO6])/([.MP1]-[.MO1]))^2" office:value-type="float" office:value="0.000000310343454330184" calcext:value-type="float">
            <text:p>3.10343454330184E-07</text:p>
          </table:table-cell>
          <table:table-cell table:formula="of:=0.5*[.MQ12]*(([.MQ6]-[.MP6])/([.MQ1]-[.MP1]))^2" office:value-type="float" office:value="0.000000316679118794077" calcext:value-type="float">
            <text:p>3.16679118794077E-07</text:p>
          </table:table-cell>
          <table:table-cell table:formula="of:=0.5*[.MR12]*(([.MR6]-[.MQ6])/([.MR1]-[.MQ1]))^2" office:value-type="float" office:value="0.000000359429389612153" calcext:value-type="float">
            <text:p>3.59429389612153E-07</text:p>
          </table:table-cell>
          <table:table-cell table:formula="of:=0.5*[.MS12]*(([.MS6]-[.MR6])/([.MS1]-[.MR1]))^2" office:value-type="float" office:value="0.000000205811130699857" calcext:value-type="float">
            <text:p>2.05811130699857E-07</text:p>
          </table:table-cell>
          <table:table-cell table:formula="of:=0.5*[.MT12]*(([.MT6]-[.MS6])/([.MT1]-[.MS1]))^2" office:value-type="float" office:value="0.00000155455223065359" calcext:value-type="float">
            <text:p>1.55455223065359E-06</text:p>
          </table:table-cell>
          <table:table-cell table:formula="of:=0.5*[.MU12]*(([.MU6]-[.MT6])/([.MU1]-[.MT1]))^2" office:value-type="float" office:value="0.00000168899741280063" calcext:value-type="float">
            <text:p>1.68899741280063E-06</text:p>
          </table:table-cell>
          <table:table-cell table:formula="of:=0.5*[.MV12]*(([.MV6]-[.MU6])/([.MV1]-[.MU1]))^2" office:value-type="float" office:value="0.00000042576088662793" calcext:value-type="float">
            <text:p>4.2576088662793E-07</text:p>
          </table:table-cell>
          <table:table-cell table:formula="of:=0.5*[.MW12]*(([.MW6]-[.MV6])/([.MW1]-[.MV1]))^2" office:value-type="float" office:value="0.0000000122296105952505" calcext:value-type="float">
            <text:p>1.22296105952505E-08</text:p>
          </table:table-cell>
          <table:table-cell table:formula="of:=0.5*[.MX12]*(([.MX6]-[.MW6])/([.MX1]-[.MW1]))^2" office:value-type="float" office:value="0.000000865264840198642" calcext:value-type="float">
            <text:p>8.65264840198642E-07</text:p>
          </table:table-cell>
          <table:table-cell table:formula="of:=0.5*[.MY12]*(([.MY6]-[.MX6])/([.MY1]-[.MX1]))^2" office:value-type="float" office:value="0.000324036192062789" calcext:value-type="float">
            <text:p>0.000324036192063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X13])" office:value-type="float" office:value="3.34234822147556" calcext:value-type="float">
            <text:p>3.3423482214755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X14])" office:value-type="float" office:value="2.16916629740998" calcext:value-type="float">
            <text:p>2.169166297409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51151451888554" calcext:value-type="float">
            <text:p>5.51151451888554</text:p>
          </table:table-cell>
          <table:table-cell table:formula="of:=[.B17]+[.C9]" office:value-type="float" office:value="16.5006259828969" calcext:value-type="float">
            <text:p>16.5006259828969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14:51:13.65102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5T18:29:02.436702065</dc:date>
    <meta:editing-duration>PT3H31M52S</meta:editing-duration>
    <meta:editing-cycles>4</meta:editing-cycles>
    <meta:generator>LibreOffice/6.4.7.2$Linux_X86_64 LibreOffice_project/40$Build-2</meta:generator>
    <meta:document-statistic meta:table-count="1" meta:cell-count="54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2cm" svg:height="14.397cm" xlink:href=".." xlink:type="simple" chart:class="chart:scatter" chart:row-mapping="0" chart:style-name="ch1">
        <chart:title svg:x="9.054cm" svg:y="0.423cm" chart:style-name="ch2">
          <text:p>Y-Displacement T-Foot w/ Human Gait</text:p>
        </chart:title>
        <chart:legend chart:legend-position="end" svg:x="21.533cm" svg:y="6.899cm" style:legend-expansion="high" chart:style-name="ch3"/>
        <chart:plot-area chart:style-name="ch4" table:cell-range-address="tfoot11.B1:tfoot11.MX1 tfoot11.A6:tfoot11.MX6" chart:data-source-has-labels="both" svg:x="0.518cm" svg:y="1.489cm" svg:width="20.497cm" svg:height="12.621cm">
          <chartooo:coordinate-region svg:x="1.43cm" svg:y="1.688cm" svg:width="19.398cm" svg:height="11.775cm"/>
          <chart:axis chart:dimension="x" chart:name="primary-x" chart:style-name="ch5" chartooo:axis-type="auto">
            <chart:categories table:cell-range-address="tfoot11.B1:tfoot11.MX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foot11.B6:tfoot11.MX6" chart:label-cell-address="tfoot11.A6:tfoot11.A6" chart:class="chart:scatter">
            <chart:domain table:cell-range-address="tfoot11.B1:tfoot11.MX1"/>
            <chart:data-point chart:repeated="3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11.B1:tfoot11.MX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100073337554932">
                <text:p>0.100073337554932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9054870606">
                <text:p>0.166789054870606</text:p>
              </table:table-cell>
              <table:table-cell office:value-type="float" office:value="0.2335045337677">
                <text:p>0.2335045337677</text:p>
              </table:table-cell>
              <table:table-cell office:value-type="float" office:value="0.266862392425537">
                <text:p>0.266862392425537</text:p>
              </table:table-cell>
              <table:table-cell office:value-type="float" office:value="0.300220251083374">
                <text:p>0.300220251083374</text:p>
              </table:table-cell>
              <table:table-cell office:value-type="float" office:value="0.333578109741211">
                <text:p>0.333578109741211</text:p>
              </table:table-cell>
              <table:table-cell office:value-type="float" office:value="0.400293827056885">
                <text:p>0.400293827056885</text:p>
              </table:table-cell>
              <table:table-cell office:value-type="float" office:value="0.433651685714722">
                <text:p>0.433651685714722</text:p>
              </table:table-cell>
              <table:table-cell office:value-type="float" office:value="0.467009544372559">
                <text:p>0.467009544372559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33725500106812">
                <text:p>0.533725500106812</text:p>
              </table:table-cell>
              <table:table-cell office:value-type="float" office:value="0.567083358764648">
                <text:p>0.567083358764648</text:p>
              </table:table-cell>
              <table:table-cell office:value-type="float" office:value="0.633799552917481">
                <text:p>0.633799552917481</text:p>
              </table:table-cell>
              <table:table-cell office:value-type="float" office:value="0.667157411575317">
                <text:p>0.667157411575317</text:p>
              </table:table-cell>
              <table:table-cell office:value-type="float" office:value="0.700515270233154">
                <text:p>0.700515270233154</text:p>
              </table:table-cell>
              <table:table-cell office:value-type="float" office:value="0.73387336730957">
                <text:p>0.73387336730957</text:p>
              </table:table-cell>
              <table:table-cell office:value-type="float" office:value="0.767231225967407">
                <text:p>0.767231225967407</text:p>
              </table:table-cell>
              <table:table-cell office:value-type="float" office:value="0.833944082260132">
                <text:p>0.833944082260132</text:p>
              </table:table-cell>
              <table:table-cell office:value-type="float" office:value="0.867300510406494">
                <text:p>0.867300510406494</text:p>
              </table:table-cell>
              <table:table-cell office:value-type="float" office:value="0.900656700134277">
                <text:p>0.900656700134277</text:p>
              </table:table-cell>
              <table:table-cell office:value-type="float" office:value="0.93401312828064">
                <text:p>0.93401312828064</text:p>
              </table:table-cell>
              <table:table-cell office:value-type="float" office:value="0.967369318008423">
                <text:p>0.967369318008423</text:p>
              </table:table-cell>
              <table:table-cell office:value-type="float" office:value="1.00072574615479">
                <text:p>1.00072574615479</text:p>
              </table:table-cell>
              <table:table-cell office:value-type="float" office:value="1.06743812561035">
                <text:p>1.06743812561035</text:p>
              </table:table-cell>
              <table:table-cell office:value-type="float" office:value="1.1341507434845">
                <text:p>1.1341507434845</text:p>
              </table:table-cell>
              <table:table-cell office:value-type="float" office:value="1.20086312294006">
                <text:p>1.20086312294006</text:p>
              </table:table-cell>
              <table:table-cell office:value-type="float" office:value="1.26757550239563">
                <text:p>1.26757550239563</text:p>
              </table:table-cell>
              <table:table-cell office:value-type="float" office:value="1.36764430999756">
                <text:p>1.36764430999756</text:p>
              </table:table-cell>
              <table:table-cell office:value-type="float" office:value="1.43435668945313">
                <text:p>1.43435668945313</text:p>
              </table:table-cell>
              <table:table-cell office:value-type="float" office:value="1.46771287918091">
                <text:p>1.46771287918091</text:p>
              </table:table-cell>
              <table:table-cell office:value-type="float" office:value="1.53442525863647">
                <text:p>1.53442525863647</text:p>
              </table:table-cell>
              <table:table-cell office:value-type="float" office:value="1.56778144836426">
                <text:p>1.56778144836426</text:p>
              </table:table-cell>
              <table:table-cell office:value-type="float" office:value="1.60113763809204">
                <text:p>1.60113763809204</text:p>
              </table:table-cell>
              <table:table-cell office:value-type="float" office:value="1.66784977912903">
                <text:p>1.66784977912903</text:p>
              </table:table-cell>
              <table:table-cell office:value-type="float" office:value="1.73456192016602">
                <text:p>1.73456192016602</text:p>
              </table:table-cell>
              <table:table-cell office:value-type="float" office:value="1.80127620697021">
                <text:p>1.80127620697021</text:p>
              </table:table-cell>
              <table:table-cell office:value-type="float" office:value="1.86799287796021">
                <text:p>1.86799287796021</text:p>
              </table:table-cell>
              <table:table-cell office:value-type="float" office:value="1.9013512134552">
                <text:p>1.9013512134552</text:p>
              </table:table-cell>
              <table:table-cell office:value-type="float" office:value="1.96806764602661">
                <text:p>1.96806764602661</text:p>
              </table:table-cell>
              <table:table-cell office:value-type="float" office:value="2.00142598152161">
                <text:p>2.00142598152161</text:p>
              </table:table-cell>
              <table:table-cell office:value-type="float" office:value="2.0681426525116">
                <text:p>2.0681426525116</text:p>
              </table:table-cell>
              <table:table-cell office:value-type="float" office:value="2.13485956192017">
                <text:p>2.13485956192017</text:p>
              </table:table-cell>
              <table:table-cell office:value-type="float" office:value="2.20157599449158">
                <text:p>2.20157599449158</text:p>
              </table:table-cell>
              <table:table-cell office:value-type="float" office:value="2.26829314231873">
                <text:p>2.26829314231873</text:p>
              </table:table-cell>
              <table:table-cell office:value-type="float" office:value="2.36836838722229">
                <text:p>2.36836838722229</text:p>
              </table:table-cell>
              <table:table-cell office:value-type="float" office:value="2.40172696113586">
                <text:p>2.40172696113586</text:p>
              </table:table-cell>
              <table:table-cell office:value-type="float" office:value="2.43508529663086">
                <text:p>2.43508529663086</text:p>
              </table:table-cell>
              <table:table-cell office:value-type="float" office:value="2.50180244445801">
                <text:p>2.50180244445801</text:p>
              </table:table-cell>
              <table:table-cell office:value-type="float" office:value="2.56851959228516">
                <text:p>2.5685195922851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531402588">
                <text:p>2.66859531402588</text:p>
              </table:table-cell>
              <table:table-cell office:value-type="float" office:value="2.73531270027161">
                <text:p>2.73531270027161</text:p>
              </table:table-cell>
              <table:table-cell office:value-type="float" office:value="2.76867127418518">
                <text:p>2.76867127418518</text:p>
              </table:table-cell>
              <table:table-cell office:value-type="float" office:value="2.83538746833801">
                <text:p>2.83538746833801</text:p>
              </table:table-cell>
              <table:table-cell office:value-type="float" office:value="2.902104139328">
                <text:p>2.902104139328</text:p>
              </table:table-cell>
              <table:table-cell office:value-type="float" office:value="2.96882057189941">
                <text:p>2.96882057189941</text:p>
              </table:table-cell>
              <table:table-cell office:value-type="float" office:value="3.0688955783844">
                <text:p>3.0688955783844</text:p>
              </table:table-cell>
              <table:table-cell office:value-type="float" office:value="3.10225415229797">
                <text:p>3.10225415229797</text:p>
              </table:table-cell>
              <table:table-cell office:value-type="float" office:value="3.43583822250366">
                <text:p>3.43583822250366</text:p>
              </table:table-cell>
              <table:table-cell office:value-type="float" office:value="3.50255537033081">
                <text:p>3.50255537033081</text:p>
              </table:table-cell>
              <table:table-cell office:value-type="float" office:value="3.56927227973938">
                <text:p>3.56927227973938</text:p>
              </table:table-cell>
              <table:table-cell office:value-type="float" office:value="3.73606514930725">
                <text:p>3.73606514930725</text:p>
              </table:table-cell>
              <table:table-cell office:value-type="float" office:value="3.8027811050415">
                <text:p>3.8027811050415</text:p>
              </table:table-cell>
              <table:table-cell office:value-type="float" office:value="4.03628420829773">
                <text:p>4.03628420829773</text:p>
              </table:table-cell>
              <table:table-cell office:value-type="float" office:value="4.06964182853699">
                <text:p>4.06964182853699</text:p>
              </table:table-cell>
              <table:table-cell office:value-type="float" office:value="4.1363570690155">
                <text:p>4.1363570690155</text:p>
              </table:table-cell>
              <table:table-cell office:value-type="float" office:value="4.16971445083618">
                <text:p>4.16971445083618</text:p>
              </table:table-cell>
              <table:table-cell office:value-type="float" office:value="4.20307207107544">
                <text:p>4.20307207107544</text:p>
              </table:table-cell>
              <table:table-cell office:value-type="float" office:value="4.26978754997253">
                <text:p>4.26978754997253</text:p>
              </table:table-cell>
              <table:table-cell office:value-type="float" office:value="4.33650279045105">
                <text:p>4.33650279045105</text:p>
              </table:table-cell>
              <table:table-cell office:value-type="float" office:value="4.40321779251099">
                <text:p>4.40321779251099</text:p>
              </table:table-cell>
              <table:table-cell office:value-type="float" office:value="4.46993327140808">
                <text:p>4.46993327140808</text:p>
              </table:table-cell>
              <table:table-cell office:value-type="float" office:value="4.7367947101593">
                <text:p>4.7367947101593</text:p>
              </table:table-cell>
              <table:table-cell office:value-type="float" office:value="4.80350923538208">
                <text:p>4.80350923538208</text:p>
              </table:table-cell>
              <table:table-cell office:value-type="float" office:value="4.87022256851196">
                <text:p>4.87022256851196</text:p>
              </table:table-cell>
              <table:table-cell office:value-type="float" office:value="5.07036232948303">
                <text:p>5.07036232948303</text:p>
              </table:table-cell>
              <table:table-cell office:value-type="float" office:value="5.13707566261292">
                <text:p>5.13707566261292</text:p>
              </table:table-cell>
              <table:table-cell office:value-type="float" office:value="5.2037889957428">
                <text:p>5.2037889957428</text:p>
              </table:table-cell>
              <table:table-cell office:value-type="float" office:value="5.23714542388916">
                <text:p>5.23714542388916</text:p>
              </table:table-cell>
              <table:table-cell office:value-type="float" office:value="5.30385851860046">
                <text:p>5.30385851860046</text:p>
              </table:table-cell>
              <table:table-cell office:value-type="float" office:value="5.33721518516541">
                <text:p>5.33721518516541</text:p>
              </table:table-cell>
              <table:table-cell office:value-type="float" office:value="5.40392827987671">
                <text:p>5.40392827987671</text:p>
              </table:table-cell>
              <table:table-cell office:value-type="float" office:value="5.43728470802307">
                <text:p>5.43728470802307</text:p>
              </table:table-cell>
              <table:table-cell office:value-type="float" office:value="5.50399804115295">
                <text:p>5.50399804115295</text:p>
              </table:table-cell>
              <table:table-cell office:value-type="float" office:value="5.57071113586426">
                <text:p>5.57071113586426</text:p>
              </table:table-cell>
              <table:table-cell office:value-type="float" office:value="5.60406756401062">
                <text:p>5.60406756401062</text:p>
              </table:table-cell>
              <table:table-cell office:value-type="float" office:value="5.63742423057556">
                <text:p>5.63742423057556</text:p>
              </table:table-cell>
              <table:table-cell office:value-type="float" office:value="5.70413708686829">
                <text:p>5.70413708686829</text:p>
              </table:table-cell>
              <table:table-cell office:value-type="float" office:value="5.73749351501465">
                <text:p>5.73749351501465</text:p>
              </table:table-cell>
              <table:table-cell office:value-type="float" office:value="5.90428018569946">
                <text:p>5.90428018569946</text:p>
              </table:table-cell>
              <table:table-cell office:value-type="float" office:value="6.07106781005859">
                <text:p>6.07106781005859</text:p>
              </table:table-cell>
              <table:table-cell office:value-type="float" office:value="6.10442543029785">
                <text:p>6.10442543029785</text:p>
              </table:table-cell>
              <table:table-cell office:value-type="float" office:value="6.13778281211853">
                <text:p>6.13778281211853</text:p>
              </table:table-cell>
              <table:table-cell office:value-type="float" office:value="6.17114019393921">
                <text:p>6.17114019393921</text:p>
              </table:table-cell>
              <table:table-cell office:value-type="float" office:value="6.23785543441772">
                <text:p>6.23785543441772</text:p>
              </table:table-cell>
              <table:table-cell office:value-type="float" office:value="6.27121305465698">
                <text:p>6.27121305465698</text:p>
              </table:table-cell>
              <table:table-cell office:value-type="float" office:value="6.30457043647766">
                <text:p>6.30457043647766</text:p>
              </table:table-cell>
              <table:table-cell office:value-type="float" office:value="6.43800067901611">
                <text:p>6.43800067901611</text:p>
              </table:table-cell>
              <table:table-cell office:value-type="float" office:value="6.7382185459137">
                <text:p>6.7382185459137</text:p>
              </table:table-cell>
              <table:table-cell office:value-type="float" office:value="6.80493402481079">
                <text:p>6.80493402481079</text:p>
              </table:table-cell>
              <table:table-cell office:value-type="float" office:value="6.93836522102356">
                <text:p>6.93836522102356</text:p>
              </table:table-cell>
              <table:table-cell office:value-type="float" office:value="6.97172284126282">
                <text:p>6.97172284126282</text:p>
              </table:table-cell>
              <table:table-cell office:value-type="float" office:value="7.03843832015991">
                <text:p>7.03843832015991</text:p>
              </table:table-cell>
              <table:table-cell office:value-type="float" office:value="7.07179617881775">
                <text:p>7.07179617881775</text:p>
              </table:table-cell>
              <table:table-cell office:value-type="float" office:value="7.27194333076477">
                <text:p>7.27194333076477</text:p>
              </table:table-cell>
              <table:table-cell office:value-type="float" office:value="7.33865904808044">
                <text:p>7.33865904808044</text:p>
              </table:table-cell>
              <table:table-cell office:value-type="float" office:value="7.53880643844605">
                <text:p>7.53880643844605</text:p>
              </table:table-cell>
              <table:table-cell office:value-type="float" office:value="7.6055223941803">
                <text:p>7.6055223941803</text:p>
              </table:table-cell>
              <table:table-cell office:value-type="float" office:value="7.67223811149597">
                <text:p>7.67223811149597</text:p>
              </table:table-cell>
              <table:table-cell office:value-type="float" office:value="7.77231216430664">
                <text:p>7.77231216430664</text:p>
              </table:table-cell>
              <table:table-cell office:value-type="float" office:value="7.83902645111084">
                <text:p>7.83902645111084</text:p>
              </table:table-cell>
              <table:table-cell office:value-type="float" office:value="7.9057412147522">
                <text:p>7.9057412147522</text:p>
              </table:table-cell>
              <table:table-cell office:value-type="float" office:value="7.9390983581543">
                <text:p>7.9390983581543</text:p>
              </table:table-cell>
              <table:table-cell office:value-type="float" office:value="7.9724555015564">
                <text:p>7.9724555015564</text:p>
              </table:table-cell>
              <table:table-cell office:value-type="float" office:value="8.0058126449585">
                <text:p>8.0058126449585</text:p>
              </table:table-cell>
              <table:table-cell office:value-type="float" office:value="8.0725269317627">
                <text:p>8.0725269317627</text:p>
              </table:table-cell>
              <table:table-cell office:value-type="float" office:value="8.13924145698547">
                <text:p>8.13924145698547</text:p>
              </table:table-cell>
              <table:table-cell office:value-type="float" office:value="8.17259860038757">
                <text:p>8.17259860038757</text:p>
              </table:table-cell>
              <table:table-cell office:value-type="float" office:value="8.23931312561035">
                <text:p>8.23931312561035</text:p>
              </table:table-cell>
              <table:table-cell office:value-type="float" office:value="8.33938455581665">
                <text:p>8.33938455581665</text:p>
              </table:table-cell>
              <table:table-cell office:value-type="float" office:value="8.47281336784363">
                <text:p>8.47281336784363</text:p>
              </table:table-cell>
              <table:table-cell office:value-type="float" office:value="8.53952765464783">
                <text:p>8.53952765464783</text:p>
              </table:table-cell>
              <table:table-cell office:value-type="float" office:value="8.60624217987061">
                <text:p>8.60624217987061</text:p>
              </table:table-cell>
              <table:table-cell office:value-type="float" office:value="8.67295646667481">
                <text:p>8.67295646667481</text:p>
              </table:table-cell>
              <table:table-cell office:value-type="float" office:value="8.739670753479">
                <text:p>8.739670753479</text:p>
              </table:table-cell>
              <table:table-cell office:value-type="float" office:value="8.7730278968811">
                <text:p>8.7730278968811</text:p>
              </table:table-cell>
              <table:table-cell office:value-type="float" office:value="8.8063850402832">
                <text:p>8.8063850402832</text:p>
              </table:table-cell>
              <table:table-cell office:value-type="float" office:value="8.8397421836853">
                <text:p>8.8397421836853</text:p>
              </table:table-cell>
              <table:table-cell office:value-type="float" office:value="8.8730993270874">
                <text:p>8.8730993270874</text:p>
              </table:table-cell>
              <table:table-cell office:value-type="float" office:value="9.03988456726074">
                <text:p>9.03988456726074</text:p>
              </table:table-cell>
              <table:table-cell office:value-type="float" office:value="9.24002718925476">
                <text:p>9.24002718925476</text:p>
              </table:table-cell>
              <table:table-cell office:value-type="float" office:value="9.27338409423828">
                <text:p>9.27338409423828</text:p>
              </table:table-cell>
              <table:table-cell office:value-type="float" office:value="9.30674123764038">
                <text:p>9.30674123764038</text:p>
              </table:table-cell>
              <table:table-cell office:value-type="float" office:value="9.34009838104248">
                <text:p>9.34009838104248</text:p>
              </table:table-cell>
              <table:table-cell office:value-type="float" office:value="9.40681266784668">
                <text:p>9.40681266784668</text:p>
              </table:table-cell>
              <table:table-cell office:value-type="float" office:value="9.4401695728302">
                <text:p>9.4401695728302</text:p>
              </table:table-cell>
              <table:table-cell office:value-type="float" office:value="9.4735267162323">
                <text:p>9.4735267162323</text:p>
              </table:table-cell>
              <table:table-cell office:value-type="float" office:value="9.50688362121582">
                <text:p>9.50688362121582</text:p>
              </table:table-cell>
              <table:table-cell office:value-type="float" office:value="9.54024076461792">
                <text:p>9.54024076461792</text:p>
              </table:table-cell>
              <table:table-cell office:value-type="float" office:value="9.57359766960144">
                <text:p>9.57359766960144</text:p>
              </table:table-cell>
              <table:table-cell office:value-type="float" office:value="9.60695505142212">
                <text:p>9.60695505142212</text:p>
              </table:table-cell>
              <table:table-cell office:value-type="float" office:value="9.64031219482422">
                <text:p>9.64031219482422</text:p>
              </table:table-cell>
              <table:table-cell office:value-type="float" office:value="9.67366909980774">
                <text:p>9.67366909980774</text:p>
              </table:table-cell>
              <table:table-cell office:value-type="float" office:value="9.84045505523682">
                <text:p>9.84045505523682</text:p>
              </table:table-cell>
              <table:table-cell office:value-type="float" office:value="9.8738124370575">
                <text:p>9.8738124370575</text:p>
              </table:table-cell>
              <table:table-cell office:value-type="float" office:value="9.90716981887817">
                <text:p>9.90716981887817</text:p>
              </table:table-cell>
              <table:table-cell office:value-type="float" office:value="9.97388458251953">
                <text:p>9.97388458251953</text:p>
              </table:table-cell>
              <table:table-cell office:value-type="float" office:value="10.0405993461609">
                <text:p>10.0405993461609</text:p>
              </table:table-cell>
              <table:table-cell office:value-type="float" office:value="10.1073141098022">
                <text:p>10.1073141098022</text:p>
              </table:table-cell>
              <table:table-cell office:value-type="float" office:value="10.1740288734436">
                <text:p>10.1740288734436</text:p>
              </table:table-cell>
              <table:table-cell office:value-type="float" office:value="10.2407438755035">
                <text:p>10.2407438755035</text:p>
              </table:table-cell>
              <table:table-cell office:value-type="float" office:value="10.3074584007263">
                <text:p>10.3074584007263</text:p>
              </table:table-cell>
              <table:table-cell office:value-type="float" office:value="10.3741731643677">
                <text:p>10.3741731643677</text:p>
              </table:table-cell>
              <table:table-cell office:value-type="float" office:value="10.4408881664276">
                <text:p>10.4408881664276</text:p>
              </table:table-cell>
              <table:table-cell office:value-type="float" office:value="10.4742455482483">
                <text:p>10.4742455482483</text:p>
              </table:table-cell>
              <table:table-cell office:value-type="float" office:value="10.507602930069">
                <text:p>10.507602930069</text:p>
              </table:table-cell>
              <table:table-cell office:value-type="float" office:value="10.5409603118896">
                <text:p>10.5409603118896</text:p>
              </table:table-cell>
              <table:table-cell office:value-type="float" office:value="10.5743179321289">
                <text:p>10.5743179321289</text:p>
              </table:table-cell>
              <table:table-cell office:value-type="float" office:value="10.6076753139496">
                <text:p>10.6076753139496</text:p>
              </table:table-cell>
              <table:table-cell office:value-type="float" office:value="10.6410329341888">
                <text:p>10.6410329341888</text:p>
              </table:table-cell>
              <table:table-cell office:value-type="float" office:value="10.7077476978302">
                <text:p>10.7077476978302</text:p>
              </table:table-cell>
              <table:table-cell office:value-type="float" office:value="10.7411050796509">
                <text:p>10.7411050796509</text:p>
              </table:table-cell>
              <table:table-cell office:value-type="float" office:value="10.7744624614716">
                <text:p>10.7744624614716</text:p>
              </table:table-cell>
              <table:table-cell office:value-type="float" office:value="10.8411777019501">
                <text:p>10.8411777019501</text:p>
              </table:table-cell>
              <table:table-cell office:value-type="float" office:value="10.8745350837708">
                <text:p>10.8745350837708</text:p>
              </table:table-cell>
              <table:table-cell office:value-type="float" office:value="11.0413227081299">
                <text:p>11.0413227081299</text:p>
              </table:table-cell>
              <table:table-cell office:value-type="float" office:value="11.0746800899506">
                <text:p>11.0746800899506</text:p>
              </table:table-cell>
              <table:table-cell office:value-type="float" office:value="11.1413950920105">
                <text:p>11.1413950920105</text:p>
              </table:table-cell>
              <table:table-cell office:value-type="float" office:value="11.208110332489">
                <text:p>11.208110332489</text:p>
              </table:table-cell>
              <table:table-cell office:value-type="float" office:value="11.274825334549">
                <text:p>11.274825334549</text:p>
              </table:table-cell>
              <table:table-cell office:value-type="float" office:value="11.3081827163696">
                <text:p>11.3081827163696</text:p>
              </table:table-cell>
              <table:table-cell office:value-type="float" office:value="11.3415400981903">
                <text:p>11.3415400981903</text:p>
              </table:table-cell>
              <table:table-cell office:value-type="float" office:value="11.3748977184296">
                <text:p>11.3748977184296</text:p>
              </table:table-cell>
              <table:table-cell office:value-type="float" office:value="11.4082553386688">
                <text:p>11.4082553386688</text:p>
              </table:table-cell>
              <table:table-cell office:value-type="float" office:value="11.4416129589081">
                <text:p>11.4416129589081</text:p>
              </table:table-cell>
              <table:table-cell office:value-type="float" office:value="11.4749703407288">
                <text:p>11.4749703407288</text:p>
              </table:table-cell>
              <table:table-cell office:value-type="float" office:value="11.508327960968">
                <text:p>11.508327960968</text:p>
              </table:table-cell>
              <table:table-cell office:value-type="float" office:value="11.5416855812073">
                <text:p>11.5416855812073</text:p>
              </table:table-cell>
              <table:table-cell office:value-type="float" office:value="11.6751158237457">
                <text:p>11.6751158237457</text:p>
              </table:table-cell>
              <table:table-cell office:value-type="float" office:value="11.7084732055664">
                <text:p>11.7084732055664</text:p>
              </table:table-cell>
              <table:table-cell office:value-type="float" office:value="11.7418308258057">
                <text:p>11.7418308258057</text:p>
              </table:table-cell>
              <table:table-cell office:value-type="float" office:value="11.8085463047028">
                <text:p>11.8085463047028</text:p>
              </table:table-cell>
              <table:table-cell office:value-type="float" office:value="11.8752617835999">
                <text:p>11.8752617835999</text:p>
              </table:table-cell>
              <table:table-cell office:value-type="float" office:value="11.9753353595734">
                <text:p>11.9753353595734</text:p>
              </table:table-cell>
              <table:table-cell office:value-type="float" office:value="12.0086929798126">
                <text:p>12.0086929798126</text:p>
              </table:table-cell>
              <table:table-cell office:value-type="float" office:value="12.0420508384705">
                <text:p>12.0420508384705</text:p>
              </table:table-cell>
              <table:table-cell office:value-type="float" office:value="12.1087665557861">
                <text:p>12.1087665557861</text:p>
              </table:table-cell>
              <table:table-cell office:value-type="float" office:value="12.142124414444">
                <text:p>12.142124414444</text:p>
              </table:table-cell>
              <table:table-cell office:value-type="float" office:value="12.1754820346832">
                <text:p>12.1754820346832</text:p>
              </table:table-cell>
              <table:table-cell office:value-type="float" office:value="12.2088398933411">
                <text:p>12.2088398933411</text:p>
              </table:table-cell>
              <table:table-cell office:value-type="float" office:value="12.509060382843">
                <text:p>12.509060382843</text:p>
              </table:table-cell>
              <table:table-cell office:value-type="float" office:value="12.5757761001587">
                <text:p>12.5757761001587</text:p>
              </table:table-cell>
              <table:table-cell office:value-type="float" office:value="12.6424918174744">
                <text:p>12.6424918174744</text:p>
              </table:table-cell>
              <table:table-cell office:value-type="float" office:value="12.7092072963715">
                <text:p>12.7092072963715</text:p>
              </table:table-cell>
              <table:table-cell office:value-type="float" office:value="12.7425653934479">
                <text:p>12.7425653934479</text:p>
              </table:table-cell>
              <table:table-cell office:value-type="float" office:value="12.8092803955078">
                <text:p>12.8092803955078</text:p>
              </table:table-cell>
              <table:table-cell office:value-type="float" office:value="12.9427089691162">
                <text:p>12.9427089691162</text:p>
              </table:table-cell>
              <table:table-cell office:value-type="float" office:value="13.0094230175018">
                <text:p>13.0094230175018</text:p>
              </table:table-cell>
              <table:table-cell office:value-type="float" office:value="13.076137304306">
                <text:p>13.076137304306</text:p>
              </table:table-cell>
              <table:table-cell office:value-type="float" office:value="13.1094944477081">
                <text:p>13.1094944477081</text:p>
              </table:table-cell>
              <table:table-cell office:value-type="float" office:value="13.1428513526917">
                <text:p>13.1428513526917</text:p>
              </table:table-cell>
              <table:table-cell office:value-type="float" office:value="13.1762087345123">
                <text:p>13.1762087345123</text:p>
              </table:table-cell>
              <table:table-cell office:value-type="float" office:value="13.2095658779144">
                <text:p>13.2095658779144</text:p>
              </table:table-cell>
              <table:table-cell office:value-type="float" office:value="13.242922782898">
                <text:p>13.242922782898</text:p>
              </table:table-cell>
              <table:table-cell office:value-type="float" office:value="13.2762799263001">
                <text:p>13.2762799263001</text:p>
              </table:table-cell>
              <table:table-cell office:value-type="float" office:value="13.3429942131043">
                <text:p>13.3429942131043</text:p>
              </table:table-cell>
              <table:table-cell office:value-type="float" office:value="13.4097084999084">
                <text:p>13.4097084999084</text:p>
              </table:table-cell>
              <table:table-cell office:value-type="float" office:value="13.6098506450653">
                <text:p>13.6098506450653</text:p>
              </table:table-cell>
              <table:table-cell office:value-type="float" office:value="13.7099220752716">
                <text:p>13.7099220752716</text:p>
              </table:table-cell>
              <table:table-cell office:value-type="float" office:value="13.7766361236572">
                <text:p>13.7766361236572</text:p>
              </table:table-cell>
              <table:table-cell office:value-type="float" office:value="13.8433511257172">
                <text:p>13.8433511257172</text:p>
              </table:table-cell>
              <table:table-cell office:value-type="float" office:value="13.9100661277771">
                <text:p>13.9100661277771</text:p>
              </table:table-cell>
              <table:table-cell office:value-type="float" office:value="13.9767808914185">
                <text:p>13.9767808914185</text:p>
              </table:table-cell>
              <table:table-cell office:value-type="float" office:value="14.0434958934784">
                <text:p>14.0434958934784</text:p>
              </table:table-cell>
              <table:table-cell office:value-type="float" office:value="14.1102108955383">
                <text:p>14.1102108955383</text:p>
              </table:table-cell>
              <table:table-cell office:value-type="float" office:value="14.1769256591797">
                <text:p>14.1769256591797</text:p>
              </table:table-cell>
              <table:table-cell office:value-type="float" office:value="14.2436406612396">
                <text:p>14.2436406612396</text:p>
              </table:table-cell>
              <table:table-cell office:value-type="float" office:value="14.2769982814789">
                <text:p>14.2769982814789</text:p>
              </table:table-cell>
              <table:table-cell office:value-type="float" office:value="14.3103556632996">
                <text:p>14.3103556632996</text:p>
              </table:table-cell>
              <table:table-cell office:value-type="float" office:value="14.4104280471802">
                <text:p>14.4104280471802</text:p>
              </table:table-cell>
              <table:table-cell office:value-type="float" office:value="14.4771430492401">
                <text:p>14.4771430492401</text:p>
              </table:table-cell>
              <table:table-cell office:value-type="float" office:value="14.5105006694794">
                <text:p>14.5105006694794</text:p>
              </table:table-cell>
              <table:table-cell office:value-type="float" office:value="14.5438580513001">
                <text:p>14.5438580513001</text:p>
              </table:table-cell>
              <table:table-cell office:value-type="float" office:value="14.5772154331207">
                <text:p>14.5772154331207</text:p>
              </table:table-cell>
              <table:table-cell office:value-type="float" office:value="14.6439304351807">
                <text:p>14.6439304351807</text:p>
              </table:table-cell>
              <table:table-cell office:value-type="float" office:value="14.6772880554199">
                <text:p>14.6772880554199</text:p>
              </table:table-cell>
              <table:table-cell office:value-type="float" office:value="14.7106454372406">
                <text:p>14.7106454372406</text:p>
              </table:table-cell>
              <table:table-cell office:value-type="float" office:value="14.7440028190613">
                <text:p>14.7440028190613</text:p>
              </table:table-cell>
              <table:table-cell office:value-type="float" office:value="14.7773604393005">
                <text:p>14.7773604393005</text:p>
              </table:table-cell>
              <table:table-cell office:value-type="float" office:value="14.8107175827026">
                <text:p>14.8107175827026</text:p>
              </table:table-cell>
              <table:table-cell office:value-type="float" office:value="15.1109330654144">
                <text:p>15.1109330654144</text:p>
              </table:table-cell>
              <table:table-cell office:value-type="float" office:value="15.1776475906372">
                <text:p>15.1776475906372</text:p>
              </table:table-cell>
              <table:table-cell office:value-type="float" office:value="15.3444340229034">
                <text:p>15.3444340229034</text:p>
              </table:table-cell>
              <table:table-cell office:value-type="float" office:value="15.3777914047241">
                <text:p>15.3777914047241</text:p>
              </table:table-cell>
              <table:table-cell office:value-type="float" office:value="15.4111485481262">
                <text:p>15.4111485481262</text:p>
              </table:table-cell>
              <table:table-cell office:value-type="float" office:value="15.477863073349">
                <text:p>15.477863073349</text:p>
              </table:table-cell>
              <table:table-cell office:value-type="float" office:value="15.5445778369904">
                <text:p>15.5445778369904</text:p>
              </table:table-cell>
              <table:table-cell office:value-type="float" office:value="15.6112923622131">
                <text:p>15.6112923622131</text:p>
              </table:table-cell>
              <table:table-cell office:value-type="float" office:value="15.6780066490173">
                <text:p>15.6780066490173</text:p>
              </table:table-cell>
              <table:table-cell office:value-type="float" office:value="15.7447214126587">
                <text:p>15.7447214126587</text:p>
              </table:table-cell>
              <table:table-cell office:value-type="float" office:value="15.8114361763001">
                <text:p>15.8114361763001</text:p>
              </table:table-cell>
              <table:table-cell office:value-type="float" office:value="15.8781509399414">
                <text:p>15.8781509399414</text:p>
              </table:table-cell>
              <table:table-cell office:value-type="float" office:value="15.9448659420013">
                <text:p>15.9448659420013</text:p>
              </table:table-cell>
              <table:table-cell office:value-type="float" office:value="16.4118695259094">
                <text:p>16.4118695259094</text:p>
              </table:table-cell>
              <table:table-cell office:value-type="float" office:value="16.6453711986542">
                <text:p>16.6453711986542</text:p>
              </table:table-cell>
              <table:table-cell office:value-type="float" office:value="16.9455904960632">
                <text:p>16.9455904960632</text:p>
              </table:table-cell>
              <table:table-cell office:value-type="float" office:value="17.0123062133789">
                <text:p>17.0123062133789</text:p>
              </table:table-cell>
              <table:table-cell office:value-type="float" office:value="17.0456643104553">
                <text:p>17.0456643104553</text:p>
              </table:table-cell>
              <table:table-cell office:value-type="float" office:value="17.112380027771">
                <text:p>17.112380027771</text:p>
              </table:table-cell>
              <table:table-cell office:value-type="float" office:value="17.2124538421631">
                <text:p>17.2124538421631</text:p>
              </table:table-cell>
              <table:table-cell office:value-type="float" office:value="17.3125276565552">
                <text:p>17.3125276565552</text:p>
              </table:table-cell>
              <table:table-cell office:value-type="float" office:value="17.3792436122894">
                <text:p>17.3792436122894</text:p>
              </table:table-cell>
              <table:table-cell office:value-type="float" office:value="17.6461071968079">
                <text:p>17.6461071968079</text:p>
              </table:table-cell>
              <table:table-cell office:value-type="float" office:value="17.7128233909607">
                <text:p>17.7128233909607</text:p>
              </table:table-cell>
              <table:table-cell office:value-type="float" office:value="17.7461812496185">
                <text:p>17.7461812496185</text:p>
              </table:table-cell>
              <table:table-cell office:value-type="float" office:value="17.9129674434662">
                <text:p>17.9129674434662</text:p>
              </table:table-cell>
              <table:table-cell office:value-type="float" office:value="17.9796814918518">
                <text:p>17.9796814918518</text:p>
              </table:table-cell>
              <table:table-cell office:value-type="float" office:value="18.0130383968353">
                <text:p>18.0130383968353</text:p>
              </table:table-cell>
              <table:table-cell office:value-type="float" office:value="18.113109588623">
                <text:p>18.113109588623</text:p>
              </table:table-cell>
              <table:table-cell office:value-type="float" office:value="18.1464667320251">
                <text:p>18.1464667320251</text:p>
              </table:table-cell>
              <table:table-cell office:value-type="float" office:value="18.2131807804108">
                <text:p>18.2131807804108</text:p>
              </table:table-cell>
              <table:table-cell office:value-type="float" office:value="18.2798945903778">
                <text:p>18.2798945903778</text:p>
              </table:table-cell>
              <table:table-cell office:value-type="float" office:value="18.346608877182">
                <text:p>18.346608877182</text:p>
              </table:table-cell>
              <table:table-cell office:value-type="float" office:value="18.4133229255676">
                <text:p>18.4133229255676</text:p>
              </table:table-cell>
              <table:table-cell office:value-type="float" office:value="18.4466798305511">
                <text:p>18.4466798305511</text:p>
              </table:table-cell>
              <table:table-cell office:value-type="float" office:value="18.5133938789368">
                <text:p>18.5133938789368</text:p>
              </table:table-cell>
              <table:table-cell office:value-type="float" office:value="18.5801076889038">
                <text:p>18.5801076889038</text:p>
              </table:table-cell>
              <table:table-cell office:value-type="float" office:value="18.646821975708">
                <text:p>18.646821975708</text:p>
              </table:table-cell>
              <table:table-cell office:value-type="float" office:value="18.6801788806915">
                <text:p>18.6801788806915</text:p>
              </table:table-cell>
              <table:table-cell office:value-type="float" office:value="18.7468929290771">
                <text:p>18.7468929290771</text:p>
              </table:table-cell>
              <table:table-cell office:value-type="float" office:value="18.8136079311371">
                <text:p>18.8136079311371</text:p>
              </table:table-cell>
              <table:table-cell office:value-type="float" office:value="18.8469662666321">
                <text:p>18.8469662666321</text:p>
              </table:table-cell>
              <table:table-cell office:value-type="float" office:value="18.8803243637085">
                <text:p>18.8803243637085</text:p>
              </table:table-cell>
              <table:table-cell office:value-type="float" office:value="18.9136824607849">
                <text:p>18.9136824607849</text:p>
              </table:table-cell>
              <table:table-cell office:value-type="float" office:value="18.9470405578613">
                <text:p>18.9470405578613</text:p>
              </table:table-cell>
              <table:table-cell office:value-type="float" office:value="18.9803988933563">
                <text:p>18.9803988933563</text:p>
              </table:table-cell>
              <table:table-cell office:value-type="float" office:value="19.0471150875092">
                <text:p>19.0471150875092</text:p>
              </table:table-cell>
              <table:table-cell office:value-type="float" office:value="19.0804731845856">
                <text:p>19.0804731845856</text:p>
              </table:table-cell>
              <table:table-cell office:value-type="float" office:value="19.1138315200806">
                <text:p>19.1138315200806</text:p>
              </table:table-cell>
              <table:table-cell office:value-type="float" office:value="19.147189617157">
                <text:p>19.147189617157</text:p>
              </table:table-cell>
              <table:table-cell office:value-type="float" office:value="19.1805477142334">
                <text:p>19.1805477142334</text:p>
              </table:table-cell>
              <table:table-cell office:value-type="float" office:value="19.2472643852234">
                <text:p>19.2472643852234</text:p>
              </table:table-cell>
              <table:table-cell office:value-type="float" office:value="19.2806224822998">
                <text:p>19.2806224822998</text:p>
              </table:table-cell>
              <table:table-cell office:value-type="float" office:value="19.3473389148712">
                <text:p>19.3473389148712</text:p>
              </table:table-cell>
              <table:table-cell office:value-type="float" office:value="19.3806972503662">
                <text:p>19.3806972503662</text:p>
              </table:table-cell>
              <table:table-cell office:value-type="float" office:value="19.4140553474426">
                <text:p>19.4140553474426</text:p>
              </table:table-cell>
              <table:table-cell office:value-type="float" office:value="19.480771780014">
                <text:p>19.480771780014</text:p>
              </table:table-cell>
              <table:table-cell office:value-type="float" office:value="19.5808465480804">
                <text:p>19.5808465480804</text:p>
              </table:table-cell>
              <table:table-cell office:value-type="float" office:value="19.6475632190704">
                <text:p>19.6475632190704</text:p>
              </table:table-cell>
              <table:table-cell office:value-type="float" office:value="19.7142798900604">
                <text:p>19.7142798900604</text:p>
              </table:table-cell>
              <table:table-cell office:value-type="float" office:value="19.7809965610504">
                <text:p>19.7809965610504</text:p>
              </table:table-cell>
              <table:table-cell office:value-type="float" office:value="19.8143539428711">
                <text:p>19.8143539428711</text:p>
              </table:table-cell>
              <table:table-cell office:value-type="float" office:value="19.8477113246918">
                <text:p>19.8477113246918</text:p>
              </table:table-cell>
              <table:table-cell office:value-type="float" office:value="19.8810687065125">
                <text:p>19.8810687065125</text:p>
              </table:table-cell>
              <table:table-cell office:value-type="float" office:value="19.9144263267517">
                <text:p>19.9144263267517</text:p>
              </table:table-cell>
              <table:table-cell office:value-type="float" office:value="19.9477837085724">
                <text:p>19.9477837085724</text:p>
              </table:table-cell>
              <table:table-cell office:value-type="float" office:value="19.9811413288116">
                <text:p>19.9811413288116</text:p>
              </table:table-cell>
              <table:table-cell office:value-type="float" office:value="20.0144987106323">
                <text:p>20.0144987106323</text:p>
              </table:table-cell>
              <table:table-cell office:value-type="float" office:value="20.0812137126923">
                <text:p>20.0812137126923</text:p>
              </table:table-cell>
              <table:table-cell office:value-type="float" office:value="20.1145710945129">
                <text:p>20.1145710945129</text:p>
              </table:table-cell>
              <table:table-cell office:value-type="float" office:value="20.1812863349915">
                <text:p>20.1812863349915</text:p>
              </table:table-cell>
              <table:table-cell office:value-type="float" office:value="20.2146437168121">
                <text:p>20.2146437168121</text:p>
              </table:table-cell>
              <table:table-cell office:value-type="float" office:value="20.2480010986328">
                <text:p>20.2480010986328</text:p>
              </table:table-cell>
              <table:table-cell office:value-type="float" office:value="20.3147158622742">
                <text:p>20.3147158622742</text:p>
              </table:table-cell>
              <table:table-cell office:value-type="float" office:value="20.348073720932">
                <text:p>20.348073720932</text:p>
              </table:table-cell>
              <table:table-cell office:value-type="float" office:value="20.3814311027527">
                <text:p>20.3814311027527</text:p>
              </table:table-cell>
              <table:table-cell office:value-type="float" office:value="20.4147884845734">
                <text:p>20.4147884845734</text:p>
              </table:table-cell>
              <table:table-cell office:value-type="float" office:value="20.4815034866333">
                <text:p>20.4815034866333</text:p>
              </table:table-cell>
              <table:table-cell office:value-type="float" office:value="20.5482184886932">
                <text:p>20.5482184886932</text:p>
              </table:table-cell>
              <table:table-cell office:value-type="float" office:value="20.6149334907532">
                <text:p>20.6149334907532</text:p>
              </table:table-cell>
              <table:table-cell office:value-type="float" office:value="20.6816482543945">
                <text:p>20.6816482543945</text:p>
              </table:table-cell>
              <table:table-cell office:value-type="float" office:value="20.748363494873">
                <text:p>20.748363494873</text:p>
              </table:table-cell>
              <table:table-cell office:value-type="float" office:value="20.8150782585144">
                <text:p>20.8150782585144</text:p>
              </table:table-cell>
              <table:table-cell office:value-type="float" office:value="20.8484354019165">
                <text:p>20.8484354019165</text:p>
              </table:table-cell>
              <table:table-cell office:value-type="float" office:value="20.9151499271393">
                <text:p>20.9151499271393</text:p>
              </table:table-cell>
              <table:table-cell office:value-type="float" office:value="20.94850730896">
                <text:p>20.94850730896</text:p>
              </table:table-cell>
              <table:table-cell office:value-type="float" office:value="21.0152218341827">
                <text:p>21.0152218341827</text:p>
              </table:table-cell>
              <table:table-cell office:value-type="float" office:value="21.0485789775848">
                <text:p>21.0485789775848</text:p>
              </table:table-cell>
              <table:table-cell office:value-type="float" office:value="21.0819363594055">
                <text:p>21.0819363594055</text:p>
              </table:table-cell>
              <table:table-cell office:value-type="float" office:value="21.1486506462097">
                <text:p>21.1486506462097</text:p>
              </table:table-cell>
              <table:table-cell office:value-type="float" office:value="21.182008266449">
                <text:p>21.182008266449</text:p>
              </table:table-cell>
              <table:table-cell office:value-type="float" office:value="21.2153654098511">
                <text:p>21.2153654098511</text:p>
              </table:table-cell>
              <table:table-cell office:value-type="float" office:value="21.2820799350739">
                <text:p>21.2820799350739</text:p>
              </table:table-cell>
              <table:table-cell office:value-type="float" office:value="21.315437078476">
                <text:p>21.315437078476</text:p>
              </table:table-cell>
              <table:table-cell office:value-type="float" office:value="21.3821518421173">
                <text:p>21.3821518421173</text:p>
              </table:table-cell>
              <table:table-cell office:value-type="float" office:value="21.4488661289215">
                <text:p>21.4488661289215</text:p>
              </table:table-cell>
              <table:table-cell office:value-type="float" office:value="21.5155806541443">
                <text:p>21.5155806541443</text:p>
              </table:table-cell>
              <table:table-cell office:value-type="float" office:value="21.5822951793671">
                <text:p>21.5822951793671</text:p>
              </table:table-cell>
              <table:table-cell office:value-type="float" office:value="21.6156525611877">
                <text:p>21.6156525611877</text:p>
              </table:table-cell>
              <table:table-cell office:value-type="float" office:value="21.6823670864105">
                <text:p>21.6823670864105</text:p>
              </table:table-cell>
              <table:table-cell office:value-type="float" office:value="21.7157242298126">
                <text:p>21.7157242298126</text:p>
              </table:table-cell>
              <table:table-cell office:value-type="float" office:value="21.7490813732147">
                <text:p>21.7490813732147</text:p>
              </table:table-cell>
              <table:table-cell office:value-type="float" office:value="21.8157958984375">
                <text:p>21.8157958984375</text:p>
              </table:table-cell>
              <table:table-cell office:value-type="float" office:value="21.8491532802582">
                <text:p>21.8491532802582</text:p>
              </table:table-cell>
              <table:table-cell office:value-type="float" office:value="21.9158675670624">
                <text:p>21.9158675670624</text:p>
              </table:table-cell>
              <table:table-cell office:value-type="float" office:value="21.9825818538666">
                <text:p>21.9825818538666</text:p>
              </table:table-cell>
              <table:table-cell office:value-type="float" office:value="22.0492963790894">
                <text:p>22.0492963790894</text:p>
              </table:table-cell>
              <table:table-cell office:value-type="float" office:value="22.1160106658936">
                <text:p>22.1160106658936</text:p>
              </table:table-cell>
              <table:table-cell office:value-type="float" office:value="22.1827249526978">
                <text:p>22.1827249526978</text:p>
              </table:table-cell>
              <table:table-cell office:value-type="float" office:value="22.249439239502">
                <text:p>22.249439239502</text:p>
              </table:table-cell>
              <table:table-cell office:value-type="float" office:value="22.2827966213226">
                <text:p>22.2827966213226</text:p>
              </table:table-cell>
              <table:table-cell office:value-type="float" office:value="22.3161537647247">
                <text:p>22.3161537647247</text:p>
              </table:table-cell>
              <table:table-cell office:value-type="float" office:value="22.3495109081268">
                <text:p>22.3495109081268</text:p>
              </table:table-cell>
              <table:table-cell office:value-type="float" office:value="22.3828682899475">
                <text:p>22.3828682899475</text:p>
              </table:table-cell>
              <table:table-cell office:value-type="float" office:value="22.4162254333496">
                <text:p>22.4162254333496</text:p>
              </table:table-cell>
              <table:table-cell office:value-type="float" office:value="22.4495825767517">
                <text:p>22.4495825767517</text:p>
              </table:table-cell>
              <table:table-cell office:value-type="float" office:value="22.4829397201538">
                <text:p>22.4829397201538</text:p>
              </table:table-cell>
              <table:table-cell office:value-type="float" office:value="22.5162971019745">
                <text:p>22.5162971019745</text:p>
              </table:table-cell>
              <table:table-cell office:value-type="float" office:value="22.5496542453766">
                <text:p>22.5496542453766</text:p>
              </table:table-cell>
              <table:table-cell office:value-type="float" office:value="22.5830113887787">
                <text:p>22.5830113887787</text:p>
              </table:table-cell>
              <table:table-cell office:value-type="float" office:value="22.6163685321808">
                <text:p>22.6163685321808</text:p>
              </table:table-cell>
              <table:table-cell office:value-type="float" office:value="22.6497256755829">
                <text:p>22.6497256755829</text:p>
              </table:table-cell>
              <table:table-cell office:value-type="float" office:value="22.7164399623871">
                <text:p>22.7164399623871</text:p>
              </table:table-cell>
              <table:table-cell office:value-type="float" office:value="22.7497973442078">
                <text:p>22.7497973442078</text:p>
              </table:table-cell>
              <table:table-cell office:value-type="float" office:value="22.7831544876099">
                <text:p>22.7831544876099</text:p>
              </table:table-cell>
              <table:table-cell office:value-type="float" office:value="22.816511631012">
                <text:p>22.816511631012</text:p>
              </table:table-cell>
              <table:table-cell office:value-type="float" office:value="22.8498685359955">
                <text:p>22.8498685359955</text:p>
              </table:table-cell>
              <table:table-cell office:value-type="float" office:value="22.8832256793976">
                <text:p>22.883225679397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11.B1:tfoot11.MX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100073337554932">
                <text:p>0.100073337554932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9054870606">
                <text:p>0.166789054870606</text:p>
              </table:table-cell>
              <table:table-cell office:value-type="float" office:value="0.2335045337677">
                <text:p>0.2335045337677</text:p>
              </table:table-cell>
              <table:table-cell office:value-type="float" office:value="0.266862392425537">
                <text:p>0.266862392425537</text:p>
              </table:table-cell>
              <table:table-cell office:value-type="float" office:value="0.300220251083374">
                <text:p>0.300220251083374</text:p>
              </table:table-cell>
              <table:table-cell office:value-type="float" office:value="0.333578109741211">
                <text:p>0.333578109741211</text:p>
              </table:table-cell>
              <table:table-cell office:value-type="float" office:value="0.400293827056885">
                <text:p>0.400293827056885</text:p>
              </table:table-cell>
              <table:table-cell office:value-type="float" office:value="0.433651685714722">
                <text:p>0.433651685714722</text:p>
              </table:table-cell>
              <table:table-cell office:value-type="float" office:value="0.467009544372559">
                <text:p>0.467009544372559</text:p>
              </table:table-cell>
              <table:table-cell office:value-type="float" office:value="0.500367641448975">
                <text:p>0.500367641448975</text:p>
              </table:table-cell>
              <table:table-cell office:value-type="float" office:value="0.533725500106812">
                <text:p>0.533725500106812</text:p>
              </table:table-cell>
              <table:table-cell office:value-type="float" office:value="0.567083358764648">
                <text:p>0.567083358764648</text:p>
              </table:table-cell>
              <table:table-cell office:value-type="float" office:value="0.633799552917481">
                <text:p>0.633799552917481</text:p>
              </table:table-cell>
              <table:table-cell office:value-type="float" office:value="0.667157411575317">
                <text:p>0.667157411575317</text:p>
              </table:table-cell>
              <table:table-cell office:value-type="float" office:value="0.700515270233154">
                <text:p>0.700515270233154</text:p>
              </table:table-cell>
              <table:table-cell office:value-type="float" office:value="0.73387336730957">
                <text:p>0.73387336730957</text:p>
              </table:table-cell>
              <table:table-cell office:value-type="float" office:value="0.767231225967407">
                <text:p>0.767231225967407</text:p>
              </table:table-cell>
              <table:table-cell office:value-type="float" office:value="0.833944082260132">
                <text:p>0.833944082260132</text:p>
              </table:table-cell>
              <table:table-cell office:value-type="float" office:value="0.867300510406494">
                <text:p>0.867300510406494</text:p>
              </table:table-cell>
              <table:table-cell office:value-type="float" office:value="0.900656700134277">
                <text:p>0.900656700134277</text:p>
              </table:table-cell>
              <table:table-cell office:value-type="float" office:value="0.93401312828064">
                <text:p>0.93401312828064</text:p>
              </table:table-cell>
              <table:table-cell office:value-type="float" office:value="0.967369318008423">
                <text:p>0.967369318008423</text:p>
              </table:table-cell>
              <table:table-cell office:value-type="float" office:value="1.00072574615479">
                <text:p>1.00072574615479</text:p>
              </table:table-cell>
              <table:table-cell office:value-type="float" office:value="1.06743812561035">
                <text:p>1.06743812561035</text:p>
              </table:table-cell>
              <table:table-cell office:value-type="float" office:value="1.1341507434845">
                <text:p>1.1341507434845</text:p>
              </table:table-cell>
              <table:table-cell office:value-type="float" office:value="1.20086312294006">
                <text:p>1.20086312294006</text:p>
              </table:table-cell>
              <table:table-cell office:value-type="float" office:value="1.26757550239563">
                <text:p>1.26757550239563</text:p>
              </table:table-cell>
              <table:table-cell office:value-type="float" office:value="1.36764430999756">
                <text:p>1.36764430999756</text:p>
              </table:table-cell>
              <table:table-cell office:value-type="float" office:value="1.43435668945313">
                <text:p>1.43435668945313</text:p>
              </table:table-cell>
              <table:table-cell office:value-type="float" office:value="1.46771287918091">
                <text:p>1.46771287918091</text:p>
              </table:table-cell>
              <table:table-cell office:value-type="float" office:value="1.53442525863647">
                <text:p>1.53442525863647</text:p>
              </table:table-cell>
              <table:table-cell office:value-type="float" office:value="1.56778144836426">
                <text:p>1.56778144836426</text:p>
              </table:table-cell>
              <table:table-cell office:value-type="float" office:value="1.60113763809204">
                <text:p>1.60113763809204</text:p>
              </table:table-cell>
              <table:table-cell office:value-type="float" office:value="1.66784977912903">
                <text:p>1.66784977912903</text:p>
              </table:table-cell>
              <table:table-cell office:value-type="float" office:value="1.73456192016602">
                <text:p>1.73456192016602</text:p>
              </table:table-cell>
              <table:table-cell office:value-type="float" office:value="1.80127620697021">
                <text:p>1.80127620697021</text:p>
              </table:table-cell>
              <table:table-cell office:value-type="float" office:value="1.86799287796021">
                <text:p>1.86799287796021</text:p>
              </table:table-cell>
              <table:table-cell office:value-type="float" office:value="1.9013512134552">
                <text:p>1.9013512134552</text:p>
              </table:table-cell>
              <table:table-cell office:value-type="float" office:value="1.96806764602661">
                <text:p>1.96806764602661</text:p>
              </table:table-cell>
              <table:table-cell office:value-type="float" office:value="2.00142598152161">
                <text:p>2.00142598152161</text:p>
              </table:table-cell>
              <table:table-cell office:value-type="float" office:value="2.0681426525116">
                <text:p>2.0681426525116</text:p>
              </table:table-cell>
              <table:table-cell office:value-type="float" office:value="2.13485956192017">
                <text:p>2.13485956192017</text:p>
              </table:table-cell>
              <table:table-cell office:value-type="float" office:value="2.20157599449158">
                <text:p>2.20157599449158</text:p>
              </table:table-cell>
              <table:table-cell office:value-type="float" office:value="2.26829314231873">
                <text:p>2.26829314231873</text:p>
              </table:table-cell>
              <table:table-cell office:value-type="float" office:value="2.36836838722229">
                <text:p>2.36836838722229</text:p>
              </table:table-cell>
              <table:table-cell office:value-type="float" office:value="2.40172696113586">
                <text:p>2.40172696113586</text:p>
              </table:table-cell>
              <table:table-cell office:value-type="float" office:value="2.43508529663086">
                <text:p>2.43508529663086</text:p>
              </table:table-cell>
              <table:table-cell office:value-type="float" office:value="2.50180244445801">
                <text:p>2.50180244445801</text:p>
              </table:table-cell>
              <table:table-cell office:value-type="float" office:value="2.56851959228516">
                <text:p>2.56851959228516</text:p>
              </table:table-cell>
              <table:table-cell office:value-type="float" office:value="2.6352367401123">
                <text:p>2.6352367401123</text:p>
              </table:table-cell>
              <table:table-cell office:value-type="float" office:value="2.66859531402588">
                <text:p>2.66859531402588</text:p>
              </table:table-cell>
              <table:table-cell office:value-type="float" office:value="2.73531270027161">
                <text:p>2.73531270027161</text:p>
              </table:table-cell>
              <table:table-cell office:value-type="float" office:value="2.76867127418518">
                <text:p>2.76867127418518</text:p>
              </table:table-cell>
              <table:table-cell office:value-type="float" office:value="2.83538746833801">
                <text:p>2.83538746833801</text:p>
              </table:table-cell>
              <table:table-cell office:value-type="float" office:value="2.902104139328">
                <text:p>2.902104139328</text:p>
              </table:table-cell>
              <table:table-cell office:value-type="float" office:value="2.96882057189941">
                <text:p>2.96882057189941</text:p>
              </table:table-cell>
              <table:table-cell office:value-type="float" office:value="3.0688955783844">
                <text:p>3.0688955783844</text:p>
              </table:table-cell>
              <table:table-cell office:value-type="float" office:value="3.10225415229797">
                <text:p>3.10225415229797</text:p>
              </table:table-cell>
              <table:table-cell office:value-type="float" office:value="3.43583822250366">
                <text:p>3.43583822250366</text:p>
              </table:table-cell>
              <table:table-cell office:value-type="float" office:value="3.50255537033081">
                <text:p>3.50255537033081</text:p>
              </table:table-cell>
              <table:table-cell office:value-type="float" office:value="3.56927227973938">
                <text:p>3.56927227973938</text:p>
              </table:table-cell>
              <table:table-cell office:value-type="float" office:value="3.73606514930725">
                <text:p>3.73606514930725</text:p>
              </table:table-cell>
              <table:table-cell office:value-type="float" office:value="3.8027811050415">
                <text:p>3.8027811050415</text:p>
              </table:table-cell>
              <table:table-cell office:value-type="float" office:value="4.03628420829773">
                <text:p>4.03628420829773</text:p>
              </table:table-cell>
              <table:table-cell office:value-type="float" office:value="4.06964182853699">
                <text:p>4.06964182853699</text:p>
              </table:table-cell>
              <table:table-cell office:value-type="float" office:value="4.1363570690155">
                <text:p>4.1363570690155</text:p>
              </table:table-cell>
              <table:table-cell office:value-type="float" office:value="4.16971445083618">
                <text:p>4.16971445083618</text:p>
              </table:table-cell>
              <table:table-cell office:value-type="float" office:value="4.20307207107544">
                <text:p>4.20307207107544</text:p>
              </table:table-cell>
              <table:table-cell office:value-type="float" office:value="4.26978754997253">
                <text:p>4.26978754997253</text:p>
              </table:table-cell>
              <table:table-cell office:value-type="float" office:value="4.33650279045105">
                <text:p>4.33650279045105</text:p>
              </table:table-cell>
              <table:table-cell office:value-type="float" office:value="4.40321779251099">
                <text:p>4.40321779251099</text:p>
              </table:table-cell>
              <table:table-cell office:value-type="float" office:value="4.46993327140808">
                <text:p>4.46993327140808</text:p>
              </table:table-cell>
              <table:table-cell office:value-type="float" office:value="4.7367947101593">
                <text:p>4.7367947101593</text:p>
              </table:table-cell>
              <table:table-cell office:value-type="float" office:value="4.80350923538208">
                <text:p>4.80350923538208</text:p>
              </table:table-cell>
              <table:table-cell office:value-type="float" office:value="4.87022256851196">
                <text:p>4.87022256851196</text:p>
              </table:table-cell>
              <table:table-cell office:value-type="float" office:value="5.07036232948303">
                <text:p>5.07036232948303</text:p>
              </table:table-cell>
              <table:table-cell office:value-type="float" office:value="5.13707566261292">
                <text:p>5.13707566261292</text:p>
              </table:table-cell>
              <table:table-cell office:value-type="float" office:value="5.2037889957428">
                <text:p>5.2037889957428</text:p>
              </table:table-cell>
              <table:table-cell office:value-type="float" office:value="5.23714542388916">
                <text:p>5.23714542388916</text:p>
              </table:table-cell>
              <table:table-cell office:value-type="float" office:value="5.30385851860046">
                <text:p>5.30385851860046</text:p>
              </table:table-cell>
              <table:table-cell office:value-type="float" office:value="5.33721518516541">
                <text:p>5.33721518516541</text:p>
              </table:table-cell>
              <table:table-cell office:value-type="float" office:value="5.40392827987671">
                <text:p>5.40392827987671</text:p>
              </table:table-cell>
              <table:table-cell office:value-type="float" office:value="5.43728470802307">
                <text:p>5.43728470802307</text:p>
              </table:table-cell>
              <table:table-cell office:value-type="float" office:value="5.50399804115295">
                <text:p>5.50399804115295</text:p>
              </table:table-cell>
              <table:table-cell office:value-type="float" office:value="5.57071113586426">
                <text:p>5.57071113586426</text:p>
              </table:table-cell>
              <table:table-cell office:value-type="float" office:value="5.60406756401062">
                <text:p>5.60406756401062</text:p>
              </table:table-cell>
              <table:table-cell office:value-type="float" office:value="5.63742423057556">
                <text:p>5.63742423057556</text:p>
              </table:table-cell>
              <table:table-cell office:value-type="float" office:value="5.70413708686829">
                <text:p>5.70413708686829</text:p>
              </table:table-cell>
              <table:table-cell office:value-type="float" office:value="5.73749351501465">
                <text:p>5.73749351501465</text:p>
              </table:table-cell>
              <table:table-cell office:value-type="float" office:value="5.90428018569946">
                <text:p>5.90428018569946</text:p>
              </table:table-cell>
              <table:table-cell office:value-type="float" office:value="6.07106781005859">
                <text:p>6.07106781005859</text:p>
              </table:table-cell>
              <table:table-cell office:value-type="float" office:value="6.10442543029785">
                <text:p>6.10442543029785</text:p>
              </table:table-cell>
              <table:table-cell office:value-type="float" office:value="6.13778281211853">
                <text:p>6.13778281211853</text:p>
              </table:table-cell>
              <table:table-cell office:value-type="float" office:value="6.17114019393921">
                <text:p>6.17114019393921</text:p>
              </table:table-cell>
              <table:table-cell office:value-type="float" office:value="6.23785543441772">
                <text:p>6.23785543441772</text:p>
              </table:table-cell>
              <table:table-cell office:value-type="float" office:value="6.27121305465698">
                <text:p>6.27121305465698</text:p>
              </table:table-cell>
              <table:table-cell office:value-type="float" office:value="6.30457043647766">
                <text:p>6.30457043647766</text:p>
              </table:table-cell>
              <table:table-cell office:value-type="float" office:value="6.43800067901611">
                <text:p>6.43800067901611</text:p>
              </table:table-cell>
              <table:table-cell office:value-type="float" office:value="6.7382185459137">
                <text:p>6.7382185459137</text:p>
              </table:table-cell>
              <table:table-cell office:value-type="float" office:value="6.80493402481079">
                <text:p>6.80493402481079</text:p>
              </table:table-cell>
              <table:table-cell office:value-type="float" office:value="6.93836522102356">
                <text:p>6.93836522102356</text:p>
              </table:table-cell>
              <table:table-cell office:value-type="float" office:value="6.97172284126282">
                <text:p>6.97172284126282</text:p>
              </table:table-cell>
              <table:table-cell office:value-type="float" office:value="7.03843832015991">
                <text:p>7.03843832015991</text:p>
              </table:table-cell>
              <table:table-cell office:value-type="float" office:value="7.07179617881775">
                <text:p>7.07179617881775</text:p>
              </table:table-cell>
              <table:table-cell office:value-type="float" office:value="7.27194333076477">
                <text:p>7.27194333076477</text:p>
              </table:table-cell>
              <table:table-cell office:value-type="float" office:value="7.33865904808044">
                <text:p>7.33865904808044</text:p>
              </table:table-cell>
              <table:table-cell office:value-type="float" office:value="7.53880643844605">
                <text:p>7.53880643844605</text:p>
              </table:table-cell>
              <table:table-cell office:value-type="float" office:value="7.6055223941803">
                <text:p>7.6055223941803</text:p>
              </table:table-cell>
              <table:table-cell office:value-type="float" office:value="7.67223811149597">
                <text:p>7.67223811149597</text:p>
              </table:table-cell>
              <table:table-cell office:value-type="float" office:value="7.77231216430664">
                <text:p>7.77231216430664</text:p>
              </table:table-cell>
              <table:table-cell office:value-type="float" office:value="7.83902645111084">
                <text:p>7.83902645111084</text:p>
              </table:table-cell>
              <table:table-cell office:value-type="float" office:value="7.9057412147522">
                <text:p>7.9057412147522</text:p>
              </table:table-cell>
              <table:table-cell office:value-type="float" office:value="7.9390983581543">
                <text:p>7.9390983581543</text:p>
              </table:table-cell>
              <table:table-cell office:value-type="float" office:value="7.9724555015564">
                <text:p>7.9724555015564</text:p>
              </table:table-cell>
              <table:table-cell office:value-type="float" office:value="8.0058126449585">
                <text:p>8.0058126449585</text:p>
              </table:table-cell>
              <table:table-cell office:value-type="float" office:value="8.0725269317627">
                <text:p>8.0725269317627</text:p>
              </table:table-cell>
              <table:table-cell office:value-type="float" office:value="8.13924145698547">
                <text:p>8.13924145698547</text:p>
              </table:table-cell>
              <table:table-cell office:value-type="float" office:value="8.17259860038757">
                <text:p>8.17259860038757</text:p>
              </table:table-cell>
              <table:table-cell office:value-type="float" office:value="8.23931312561035">
                <text:p>8.23931312561035</text:p>
              </table:table-cell>
              <table:table-cell office:value-type="float" office:value="8.33938455581665">
                <text:p>8.33938455581665</text:p>
              </table:table-cell>
              <table:table-cell office:value-type="float" office:value="8.47281336784363">
                <text:p>8.47281336784363</text:p>
              </table:table-cell>
              <table:table-cell office:value-type="float" office:value="8.53952765464783">
                <text:p>8.53952765464783</text:p>
              </table:table-cell>
              <table:table-cell office:value-type="float" office:value="8.60624217987061">
                <text:p>8.60624217987061</text:p>
              </table:table-cell>
              <table:table-cell office:value-type="float" office:value="8.67295646667481">
                <text:p>8.67295646667481</text:p>
              </table:table-cell>
              <table:table-cell office:value-type="float" office:value="8.739670753479">
                <text:p>8.739670753479</text:p>
              </table:table-cell>
              <table:table-cell office:value-type="float" office:value="8.7730278968811">
                <text:p>8.7730278968811</text:p>
              </table:table-cell>
              <table:table-cell office:value-type="float" office:value="8.8063850402832">
                <text:p>8.8063850402832</text:p>
              </table:table-cell>
              <table:table-cell office:value-type="float" office:value="8.8397421836853">
                <text:p>8.8397421836853</text:p>
              </table:table-cell>
              <table:table-cell office:value-type="float" office:value="8.8730993270874">
                <text:p>8.8730993270874</text:p>
              </table:table-cell>
              <table:table-cell office:value-type="float" office:value="9.03988456726074">
                <text:p>9.03988456726074</text:p>
              </table:table-cell>
              <table:table-cell office:value-type="float" office:value="9.24002718925476">
                <text:p>9.24002718925476</text:p>
              </table:table-cell>
              <table:table-cell office:value-type="float" office:value="9.27338409423828">
                <text:p>9.27338409423828</text:p>
              </table:table-cell>
              <table:table-cell office:value-type="float" office:value="9.30674123764038">
                <text:p>9.30674123764038</text:p>
              </table:table-cell>
              <table:table-cell office:value-type="float" office:value="9.34009838104248">
                <text:p>9.34009838104248</text:p>
              </table:table-cell>
              <table:table-cell office:value-type="float" office:value="9.40681266784668">
                <text:p>9.40681266784668</text:p>
              </table:table-cell>
              <table:table-cell office:value-type="float" office:value="9.4401695728302">
                <text:p>9.4401695728302</text:p>
              </table:table-cell>
              <table:table-cell office:value-type="float" office:value="9.4735267162323">
                <text:p>9.4735267162323</text:p>
              </table:table-cell>
              <table:table-cell office:value-type="float" office:value="9.50688362121582">
                <text:p>9.50688362121582</text:p>
              </table:table-cell>
              <table:table-cell office:value-type="float" office:value="9.54024076461792">
                <text:p>9.54024076461792</text:p>
              </table:table-cell>
              <table:table-cell office:value-type="float" office:value="9.57359766960144">
                <text:p>9.57359766960144</text:p>
              </table:table-cell>
              <table:table-cell office:value-type="float" office:value="9.60695505142212">
                <text:p>9.60695505142212</text:p>
              </table:table-cell>
              <table:table-cell office:value-type="float" office:value="9.64031219482422">
                <text:p>9.64031219482422</text:p>
              </table:table-cell>
              <table:table-cell office:value-type="float" office:value="9.67366909980774">
                <text:p>9.67366909980774</text:p>
              </table:table-cell>
              <table:table-cell office:value-type="float" office:value="9.84045505523682">
                <text:p>9.84045505523682</text:p>
              </table:table-cell>
              <table:table-cell office:value-type="float" office:value="9.8738124370575">
                <text:p>9.8738124370575</text:p>
              </table:table-cell>
              <table:table-cell office:value-type="float" office:value="9.90716981887817">
                <text:p>9.90716981887817</text:p>
              </table:table-cell>
              <table:table-cell office:value-type="float" office:value="9.97388458251953">
                <text:p>9.97388458251953</text:p>
              </table:table-cell>
              <table:table-cell office:value-type="float" office:value="10.0405993461609">
                <text:p>10.0405993461609</text:p>
              </table:table-cell>
              <table:table-cell office:value-type="float" office:value="10.1073141098022">
                <text:p>10.1073141098022</text:p>
              </table:table-cell>
              <table:table-cell office:value-type="float" office:value="10.1740288734436">
                <text:p>10.1740288734436</text:p>
              </table:table-cell>
              <table:table-cell office:value-type="float" office:value="10.2407438755035">
                <text:p>10.2407438755035</text:p>
              </table:table-cell>
              <table:table-cell office:value-type="float" office:value="10.3074584007263">
                <text:p>10.3074584007263</text:p>
              </table:table-cell>
              <table:table-cell office:value-type="float" office:value="10.3741731643677">
                <text:p>10.3741731643677</text:p>
              </table:table-cell>
              <table:table-cell office:value-type="float" office:value="10.4408881664276">
                <text:p>10.4408881664276</text:p>
              </table:table-cell>
              <table:table-cell office:value-type="float" office:value="10.4742455482483">
                <text:p>10.4742455482483</text:p>
              </table:table-cell>
              <table:table-cell office:value-type="float" office:value="10.507602930069">
                <text:p>10.507602930069</text:p>
              </table:table-cell>
              <table:table-cell office:value-type="float" office:value="10.5409603118896">
                <text:p>10.5409603118896</text:p>
              </table:table-cell>
              <table:table-cell office:value-type="float" office:value="10.5743179321289">
                <text:p>10.5743179321289</text:p>
              </table:table-cell>
              <table:table-cell office:value-type="float" office:value="10.6076753139496">
                <text:p>10.6076753139496</text:p>
              </table:table-cell>
              <table:table-cell office:value-type="float" office:value="10.6410329341888">
                <text:p>10.6410329341888</text:p>
              </table:table-cell>
              <table:table-cell office:value-type="float" office:value="10.7077476978302">
                <text:p>10.7077476978302</text:p>
              </table:table-cell>
              <table:table-cell office:value-type="float" office:value="10.7411050796509">
                <text:p>10.7411050796509</text:p>
              </table:table-cell>
              <table:table-cell office:value-type="float" office:value="10.7744624614716">
                <text:p>10.7744624614716</text:p>
              </table:table-cell>
              <table:table-cell office:value-type="float" office:value="10.8411777019501">
                <text:p>10.8411777019501</text:p>
              </table:table-cell>
              <table:table-cell office:value-type="float" office:value="10.8745350837708">
                <text:p>10.8745350837708</text:p>
              </table:table-cell>
              <table:table-cell office:value-type="float" office:value="11.0413227081299">
                <text:p>11.0413227081299</text:p>
              </table:table-cell>
              <table:table-cell office:value-type="float" office:value="11.0746800899506">
                <text:p>11.0746800899506</text:p>
              </table:table-cell>
              <table:table-cell office:value-type="float" office:value="11.1413950920105">
                <text:p>11.1413950920105</text:p>
              </table:table-cell>
              <table:table-cell office:value-type="float" office:value="11.208110332489">
                <text:p>11.208110332489</text:p>
              </table:table-cell>
              <table:table-cell office:value-type="float" office:value="11.274825334549">
                <text:p>11.274825334549</text:p>
              </table:table-cell>
              <table:table-cell office:value-type="float" office:value="11.3081827163696">
                <text:p>11.3081827163696</text:p>
              </table:table-cell>
              <table:table-cell office:value-type="float" office:value="11.3415400981903">
                <text:p>11.3415400981903</text:p>
              </table:table-cell>
              <table:table-cell office:value-type="float" office:value="11.3748977184296">
                <text:p>11.3748977184296</text:p>
              </table:table-cell>
              <table:table-cell office:value-type="float" office:value="11.4082553386688">
                <text:p>11.4082553386688</text:p>
              </table:table-cell>
              <table:table-cell office:value-type="float" office:value="11.4416129589081">
                <text:p>11.4416129589081</text:p>
              </table:table-cell>
              <table:table-cell office:value-type="float" office:value="11.4749703407288">
                <text:p>11.4749703407288</text:p>
              </table:table-cell>
              <table:table-cell office:value-type="float" office:value="11.508327960968">
                <text:p>11.508327960968</text:p>
              </table:table-cell>
              <table:table-cell office:value-type="float" office:value="11.5416855812073">
                <text:p>11.5416855812073</text:p>
              </table:table-cell>
              <table:table-cell office:value-type="float" office:value="11.6751158237457">
                <text:p>11.6751158237457</text:p>
              </table:table-cell>
              <table:table-cell office:value-type="float" office:value="11.7084732055664">
                <text:p>11.7084732055664</text:p>
              </table:table-cell>
              <table:table-cell office:value-type="float" office:value="11.7418308258057">
                <text:p>11.7418308258057</text:p>
              </table:table-cell>
              <table:table-cell office:value-type="float" office:value="11.8085463047028">
                <text:p>11.8085463047028</text:p>
              </table:table-cell>
              <table:table-cell office:value-type="float" office:value="11.8752617835999">
                <text:p>11.8752617835999</text:p>
              </table:table-cell>
              <table:table-cell office:value-type="float" office:value="11.9753353595734">
                <text:p>11.9753353595734</text:p>
              </table:table-cell>
              <table:table-cell office:value-type="float" office:value="12.0086929798126">
                <text:p>12.0086929798126</text:p>
              </table:table-cell>
              <table:table-cell office:value-type="float" office:value="12.0420508384705">
                <text:p>12.0420508384705</text:p>
              </table:table-cell>
              <table:table-cell office:value-type="float" office:value="12.1087665557861">
                <text:p>12.1087665557861</text:p>
              </table:table-cell>
              <table:table-cell office:value-type="float" office:value="12.142124414444">
                <text:p>12.142124414444</text:p>
              </table:table-cell>
              <table:table-cell office:value-type="float" office:value="12.1754820346832">
                <text:p>12.1754820346832</text:p>
              </table:table-cell>
              <table:table-cell office:value-type="float" office:value="12.2088398933411">
                <text:p>12.2088398933411</text:p>
              </table:table-cell>
              <table:table-cell office:value-type="float" office:value="12.509060382843">
                <text:p>12.509060382843</text:p>
              </table:table-cell>
              <table:table-cell office:value-type="float" office:value="12.5757761001587">
                <text:p>12.5757761001587</text:p>
              </table:table-cell>
              <table:table-cell office:value-type="float" office:value="12.6424918174744">
                <text:p>12.6424918174744</text:p>
              </table:table-cell>
              <table:table-cell office:value-type="float" office:value="12.7092072963715">
                <text:p>12.7092072963715</text:p>
              </table:table-cell>
              <table:table-cell office:value-type="float" office:value="12.7425653934479">
                <text:p>12.7425653934479</text:p>
              </table:table-cell>
              <table:table-cell office:value-type="float" office:value="12.8092803955078">
                <text:p>12.8092803955078</text:p>
              </table:table-cell>
              <table:table-cell office:value-type="float" office:value="12.9427089691162">
                <text:p>12.9427089691162</text:p>
              </table:table-cell>
              <table:table-cell office:value-type="float" office:value="13.0094230175018">
                <text:p>13.0094230175018</text:p>
              </table:table-cell>
              <table:table-cell office:value-type="float" office:value="13.076137304306">
                <text:p>13.076137304306</text:p>
              </table:table-cell>
              <table:table-cell office:value-type="float" office:value="13.1094944477081">
                <text:p>13.1094944477081</text:p>
              </table:table-cell>
              <table:table-cell office:value-type="float" office:value="13.1428513526917">
                <text:p>13.1428513526917</text:p>
              </table:table-cell>
              <table:table-cell office:value-type="float" office:value="13.1762087345123">
                <text:p>13.1762087345123</text:p>
              </table:table-cell>
              <table:table-cell office:value-type="float" office:value="13.2095658779144">
                <text:p>13.2095658779144</text:p>
              </table:table-cell>
              <table:table-cell office:value-type="float" office:value="13.242922782898">
                <text:p>13.242922782898</text:p>
              </table:table-cell>
              <table:table-cell office:value-type="float" office:value="13.2762799263001">
                <text:p>13.2762799263001</text:p>
              </table:table-cell>
              <table:table-cell office:value-type="float" office:value="13.3429942131043">
                <text:p>13.3429942131043</text:p>
              </table:table-cell>
              <table:table-cell office:value-type="float" office:value="13.4097084999084">
                <text:p>13.4097084999084</text:p>
              </table:table-cell>
              <table:table-cell office:value-type="float" office:value="13.6098506450653">
                <text:p>13.6098506450653</text:p>
              </table:table-cell>
              <table:table-cell office:value-type="float" office:value="13.7099220752716">
                <text:p>13.7099220752716</text:p>
              </table:table-cell>
              <table:table-cell office:value-type="float" office:value="13.7766361236572">
                <text:p>13.7766361236572</text:p>
              </table:table-cell>
              <table:table-cell office:value-type="float" office:value="13.8433511257172">
                <text:p>13.8433511257172</text:p>
              </table:table-cell>
              <table:table-cell office:value-type="float" office:value="13.9100661277771">
                <text:p>13.9100661277771</text:p>
              </table:table-cell>
              <table:table-cell office:value-type="float" office:value="13.9767808914185">
                <text:p>13.9767808914185</text:p>
              </table:table-cell>
              <table:table-cell office:value-type="float" office:value="14.0434958934784">
                <text:p>14.0434958934784</text:p>
              </table:table-cell>
              <table:table-cell office:value-type="float" office:value="14.1102108955383">
                <text:p>14.1102108955383</text:p>
              </table:table-cell>
              <table:table-cell office:value-type="float" office:value="14.1769256591797">
                <text:p>14.1769256591797</text:p>
              </table:table-cell>
              <table:table-cell office:value-type="float" office:value="14.2436406612396">
                <text:p>14.2436406612396</text:p>
              </table:table-cell>
              <table:table-cell office:value-type="float" office:value="14.2769982814789">
                <text:p>14.2769982814789</text:p>
              </table:table-cell>
              <table:table-cell office:value-type="float" office:value="14.3103556632996">
                <text:p>14.3103556632996</text:p>
              </table:table-cell>
              <table:table-cell office:value-type="float" office:value="14.4104280471802">
                <text:p>14.4104280471802</text:p>
              </table:table-cell>
              <table:table-cell office:value-type="float" office:value="14.4771430492401">
                <text:p>14.4771430492401</text:p>
              </table:table-cell>
              <table:table-cell office:value-type="float" office:value="14.5105006694794">
                <text:p>14.5105006694794</text:p>
              </table:table-cell>
              <table:table-cell office:value-type="float" office:value="14.5438580513001">
                <text:p>14.5438580513001</text:p>
              </table:table-cell>
              <table:table-cell office:value-type="float" office:value="14.5772154331207">
                <text:p>14.5772154331207</text:p>
              </table:table-cell>
              <table:table-cell office:value-type="float" office:value="14.6439304351807">
                <text:p>14.6439304351807</text:p>
              </table:table-cell>
              <table:table-cell office:value-type="float" office:value="14.6772880554199">
                <text:p>14.6772880554199</text:p>
              </table:table-cell>
              <table:table-cell office:value-type="float" office:value="14.7106454372406">
                <text:p>14.7106454372406</text:p>
              </table:table-cell>
              <table:table-cell office:value-type="float" office:value="14.7440028190613">
                <text:p>14.7440028190613</text:p>
              </table:table-cell>
              <table:table-cell office:value-type="float" office:value="14.7773604393005">
                <text:p>14.7773604393005</text:p>
              </table:table-cell>
              <table:table-cell office:value-type="float" office:value="14.8107175827026">
                <text:p>14.8107175827026</text:p>
              </table:table-cell>
              <table:table-cell office:value-type="float" office:value="15.1109330654144">
                <text:p>15.1109330654144</text:p>
              </table:table-cell>
              <table:table-cell office:value-type="float" office:value="15.1776475906372">
                <text:p>15.1776475906372</text:p>
              </table:table-cell>
              <table:table-cell office:value-type="float" office:value="15.3444340229034">
                <text:p>15.3444340229034</text:p>
              </table:table-cell>
              <table:table-cell office:value-type="float" office:value="15.3777914047241">
                <text:p>15.3777914047241</text:p>
              </table:table-cell>
              <table:table-cell office:value-type="float" office:value="15.4111485481262">
                <text:p>15.4111485481262</text:p>
              </table:table-cell>
              <table:table-cell office:value-type="float" office:value="15.477863073349">
                <text:p>15.477863073349</text:p>
              </table:table-cell>
              <table:table-cell office:value-type="float" office:value="15.5445778369904">
                <text:p>15.5445778369904</text:p>
              </table:table-cell>
              <table:table-cell office:value-type="float" office:value="15.6112923622131">
                <text:p>15.6112923622131</text:p>
              </table:table-cell>
              <table:table-cell office:value-type="float" office:value="15.6780066490173">
                <text:p>15.6780066490173</text:p>
              </table:table-cell>
              <table:table-cell office:value-type="float" office:value="15.7447214126587">
                <text:p>15.7447214126587</text:p>
              </table:table-cell>
              <table:table-cell office:value-type="float" office:value="15.8114361763001">
                <text:p>15.8114361763001</text:p>
              </table:table-cell>
              <table:table-cell office:value-type="float" office:value="15.8781509399414">
                <text:p>15.8781509399414</text:p>
              </table:table-cell>
              <table:table-cell office:value-type="float" office:value="15.9448659420013">
                <text:p>15.9448659420013</text:p>
              </table:table-cell>
              <table:table-cell office:value-type="float" office:value="16.4118695259094">
                <text:p>16.4118695259094</text:p>
              </table:table-cell>
              <table:table-cell office:value-type="float" office:value="16.6453711986542">
                <text:p>16.6453711986542</text:p>
              </table:table-cell>
              <table:table-cell office:value-type="float" office:value="16.9455904960632">
                <text:p>16.9455904960632</text:p>
              </table:table-cell>
              <table:table-cell office:value-type="float" office:value="17.0123062133789">
                <text:p>17.0123062133789</text:p>
              </table:table-cell>
              <table:table-cell office:value-type="float" office:value="17.0456643104553">
                <text:p>17.0456643104553</text:p>
              </table:table-cell>
              <table:table-cell office:value-type="float" office:value="17.112380027771">
                <text:p>17.112380027771</text:p>
              </table:table-cell>
              <table:table-cell office:value-type="float" office:value="17.2124538421631">
                <text:p>17.2124538421631</text:p>
              </table:table-cell>
              <table:table-cell office:value-type="float" office:value="17.3125276565552">
                <text:p>17.3125276565552</text:p>
              </table:table-cell>
              <table:table-cell office:value-type="float" office:value="17.3792436122894">
                <text:p>17.3792436122894</text:p>
              </table:table-cell>
              <table:table-cell office:value-type="float" office:value="17.6461071968079">
                <text:p>17.6461071968079</text:p>
              </table:table-cell>
              <table:table-cell office:value-type="float" office:value="17.7128233909607">
                <text:p>17.7128233909607</text:p>
              </table:table-cell>
              <table:table-cell office:value-type="float" office:value="17.7461812496185">
                <text:p>17.7461812496185</text:p>
              </table:table-cell>
              <table:table-cell office:value-type="float" office:value="17.9129674434662">
                <text:p>17.9129674434662</text:p>
              </table:table-cell>
              <table:table-cell office:value-type="float" office:value="17.9796814918518">
                <text:p>17.9796814918518</text:p>
              </table:table-cell>
              <table:table-cell office:value-type="float" office:value="18.0130383968353">
                <text:p>18.0130383968353</text:p>
              </table:table-cell>
              <table:table-cell office:value-type="float" office:value="18.113109588623">
                <text:p>18.113109588623</text:p>
              </table:table-cell>
              <table:table-cell office:value-type="float" office:value="18.1464667320251">
                <text:p>18.1464667320251</text:p>
              </table:table-cell>
              <table:table-cell office:value-type="float" office:value="18.2131807804108">
                <text:p>18.2131807804108</text:p>
              </table:table-cell>
              <table:table-cell office:value-type="float" office:value="18.2798945903778">
                <text:p>18.2798945903778</text:p>
              </table:table-cell>
              <table:table-cell office:value-type="float" office:value="18.346608877182">
                <text:p>18.346608877182</text:p>
              </table:table-cell>
              <table:table-cell office:value-type="float" office:value="18.4133229255676">
                <text:p>18.4133229255676</text:p>
              </table:table-cell>
              <table:table-cell office:value-type="float" office:value="18.4466798305511">
                <text:p>18.4466798305511</text:p>
              </table:table-cell>
              <table:table-cell office:value-type="float" office:value="18.5133938789368">
                <text:p>18.5133938789368</text:p>
              </table:table-cell>
              <table:table-cell office:value-type="float" office:value="18.5801076889038">
                <text:p>18.5801076889038</text:p>
              </table:table-cell>
              <table:table-cell office:value-type="float" office:value="18.646821975708">
                <text:p>18.646821975708</text:p>
              </table:table-cell>
              <table:table-cell office:value-type="float" office:value="18.6801788806915">
                <text:p>18.6801788806915</text:p>
              </table:table-cell>
              <table:table-cell office:value-type="float" office:value="18.7468929290771">
                <text:p>18.7468929290771</text:p>
              </table:table-cell>
              <table:table-cell office:value-type="float" office:value="18.8136079311371">
                <text:p>18.8136079311371</text:p>
              </table:table-cell>
              <table:table-cell office:value-type="float" office:value="18.8469662666321">
                <text:p>18.8469662666321</text:p>
              </table:table-cell>
              <table:table-cell office:value-type="float" office:value="18.8803243637085">
                <text:p>18.8803243637085</text:p>
              </table:table-cell>
              <table:table-cell office:value-type="float" office:value="18.9136824607849">
                <text:p>18.9136824607849</text:p>
              </table:table-cell>
              <table:table-cell office:value-type="float" office:value="18.9470405578613">
                <text:p>18.9470405578613</text:p>
              </table:table-cell>
              <table:table-cell office:value-type="float" office:value="18.9803988933563">
                <text:p>18.9803988933563</text:p>
              </table:table-cell>
              <table:table-cell office:value-type="float" office:value="19.0471150875092">
                <text:p>19.0471150875092</text:p>
              </table:table-cell>
              <table:table-cell office:value-type="float" office:value="19.0804731845856">
                <text:p>19.0804731845856</text:p>
              </table:table-cell>
              <table:table-cell office:value-type="float" office:value="19.1138315200806">
                <text:p>19.1138315200806</text:p>
              </table:table-cell>
              <table:table-cell office:value-type="float" office:value="19.147189617157">
                <text:p>19.147189617157</text:p>
              </table:table-cell>
              <table:table-cell office:value-type="float" office:value="19.1805477142334">
                <text:p>19.1805477142334</text:p>
              </table:table-cell>
              <table:table-cell office:value-type="float" office:value="19.2472643852234">
                <text:p>19.2472643852234</text:p>
              </table:table-cell>
              <table:table-cell office:value-type="float" office:value="19.2806224822998">
                <text:p>19.2806224822998</text:p>
              </table:table-cell>
              <table:table-cell office:value-type="float" office:value="19.3473389148712">
                <text:p>19.3473389148712</text:p>
              </table:table-cell>
              <table:table-cell office:value-type="float" office:value="19.3806972503662">
                <text:p>19.3806972503662</text:p>
              </table:table-cell>
              <table:table-cell office:value-type="float" office:value="19.4140553474426">
                <text:p>19.4140553474426</text:p>
              </table:table-cell>
              <table:table-cell office:value-type="float" office:value="19.480771780014">
                <text:p>19.480771780014</text:p>
              </table:table-cell>
              <table:table-cell office:value-type="float" office:value="19.5808465480804">
                <text:p>19.5808465480804</text:p>
              </table:table-cell>
              <table:table-cell office:value-type="float" office:value="19.6475632190704">
                <text:p>19.6475632190704</text:p>
              </table:table-cell>
              <table:table-cell office:value-type="float" office:value="19.7142798900604">
                <text:p>19.7142798900604</text:p>
              </table:table-cell>
              <table:table-cell office:value-type="float" office:value="19.7809965610504">
                <text:p>19.7809965610504</text:p>
              </table:table-cell>
              <table:table-cell office:value-type="float" office:value="19.8143539428711">
                <text:p>19.8143539428711</text:p>
              </table:table-cell>
              <table:table-cell office:value-type="float" office:value="19.8477113246918">
                <text:p>19.8477113246918</text:p>
              </table:table-cell>
              <table:table-cell office:value-type="float" office:value="19.8810687065125">
                <text:p>19.8810687065125</text:p>
              </table:table-cell>
              <table:table-cell office:value-type="float" office:value="19.9144263267517">
                <text:p>19.9144263267517</text:p>
              </table:table-cell>
              <table:table-cell office:value-type="float" office:value="19.9477837085724">
                <text:p>19.9477837085724</text:p>
              </table:table-cell>
              <table:table-cell office:value-type="float" office:value="19.9811413288116">
                <text:p>19.9811413288116</text:p>
              </table:table-cell>
              <table:table-cell office:value-type="float" office:value="20.0144987106323">
                <text:p>20.0144987106323</text:p>
              </table:table-cell>
              <table:table-cell office:value-type="float" office:value="20.0812137126923">
                <text:p>20.0812137126923</text:p>
              </table:table-cell>
              <table:table-cell office:value-type="float" office:value="20.1145710945129">
                <text:p>20.1145710945129</text:p>
              </table:table-cell>
              <table:table-cell office:value-type="float" office:value="20.1812863349915">
                <text:p>20.1812863349915</text:p>
              </table:table-cell>
              <table:table-cell office:value-type="float" office:value="20.2146437168121">
                <text:p>20.2146437168121</text:p>
              </table:table-cell>
              <table:table-cell office:value-type="float" office:value="20.2480010986328">
                <text:p>20.2480010986328</text:p>
              </table:table-cell>
              <table:table-cell office:value-type="float" office:value="20.3147158622742">
                <text:p>20.3147158622742</text:p>
              </table:table-cell>
              <table:table-cell office:value-type="float" office:value="20.348073720932">
                <text:p>20.348073720932</text:p>
              </table:table-cell>
              <table:table-cell office:value-type="float" office:value="20.3814311027527">
                <text:p>20.3814311027527</text:p>
              </table:table-cell>
              <table:table-cell office:value-type="float" office:value="20.4147884845734">
                <text:p>20.4147884845734</text:p>
              </table:table-cell>
              <table:table-cell office:value-type="float" office:value="20.4815034866333">
                <text:p>20.4815034866333</text:p>
              </table:table-cell>
              <table:table-cell office:value-type="float" office:value="20.5482184886932">
                <text:p>20.5482184886932</text:p>
              </table:table-cell>
              <table:table-cell office:value-type="float" office:value="20.6149334907532">
                <text:p>20.6149334907532</text:p>
              </table:table-cell>
              <table:table-cell office:value-type="float" office:value="20.6816482543945">
                <text:p>20.6816482543945</text:p>
              </table:table-cell>
              <table:table-cell office:value-type="float" office:value="20.748363494873">
                <text:p>20.748363494873</text:p>
              </table:table-cell>
              <table:table-cell office:value-type="float" office:value="20.8150782585144">
                <text:p>20.8150782585144</text:p>
              </table:table-cell>
              <table:table-cell office:value-type="float" office:value="20.8484354019165">
                <text:p>20.8484354019165</text:p>
              </table:table-cell>
              <table:table-cell office:value-type="float" office:value="20.9151499271393">
                <text:p>20.9151499271393</text:p>
              </table:table-cell>
              <table:table-cell office:value-type="float" office:value="20.94850730896">
                <text:p>20.94850730896</text:p>
              </table:table-cell>
              <table:table-cell office:value-type="float" office:value="21.0152218341827">
                <text:p>21.0152218341827</text:p>
              </table:table-cell>
              <table:table-cell office:value-type="float" office:value="21.0485789775848">
                <text:p>21.0485789775848</text:p>
              </table:table-cell>
              <table:table-cell office:value-type="float" office:value="21.0819363594055">
                <text:p>21.0819363594055</text:p>
              </table:table-cell>
              <table:table-cell office:value-type="float" office:value="21.1486506462097">
                <text:p>21.1486506462097</text:p>
              </table:table-cell>
              <table:table-cell office:value-type="float" office:value="21.182008266449">
                <text:p>21.182008266449</text:p>
              </table:table-cell>
              <table:table-cell office:value-type="float" office:value="21.2153654098511">
                <text:p>21.2153654098511</text:p>
              </table:table-cell>
              <table:table-cell office:value-type="float" office:value="21.2820799350739">
                <text:p>21.2820799350739</text:p>
              </table:table-cell>
              <table:table-cell office:value-type="float" office:value="21.315437078476">
                <text:p>21.315437078476</text:p>
              </table:table-cell>
              <table:table-cell office:value-type="float" office:value="21.3821518421173">
                <text:p>21.3821518421173</text:p>
              </table:table-cell>
              <table:table-cell office:value-type="float" office:value="21.4488661289215">
                <text:p>21.4488661289215</text:p>
              </table:table-cell>
              <table:table-cell office:value-type="float" office:value="21.5155806541443">
                <text:p>21.5155806541443</text:p>
              </table:table-cell>
              <table:table-cell office:value-type="float" office:value="21.5822951793671">
                <text:p>21.5822951793671</text:p>
              </table:table-cell>
              <table:table-cell office:value-type="float" office:value="21.6156525611877">
                <text:p>21.6156525611877</text:p>
              </table:table-cell>
              <table:table-cell office:value-type="float" office:value="21.6823670864105">
                <text:p>21.6823670864105</text:p>
              </table:table-cell>
              <table:table-cell office:value-type="float" office:value="21.7157242298126">
                <text:p>21.7157242298126</text:p>
              </table:table-cell>
              <table:table-cell office:value-type="float" office:value="21.7490813732147">
                <text:p>21.7490813732147</text:p>
              </table:table-cell>
              <table:table-cell office:value-type="float" office:value="21.8157958984375">
                <text:p>21.8157958984375</text:p>
              </table:table-cell>
              <table:table-cell office:value-type="float" office:value="21.8491532802582">
                <text:p>21.8491532802582</text:p>
              </table:table-cell>
              <table:table-cell office:value-type="float" office:value="21.9158675670624">
                <text:p>21.9158675670624</text:p>
              </table:table-cell>
              <table:table-cell office:value-type="float" office:value="21.9825818538666">
                <text:p>21.9825818538666</text:p>
              </table:table-cell>
              <table:table-cell office:value-type="float" office:value="22.0492963790894">
                <text:p>22.0492963790894</text:p>
              </table:table-cell>
              <table:table-cell office:value-type="float" office:value="22.1160106658936">
                <text:p>22.1160106658936</text:p>
              </table:table-cell>
              <table:table-cell office:value-type="float" office:value="22.1827249526978">
                <text:p>22.1827249526978</text:p>
              </table:table-cell>
              <table:table-cell office:value-type="float" office:value="22.249439239502">
                <text:p>22.249439239502</text:p>
              </table:table-cell>
              <table:table-cell office:value-type="float" office:value="22.2827966213226">
                <text:p>22.2827966213226</text:p>
              </table:table-cell>
              <table:table-cell office:value-type="float" office:value="22.3161537647247">
                <text:p>22.3161537647247</text:p>
              </table:table-cell>
              <table:table-cell office:value-type="float" office:value="22.3495109081268">
                <text:p>22.3495109081268</text:p>
              </table:table-cell>
              <table:table-cell office:value-type="float" office:value="22.3828682899475">
                <text:p>22.3828682899475</text:p>
              </table:table-cell>
              <table:table-cell office:value-type="float" office:value="22.4162254333496">
                <text:p>22.4162254333496</text:p>
              </table:table-cell>
              <table:table-cell office:value-type="float" office:value="22.4495825767517">
                <text:p>22.4495825767517</text:p>
              </table:table-cell>
              <table:table-cell office:value-type="float" office:value="22.4829397201538">
                <text:p>22.4829397201538</text:p>
              </table:table-cell>
              <table:table-cell office:value-type="float" office:value="22.5162971019745">
                <text:p>22.5162971019745</text:p>
              </table:table-cell>
              <table:table-cell office:value-type="float" office:value="22.5496542453766">
                <text:p>22.5496542453766</text:p>
              </table:table-cell>
              <table:table-cell office:value-type="float" office:value="22.5830113887787">
                <text:p>22.5830113887787</text:p>
              </table:table-cell>
              <table:table-cell office:value-type="float" office:value="22.6163685321808">
                <text:p>22.6163685321808</text:p>
              </table:table-cell>
              <table:table-cell office:value-type="float" office:value="22.6497256755829">
                <text:p>22.6497256755829</text:p>
              </table:table-cell>
              <table:table-cell office:value-type="float" office:value="22.7164399623871">
                <text:p>22.7164399623871</text:p>
              </table:table-cell>
              <table:table-cell office:value-type="float" office:value="22.7497973442078">
                <text:p>22.7497973442078</text:p>
              </table:table-cell>
              <table:table-cell office:value-type="float" office:value="22.7831544876099">
                <text:p>22.7831544876099</text:p>
              </table:table-cell>
              <table:table-cell office:value-type="float" office:value="22.816511631012">
                <text:p>22.816511631012</text:p>
              </table:table-cell>
              <table:table-cell office:value-type="float" office:value="22.8498685359955">
                <text:p>22.8498685359955</text:p>
              </table:table-cell>
              <table:table-cell office:value-type="float" office:value="22.8832256793976">
                <text:p>22.8832256793976</text:p>
              </table:table-cell>
            </table:table-row>
            <table:table-row>
              <table:table-cell office:value-type="string">
                <text:p>Y-Displacement (m)</text:p>
                <draw:g>
                  <svg:desc>tfoot11.A6:tfoot11.A6</svg:desc>
                </draw:g>
              </table:table-cell>
              <table:table-cell office:value-type="float" office:value="0.30481955357954">
                <text:p>0.30481955357954</text:p>
                <draw:g>
                  <svg:desc>tfoot11.B6:tfoot11.MX6</svg:desc>
                </draw:g>
              </table:table-cell>
              <table:table-cell office:value-type="float" office:value="0.30480898946675">
                <text:p>0.30480898946675</text:p>
              </table:table-cell>
              <table:table-cell office:value-type="float" office:value="0.304808328195047">
                <text:p>0.304808328195047</text:p>
              </table:table-cell>
              <table:table-cell office:value-type="float" office:value="0.30479975947851">
                <text:p>0.30479975947851</text:p>
              </table:table-cell>
              <table:table-cell office:value-type="float" office:value="0.304807948131247">
                <text:p>0.304807948131247</text:p>
              </table:table-cell>
              <table:table-cell office:value-type="float" office:value="0.30481292291929">
                <text:p>0.30481292291929</text:p>
              </table:table-cell>
              <table:table-cell office:value-type="float" office:value="0.304817769909165">
                <text:p>0.304817769909165</text:p>
              </table:table-cell>
              <table:table-cell office:value-type="float" office:value="0.304805023783003">
                <text:p>0.304805023783003</text:p>
              </table:table-cell>
              <table:table-cell office:value-type="float" office:value="0.304824316634711">
                <text:p>0.304824316634711</text:p>
              </table:table-cell>
              <table:table-cell office:value-type="float" office:value="0.304825041088044">
                <text:p>0.304825041088044</text:p>
              </table:table-cell>
              <table:table-cell office:value-type="float" office:value="0.304831467864543">
                <text:p>0.304831467864543</text:p>
              </table:table-cell>
              <table:table-cell office:value-type="float" office:value="0.304813679036519">
                <text:p>0.304813679036519</text:p>
              </table:table-cell>
              <table:table-cell office:value-type="float" office:value="0.304824459585732">
                <text:p>0.304824459585732</text:p>
              </table:table-cell>
              <table:table-cell office:value-type="float" office:value="0.304823883671428">
                <text:p>0.304823883671428</text:p>
              </table:table-cell>
              <table:table-cell office:value-type="float" office:value="0.304817732027779">
                <text:p>0.304817732027779</text:p>
              </table:table-cell>
              <table:table-cell office:value-type="float" office:value="0.304812489283336">
                <text:p>0.304812489283336</text:p>
              </table:table-cell>
              <table:table-cell office:value-type="float" office:value="0.304831002000842">
                <text:p>0.304831002000842</text:p>
              </table:table-cell>
              <table:table-cell office:value-type="float" office:value="0.304826705659934">
                <text:p>0.304826705659934</text:p>
              </table:table-cell>
              <table:table-cell office:value-type="float" office:value="0.304816071444438">
                <text:p>0.304816071444438</text:p>
              </table:table-cell>
              <table:table-cell office:value-type="float" office:value="0.30481771776368">
                <text:p>0.30481771776368</text:p>
              </table:table-cell>
              <table:table-cell office:value-type="float" office:value="0.304815330093097">
                <text:p>0.304815330093097</text:p>
              </table:table-cell>
              <table:table-cell office:value-type="float" office:value="0.304818387322586">
                <text:p>0.304818387322586</text:p>
              </table:table-cell>
              <table:table-cell office:value-type="float" office:value="0.304822604776335">
                <text:p>0.304822604776335</text:p>
              </table:table-cell>
              <table:table-cell office:value-type="float" office:value="0.304823291580993">
                <text:p>0.304823291580993</text:p>
              </table:table-cell>
              <table:table-cell office:value-type="float" office:value="0.304810884702853">
                <text:p>0.304810884702853</text:p>
              </table:table-cell>
              <table:table-cell office:value-type="float" office:value="0.30482836835122">
                <text:p>0.30482836835122</text:p>
              </table:table-cell>
              <table:table-cell office:value-type="float" office:value="0.304812099319862">
                <text:p>0.304812099319862</text:p>
              </table:table-cell>
              <table:table-cell office:value-type="float" office:value="0.304827130725819">
                <text:p>0.304827130725819</text:p>
              </table:table-cell>
              <table:table-cell office:value-type="float" office:value="0.304818626205023">
                <text:p>0.304818626205023</text:p>
              </table:table-cell>
              <table:table-cell office:value-type="float" office:value="0.304824466221262">
                <text:p>0.304824466221262</text:p>
              </table:table-cell>
              <table:table-cell office:value-type="float" office:value="0.304815786952403">
                <text:p>0.304815786952403</text:p>
              </table:table-cell>
              <table:table-cell office:value-type="float" office:value="0.304822107464714">
                <text:p>0.304822107464714</text:p>
              </table:table-cell>
              <table:table-cell office:value-type="float" office:value="0.304820248244788">
                <text:p>0.304820248244788</text:p>
              </table:table-cell>
              <table:table-cell office:value-type="float" office:value="0.304834946200193">
                <text:p>0.304834946200193</text:p>
              </table:table-cell>
              <table:table-cell office:value-type="float" office:value="0.304829896035315">
                <text:p>0.304829896035315</text:p>
              </table:table-cell>
              <table:table-cell office:value-type="float" office:value="0.304846494232719">
                <text:p>0.304846494232719</text:p>
              </table:table-cell>
              <table:table-cell office:value-type="float" office:value="0.304827434397313">
                <text:p>0.304827434397313</text:p>
              </table:table-cell>
              <table:table-cell office:value-type="float" office:value="0.304810346701143">
                <text:p>0.304810346701143</text:p>
              </table:table-cell>
              <table:table-cell office:value-type="float" office:value="0.304811146053766">
                <text:p>0.304811146053766</text:p>
              </table:table-cell>
              <table:table-cell office:value-type="float" office:value="0.304835246613846">
                <text:p>0.304835246613846</text:p>
              </table:table-cell>
              <table:table-cell office:value-type="float" office:value="0.304818238079126">
                <text:p>0.304818238079126</text:p>
              </table:table-cell>
              <table:table-cell office:value-type="float" office:value="0.304853945343692">
                <text:p>0.304853945343692</text:p>
              </table:table-cell>
              <table:table-cell office:value-type="float" office:value="0.304838449821074">
                <text:p>0.304838449821074</text:p>
              </table:table-cell>
              <table:table-cell office:value-type="float" office:value="0.304820664129703">
                <text:p>0.304820664129703</text:p>
              </table:table-cell>
              <table:table-cell office:value-type="float" office:value="0.304814842391215">
                <text:p>0.304814842391215</text:p>
              </table:table-cell>
              <table:table-cell office:value-type="float" office:value="0.304810916201504">
                <text:p>0.304810916201504</text:p>
              </table:table-cell>
              <table:table-cell office:value-type="float" office:value="0.304822911380258">
                <text:p>0.304822911380258</text:p>
              </table:table-cell>
              <table:table-cell office:value-type="float" office:value="0.304725735455474">
                <text:p>0.304725735455474</text:p>
              </table:table-cell>
              <table:table-cell office:value-type="float" office:value="0.304784620162869">
                <text:p>0.304784620162869</text:p>
              </table:table-cell>
              <table:table-cell office:value-type="float" office:value="0.304841119468577">
                <text:p>0.304841119468577</text:p>
              </table:table-cell>
              <table:table-cell office:value-type="float" office:value="0.304582295220845">
                <text:p>0.304582295220845</text:p>
              </table:table-cell>
              <table:table-cell office:value-type="float" office:value="0.304592692826313">
                <text:p>0.304592692826313</text:p>
              </table:table-cell>
              <table:table-cell office:value-type="float" office:value="0.304448562051258">
                <text:p>0.304448562051258</text:p>
              </table:table-cell>
              <table:table-cell office:value-type="float" office:value="0.304659739162315">
                <text:p>0.304659739162315</text:p>
              </table:table-cell>
              <table:table-cell office:value-type="float" office:value="0.305589800170854">
                <text:p>0.305589800170854</text:p>
              </table:table-cell>
              <table:table-cell office:value-type="float" office:value="0.306152406600743">
                <text:p>0.306152406600743</text:p>
              </table:table-cell>
              <table:table-cell office:value-type="float" office:value="0.306812431091105">
                <text:p>0.306812431091105</text:p>
              </table:table-cell>
              <table:table-cell office:value-type="float" office:value="0.306772570461716">
                <text:p>0.306772570461716</text:p>
              </table:table-cell>
              <table:table-cell office:value-type="float" office:value="0.306192245006291">
                <text:p>0.306192245006291</text:p>
              </table:table-cell>
              <table:table-cell office:value-type="float" office:value="0.308779488709934">
                <text:p>0.308779488709934</text:p>
              </table:table-cell>
              <table:table-cell office:value-type="float" office:value="0.313470979499202">
                <text:p>0.313470979499202</text:p>
              </table:table-cell>
              <table:table-cell office:value-type="float" office:value="0.348254621010406">
                <text:p>0.348254621010406</text:p>
              </table:table-cell>
              <table:table-cell office:value-type="float" office:value="0.352724791206445">
                <text:p>0.352724791206445</text:p>
              </table:table-cell>
              <table:table-cell office:value-type="float" office:value="0.353405833583316">
                <text:p>0.353405833583316</text:p>
              </table:table-cell>
              <table:table-cell office:value-type="float" office:value="0.354733505228649">
                <text:p>0.354733505228649</text:p>
              </table:table-cell>
              <table:table-cell office:value-type="float" office:value="0.351083145732307">
                <text:p>0.351083145732307</text:p>
              </table:table-cell>
              <table:table-cell office:value-type="float" office:value="0.327413927051237">
                <text:p>0.327413927051237</text:p>
              </table:table-cell>
              <table:table-cell office:value-type="float" office:value="0.322603756072238">
                <text:p>0.322603756072238</text:p>
              </table:table-cell>
              <table:table-cell office:value-type="float" office:value="0.313737229292708">
                <text:p>0.313737229292708</text:p>
              </table:table-cell>
              <table:table-cell office:value-type="float" office:value="0.312884725779111">
                <text:p>0.312884725779111</text:p>
              </table:table-cell>
              <table:table-cell office:value-type="float" office:value="0.310743129286679">
                <text:p>0.310743129286679</text:p>
              </table:table-cell>
              <table:table-cell office:value-type="float" office:value="0.308214637813901">
                <text:p>0.308214637813901</text:p>
              </table:table-cell>
              <table:table-cell office:value-type="float" office:value="0.304891830497047">
                <text:p>0.304891830497047</text:p>
              </table:table-cell>
              <table:table-cell office:value-type="float" office:value="0.303093816270209">
                <text:p>0.303093816270209</text:p>
              </table:table-cell>
              <table:table-cell office:value-type="float" office:value="0.301657996403782">
                <text:p>0.301657996403782</text:p>
              </table:table-cell>
              <table:table-cell office:value-type="float" office:value="0.339989217377813">
                <text:p>0.339989217377813</text:p>
              </table:table-cell>
              <table:table-cell office:value-type="float" office:value="0.341688711772799">
                <text:p>0.341688711772799</text:p>
              </table:table-cell>
              <table:table-cell office:value-type="float" office:value="0.337213053001339">
                <text:p>0.337213053001339</text:p>
              </table:table-cell>
              <table:table-cell office:value-type="float" office:value="0.310545312918236">
                <text:p>0.310545312918236</text:p>
              </table:table-cell>
              <table:table-cell office:value-type="float" office:value="0.303055763582334">
                <text:p>0.303055763582334</text:p>
              </table:table-cell>
              <table:table-cell office:value-type="float" office:value="0.308505399985014">
                <text:p>0.308505399985014</text:p>
              </table:table-cell>
              <table:table-cell office:value-type="float" office:value="0.3118935557886">
                <text:p>0.3118935557886</text:p>
              </table:table-cell>
              <table:table-cell office:value-type="float" office:value="0.310927648691023">
                <text:p>0.310927648691023</text:p>
              </table:table-cell>
              <table:table-cell office:value-type="float" office:value="0.310178324953805">
                <text:p>0.310178324953805</text:p>
              </table:table-cell>
              <table:table-cell office:value-type="float" office:value="0.308284630609609">
                <text:p>0.308284630609609</text:p>
              </table:table-cell>
              <table:table-cell office:value-type="float" office:value="0.307635770661552">
                <text:p>0.307635770661552</text:p>
              </table:table-cell>
              <table:table-cell office:value-type="float" office:value="0.306592757518166">
                <text:p>0.306592757518166</text:p>
              </table:table-cell>
              <table:table-cell office:value-type="float" office:value="0.306469368077986">
                <text:p>0.306469368077986</text:p>
              </table:table-cell>
              <table:table-cell office:value-type="float" office:value="0.305693810541931">
                <text:p>0.305693810541931</text:p>
              </table:table-cell>
              <table:table-cell office:value-type="float" office:value="0.306892791118456">
                <text:p>0.306892791118456</text:p>
              </table:table-cell>
              <table:table-cell office:value-type="float" office:value="0.315177874563544">
                <text:p>0.315177874563544</text:p>
              </table:table-cell>
              <table:table-cell office:value-type="float" office:value="0.32104782490124">
                <text:p>0.32104782490124</text:p>
              </table:table-cell>
              <table:table-cell office:value-type="float" office:value="0.325636442233066">
                <text:p>0.325636442233066</text:p>
              </table:table-cell>
              <table:table-cell office:value-type="float" office:value="0.34577157133426">
                <text:p>0.34577157133426</text:p>
              </table:table-cell>
              <table:table-cell office:value-type="float" office:value="0.344609586522119">
                <text:p>0.344609586522119</text:p>
              </table:table-cell>
              <table:table-cell office:value-type="float" office:value="0.342679416941375">
                <text:p>0.342679416941375</text:p>
              </table:table-cell>
              <table:table-cell office:value-type="float" office:value="0.3395363044501">
                <text:p>0.3395363044501</text:p>
              </table:table-cell>
              <table:table-cell office:value-type="float" office:value="0.336499215568609">
                <text:p>0.336499215568609</text:p>
              </table:table-cell>
              <table:table-cell office:value-type="float" office:value="0.335739168051607">
                <text:p>0.335739168051607</text:p>
              </table:table-cell>
              <table:table-cell office:value-type="float" office:value="0.334561684439579">
                <text:p>0.334561684439579</text:p>
              </table:table-cell>
              <table:table-cell office:value-type="float" office:value="0.313072303346151">
                <text:p>0.313072303346151</text:p>
              </table:table-cell>
              <table:table-cell office:value-type="float" office:value="0.302748384634127">
                <text:p>0.302748384634127</text:p>
              </table:table-cell>
              <table:table-cell office:value-type="float" office:value="0.299819827949092">
                <text:p>0.299819827949092</text:p>
              </table:table-cell>
              <table:table-cell office:value-type="float" office:value="0.291058043705916">
                <text:p>0.291058043705916</text:p>
              </table:table-cell>
              <table:table-cell office:value-type="float" office:value="0.290635565467102">
                <text:p>0.290635565467102</text:p>
              </table:table-cell>
              <table:table-cell office:value-type="float" office:value="0.290607962993293">
                <text:p>0.290607962993293</text:p>
              </table:table-cell>
              <table:table-cell office:value-type="float" office:value="0.291082575965338">
                <text:p>0.291082575965338</text:p>
              </table:table-cell>
              <table:table-cell office:value-type="float" office:value="0.326963869639389">
                <text:p>0.326963869639389</text:p>
              </table:table-cell>
              <table:table-cell office:value-type="float" office:value="0.327768281511071">
                <text:p>0.327768281511071</text:p>
              </table:table-cell>
              <table:table-cell office:value-type="float" office:value="0.298977981312564">
                <text:p>0.298977981312564</text:p>
              </table:table-cell>
              <table:table-cell office:value-type="float" office:value="0.297230451155059">
                <text:p>0.297230451155059</text:p>
              </table:table-cell>
              <table:table-cell office:value-type="float" office:value="0.295086740166902">
                <text:p>0.295086740166902</text:p>
              </table:table-cell>
              <table:table-cell office:value-type="float" office:value="0.307897007430975">
                <text:p>0.307897007430975</text:p>
              </table:table-cell>
              <table:table-cell office:value-type="float" office:value="0.312746252722058">
                <text:p>0.312746252722058</text:p>
              </table:table-cell>
              <table:table-cell office:value-type="float" office:value="0.312410351121082">
                <text:p>0.312410351121082</text:p>
              </table:table-cell>
              <table:table-cell office:value-type="float" office:value="0.311132886742304">
                <text:p>0.311132886742304</text:p>
              </table:table-cell>
              <table:table-cell office:value-type="float" office:value="0.310114361279637">
                <text:p>0.310114361279637</text:p>
              </table:table-cell>
              <table:table-cell office:value-type="float" office:value="0.309482395253102">
                <text:p>0.309482395253102</text:p>
              </table:table-cell>
              <table:table-cell office:value-type="float" office:value="0.308470384255572">
                <text:p>0.308470384255572</text:p>
              </table:table-cell>
              <table:table-cell office:value-type="float" office:value="0.307119009935791">
                <text:p>0.307119009935791</text:p>
              </table:table-cell>
              <table:table-cell office:value-type="float" office:value="0.306134547131724">
                <text:p>0.306134547131724</text:p>
              </table:table-cell>
              <table:table-cell office:value-type="float" office:value="0.30710116605618">
                <text:p>0.30710116605618</text:p>
              </table:table-cell>
              <table:table-cell office:value-type="float" office:value="0.324239867478218">
                <text:p>0.324239867478218</text:p>
              </table:table-cell>
              <table:table-cell office:value-type="float" office:value="0.323838182750642">
                <text:p>0.323838182750642</text:p>
              </table:table-cell>
              <table:table-cell office:value-type="float" office:value="0.334302160673321">
                <text:p>0.334302160673321</text:p>
              </table:table-cell>
              <table:table-cell office:value-type="float" office:value="0.341111524465149">
                <text:p>0.341111524465149</text:p>
              </table:table-cell>
              <table:table-cell office:value-type="float" office:value="0.341640263578736">
                <text:p>0.341640263578736</text:p>
              </table:table-cell>
              <table:table-cell office:value-type="float" office:value="0.337300694218088">
                <text:p>0.337300694218088</text:p>
              </table:table-cell>
              <table:table-cell office:value-type="float" office:value="0.334541642193313">
                <text:p>0.334541642193313</text:p>
              </table:table-cell>
              <table:table-cell office:value-type="float" office:value="0.332220697722635">
                <text:p>0.332220697722635</text:p>
              </table:table-cell>
              <table:table-cell office:value-type="float" office:value="0.331127854128238">
                <text:p>0.331127854128238</text:p>
              </table:table-cell>
              <table:table-cell office:value-type="float" office:value="0.329076753886368">
                <text:p>0.329076753886368</text:p>
              </table:table-cell>
              <table:table-cell office:value-type="float" office:value="0.319230929522069">
                <text:p>0.319230929522069</text:p>
              </table:table-cell>
              <table:table-cell office:value-type="float" office:value="0.304424090908646">
                <text:p>0.304424090908646</text:p>
              </table:table-cell>
              <table:table-cell office:value-type="float" office:value="0.305041375897935">
                <text:p>0.305041375897935</text:p>
              </table:table-cell>
              <table:table-cell office:value-type="float" office:value="0.304953079097958">
                <text:p>0.304953079097958</text:p>
              </table:table-cell>
              <table:table-cell office:value-type="float" office:value="0.303915238294963">
                <text:p>0.303915238294963</text:p>
              </table:table-cell>
              <table:table-cell office:value-type="float" office:value="0.299782678101689">
                <text:p>0.299782678101689</text:p>
              </table:table-cell>
              <table:table-cell office:value-type="float" office:value="0.297649978021921">
                <text:p>0.297649978021921</text:p>
              </table:table-cell>
              <table:table-cell office:value-type="float" office:value="0.296368104012354">
                <text:p>0.296368104012354</text:p>
              </table:table-cell>
              <table:table-cell office:value-type="float" office:value="0.295347927440029">
                <text:p>0.295347927440029</text:p>
              </table:table-cell>
              <table:table-cell office:value-type="float" office:value="0.295147305428752">
                <text:p>0.295147305428752</text:p>
              </table:table-cell>
              <table:table-cell office:value-type="float" office:value="0.294985566769015">
                <text:p>0.294985566769015</text:p>
              </table:table-cell>
              <table:table-cell office:value-type="float" office:value="0.294916442965081">
                <text:p>0.294916442965081</text:p>
              </table:table-cell>
              <table:table-cell office:value-type="float" office:value="0.294954310406078">
                <text:p>0.294954310406078</text:p>
              </table:table-cell>
              <table:table-cell office:value-type="float" office:value="0.2964044769566">
                <text:p>0.2964044769566</text:p>
              </table:table-cell>
              <table:table-cell office:value-type="float" office:value="0.334732013503637">
                <text:p>0.334732013503637</text:p>
              </table:table-cell>
              <table:table-cell office:value-type="float" office:value="0.336809307527366">
                <text:p>0.336809307527366</text:p>
              </table:table-cell>
              <table:table-cell office:value-type="float" office:value="0.338930119801236">
                <text:p>0.338930119801236</text:p>
              </table:table-cell>
              <table:table-cell office:value-type="float" office:value="0.339571803733853">
                <text:p>0.339571803733853</text:p>
              </table:table-cell>
              <table:table-cell office:value-type="float" office:value="0.335439104269022">
                <text:p>0.335439104269022</text:p>
              </table:table-cell>
              <table:table-cell office:value-type="float" office:value="0.324031707770016">
                <text:p>0.324031707770016</text:p>
              </table:table-cell>
              <table:table-cell office:value-type="float" office:value="0.321183919832903">
                <text:p>0.321183919832903</text:p>
              </table:table-cell>
              <table:table-cell office:value-type="float" office:value="0.318914227549715">
                <text:p>0.318914227549715</text:p>
              </table:table-cell>
              <table:table-cell office:value-type="float" office:value="0.31187290154338">
                <text:p>0.31187290154338</text:p>
              </table:table-cell>
              <table:table-cell office:value-type="float" office:value="0.312481946701376">
                <text:p>0.312481946701376</text:p>
              </table:table-cell>
              <table:table-cell office:value-type="float" office:value="0.312414106319316">
                <text:p>0.312414106319316</text:p>
              </table:table-cell>
              <table:table-cell office:value-type="float" office:value="0.310357212732848">
                <text:p>0.310357212732848</text:p>
              </table:table-cell>
              <table:table-cell office:value-type="float" office:value="0.309203813069713">
                <text:p>0.309203813069713</text:p>
              </table:table-cell>
              <table:table-cell office:value-type="float" office:value="0.308736734968753">
                <text:p>0.308736734968753</text:p>
              </table:table-cell>
              <table:table-cell office:value-type="float" office:value="0.308649034832299">
                <text:p>0.308649034832299</text:p>
              </table:table-cell>
              <table:table-cell office:value-type="float" office:value="0.307750362894239">
                <text:p>0.307750362894239</text:p>
              </table:table-cell>
              <table:table-cell office:value-type="float" office:value="0.306758056501462">
                <text:p>0.306758056501462</text:p>
              </table:table-cell>
              <table:table-cell office:value-type="float" office:value="0.304519837542938">
                <text:p>0.304519837542938</text:p>
              </table:table-cell>
              <table:table-cell office:value-type="float" office:value="0.303492801857398">
                <text:p>0.303492801857398</text:p>
              </table:table-cell>
              <table:table-cell office:value-type="float" office:value="0.303770272656458">
                <text:p>0.303770272656458</text:p>
              </table:table-cell>
              <table:table-cell office:value-type="float" office:value="0.312812674620785">
                <text:p>0.312812674620785</text:p>
              </table:table-cell>
              <table:table-cell office:value-type="float" office:value="0.319032372360106">
                <text:p>0.319032372360106</text:p>
              </table:table-cell>
              <table:table-cell office:value-type="float" office:value="0.325551068880453">
                <text:p>0.325551068880453</text:p>
              </table:table-cell>
              <table:table-cell office:value-type="float" office:value="0.331581344976184">
                <text:p>0.331581344976184</text:p>
              </table:table-cell>
              <table:table-cell office:value-type="float" office:value="0.343349765683365">
                <text:p>0.343349765683365</text:p>
              </table:table-cell>
              <table:table-cell office:value-type="float" office:value="0.347782088567166">
                <text:p>0.347782088567166</text:p>
              </table:table-cell>
              <table:table-cell office:value-type="float" office:value="0.348380576817477">
                <text:p>0.348380576817477</text:p>
              </table:table-cell>
              <table:table-cell office:value-type="float" office:value="0.346985839427548">
                <text:p>0.346985839427548</text:p>
              </table:table-cell>
              <table:table-cell office:value-type="float" office:value="0.34515087606377">
                <text:p>0.34515087606377</text:p>
              </table:table-cell>
              <table:table-cell office:value-type="float" office:value="0.345618242453135">
                <text:p>0.345618242453135</text:p>
              </table:table-cell>
              <table:table-cell office:value-type="float" office:value="0.346974904564502">
                <text:p>0.346974904564502</text:p>
              </table:table-cell>
              <table:table-cell office:value-type="float" office:value="0.347452561333159">
                <text:p>0.347452561333159</text:p>
              </table:table-cell>
              <table:table-cell office:value-type="float" office:value="0.347277116079871">
                <text:p>0.347277116079871</text:p>
              </table:table-cell>
              <table:table-cell office:value-type="float" office:value="0.345765625380441">
                <text:p>0.345765625380441</text:p>
              </table:table-cell>
              <table:table-cell office:value-type="float" office:value="0.341604517047369">
                <text:p>0.341604517047369</text:p>
              </table:table-cell>
              <table:table-cell office:value-type="float" office:value="0.321114357885243">
                <text:p>0.321114357885243</text:p>
              </table:table-cell>
              <table:table-cell office:value-type="float" office:value="0.317829062798558">
                <text:p>0.317829062798558</text:p>
              </table:table-cell>
              <table:table-cell office:value-type="float" office:value="0.316391086311991">
                <text:p>0.316391086311991</text:p>
              </table:table-cell>
              <table:table-cell office:value-type="float" office:value="0.313910041417455">
                <text:p>0.313910041417455</text:p>
              </table:table-cell>
              <table:table-cell office:value-type="float" office:value="0.31162140327987">
                <text:p>0.31162140327987</text:p>
              </table:table-cell>
              <table:table-cell office:value-type="float" office:value="0.308594830460764">
                <text:p>0.308594830460764</text:p>
              </table:table-cell>
              <table:table-cell office:value-type="float" office:value="0.306627289513784">
                <text:p>0.306627289513784</text:p>
              </table:table-cell>
              <table:table-cell office:value-type="float" office:value="0.304409105402422">
                <text:p>0.304409105402422</text:p>
              </table:table-cell>
              <table:table-cell office:value-type="float" office:value="0.302117553221623">
                <text:p>0.302117553221623</text:p>
              </table:table-cell>
              <table:table-cell office:value-type="float" office:value="0.301560341131802">
                <text:p>0.301560341131802</text:p>
              </table:table-cell>
              <table:table-cell office:value-type="float" office:value="0.301519125172614">
                <text:p>0.301519125172614</text:p>
              </table:table-cell>
              <table:table-cell office:value-type="float" office:value="0.301204491416746">
                <text:p>0.301204491416746</text:p>
              </table:table-cell>
              <table:table-cell office:value-type="float" office:value="0.341749308488491">
                <text:p>0.341749308488491</text:p>
              </table:table-cell>
              <table:table-cell office:value-type="float" office:value="0.341413749586343">
                <text:p>0.341413749586343</text:p>
              </table:table-cell>
              <table:table-cell office:value-type="float" office:value="0.336214065205641">
                <text:p>0.336214065205641</text:p>
              </table:table-cell>
              <table:table-cell office:value-type="float" office:value="0.32743334020471">
                <text:p>0.32743334020471</text:p>
              </table:table-cell>
              <table:table-cell office:value-type="float" office:value="0.32574739351791">
                <text:p>0.32574739351791</text:p>
              </table:table-cell>
              <table:table-cell office:value-type="float" office:value="0.323203484526394">
                <text:p>0.323203484526394</text:p>
              </table:table-cell>
              <table:table-cell office:value-type="float" office:value="0.312669824147445">
                <text:p>0.312669824147445</text:p>
              </table:table-cell>
              <table:table-cell office:value-type="float" office:value="0.314311992869378">
                <text:p>0.314311992869378</text:p>
              </table:table-cell>
              <table:table-cell office:value-type="float" office:value="0.31088450448247">
                <text:p>0.31088450448247</text:p>
              </table:table-cell>
              <table:table-cell office:value-type="float" office:value="0.310144017752603">
                <text:p>0.310144017752603</text:p>
              </table:table-cell>
              <table:table-cell office:value-type="float" office:value="0.310187594842669">
                <text:p>0.310187594842669</text:p>
              </table:table-cell>
              <table:table-cell office:value-type="float" office:value="0.308991505141142">
                <text:p>0.308991505141142</text:p>
              </table:table-cell>
              <table:table-cell office:value-type="float" office:value="0.308414942996138">
                <text:p>0.308414942996138</text:p>
              </table:table-cell>
              <table:table-cell office:value-type="float" office:value="0.307074574034541">
                <text:p>0.307074574034541</text:p>
              </table:table-cell>
              <table:table-cell office:value-type="float" office:value="0.305799810400448">
                <text:p>0.305799810400448</text:p>
              </table:table-cell>
              <table:table-cell office:value-type="float" office:value="0.304840878825292">
                <text:p>0.304840878825292</text:p>
              </table:table-cell>
              <table:table-cell office:value-type="float" office:value="0.312654439705159">
                <text:p>0.312654439705159</text:p>
              </table:table-cell>
              <table:table-cell office:value-type="float" office:value="0.326221146098804">
                <text:p>0.326221146098804</text:p>
              </table:table-cell>
              <table:table-cell office:value-type="float" office:value="0.344502292907892">
                <text:p>0.344502292907892</text:p>
              </table:table-cell>
              <table:table-cell office:value-type="float" office:value="0.349286276140001">
                <text:p>0.349286276140001</text:p>
              </table:table-cell>
              <table:table-cell office:value-type="float" office:value="0.349071334316689">
                <text:p>0.349071334316689</text:p>
              </table:table-cell>
              <table:table-cell office:value-type="float" office:value="0.346072059270769">
                <text:p>0.346072059270769</text:p>
              </table:table-cell>
              <table:table-cell office:value-type="float" office:value="0.34732926756281">
                <text:p>0.34732926756281</text:p>
              </table:table-cell>
              <table:table-cell office:value-type="float" office:value="0.347941144120931">
                <text:p>0.347941144120931</text:p>
              </table:table-cell>
              <table:table-cell office:value-type="float" office:value="0.342404084831975">
                <text:p>0.342404084831975</text:p>
              </table:table-cell>
              <table:table-cell office:value-type="float" office:value="0.329905950410796">
                <text:p>0.329905950410796</text:p>
              </table:table-cell>
              <table:table-cell office:value-type="float" office:value="0.318107559727185">
                <text:p>0.318107559727185</text:p>
              </table:table-cell>
              <table:table-cell office:value-type="float" office:value="0.313460865753598">
                <text:p>0.313460865753598</text:p>
              </table:table-cell>
              <table:table-cell office:value-type="float" office:value="0.310725364358808">
                <text:p>0.310725364358808</text:p>
              </table:table-cell>
              <table:table-cell office:value-type="float" office:value="0.309587632408451">
                <text:p>0.309587632408451</text:p>
              </table:table-cell>
              <table:table-cell office:value-type="float" office:value="0.309466579876803">
                <text:p>0.309466579876803</text:p>
              </table:table-cell>
              <table:table-cell office:value-type="float" office:value="0.309207425700198">
                <text:p>0.309207425700198</text:p>
              </table:table-cell>
              <table:table-cell office:value-type="float" office:value="0.307706030933715">
                <text:p>0.307706030933715</text:p>
              </table:table-cell>
              <table:table-cell office:value-type="float" office:value="0.305717220765081">
                <text:p>0.305717220765081</text:p>
              </table:table-cell>
              <table:table-cell office:value-type="float" office:value="0.301251526868715">
                <text:p>0.301251526868715</text:p>
              </table:table-cell>
              <table:table-cell office:value-type="float" office:value="0.300257409135226">
                <text:p>0.300257409135226</text:p>
              </table:table-cell>
              <table:table-cell office:value-type="float" office:value="0.299991665684034">
                <text:p>0.299991665684034</text:p>
              </table:table-cell>
              <table:table-cell office:value-type="float" office:value="0.300113357395427">
                <text:p>0.300113357395427</text:p>
              </table:table-cell>
              <table:table-cell office:value-type="float" office:value="0.300191259081151">
                <text:p>0.300191259081151</text:p>
              </table:table-cell>
              <table:table-cell office:value-type="float" office:value="0.29954452531477">
                <text:p>0.29954452531477</text:p>
              </table:table-cell>
              <table:table-cell office:value-type="float" office:value="0.339843800167731">
                <text:p>0.339843800167731</text:p>
              </table:table-cell>
              <table:table-cell office:value-type="float" office:value="0.336526867419458">
                <text:p>0.336526867419458</text:p>
              </table:table-cell>
              <table:table-cell office:value-type="float" office:value="0.315833216274814">
                <text:p>0.315833216274814</text:p>
              </table:table-cell>
              <table:table-cell office:value-type="float" office:value="0.314138169287144">
                <text:p>0.314138169287144</text:p>
              </table:table-cell>
              <table:table-cell office:value-type="float" office:value="0.31131679714074">
                <text:p>0.31131679714074</text:p>
              </table:table-cell>
              <table:table-cell office:value-type="float" office:value="0.307871383040199">
                <text:p>0.307871383040199</text:p>
              </table:table-cell>
              <table:table-cell office:value-type="float" office:value="0.3129835728839">
                <text:p>0.3129835728839</text:p>
              </table:table-cell>
              <table:table-cell office:value-type="float" office:value="0.312114968025579">
                <text:p>0.312114968025579</text:p>
              </table:table-cell>
              <table:table-cell office:value-type="float" office:value="0.310087296150924">
                <text:p>0.310087296150924</text:p>
              </table:table-cell>
              <table:table-cell office:value-type="float" office:value="0.308924347165591">
                <text:p>0.308924347165591</text:p>
              </table:table-cell>
              <table:table-cell office:value-type="float" office:value="0.307348086633406">
                <text:p>0.307348086633406</text:p>
              </table:table-cell>
              <table:table-cell office:value-type="float" office:value="0.306572713831347">
                <text:p>0.306572713831347</text:p>
              </table:table-cell>
              <table:table-cell office:value-type="float" office:value="0.3086803720397">
                <text:p>0.3086803720397</text:p>
              </table:table-cell>
              <table:table-cell office:value-type="float" office:value="0.352389881321858">
                <text:p>0.352389881321858</text:p>
              </table:table-cell>
              <table:table-cell office:value-type="float" office:value="0.352707970959901">
                <text:p>0.352707970959901</text:p>
              </table:table-cell>
              <table:table-cell office:value-type="float" office:value="0.317730259211774">
                <text:p>0.317730259211774</text:p>
              </table:table-cell>
              <table:table-cell office:value-type="float" office:value="0.310998552977209">
                <text:p>0.310998552977209</text:p>
              </table:table-cell>
              <table:table-cell office:value-type="float" office:value="0.310386695335804">
                <text:p>0.310386695335804</text:p>
              </table:table-cell>
              <table:table-cell office:value-type="float" office:value="0.307446678907485">
                <text:p>0.307446678907485</text:p>
              </table:table-cell>
              <table:table-cell office:value-type="float" office:value="0.301481725902221">
                <text:p>0.301481725902221</text:p>
              </table:table-cell>
              <table:table-cell office:value-type="float" office:value="0.297992666658751">
                <text:p>0.297992666658751</text:p>
              </table:table-cell>
              <table:table-cell office:value-type="float" office:value="0.29680815528691">
                <text:p>0.29680815528691</text:p>
              </table:table-cell>
              <table:table-cell office:value-type="float" office:value="0.328034584676382">
                <text:p>0.328034584676382</text:p>
              </table:table-cell>
              <table:table-cell office:value-type="float" office:value="0.321508623626089">
                <text:p>0.321508623626089</text:p>
              </table:table-cell>
              <table:table-cell office:value-type="float" office:value="0.317018223924245">
                <text:p>0.317018223924245</text:p>
              </table:table-cell>
              <table:table-cell office:value-type="float" office:value="0.290612358495433">
                <text:p>0.290612358495433</text:p>
              </table:table-cell>
              <table:table-cell office:value-type="float" office:value="0.291000865958473">
                <text:p>0.291000865958473</text:p>
              </table:table-cell>
              <table:table-cell office:value-type="float" office:value="0.295852114345993">
                <text:p>0.295852114345993</text:p>
              </table:table-cell>
              <table:table-cell office:value-type="float" office:value="0.3132033798368">
                <text:p>0.3132033798368</text:p>
              </table:table-cell>
              <table:table-cell office:value-type="float" office:value="0.314344849010388">
                <text:p>0.314344849010388</text:p>
              </table:table-cell>
              <table:table-cell office:value-type="float" office:value="0.31219019250605">
                <text:p>0.31219019250605</text:p>
              </table:table-cell>
              <table:table-cell office:value-type="float" office:value="0.310847660766769">
                <text:p>0.310847660766769</text:p>
              </table:table-cell>
              <table:table-cell office:value-type="float" office:value="0.309841235247198">
                <text:p>0.309841235247198</text:p>
              </table:table-cell>
              <table:table-cell office:value-type="float" office:value="0.308710511264675">
                <text:p>0.308710511264675</text:p>
              </table:table-cell>
              <table:table-cell office:value-type="float" office:value="0.308581902219577">
                <text:p>0.308581902219577</text:p>
              </table:table-cell>
              <table:table-cell office:value-type="float" office:value="0.31016440332584">
                <text:p>0.31016440332584</text:p>
              </table:table-cell>
              <table:table-cell office:value-type="float" office:value="0.310275242676728">
                <text:p>0.310275242676728</text:p>
              </table:table-cell>
              <table:table-cell office:value-type="float" office:value="0.310671437623318">
                <text:p>0.310671437623318</text:p>
              </table:table-cell>
              <table:table-cell office:value-type="float" office:value="0.310607724256269">
                <text:p>0.310607724256269</text:p>
              </table:table-cell>
              <table:table-cell office:value-type="float" office:value="0.312058837378752">
                <text:p>0.312058837378752</text:p>
              </table:table-cell>
              <table:table-cell office:value-type="float" office:value="0.311968392916735">
                <text:p>0.311968392916735</text:p>
              </table:table-cell>
              <table:table-cell office:value-type="float" office:value="0.311465145559642">
                <text:p>0.311465145559642</text:p>
              </table:table-cell>
              <table:table-cell office:value-type="float" office:value="0.311180063665191">
                <text:p>0.311180063665191</text:p>
              </table:table-cell>
              <table:table-cell office:value-type="float" office:value="0.311191208540233">
                <text:p>0.311191208540233</text:p>
              </table:table-cell>
              <table:table-cell office:value-type="float" office:value="0.311218100794582">
                <text:p>0.311218100794582</text:p>
              </table:table-cell>
              <table:table-cell office:value-type="float" office:value="0.311311368094798">
                <text:p>0.311311368094798</text:p>
              </table:table-cell>
              <table:table-cell office:value-type="float" office:value="0.311577052276675">
                <text:p>0.311577052276675</text:p>
              </table:table-cell>
              <table:table-cell office:value-type="float" office:value="0.311493421606626">
                <text:p>0.311493421606626</text:p>
              </table:table-cell>
              <table:table-cell office:value-type="float" office:value="0.311422506882926">
                <text:p>0.311422506882926</text:p>
              </table:table-cell>
              <table:table-cell office:value-type="float" office:value="0.311319982388503">
                <text:p>0.311319982388503</text:p>
              </table:table-cell>
              <table:table-cell office:value-type="float" office:value="0.31136062455574">
                <text:p>0.31136062455574</text:p>
              </table:table-cell>
              <table:table-cell office:value-type="float" office:value="0.311438647839486">
                <text:p>0.311438647839486</text:p>
              </table:table-cell>
              <table:table-cell office:value-type="float" office:value="0.311449124222273">
                <text:p>0.311449124222273</text:p>
              </table:table-cell>
              <table:table-cell office:value-type="float" office:value="0.311356480284885">
                <text:p>0.311356480284885</text:p>
              </table:table-cell>
              <table:table-cell office:value-type="float" office:value="0.311346075283551">
                <text:p>0.311346075283551</text:p>
              </table:table-cell>
              <table:table-cell office:value-type="float" office:value="0.311391231136439">
                <text:p>0.311391231136439</text:p>
              </table:table-cell>
              <table:table-cell office:value-type="float" office:value="0.311406235217139">
                <text:p>0.311406235217139</text:p>
              </table:table-cell>
              <table:table-cell office:value-type="float" office:value="0.311324656896738">
                <text:p>0.311324656896738</text:p>
              </table:table-cell>
              <table:table-cell office:value-type="float" office:value="0.31140094181137">
                <text:p>0.31140094181137</text:p>
              </table:table-cell>
              <table:table-cell office:value-type="float" office:value="0.31137572873781">
                <text:p>0.31137572873781</text:p>
              </table:table-cell>
              <table:table-cell office:value-type="float" office:value="0.311385896544683">
                <text:p>0.311385896544683</text:p>
              </table:table-cell>
              <table:table-cell office:value-type="float" office:value="0.311372936137693">
                <text:p>0.311372936137693</text:p>
              </table:table-cell>
              <table:table-cell office:value-type="float" office:value="0.311371674895079">
                <text:p>0.311371674895079</text:p>
              </table:table-cell>
              <table:table-cell office:value-type="float" office:value="0.311384936217515">
                <text:p>0.311384936217515</text:p>
              </table:table-cell>
              <table:table-cell office:value-type="float" office:value="0.311351457365993">
                <text:p>0.311351457365993</text:p>
              </table:table-cell>
              <table:table-cell office:value-type="float" office:value="0.311407267029526">
                <text:p>0.311407267029526</text:p>
              </table:table-cell>
              <table:table-cell office:value-type="float" office:value="0.311387648338291">
                <text:p>0.311387648338291</text:p>
              </table:table-cell>
              <table:table-cell office:value-type="float" office:value="0.311382527581689">
                <text:p>0.311382527581689</text:p>
              </table:table-cell>
              <table:table-cell office:value-type="float" office:value="0.3113640452397">
                <text:p>0.3113640452397</text:p>
              </table:table-cell>
              <table:table-cell office:value-type="float" office:value="0.311354736200908">
                <text:p>0.311354736200908</text:p>
              </table:table-cell>
              <table:table-cell office:value-type="float" office:value="0.311357948023573">
                <text:p>0.311357948023573</text:p>
              </table:table-cell>
              <table:table-cell office:value-type="float" office:value="0.311367062967438">
                <text:p>0.311367062967438</text:p>
              </table:table-cell>
              <table:table-cell office:value-type="float" office:value="0.311378343151003">
                <text:p>0.311378343151003</text:p>
              </table:table-cell>
              <table:table-cell office:value-type="float" office:value="0.311376042964429">
                <text:p>0.311376042964429</text:p>
              </table:table-cell>
              <table:table-cell office:value-type="float" office:value="0.311366328337346">
                <text:p>0.311366328337346</text:p>
              </table:table-cell>
              <table:table-cell office:value-type="float" office:value="0.311367960943458">
                <text:p>0.311367960943458</text:p>
              </table:table-cell>
              <table:table-cell office:value-type="float" office:value="0.311383290417291">
                <text:p>0.311383290417291</text:p>
              </table:table-cell>
              <table:table-cell office:value-type="float" office:value="0.311376342168685">
                <text:p>0.311376342168685</text:p>
              </table:table-cell>
              <table:table-cell office:value-type="float" office:value="0.311372912876541">
                <text:p>0.311372912876541</text:p>
              </table:table-cell>
              <table:table-cell office:value-type="float" office:value="0.31137329344363">
                <text:p>0.31137329344363</text:p>
              </table:table-cell>
              <table:table-cell office:value-type="float" office:value="0.31135980408488">
                <text:p>0.31135980408488</text:p>
              </table:table-cell>
              <table:table-cell office:value-type="float" office:value="0.31135876487244">
                <text:p>0.31135876487244</text:p>
              </table:table-cell>
              <table:table-cell office:value-type="float" office:value="0.311377980047301">
                <text:p>0.311377980047301</text:p>
              </table:table-cell>
              <table:table-cell office:value-type="float" office:value="0.311373241437756">
                <text:p>0.311373241437756</text:p>
              </table:table-cell>
              <table:table-cell office:value-type="float" office:value="0.311364532078084">
                <text:p>0.311364532078084</text:p>
              </table:table-cell>
              <table:table-cell office:value-type="float" office:value="0.311346732348335">
                <text:p>0.311346732348335</text:p>
              </table:table-cell>
              <table:table-cell office:value-type="float" office:value="0.311359338742597">
                <text:p>0.311359338742597</text:p>
              </table:table-cell>
              <table:table-cell office:value-type="float" office:value="0.311368537129177">
                <text:p>0.311368537129177</text:p>
              </table:table-cell>
              <table:table-cell office:value-type="float" office:value="0.311369118803576">
                <text:p>0.311369118803576</text:p>
              </table:table-cell>
              <table:table-cell office:value-type="float" office:value="0.311346669815219">
                <text:p>0.311346669815219</text:p>
              </table:table-cell>
              <table:table-cell office:value-type="float" office:value="0.311370120462313">
                <text:p>0.311370120462313</text:p>
              </table:table-cell>
              <table:table-cell office:value-type="float" office:value="0.311366806712485">
                <text:p>0.311366806712485</text:p>
              </table:table-cell>
              <table:table-cell office:value-type="float" office:value="0.311378303627395">
                <text:p>0.311378303627395</text:p>
              </table:table-cell>
              <table:table-cell office:value-type="float" office:value="0.311374712167736">
                <text:p>0.311374712167736</text:p>
              </table:table-cell>
              <table:table-cell office:value-type="float" office:value="0.311380162171099">
                <text:p>0.311380162171099</text:p>
              </table:table-cell>
              <table:table-cell office:value-type="float" office:value="0.311373168022499">
                <text:p>0.311373168022499</text:p>
              </table:table-cell>
              <table:table-cell office:value-type="float" office:value="0.311366940229647">
                <text:p>0.311366940229647</text:p>
              </table:table-cell>
              <table:table-cell office:value-type="float" office:value="0.311390695115214">
                <text:p>0.311390695115214</text:p>
              </table:table-cell>
              <table:table-cell office:value-type="float" office:value="0.311371397487491">
                <text:p>0.311371397487491</text:p>
              </table:table-cell>
              <table:table-cell office:value-type="float" office:value="0.311366843835652">
                <text:p>0.311366843835652</text:p>
              </table:table-cell>
              <table:table-cell office:value-type="float" office:value="0.311325849745291">
                <text:p>0.311325849745291</text:p>
              </table:table-cell>
              <table:table-cell office:value-type="float" office:value="0.311355721955573">
                <text:p>0.311355721955573</text:p>
              </table:table-cell>
              <table:table-cell office:value-type="float" office:value="0.31136133346469">
                <text:p>0.31136133346469</text:p>
              </table:table-cell>
              <table:table-cell office:value-type="float" office:value="0.311360356005413">
                <text:p>0.311360356005413</text:p>
              </table:table-cell>
              <table:table-cell office:value-type="float" office:value="0.311358863143031">
                <text:p>0.311358863143031</text:p>
              </table:table-cell>
              <table:table-cell office:value-type="float" office:value="0.311359648591727">
                <text:p>0.311359648591727</text:p>
              </table:table-cell>
              <table:table-cell office:value-type="float" office:value="0.311345411447895">
                <text:p>0.311345411447895</text:p>
              </table:table-cell>
              <table:table-cell office:value-type="float" office:value="0.311370365114329">
                <text:p>0.311370365114329</text:p>
              </table:table-cell>
              <table:table-cell office:value-type="float" office:value="0.311387753319426">
                <text:p>0.311387753319426</text:p>
              </table:table-cell>
              <table:table-cell office:value-type="float" office:value="0.311380666358708">
                <text:p>0.311380666358708</text:p>
              </table:table-cell>
              <table:table-cell office:value-type="float" office:value="0.311371207630611">
                <text:p>0.311371207630611</text:p>
              </table:table-cell>
              <table:table-cell office:value-type="float" office:value="0.311373415906665">
                <text:p>0.311373415906665</text:p>
              </table:table-cell>
              <table:table-cell office:value-type="float" office:value="0.311340043338911">
                <text:p>0.311340043338911</text:p>
              </table:table-cell>
              <table:table-cell office:value-type="float" office:value="0.311376967773751">
                <text:p>0.311376967773751</text:p>
              </table:table-cell>
              <table:table-cell office:value-type="float" office:value="0.311373194548771">
                <text:p>0.311373194548771</text:p>
              </table:table-cell>
              <table:table-cell office:value-type="float" office:value="0.311355247352425">
                <text:p>0.311355247352425</text:p>
              </table:table-cell>
              <table:table-cell office:value-type="float" office:value="0.311350674743314">
                <text:p>0.311350674743314</text:p>
              </table:table-cell>
              <table:table-cell office:value-type="float" office:value="0.311397571918329">
                <text:p>0.311397571918329</text:p>
              </table:table-cell>
              <table:table-cell office:value-type="float" office:value="0.311364032002639">
                <text:p>0.311364032002639</text:p>
              </table:table-cell>
              <table:table-cell office:value-type="float" office:value="0.311349984758756">
                <text:p>0.311349984758756</text:p>
              </table:table-cell>
              <table:table-cell office:value-type="float" office:value="0.311364174665508">
                <text:p>0.311364174665508</text:p>
              </table:table-cell>
              <table:table-cell office:value-type="float" office:value="0.311349057282361">
                <text:p>0.311349057282361</text:p>
              </table:table-cell>
              <table:table-cell office:value-type="float" office:value="0.311371936135609">
                <text:p>0.311371936135609</text:p>
              </table:table-cell>
              <table:table-cell office:value-type="float" office:value="0.311340496638485">
                <text:p>0.311340496638485</text:p>
              </table:table-cell>
              <table:table-cell office:value-type="float" office:value="0.311373267232962">
                <text:p>0.311373267232962</text:p>
              </table:table-cell>
              <table:table-cell office:value-type="float" office:value="0.311356813944631">
                <text:p>0.311356813944631</text:p>
              </table:table-cell>
              <table:table-cell office:value-type="float" office:value="0.311359602459971">
                <text:p>0.311359602459971</text:p>
              </table:table-cell>
              <table:table-cell office:value-type="float" office:value="0.311383057941648">
                <text:p>0.311383057941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